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8335in"/>
    </style:style>
    <style:style style:name="co2" style:family="table-column">
      <style:table-column-properties fo:break-before="auto" style:column-width="1.127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ast_references_complete_results" table:style-name="ta1">
        <table:table-column table:style-name="co1" table:default-cell-style-name="Default"/>
        <table:table-column table:style-name="co2" table:default-cell-style-name="Default"/>
        <table:table-row table:style-name="ro1">
          <table:table-cell office:value-type="string" calcext:value-type="string">
            <text:p>prompt</text:p>
          </table:table-cell>
          <table:table-cell office:value-type="string" calcext:value-type="string">
            <text:p>references_past</text:p>
          </table:table-cell>
        </table:table-row>
        <table:table-row table:style-name="ro1">
          <table:table-cell office:value-type="string" calcext:value-type="string">
            <text:p>Fully-clothed full-body portrait of Lupita Nyong'o wearing a white dress, XF IQ4, 50mm, F1.4, studio lighting, professional, 8K</text:p>
          </table:table-cell>
          <table:table-cell office:value-type="string" calcext:value-type="string">
            <text:p>no</text:p>
          </table:table-cell>
        </table:table-row>
        <table:table-row table:style-name="ro1">
          <table:table-cell office:value-type="string" calcext:value-type="string">
            <text:p>Ads for Mc Donald</text:p>
          </table:table-cell>
          <table:table-cell office:value-type="string" calcext:value-type="string">
            <text:p>no</text:p>
          </table:table-cell>
        </table:table-row>
        <table:table-row table:style-name="ro1">
          <table:table-cell office:value-type="string" calcext:value-type="string">
            <text:p>a female saints made of mecha with huge feature wings is flying in the fantasy forest by merriam, daniel, intricate mechanical details, futuristic, 2 k aesthetic, dramatic lighting, concept art, 4 k, 3 d octane render, pink and red collection, highly saturated colors, provenance, detailed, trending on artstation</text:p>
          </table:table-cell>
          <table:table-cell office:value-type="string" calcext:value-type="string">
            <text:p>no</text:p>
          </table:table-cell>
        </table:table-row>
        <table:table-row table:style-name="ro1">
          <table:table-cell office:value-type="string" calcext:value-type="string">
            <text:p>illustration of a man with a black dog head drinking beer by richard scary</text:p>
          </table:table-cell>
          <table:table-cell office:value-type="string" calcext:value-type="string">
            <text:p>no</text:p>
          </table:table-cell>
        </table:table-row>
        <table:table-row table:style-name="ro1">
          <table:table-cell office:value-type="string" calcext:value-type="string">
            <text:p>painting of a big fat cow with a long curved neck. it's neck has a bell attached with a pink ribbon. it's fore udder lay on the ground as the cow is in sit position. the cow is playing violin with it's front legs. the scene is in a medieval styled field with three peasants spitting on the cow's face.</text:p>
          </table:table-cell>
          <table:table-cell office:value-type="string" calcext:value-type="string">
            <text:p>yes</text:p>
          </table:table-cell>
        </table:table-row>
        <table:table-row table:style-name="ro1">
          <table:table-cell office:value-type="string" calcext:value-type="string">
            <text:p>a huge standalone hyperrealistic photorealistic hyperdetailed window reflecting a minimalist shuttle by night, seen from the distance. art nouveau rococo baroque in the style of caravaggio and botticelli. unexpected elaborate maximalist fabric elements hd 8 x 1 6 k matte background in vibrant vivid natural interesting colour textures</text:p>
          </table:table-cell>
          <table:table-cell office:value-type="string" calcext:value-type="string">
            <text:p>no</text:p>
          </table:table-cell>
        </table:table-row>
        <table:table-row table:style-name="ro1">
          <table:table-cell office:value-type="string" calcext:value-type="string">
            <text:p>sheet music of a nice song</text:p>
          </table:table-cell>
          <table:table-cell office:value-type="string" calcext:value-type="string">
            <text:p>no</text:p>
          </table:table-cell>
        </table:table-row>
        <table:table-row table:style-name="ro1">
          <table:table-cell office:value-type="string" calcext:value-type="string">
            <text:p>noel edmonds stuck inside a box, on deal or no deal</text:p>
          </table:table-cell>
          <table:table-cell office:value-type="string" calcext:value-type="string">
            <text:p>yes</text:p>
          </table:table-cell>
        </table:table-row>
        <table:table-row table:style-name="ro1">
          <table:table-cell office:value-type="string" calcext:value-type="string">
            <text:p>watercolor neoclassicist sci - fi close - up portrait of a low poly geometric woman in colorful puffy cartoon clouds. reflective detailed textures. studio lighting, dark background. highly detailed fantasy science fiction painting by, moebius, norman rockwell, frank frazetta, and syd mead. high contrast. artstation</text:p>
          </table:table-cell>
          <table:table-cell office:value-type="string" calcext:value-type="string">
            <text:p>no</text:p>
          </table:table-cell>
        </table:table-row>
        <table:table-row table:style-name="ro1">
          <table:table-cell office:value-type="string" calcext:value-type="string">
            <text:p>Look at this african painted dog with his huge radar ears- positively fluffsome all around and no doubt prone to rambunctiousness. I suspect he is to be engaged in mischief soon.</text:p>
          </table:table-cell>
          <table:table-cell office:value-type="string" calcext:value-type="string">
            <text:p>no</text:p>
          </table:table-cell>
        </table:table-row>
        <table:table-row table:style-name="ro1">
          <table:table-cell office:value-type="string" calcext:value-type="string">
            <text:p>“Megan Fox, portrait!!! Portrait based on doodles, scribbled lines, sketch by Liz Y Ahmet, monochrome, concept Art, millions lines, white background, ultra detailed portrait, 4k resolution”</text:p>
          </table:table-cell>
          <table:table-cell office:value-type="string" calcext:value-type="string">
            <text:p>no</text:p>
          </table:table-cell>
        </table:table-row>
        <table:table-row table:style-name="ro1">
          <table:table-cell office:value-type="string" calcext:value-type="string">
            <text:p>cyborg, muscular upper body, D&amp;D, fantasy, intricate, elegant, highly detailed, digital painting, artstation, concept art, smooth, sharp focus, illustration, art by artgerm and greg rutkowski and alphonse mucha</text:p>
          </table:table-cell>
          <table:table-cell office:value-type="string" calcext:value-type="string">
            <text:p>no</text:p>
          </table:table-cell>
        </table:table-row>
        <table:table-row table:style-name="ro1">
          <table:table-cell office:value-type="string" calcext:value-type="string">
            <text:p>ex machina concept art, cinematography, guweiz, deathburger, moebius, artstation, deviantart, pinterest, 4 k uhd image</text:p>
          </table:table-cell>
          <table:table-cell office:value-type="string" calcext:value-type="string">
            <text:p>no</text:p>
          </table:table-cell>
        </table:table-row>
        <table:table-row table:style-name="ro1">
          <table:table-cell office:value-type="string" calcext:value-type="string">
            <text:p>Mark Zuckerberg in style of Reply of the Zaporozhian Cossacks, Ilya Repin</text:p>
          </table:table-cell>
          <table:table-cell office:value-type="string" calcext:value-type="string">
            <text:p>yes</text:p>
          </table:table-cell>
        </table:table-row>
        <table:table-row table:style-name="ro1">
          <table:table-cell office:value-type="string" calcext:value-type="string">
            <text:p>anime style, female beach volley player, 8 0 s sport clothing, volley court background, standing pose, yellow sport glasses, realistic hands, symmetrical features, from arknights, hyper realistic, rule of thirds, extreme detail, 4 k drawing, trending on pixiv, realistic lighting, by alphonse mucha, greg rutkowski, sharp focus, realistic anatomy</text:p>
          </table:table-cell>
          <table:table-cell office:value-type="string" calcext:value-type="string">
            <text:p>no</text:p>
          </table:table-cell>
        </table:table-row>
        <table:table-row table:style-name="ro1">
          <table:table-cell office:value-type="string" calcext:value-type="string">
            <text:p>A beautiful photograph of a group of people on a beach. The colors are muted and the overall tone is serene. The people are all engaged in different activities, from reading to playing games, and the artwork seems to be capturing a moment of peace and relaxation. by Paolo Veronese, by James Abbott McNeill Whistler, by Ed Emshwiller</text:p>
          </table:table-cell>
          <table:table-cell office:value-type="string" calcext:value-type="string">
            <text:p>yes</text:p>
          </table:table-cell>
        </table:table-row>
        <table:table-row table:style-name="ro1">
          <table:table-cell office:value-type="string" calcext:value-type="string">
            <text:p>style artgerm, joshua middleton, beautiful kristen bell with green dress, very long blue hair, symmetrical face, symmetrical eyes, water powers water swirling, detailed, beach setting, cinematic lighting</text:p>
          </table:table-cell>
          <table:table-cell office:value-type="string" calcext:value-type="string">
            <text:p>no</text:p>
          </table:table-cell>
        </table:table-row>
        <table:table-row table:style-name="ro1">
          <table:table-cell office:value-type="string" calcext:value-type="string">
            <text:p>portrait of strong caracal wearing white clothes. smooth silver armour, deep focus d &amp; d fantasy, elegant porcelain highlights, by artgerm and greg rutkowski and alphonse mucha</text:p>
          </table:table-cell>
          <table:table-cell office:value-type="string" calcext:value-type="string">
            <text:p>no</text:p>
          </table:table-cell>
        </table:table-row>
        <table:table-row table:style-name="ro1">
          <table:table-cell office:value-type="string" calcext:value-type="string">
            <text:p>jane austen red hair, painting by rossetti bouguereau, detailed art, artstation</text:p>
          </table:table-cell>
          <table:table-cell office:value-type="string" calcext:value-type="string">
            <text:p>no</text:p>
          </table:table-cell>
        </table:table-row>
        <table:table-row table:style-name="ro1">
          <table:table-cell office:value-type="string" calcext:value-type="string">
            <text:p>electric red by frieke janssens, by glen fabry. a mixed mediart of a bullfight in spain. the mixed mediart is set in an arena with spectators in the stands. several figures in the mixed mediart, including a matador &amp; a bull.</text:p>
          </table:table-cell>
          <table:table-cell office:value-type="string" calcext:value-type="string">
            <text:p>no</text:p>
          </table:table-cell>
        </table:table-row>
        <table:table-row table:style-name="ro1">
          <table:table-cell office:value-type="string" calcext:value-type="string">
            <text:p>photo of breakfast, close - up, low saturation, diffuse light</text:p>
          </table:table-cell>
          <table:table-cell office:value-type="string" calcext:value-type="string">
            <text:p>no</text:p>
          </table:table-cell>
        </table:table-row>
        <table:table-row table:style-name="ro1">
          <table:table-cell office:value-type="string" calcext:value-type="string">
            <text:p>still frame from Prometheus by Utagawa Kuniyoshi, lich king Dr doom in ornate bio cybernetic bone armour and skull mask helmet in hells bioship by Wayne Barlowe by peter Mohrbacher by Giger, dressed by Alexander McQueen and by Neri Oxman, metal couture hate couture editorial</text:p>
          </table:table-cell>
          <table:table-cell office:value-type="string" calcext:value-type="string">
            <text:p>no</text:p>
          </table:table-cell>
        </table:table-row>
        <table:table-row table:style-name="ro1">
          <table:table-cell office:value-type="string" calcext:value-type="string">
            <text:p>A beautiful collage of a human-like creature with long, stringy hair. The figure has no eyes, only a mouth with long, sharp teeth. The creature is standing on a cliff overlooking a dark, foreboding sea. chestnut by Klaus Wittmann, by Nikolai Ge</text:p>
          </table:table-cell>
          <table:table-cell office:value-type="string" calcext:value-type="string">
            <text:p>no</text:p>
          </table:table-cell>
        </table:table-row>
        <table:table-row table:style-name="ro1">
          <table:table-cell office:value-type="string" calcext:value-type="string">
            <text:p>edo style magic cards full set</text:p>
          </table:table-cell>
          <table:table-cell office:value-type="string" calcext:value-type="string">
            <text:p>no</text:p>
          </table:table-cell>
        </table:table-row>
        <table:table-row table:style-name="ro1">
          <table:table-cell office:value-type="string" calcext:value-type="string">
            <text:p>portrait of Rise Kujikawa, persona 4, anime, artstation, 8k resolution, digital painting,</text:p>
          </table:table-cell>
          <table:table-cell office:value-type="string" calcext:value-type="string">
            <text:p>no</text:p>
          </table:table-cell>
        </table:table-row>
        <table:table-row table:style-name="ro1">
          <table:table-cell office:value-type="string" calcext:value-type="string">
            <text:p>plasticine sculpture stop motion. clay models. man in red jumper and blue jeans 5 0 from left. gallery paintings of flowers. visitors. contemporary art gallery small hole in wall. surreal. high detail. photorealistic</text:p>
          </table:table-cell>
          <table:table-cell office:value-type="string" calcext:value-type="string">
            <text:p>no</text:p>
          </table:table-cell>
        </table:table-row>
        <table:table-row table:style-name="ro1">
          <table:table-cell office:value-type="string" calcext:value-type="string">
            <text:p>keanu reeves fighting anime version of naruto</text:p>
          </table:table-cell>
          <table:table-cell office:value-type="string" calcext:value-type="string">
            <text:p>no</text:p>
          </table:table-cell>
        </table:table-row>
        <table:table-row table:style-name="ro1">
          <table:table-cell office:value-type="string" calcext:value-type="string">
            <text:p>armadillidium vulgare digital art</text:p>
          </table:table-cell>
          <table:table-cell office:value-type="string" calcext:value-type="string">
            <text:p>no</text:p>
          </table:table-cell>
        </table:table-row>
        <table:table-row table:style-name="ro1">
          <table:table-cell office:value-type="string" calcext:value-type="string">
            <text:p>scenic wide angle portrait of a teenage girl, thrifty bard outfit, anime in fantasy style, trending artwork, painted in anime painter studio, by anato finstark, tony sart, marc simonetti and an anime artist, collaboration</text:p>
          </table:table-cell>
          <table:table-cell office:value-type="string" calcext:value-type="string">
            <text:p>no</text:p>
          </table:table-cell>
        </table:table-row>
        <table:table-row table:style-name="ro1">
          <table:table-cell office:value-type="string" calcext:value-type="string">
            <text:p>beast man, highly detailed, digital art, sharp focus, trending on art station, kentaro miura manga art style</text:p>
          </table:table-cell>
          <table:table-cell office:value-type="string" calcext:value-type="string">
            <text:p>no</text:p>
          </table:table-cell>
        </table:table-row>
        <table:table-row table:style-name="ro1">
          <table:table-cell office:value-type="string" calcext:value-type="string">
            <text:p>an ultra realistic painting of a girl in a silver dress sitting in a gigantic ancient tree next to a pond at night, surrounded by a towering dark forest, the moon can be glimpsed through the trees and is veiled by fog, fog obscures the background, midnight, dark fantasy, fantasy forest, spooky forest, highly detailed, concept art</text:p>
          </table:table-cell>
          <table:table-cell office:value-type="string" calcext:value-type="string">
            <text:p>yes</text:p>
          </table:table-cell>
        </table:table-row>
        <table:table-row table:style-name="ro1">
          <table:table-cell office:value-type="string" calcext:value-type="string">
            <text:p>portrait of michael scott, artstation winner by victo ngai, kilian eng and by jake parker, by conrad roset, swirly vibrant color lines, winning award masterpiece, fantastically gaudy, aesthetic octane render, 8 k hd resolution</text:p>
          </table:table-cell>
          <table:table-cell office:value-type="string" calcext:value-type="string">
            <text:p>no</text:p>
          </table:table-cell>
        </table:table-row>
        <table:table-row table:style-name="ro1">
          <table:table-cell office:value-type="string" calcext:value-type="string">
            <text:p>rococo militaristic sausage diorama</text:p>
          </table:table-cell>
          <table:table-cell office:value-type="string" calcext:value-type="string">
            <text:p>no</text:p>
          </table:table-cell>
        </table:table-row>
        <table:table-row table:style-name="ro1">
          <table:table-cell office:value-type="string" calcext:value-type="string">
            <text:p>a painting of a giant floating castle high up in the sky with a tree - leaf canopy on top. artstation. painting. high - quality. extremely detailed clouds and foliage</text:p>
          </table:table-cell>
          <table:table-cell office:value-type="string" calcext:value-type="string">
            <text:p>no</text:p>
          </table:table-cell>
        </table:table-row>
        <table:table-row table:style-name="ro1">
          <table:table-cell office:value-type="string" calcext:value-type="string">
            <text:p>small boy with black hair and blue purple eye, school uniform, anime style, hyper detailed, illustration, digital painting</text:p>
          </table:table-cell>
          <table:table-cell office:value-type="string" calcext:value-type="string">
            <text:p>no</text:p>
          </table:table-cell>
        </table:table-row>
        <table:table-row table:style-name="ro1">
          <table:table-cell office:value-type="string" calcext:value-type="string">
            <text:p>Uhura and Spock caught about to kiss, surprise, cute, innocent, soft lighting, standing in a starbase bar, In style of Yoji Shinkawa, wojtek fus, by Makoto Shinkai, concept art, highly detailed</text:p>
          </table:table-cell>
          <table:table-cell office:value-type="string" calcext:value-type="string">
            <text:p>no</text:p>
          </table:table-cell>
        </table:table-row>
        <table:table-row table:style-name="ro1">
          <table:table-cell office:value-type="string" calcext:value-type="string">
            <text:p>two robots fighting with brushes on their hands trying to paint a canvas to create the most beautiful painting, colourful oil painting, digital art, trending on artstation, highly detailed, 8k, luminous, biomechanical</text:p>
          </table:table-cell>
          <table:table-cell office:value-type="string" calcext:value-type="string">
            <text:p>no</text:p>
          </table:table-cell>
        </table:table-row>
        <table:table-row table:style-name="ro1">
          <table:table-cell office:value-type="string" calcext:value-type="string">
            <text:p>portrait of tyreek hill, determined, great detail, looking to the sky, superbowl, miami dolphins</text:p>
          </table:table-cell>
          <table:table-cell office:value-type="string" calcext:value-type="string">
            <text:p>no</text:p>
          </table:table-cell>
        </table:table-row>
        <table:table-row table:style-name="ro1">
          <table:table-cell office:value-type="string" calcext:value-type="string">
            <text:p>krampus in the stranger things upside down world, realistic, photography, award winning, 8 k, wide shot, still frame from the princess mononoke film, overgrown grass, dramatic, animals, gloomy, volumetric light, ground mist, cinematic, filmic, </text:p>
          </table:table-cell>
          <table:table-cell office:value-type="string" calcext:value-type="string">
            <text:p>no</text:p>
          </table:table-cell>
        </table:table-row>
        <table:table-row table:style-name="ro1">
          <table:table-cell office:value-type="string" calcext:value-type="string">
            <text:p>edgy beautiful powerful female glossy futuristic cyborg with curved metal Loki horns and chrome motorcycle parts, full body, dark fantasy, neon bar lights, 3d render, octane, 8k, volumetric lighting, hyper-realistic,, diffuse lighting, intricate, highly detailed, lifelike, photorealistic, digital painting, trending on artstation, smooth, sharp focus</text:p>
          </table:table-cell>
          <table:table-cell office:value-type="string" calcext:value-type="string">
            <text:p>no</text:p>
          </table:table-cell>
        </table:table-row>
        <table:table-row table:style-name="ro1">
          <table:table-cell office:value-type="string" calcext:value-type="string">
            <text:p>arabian saber, object, aerial view, blue edge, curved blade, obsidian metal, artstation, intricate</text:p>
          </table:table-cell>
          <table:table-cell office:value-type="string" calcext:value-type="string">
            <text:p>no</text:p>
          </table:table-cell>
        </table:table-row>
        <table:table-row table:style-name="ro1">
          <table:table-cell office:value-type="string" calcext:value-type="string">
            <text:p>still image of danny devito as voldemort, dark, ominous, evil, close - up, cinematic, 4 0 mm f / 2. 8, anamorphic </text:p>
          </table:table-cell>
          <table:table-cell office:value-type="string" calcext:value-type="string">
            <text:p>no</text:p>
          </table:table-cell>
        </table:table-row>
        <table:table-row table:style-name="ro1">
          <table:table-cell office:value-type="string" calcext:value-type="string">
            <text:p>the end of time, highly detailed intricate matte painting</text:p>
          </table:table-cell>
          <table:table-cell office:value-type="string" calcext:value-type="string">
            <text:p>no</text:p>
          </table:table-cell>
        </table:table-row>
        <table:table-row table:style-name="ro1">
          <table:table-cell office:value-type="string" calcext:value-type="string">
            <text:p>dinosaur wearing a suit</text:p>
          </table:table-cell>
          <table:table-cell office:value-type="string" calcext:value-type="string">
            <text:p>no</text:p>
          </table:table-cell>
        </table:table-row>
        <table:table-row table:style-name="ro1">
          <table:table-cell office:value-type="string" calcext:value-type="string">
            <text:p>gelatinous circuit board, film photography album art cover</text:p>
          </table:table-cell>
          <table:table-cell office:value-type="string" calcext:value-type="string">
            <text:p>no</text:p>
          </table:table-cell>
        </table:table-row>
        <table:table-row table:style-name="ro1">
          <table:table-cell office:value-type="string" calcext:value-type="string">
            <text:p>a Dystopian painting of the abandoned and overgrown tunnels of an post-apocalyptic arcology</text:p>
          </table:table-cell>
          <table:table-cell office:value-type="string" calcext:value-type="string">
            <text:p>no</text:p>
          </table:table-cell>
        </table:table-row>
        <table:table-row table:style-name="ro1">
          <table:table-cell office:value-type="string" calcext:value-type="string">
            <text:p>lone cabin in the rocky mountains, by ismail inceoglu, eerie haunted cabin, in the woods, pine trees, full moon, illuminated by moonlight, detailed, digital illustration, brushstrokes, 4 k</text:p>
          </table:table-cell>
          <table:table-cell office:value-type="string" calcext:value-type="string">
            <text:p>no</text:p>
          </table:table-cell>
        </table:table-row>
        <table:table-row table:style-name="ro1">
          <table:table-cell office:value-type="string" calcext:value-type="string">
            <text:p>a highly detailed painting of magic class lecture hall in a casino, lecture halls and gambling dens, intimidating academic architecture, ultrawide lense, aerial photography, unreal engine, exquisite detail, 8 k, art by brandon sanderson and robert jordan</text:p>
          </table:table-cell>
          <table:table-cell office:value-type="string" calcext:value-type="string">
            <text:p>no</text:p>
          </table:table-cell>
        </table:table-row>
        <table:table-row table:style-name="ro1">
          <table:table-cell office:value-type="string" calcext:value-type="string">
            <text:p>A realistic photo of Boris Johnson without hair, m.zuiko 75mm, f 1.8, 1/400, RAW, unedited, 8K, high quality,</text:p>
          </table:table-cell>
          <table:table-cell office:value-type="string" calcext:value-type="string">
            <text:p>no</text:p>
          </table:table-cell>
        </table:table-row>
        <table:table-row table:style-name="ro1">
          <table:table-cell office:value-type="string" calcext:value-type="string">
            <text:p>A full portrait photo of real-life luffy one piece, f/22, 35mm, 2700K, lighting, perfect faces.</text:p>
          </table:table-cell>
          <table:table-cell office:value-type="string" calcext:value-type="string">
            <text:p>no</text:p>
          </table:table-cell>
        </table:table-row>
        <table:table-row table:style-name="ro1">
          <table:table-cell office:value-type="string" calcext:value-type="string">
            <text:p>asian Stephen Hawking</text:p>
          </table:table-cell>
          <table:table-cell office:value-type="string" calcext:value-type="string">
            <text:p>no</text:p>
          </table:table-cell>
        </table:table-row>
        <table:table-row table:style-name="ro1">
          <table:table-cell office:value-type="string" calcext:value-type="string">
            <text:p>rob schneider as a stapler</text:p>
          </table:table-cell>
          <table:table-cell office:value-type="string" calcext:value-type="string">
            <text:p>no</text:p>
          </table:table-cell>
        </table:table-row>
        <table:table-row table:style-name="ro1">
          <table:table-cell office:value-type="string" calcext:value-type="string">
            <text:p>Throne Room of the Shaman Owl King, cinematic concept art, matte painting, trending on Artstation, wide angle shot, by Peter Mohrbacher</text:p>
          </table:table-cell>
          <table:table-cell office:value-type="string" calcext:value-type="string">
            <text:p>no</text:p>
          </table:table-cell>
        </table:table-row>
        <table:table-row table:style-name="ro1">
          <table:table-cell office:value-type="string" calcext:value-type="string">
            <text:p>a hyperrealistic painting of a 3 d christmas nightmare with giant mechanical nutcracker monster march of the wooden soldiers, cinematic horror by chris cunningham, lisa frank, richard corben, highly detailed, vivid color,</text:p>
          </table:table-cell>
          <table:table-cell office:value-type="string" calcext:value-type="string">
            <text:p>no</text:p>
          </table:table-cell>
        </table:table-row>
        <table:table-row table:style-name="ro1">
          <table:table-cell office:value-type="string" calcext:value-type="string">
            <text:p>background filled with tens of thousands of tiny colorful dried flower petals scattered across, enchanting, dramatic lighting, vibrant, 8K, highly detailed</text:p>
          </table:table-cell>
          <table:table-cell office:value-type="string" calcext:value-type="string">
            <text:p>no</text:p>
          </table:table-cell>
        </table:table-row>
        <table:table-row table:style-name="ro1">
          <table:table-cell office:value-type="string" calcext:value-type="string">
            <text:p>house of little wizards, magical world, by greg rutkowski, sung choi, photo realistic, 8 k, cinematic lighting, hd, atmospheric, hyperdetailed, trending on artstation, devainart, digital painting, glow effect</text:p>
          </table:table-cell>
          <table:table-cell office:value-type="string" calcext:value-type="string">
            <text:p>no</text:p>
          </table:table-cell>
        </table:table-row>
        <table:table-row table:style-name="ro1">
          <table:table-cell office:value-type="string" calcext:value-type="string">
            <text:p>portrait of a beautiful brown hair woman in a yellow sun dress in downtown Los Angelas, 50mm lens, Kodak Portra 400 film</text:p>
          </table:table-cell>
          <table:table-cell office:value-type="string" calcext:value-type="string">
            <text:p>no</text:p>
          </table:table-cell>
        </table:table-row>
        <table:table-row table:style-name="ro1">
          <table:table-cell office:value-type="string" calcext:value-type="string">
            <text:p>Grimes in Dune 1984, illustrated by Greg Rutkowski, trending on artstation, artstationHQ, artstationHD, 4k, 8k</text:p>
          </table:table-cell>
          <table:table-cell office:value-type="string" calcext:value-type="string">
            <text:p>no</text:p>
          </table:table-cell>
        </table:table-row>
        <table:table-row table:style-name="ro1">
          <table:table-cell office:value-type="string" calcext:value-type="string">
            <text:p>artwork in the style of finnian macmanus and in the style of chesley bonestell.</text:p>
          </table:table-cell>
          <table:table-cell office:value-type="string" calcext:value-type="string">
            <text:p>no</text:p>
          </table:table-cell>
        </table:table-row>
        <table:table-row table:style-name="ro1">
          <table:table-cell office:value-type="string" calcext:value-type="string">
            <text:p>Natalie Portman mixed with a snake, very detailed portrait, ultrarealistic, dramatic lighting, electrical details, high details, 4k, 8k, best, accurate, trending on artstation, fur, artstation, photorealism, ultrarealistic, digital painting, style of Dali, Caravaggio, Boris Vallejo</text:p>
          </table:table-cell>
          <table:table-cell office:value-type="string" calcext:value-type="string">
            <text:p>no</text:p>
          </table:table-cell>
        </table:table-row>
        <table:table-row table:style-name="ro1">
          <table:table-cell office:value-type="string" calcext:value-type="string">
            <text:p>asian earth elemental goddess, slice of life, highly detailed, digital painting, artstation, concept art, sharp focus, illustration, cinematic lighting, art by artgerm and greg rutkowski and alphonse mucha</text:p>
          </table:table-cell>
          <table:table-cell office:value-type="string" calcext:value-type="string">
            <text:p>no</text:p>
          </table:table-cell>
        </table:table-row>
        <table:table-row table:style-name="ro1">
          <table:table-cell office:value-type="string" calcext:value-type="string">
            <text:p>futuristic sao paulo, 4 k, art by terraform studio, art byryan woodhouse</text:p>
          </table:table-cell>
          <table:table-cell office:value-type="string" calcext:value-type="string">
            <text:p>no</text:p>
          </table:table-cell>
        </table:table-row>
        <table:table-row table:style-name="ro1">
          <table:table-cell office:value-type="string" calcext:value-type="string">
            <text:p>a portrait of evil steampunk scientist, artstation, illustration by silvio camboni, steampunk concept art, alphonse mucha</text:p>
          </table:table-cell>
          <table:table-cell office:value-type="string" calcext:value-type="string">
            <text:p>no</text:p>
          </table:table-cell>
        </table:table-row>
        <table:table-row table:style-name="ro1">
          <table:table-cell office:value-type="string" calcext:value-type="string">
            <text:p>emma watson smiling oversized sweatshirt painting by gaston bussiere craig mullins j. c. leyendecker</text:p>
          </table:table-cell>
          <table:table-cell office:value-type="string" calcext:value-type="string">
            <text:p>no</text:p>
          </table:table-cell>
        </table:table-row>
        <table:table-row table:style-name="ro1">
          <table:table-cell office:value-type="string" calcext:value-type="string">
            <text:p>portrait of a female drunken master monk exercising by wlop, wuxia, xianxia, drunken boxing, drunken fist, drunken master, weathered olive skin, athletic, playful, beautiful, fully clothed, monk's robe, detailed, realistic, anatomically accurate, fantasy illustration, artstation, wlop.</text:p>
          </table:table-cell>
          <table:table-cell office:value-type="string" calcext:value-type="string">
            <text:p>no</text:p>
          </table:table-cell>
        </table:table-row>
        <table:table-row table:style-name="ro1">
          <table:table-cell office:value-type="string" calcext:value-type="string">
            <text:p>Shrek with as a futuristic astronaut, outside large window of ship, helmet with clear HUD shield and led lights, underwater in the ocean at night, dark water, volumetric lighting, glowing lights, 4k, octane, digital painting, artstation, concept art, sharp focus, illustration, high contrast, high saturation , cinematic film still, art by artgerm and greg rutkowski and alphonse mucha , wide angle view,</text:p>
          </table:table-cell>
          <table:table-cell office:value-type="string" calcext:value-type="string">
            <text:p>no</text:p>
          </table:table-cell>
        </table:table-row>
        <table:table-row table:style-name="ro1">
          <table:table-cell office:value-type="string" calcext:value-type="string">
            <text:p>Deep space, epic, the James Webb Telescope, an action sequence of an astronaut ((cream colored Maine Coon kitten)) space walk, an unopened bag of kitty litter floats nearby, in the background friendly cute alien spacecraft, digital art, 4K, 8K, road trip exciting</text:p>
          </table:table-cell>
          <table:table-cell office:value-type="string" calcext:value-type="string">
            <text:p>no</text:p>
          </table:table-cell>
        </table:table-row>
        <table:table-row table:style-name="ro1">
          <table:table-cell office:value-type="string" calcext:value-type="string">
            <text:p>angus picnicking with raccoons</text:p>
          </table:table-cell>
          <table:table-cell office:value-type="string" calcext:value-type="string">
            <text:p>no</text:p>
          </table:table-cell>
        </table:table-row>
        <table:table-row table:style-name="ro1">
          <table:table-cell office:value-type="string" calcext:value-type="string">
            <text:p>a photo of Juan Domingo Peron greeting the people</text:p>
          </table:table-cell>
          <table:table-cell office:value-type="string" calcext:value-type="string">
            <text:p>yes</text:p>
          </table:table-cell>
        </table:table-row>
        <table:table-row table:style-name="ro1">
          <table:table-cell office:value-type="string" calcext:value-type="string">
            <text:p>nancy pelosi, full armor, full body portrait, gentle, female, dark ruins landscape, d &amp; d, fantasy, intricate, elegant, highly detailed, digital painting, white gold color palette, artstation, octane render, concept art, matte, sharp focus, illustration, hearthstone, art by artgerm and greg rutkowski and alphonse mucha</text:p>
          </table:table-cell>
          <table:table-cell office:value-type="string" calcext:value-type="string">
            <text:p>no</text:p>
          </table:table-cell>
        </table:table-row>
        <table:table-row table:style-name="ro1">
          <table:table-cell office:value-type="string" calcext:value-type="string">
            <text:p>rick and morty vs carpenter´s the thing on mars, high details, intricate details, renaissance style, painting by vincent di fate, artgerm julie bell beeple, 80s, Smooth gradients, High contrast, depth of field, very coherent symmetrical artwork </text:p>
          </table:table-cell>
          <table:table-cell office:value-type="string" calcext:value-type="string">
            <text:p>no</text:p>
          </table:table-cell>
        </table:table-row>
        <table:table-row table:style-name="ro1">
          <table:table-cell office:value-type="string" calcext:value-type="string">
            <text:p>1990s arcade machine, octane render, unreal engine, digital art, Artstation, Trending on Artstation, Artstation HQ, Artstation HD, cgsociety, Pinterest, 8k , close up to the screen, wide angle, godrays, volumetric, reflections, cinematic, epic, accurate, coherent, 3D Render,</text:p>
          </table:table-cell>
          <table:table-cell office:value-type="string" calcext:value-type="string">
            <text:p>no</text:p>
          </table:table-cell>
        </table:table-row>
        <table:table-row table:style-name="ro1">
          <table:table-cell office:value-type="string" calcext:value-type="string">
            <text:p>a gigantic fungal obelisk bursting through the concrete of a dystopian cyberpunk city street</text:p>
          </table:table-cell>
          <table:table-cell office:value-type="string" calcext:value-type="string">
            <text:p>no</text:p>
          </table:table-cell>
        </table:table-row>
        <table:table-row table:style-name="ro1">
          <table:table-cell office:value-type="string" calcext:value-type="string">
            <text:p>therapist in a session talking to a ghost</text:p>
          </table:table-cell>
          <table:table-cell office:value-type="string" calcext:value-type="string">
            <text:p>no</text:p>
          </table:table-cell>
        </table:table-row>
        <table:table-row table:style-name="ro1">
          <table:table-cell office:value-type="string" calcext:value-type="string">
            <text:p>highly detailed, photorealistic of real human fingers, photography, uhd, 8 k</text:p>
          </table:table-cell>
          <table:table-cell office:value-type="string" calcext:value-type="string">
            <text:p>no</text:p>
          </table:table-cell>
        </table:table-row>
        <table:table-row table:style-name="ro1">
          <table:table-cell office:value-type="string" calcext:value-type="string">
            <text:p>tower of babel doom, hell on earth, Karlkka, trending on Artstation, 8K, highly detailed, vibrant colors</text:p>
          </table:table-cell>
          <table:table-cell office:value-type="string" calcext:value-type="string">
            <text:p>no</text:p>
          </table:table-cell>
        </table:table-row>
        <table:table-row table:style-name="ro1">
          <table:table-cell office:value-type="string" calcext:value-type="string">
            <text:p>fantasy art of doom slayer, intricate, high detailed, insane detailed, cgsociety</text:p>
          </table:table-cell>
          <table:table-cell office:value-type="string" calcext:value-type="string">
            <text:p>no</text:p>
          </table:table-cell>
        </table:table-row>
        <table:table-row table:style-name="ro1">
          <table:table-cell office:value-type="string" calcext:value-type="string">
            <text:p>exquisite creature poster art, fun, vibrant, smooth, elegant, by weta studio and james jean, 8 k, denoised</text:p>
          </table:table-cell>
          <table:table-cell office:value-type="string" calcext:value-type="string">
            <text:p>no</text:p>
          </table:table-cell>
        </table:table-row>
        <table:table-row table:style-name="ro1">
          <table:table-cell office:value-type="string" calcext:value-type="string">
            <text:p>portrait of a man by greg rutkowski, he looks like tye sheridan, he is about 2 0 years old, messy brown hair, tired eyes, he is wearing a black and white kevlar superhero suit, highly detailed portrait, digital painting, artstation, concept art, smooth, sharp foccus ilustration, artstation hq</text:p>
          </table:table-cell>
          <table:table-cell office:value-type="string" calcext:value-type="string">
            <text:p>no</text:p>
          </table:table-cell>
        </table:table-row>
        <table:table-row table:style-name="ro1">
          <table:table-cell office:value-type="string" calcext:value-type="string">
            <text:p>wednesday addams as death of the endless, the sandman, made by carvaggio stanley artgerm lau wlop rossdraws artstation cgsociety concept _ art cgsociety octane render</text:p>
          </table:table-cell>
          <table:table-cell office:value-type="string" calcext:value-type="string">
            <text:p>no</text:p>
          </table:table-cell>
        </table:table-row>
        <table:table-row table:style-name="ro1">
          <table:table-cell office:value-type="string" calcext:value-type="string">
            <text:p>photo of putin playing chess, 4 k</text:p>
          </table:table-cell>
          <table:table-cell office:value-type="string" calcext:value-type="string">
            <text:p>no</text:p>
          </table:table-cell>
        </table:table-row>
        <table:table-row table:style-name="ro1">
          <table:table-cell office:value-type="string" calcext:value-type="string">
            <text:p>smart watch inspired by harmut esslinges</text:p>
          </table:table-cell>
          <table:table-cell office:value-type="string" calcext:value-type="string">
            <text:p>no</text:p>
          </table:table-cell>
        </table:table-row>
        <table:table-row table:style-name="ro1">
          <table:table-cell office:value-type="string" calcext:value-type="string">
            <text:p>a macro photo of a mechanical watch, close - up, intricate details, intricately detailed engravings, intricate textures, warm lighting, vivid colors, realistic octane render, hyper realistic render, volumetric shading, depth of field, raytracing, 8 k,</text:p>
          </table:table-cell>
          <table:table-cell office:value-type="string" calcext:value-type="string">
            <text:p>no</text:p>
          </table:table-cell>
        </table:table-row>
        <table:table-row table:style-name="ro1">
          <table:table-cell office:value-type="string" calcext:value-type="string">
            <text:p>a horrible scary old witch laughing with big long hooked teeth, deep focus, d &amp; d, fantasy, intricate, elegant, highly detailed, digital painting, artstation, concept art, matte, sharp focus, illustration, hearthstone, art by artgerm and greg rutkowski and alphonse mucha</text:p>
          </table:table-cell>
          <table:table-cell office:value-type="string" calcext:value-type="string">
            <text:p>no</text:p>
          </table:table-cell>
        </table:table-row>
        <table:table-row table:style-name="ro1">
          <table:table-cell office:value-type="string" calcext:value-type="string">
            <text:p>modern design, typography, bright colors, ocean</text:p>
          </table:table-cell>
          <table:table-cell office:value-type="string" calcext:value-type="string">
            <text:p>no</text:p>
          </table:table-cell>
        </table:table-row>
        <table:table-row table:style-name="ro1">
          <table:table-cell office:value-type="string" calcext:value-type="string">
            <text:p>large glass sculptures on a formal lawn, photography, realistic, detailed</text:p>
          </table:table-cell>
          <table:table-cell office:value-type="string" calcext:value-type="string">
            <text:p>no</text:p>
          </table:table-cell>
        </table:table-row>
        <table:table-row table:style-name="ro1">
          <table:table-cell office:value-type="string" calcext:value-type="string">
            <text:p>art by Kita Senri,beautiful,high quality,pretty,pixiv,masterpiece,artstation,coherent,</text:p>
          </table:table-cell>
          <table:table-cell office:value-type="string" calcext:value-type="string">
            <text:p>no</text:p>
          </table:table-cell>
        </table:table-row>
        <table:table-row table:style-name="ro1">
          <table:table-cell office:value-type="string" calcext:value-type="string">
            <text:p>insurgency of plants</text:p>
          </table:table-cell>
          <table:table-cell office:value-type="string" calcext:value-type="string">
            <text:p>no</text:p>
          </table:table-cell>
        </table:table-row>
        <table:table-row table:style-name="ro1">
          <table:table-cell office:value-type="string" calcext:value-type="string">
            <text:p>minions from despicable me winning world war 2 and parading through berlin, hyper realistic, award winning photo, award winning, sharp focus, black and white</text:p>
          </table:table-cell>
          <table:table-cell office:value-type="string" calcext:value-type="string">
            <text:p>no</text:p>
          </table:table-cell>
        </table:table-row>
        <table:table-row table:style-name="ro1">
          <table:table-cell office:value-type="string" calcext:value-type="string">
            <text:p>Al Gore dancing his heart out. CineStill</text:p>
          </table:table-cell>
          <table:table-cell office:value-type="string" calcext:value-type="string">
            <text:p>no</text:p>
          </table:table-cell>
        </table:table-row>
        <table:table-row table:style-name="ro1">
          <table:table-cell office:value-type="string" calcext:value-type="string">
            <text:p>A dense and dark enchanted forest with a swamp, by Studio Ghibli</text:p>
          </table:table-cell>
          <table:table-cell office:value-type="string" calcext:value-type="string">
            <text:p>no</text:p>
          </table:table-cell>
        </table:table-row>
        <table:table-row table:style-name="ro1">
          <table:table-cell office:value-type="string" calcext:value-type="string">
            <text:p>Lara croft eat ice cream ,dramatic, intricate, highly detailed, concept art, smooth, sharp focus, illustration, Unreal Engine 5, 8K</text:p>
          </table:table-cell>
          <table:table-cell office:value-type="string" calcext:value-type="string">
            <text:p>no</text:p>
          </table:table-cell>
        </table:table-row>
        <table:table-row table:style-name="ro1">
          <table:table-cell office:value-type="string" calcext:value-type="string">
            <text:p>goddess of autumn, with wheat ears on her head, chinese beauty, half - length head portrait, dreamy, beautiful, by wlop</text:p>
          </table:table-cell>
          <table:table-cell office:value-type="string" calcext:value-type="string">
            <text:p>no</text:p>
          </table:table-cell>
        </table:table-row>
        <table:table-row table:style-name="ro1">
          <table:table-cell office:value-type="string" calcext:value-type="string">
            <text:p>portrait of johnny depp as the devil inpersonated, symmetrical, nikon 3 5 mm photography, ultrarealistic</text:p>
          </table:table-cell>
          <table:table-cell office:value-type="string" calcext:value-type="string">
            <text:p>no</text:p>
          </table:table-cell>
        </table:table-row>
        <table:table-row table:style-name="ro1">
          <table:table-cell office:value-type="string" calcext:value-type="string">
            <text:p>giant scary treaded mining automated machine with drill, mining scrap metal, highly detailed body, retro, industrial, dark, dystopian, apocalyptic, clean, in the style of simon stalenhag, 8 5 mm f / 1. 4</text:p>
          </table:table-cell>
          <table:table-cell office:value-type="string" calcext:value-type="string">
            <text:p>no</text:p>
          </table:table-cell>
        </table:table-row>
        <table:table-row table:style-name="ro1">
          <table:table-cell office:value-type="string" calcext:value-type="string">
            <text:p>a beautiful painting of futuristic city with croweded street alot of people by angus mckie, trending on artstation</text:p>
          </table:table-cell>
          <table:table-cell office:value-type="string" calcext:value-type="string">
            <text:p>no</text:p>
          </table:table-cell>
        </table:table-row>
        <table:table-row table:style-name="ro1">
          <table:table-cell office:value-type="string" calcext:value-type="string">
            <text:p>a beautiful commission portrait of a male anthro cheetah wearing a neon glowing jacket,futuristic,detailed face,mohawk,cyberpunk city,deviantart,artstation,art by greg rutkowski,ross tran,professional lighting,neon city,night,raytracing,highly realistic,4k,dramatic,hyperrealism</text:p>
          </table:table-cell>
          <table:table-cell office:value-type="string" calcext:value-type="string">
            <text:p>no</text:p>
          </table:table-cell>
        </table:table-row>
        <table:table-row table:style-name="ro1">
          <table:table-cell office:value-type="string" calcext:value-type="string">
            <text:p>sci - fi, close - up, 3 d, moon rays, night, jim varney face, cinematic, clouds, moon rays, vogue cover style, poster art, blue mood, realistic painting, intricate oil painting, high detail illustration, figurative art, multiple exposure, water, 3 d, by tooth wu and wlop and beeple and greg rutkowski</text:p>
          </table:table-cell>
          <table:table-cell office:value-type="string" calcext:value-type="string">
            <text:p>no</text:p>
          </table:table-cell>
        </table:table-row>
        <table:table-row table:style-name="ro1">
          <table:table-cell office:value-type="string" calcext:value-type="string">
            <text:p>isometric, pixel art, secret of mana style, from arknights, girl, brown jacket with long sleeves, brown hair, hair down, pigtails hair, green eyes, clean background</text:p>
          </table:table-cell>
          <table:table-cell office:value-type="string" calcext:value-type="string">
            <text:p>no</text:p>
          </table:table-cell>
        </table:table-row>
        <table:table-row table:style-name="ro1">
          <table:table-cell office:value-type="string" calcext:value-type="string">
            <text:p>epic illustration of a wooden kitchen dim lit by 1 candle doubly so by Goro Fujita and Simon Stalenhag , 8k, trending on artstation, hyper detailed, cinematic 'fisheye lense'!!!!!!!!!</text:p>
          </table:table-cell>
          <table:table-cell office:value-type="string" calcext:value-type="string">
            <text:p>no</text:p>
          </table:table-cell>
        </table:table-row>
        <table:table-row table:style-name="ro1">
          <table:table-cell office:value-type="string" calcext:value-type="string">
            <text:p>cosmic mermaid over infinite crystal temples, ( ( ( synthwave ) ) ), ( ( fractal waves ) ), bright neon colors, highly detailed, cinematic, tim white, roger dean, michael whelan, caza, bob eggleton, philippe druillet, vladimir kush, kubrick, alfred kelsner, isono, vallejo</text:p>
          </table:table-cell>
          <table:table-cell office:value-type="string" calcext:value-type="string">
            <text:p>no</text:p>
          </table:table-cell>
        </table:table-row>
        <table:table-row table:style-name="ro1">
          <table:table-cell office:value-type="string" calcext:value-type="string">
            <text:p>reece witherspoon made of rice</text:p>
          </table:table-cell>
          <table:table-cell office:value-type="string" calcext:value-type="string">
            <text:p>no</text:p>
          </table:table-cell>
        </table:table-row>
        <table:table-row table:style-name="ro1">
          <table:table-cell office:value-type="string" calcext:value-type="string">
            <text:p>Laid-Back Camp anime</text:p>
          </table:table-cell>
          <table:table-cell office:value-type="string" calcext:value-type="string">
            <text:p>no</text:p>
          </table:table-cell>
        </table:table-row>
        <table:table-row table:style-name="ro1">
          <table:table-cell office:value-type="string" calcext:value-type="string">
            <text:p>beautiful young katarina ivanovska, closeup, d &amp; d, fantasy, intricate, elegant, highly detailed, digital painting, artstation, concept art, matte, sharp focus, illustration, art by artgerm and greg rutkowski and alphonse mucha</text:p>
          </table:table-cell>
          <table:table-cell office:value-type="string" calcext:value-type="string">
            <text:p>no</text:p>
          </table:table-cell>
        </table:table-row>
        <table:table-row table:style-name="ro1">
          <table:table-cell office:value-type="string" calcext:value-type="string">
            <text:p>by szukalski, francis bacon, vivian maier, mystical redscale photography evocative. an intricate fractal concrete carved sculpture of the secret faces of god, standing in a city center.</text:p>
          </table:table-cell>
          <table:table-cell office:value-type="string" calcext:value-type="string">
            <text:p>no</text:p>
          </table:table-cell>
        </table:table-row>
        <table:table-row table:style-name="ro1">
          <table:table-cell office:value-type="string" calcext:value-type="string">
            <text:p>eldritch goddess close-up portrait tribal princess, high tech, cyberpunk, dystopian, jellyfish phoenix dragon, butterfly squid, burning halo, intricate artwork by Guy Denning, very coherent symmetrical artwork, cinematic, hyper realism, high detail, octane render, unreal engine, 8k, Vibrant colors, Smooth gradients, High contrast, depth of field,</text:p>
          </table:table-cell>
          <table:table-cell office:value-type="string" calcext:value-type="string">
            <text:p>no</text:p>
          </table:table-cell>
        </table:table-row>
        <table:table-row table:style-name="ro1">
          <table:table-cell office:value-type="string" calcext:value-type="string">
            <text:p>cyberpunk mercenary inspired by the terminator and star wars, hdr, cinematic movie still from blade runner 2049</text:p>
          </table:table-cell>
          <table:table-cell office:value-type="string" calcext:value-type="string">
            <text:p>no</text:p>
          </table:table-cell>
        </table:table-row>
        <table:table-row table:style-name="ro1">
          <table:table-cell office:value-type="string" calcext:value-type="string">
            <text:p>detailed Mads Mikkelsen as Vincent Vega in Pulp Fiction with his partner Jules Winnfield, movie scene</text:p>
          </table:table-cell>
          <table:table-cell office:value-type="string" calcext:value-type="string">
            <text:p>no</text:p>
          </table:table-cell>
        </table:table-row>
        <table:table-row table:style-name="ro1">
          <table:table-cell office:value-type="string" calcext:value-type="string">
            <text:p>portrait of albino mystic with blue eyes, with beautiful exotic carnivorous plant. Painting by Jan van Eyck, Audubon, Rene Magritte, Agnes Pelton, Max Ernst, Walton Ford</text:p>
          </table:table-cell>
          <table:table-cell office:value-type="string" calcext:value-type="string">
            <text:p>yes</text:p>
          </table:table-cell>
        </table:table-row>
        <table:table-row table:style-name="ro1">
          <table:table-cell office:value-type="string" calcext:value-type="string">
            <text:p>a closeup photograph of a photorealistic butters stotch, ultra high quality, 8 k render</text:p>
          </table:table-cell>
          <table:table-cell office:value-type="string" calcext:value-type="string">
            <text:p>no</text:p>
          </table:table-cell>
        </table:table-row>
        <table:table-row table:style-name="ro1">
          <table:table-cell office:value-type="string" calcext:value-type="string">
            <text:p>oil portrait painting by hans holbein the elder of a highland cow.</text:p>
          </table:table-cell>
          <table:table-cell office:value-type="string" calcext:value-type="string">
            <text:p>yes</text:p>
          </table:table-cell>
        </table:table-row>
        <table:table-row table:style-name="ro1">
          <table:table-cell office:value-type="string" calcext:value-type="string">
            <text:p>battle toast, a slice of toasted bread with a face, arms and legs, holding a sword, volumetric lighting, dynamic composition, fantasy, hyper detailed, ultra realistic, sharp focus, octane render, concept art by sachin teng and sergey kolesov and ruan jia and heng z</text:p>
          </table:table-cell>
          <table:table-cell office:value-type="string" calcext:value-type="string">
            <text:p>no</text:p>
          </table:table-cell>
        </table:table-row>
        <table:table-row table:style-name="ro1">
          <table:table-cell office:value-type="string" calcext:value-type="string">
            <text:p>poster portrait of sly stallone as judge dredd ( 2 0 1 1 ). artwork, 4 k digital art, 8 0's style tomasz alen kopera, peter mohrbacher, donato giancola, boris vallejo, drew struzan realistic detailed oil painting, urban horror, frank frazetta</text:p>
          </table:table-cell>
          <table:table-cell office:value-type="string" calcext:value-type="string">
            <text:p>no</text:p>
          </table:table-cell>
        </table:table-row>
        <table:table-row table:style-name="ro1">
          <table:table-cell office:value-type="string" calcext:value-type="string">
            <text:p>a perfect bust of Jean-Michel Basquiat made out of rainbow large pipe cleaners, 3D cinematic lighting, 90 degree spotlighting, photorealism, octane render, depth of field, 8k, 35mm, artgem, Trending on artstation</text:p>
          </table:table-cell>
          <table:table-cell office:value-type="string" calcext:value-type="string">
            <text:p>yes</text:p>
          </table:table-cell>
        </table:table-row>
        <table:table-row table:style-name="ro1">
          <table:table-cell office:value-type="string" calcext:value-type="string">
            <text:p>a cat wearing a formal overcoat, portait photo, profile picture, hyperrealistic, concept art, octane render, unreal engine 5, digital art, high quality, highly detailed, 8K, cute, defined face, elegant clothes, trending on DeviantArt</text:p>
          </table:table-cell>
          <table:table-cell office:value-type="string" calcext:value-type="string">
            <text:p>no</text:p>
          </table:table-cell>
        </table:table-row>
        <table:table-row table:style-name="ro1">
          <table:table-cell office:value-type="string" calcext:value-type="string">
            <text:p>beautiful poison ivy, beautiful gorgeous, photo realistic, 8 k, epic, ultra detailed, by gustave dore, by marco turini, by artgerm, deviantart in the style of tom bagshaw, cedric peyravernay, peter mohrbacher by william - adolphe bouguereau, by frank frazetta, symetrical features, joyful</text:p>
          </table:table-cell>
          <table:table-cell office:value-type="string" calcext:value-type="string">
            <text:p>no</text:p>
          </table:table-cell>
        </table:table-row>
        <table:table-row table:style-name="ro1">
          <table:table-cell office:value-type="string" calcext:value-type="string">
            <text:p>an open window to nothingness in brick wall with open doors with endless hallway inside, painting by rene magritte, centered, high detail, high resolution</text:p>
          </table:table-cell>
          <table:table-cell office:value-type="string" calcext:value-type="string">
            <text:p>no</text:p>
          </table:table-cell>
        </table:table-row>
        <table:table-row table:style-name="ro1">
          <table:table-cell office:value-type="string" calcext:value-type="string">
            <text:p>film still of rocket the raccoon standing in the hallway of a space ship from guardians of the galaxy, closeup portrait, confident action pose, craig mullins, octane</text:p>
          </table:table-cell>
          <table:table-cell office:value-type="string" calcext:value-type="string">
            <text:p>no</text:p>
          </table:table-cell>
        </table:table-row>
        <table:table-row table:style-name="ro1">
          <table:table-cell office:value-type="string" calcext:value-type="string">
            <text:p>heaven in a neon city</text:p>
          </table:table-cell>
          <table:table-cell office:value-type="string" calcext:value-type="string">
            <text:p>no</text:p>
          </table:table-cell>
        </table:table-row>
        <table:table-row table:style-name="ro1">
          <table:table-cell office:value-type="string" calcext:value-type="string">
            <text:p>car Ash Thorp :: ford : in oil liquid organic architecture style : 7 u x y o pattern</text:p>
          </table:table-cell>
          <table:table-cell office:value-type="string" calcext:value-type="string">
            <text:p>no</text:p>
          </table:table-cell>
        </table:table-row>
        <table:table-row table:style-name="ro1">
          <table:table-cell office:value-type="string" calcext:value-type="string">
            <text:p>art by joshua middleton, a tall chrome - skinned god walks the earth,</text:p>
          </table:table-cell>
          <table:table-cell office:value-type="string" calcext:value-type="string">
            <text:p>no</text:p>
          </table:table-cell>
        </table:table-row>
        <table:table-row table:style-name="ro1">
          <table:table-cell office:value-type="string" calcext:value-type="string">
            <text:p>dragon in a bright glowing mushroom forest uhd ultra realistic ray traced 4 k highly detailed sharp lines dramatic lighting artstation trending</text:p>
          </table:table-cell>
          <table:table-cell office:value-type="string" calcext:value-type="string">
            <text:p>no</text:p>
          </table:table-cell>
        </table:table-row>
        <table:table-row table:style-name="ro1">
          <table:table-cell office:value-type="string" calcext:value-type="string">
            <text:p>Keanu reeves Scary face paint on inspired by the joker 4K quality</text:p>
          </table:table-cell>
          <table:table-cell office:value-type="string" calcext:value-type="string">
            <text:p>no</text:p>
          </table:table-cell>
        </table:table-row>
        <table:table-row table:style-name="ro1">
          <table:table-cell office:value-type="string" calcext:value-type="string">
            <text:p>The Batmobile Designed By Moebius Yasushi Nirasawa and HR Giger, full body action pose, hyperrealistic, octane render, HDR, volumetric lighting,</text:p>
          </table:table-cell>
          <table:table-cell office:value-type="string" calcext:value-type="string">
            <text:p>no</text:p>
          </table:table-cell>
        </table:table-row>
        <table:table-row table:style-name="ro1">
          <table:table-cell office:value-type="string" calcext:value-type="string">
            <text:p>eiffel tower constructed out of white marble, beautiful, stunning, coherent, landscape photo, realistic</text:p>
          </table:table-cell>
          <table:table-cell office:value-type="string" calcext:value-type="string">
            <text:p>no</text:p>
          </table:table-cell>
        </table:table-row>
        <table:table-row table:style-name="ro1">
          <table:table-cell office:value-type="string" calcext:value-type="string">
            <text:p>a macro photograph of a new pottery piece by florian bagsby. intricate artwork by beeple. trending on artstation, art by artgerm and Norman Rockwell very coherent symmetrical artwork. cgsociety, concept art, sharp focus, cinematic lighting, hyper realism, high detail, octane render, 8k. Vibrant colors. Smooth gradients</text:p>
          </table:table-cell>
          <table:table-cell office:value-type="string" calcext:value-type="string">
            <text:p>no</text:p>
          </table:table-cell>
        </table:table-row>
        <table:table-row table:style-name="ro1">
          <table:table-cell office:value-type="string" calcext:value-type="string">
            <text:p>front!!! shot of a court jester!!! character, mesmerizing fractal hypercubes, platinum cracked, dark holography!!!, future, metallic galactic, crystalline edges, polygonal, elegant, highly detailed, centered, (((artstation, concept art, jagged, sharp focus, artgerm, Tomasz Alen Kopera, Peter Mohrbacher, donato giancola, Joseph Christian Leyendecker, WLOP, Boris Vallejo))), ((raytracing)), mugshot!!!!!, ugly!!!!!!, octane render, nvidia raytracing demo, octane render, nvidia raytracing demo, octane render, nvidia raytracing demo, 8K, cinematic, masterpiece, fine portrait</text:p>
          </table:table-cell>
          <table:table-cell office:value-type="string" calcext:value-type="string">
            <text:p>no</text:p>
          </table:table-cell>
        </table:table-row>
        <table:table-row table:style-name="ro1">
          <table:table-cell office:value-type="string" calcext:value-type="string">
            <text:p>portrait photograph of the most beautiful woman with a long dark hair, blue eyes, alessio albi, jovana rikalo</text:p>
          </table:table-cell>
          <table:table-cell office:value-type="string" calcext:value-type="string">
            <text:p>no</text:p>
          </table:table-cell>
        </table:table-row>
        <table:table-row table:style-name="ro1">
          <table:table-cell office:value-type="string" calcext:value-type="string">
            <text:p>spongebob hulk homer shrek scooby doo alien godzilla, highly detailed, extremely high quality, hd, 4 k, 8 k, professional photographer, 4 0 mp, lifelike, top - rated, award winning, cinematic, realistic, detailed lighting, detailed shadows, sharp, no blur, edited, corrected, trending</text:p>
          </table:table-cell>
          <table:table-cell office:value-type="string" calcext:value-type="string">
            <text:p>no</text:p>
          </table:table-cell>
        </table:table-row>
        <table:table-row table:style-name="ro1">
          <table:table-cell office:value-type="string" calcext:value-type="string">
            <text:p>pencil drawing of a beautiful greek goddess aphrodite wearing a laurel wreath and arrowhead earrings, beautiful confident and piercing eyes, beautiful blonde hair, hyper realistic face, in the style of greg rutkowski, fantasy, amazing detail, epic, elegant, smooth, sharp focus, from the front</text:p>
          </table:table-cell>
          <table:table-cell office:value-type="string" calcext:value-type="string">
            <text:p>no</text:p>
          </table:table-cell>
        </table:table-row>
        <table:table-row table:style-name="ro1">
          <table:table-cell office:value-type="string" calcext:value-type="string">
            <text:p>Wu Yifan and Jay Chou rap in GTA 5, 4k</text:p>
          </table:table-cell>
          <table:table-cell office:value-type="string" calcext:value-type="string">
            <text:p>no</text:p>
          </table:table-cell>
        </table:table-row>
        <table:table-row table:style-name="ro1">
          <table:table-cell office:value-type="string" calcext:value-type="string">
            <text:p>Katarina from League of Legends holding a cat, photorealistic full body, studio lighting, white ambient background, highly detailed</text:p>
          </table:table-cell>
          <table:table-cell office:value-type="string" calcext:value-type="string">
            <text:p>no</text:p>
          </table:table-cell>
        </table:table-row>
        <table:table-row table:style-name="ro1">
          <table:table-cell office:value-type="string" calcext:value-type="string">
            <text:p>fury art, an anthro ape monkey wearing a large cape and a fantasy armor, fire, fiery background, 3 d, 8 k, extremely detailed, trending on furaffinity, trending on artstation, award winning, sharp focus, illustration</text:p>
          </table:table-cell>
          <table:table-cell office:value-type="string" calcext:value-type="string">
            <text:p>no</text:p>
          </table:table-cell>
        </table:table-row>
        <table:table-row table:style-name="ro1">
          <table:table-cell office:value-type="string" calcext:value-type="string">
            <text:p>film still from the movie death race 3 0 0 0, the sequel to the movie death race 2 0 0 0, cult cinema, pulp cinema, vintage, nineteen seventies, saturated color, cinematic lighting, cinematic composition</text:p>
          </table:table-cell>
          <table:table-cell office:value-type="string" calcext:value-type="string">
            <text:p>yes</text:p>
          </table:table-cell>
        </table:table-row>
        <table:table-row table:style-name="ro1">
          <table:table-cell office:value-type="string" calcext:value-type="string">
            <text:p>Big budget horror movie set in an undersea biolab, the walls are splattered with blood</text:p>
          </table:table-cell>
          <table:table-cell office:value-type="string" calcext:value-type="string">
            <text:p>no</text:p>
          </table:table-cell>
        </table:table-row>
        <table:table-row table:style-name="ro1">
          <table:table-cell office:value-type="string" calcext:value-type="string">
            <text:p>a legendary cursed steampunk artefact, fantasy art, intricate</text:p>
          </table:table-cell>
          <table:table-cell office:value-type="string" calcext:value-type="string">
            <text:p>no</text:p>
          </table:table-cell>
        </table:table-row>
        <table:table-row table:style-name="ro1">
          <table:table-cell office:value-type="string" calcext:value-type="string">
            <text:p>portrait of a cybernetic evil undead skeleton sorcerer surrounded by lab equipment, cyberpunk concept art by josan gonzales and moebius and enki bilal and and dan mumford and jean claude meziere and philippe druilleg</text:p>
          </table:table-cell>
          <table:table-cell office:value-type="string" calcext:value-type="string">
            <text:p>no</text:p>
          </table:table-cell>
        </table:table-row>
        <table:table-row table:style-name="ro1">
          <table:table-cell office:value-type="string" calcext:value-type="string">
            <text:p>An epic fantastic realism comic book style painting of the most beautiful flowers launched into space, bouquets, fisheye lens, unreal 5, DAZ, hyperrealistic, octane render, cosplay, RPG portrait, dynamic lighting</text:p>
          </table:table-cell>
          <table:table-cell office:value-type="string" calcext:value-type="string">
            <text:p>no</text:p>
          </table:table-cell>
        </table:table-row>
        <table:table-row table:style-name="ro1">
          <table:table-cell office:value-type="string" calcext:value-type="string">
            <text:p>high quality 3 d render very cute beautiful creature with a cannabis inflorescence instead of a head, like baby groot! incorporated speakers!, cyberpunk highly detailed, unreal engine cinematic smooth, in the style of blade runner &amp; detective pikachu, hannah yata charlie immer, moody light, low angle, uhd 8 k, sharp focus</text:p>
          </table:table-cell>
          <table:table-cell office:value-type="string" calcext:value-type="string">
            <text:p>no</text:p>
          </table:table-cell>
        </table:table-row>
        <table:table-row table:style-name="ro1">
          <table:table-cell office:value-type="string" calcext:value-type="string">
            <text:p>wide shot of a monolithic structure floating high above a cornfield, late afternoon, golden hour, highly detailed, smooth, sharp focus, concept art by greg rutkowski and ruan jia</text:p>
          </table:table-cell>
          <table:table-cell office:value-type="string" calcext:value-type="string">
            <text:p>no</text:p>
          </table:table-cell>
        </table:table-row>
        <table:table-row table:style-name="ro1">
          <table:table-cell office:value-type="string" calcext:value-type="string">
            <text:p>Pulgasari the North Korean starfish monster, volumetric lighting, filmstill, produced by Kim Jong-il, Kodachrome, kaiju-eiga, monster movie</text:p>
          </table:table-cell>
          <table:table-cell office:value-type="string" calcext:value-type="string">
            <text:p>no</text:p>
          </table:table-cell>
        </table:table-row>
        <table:table-row table:style-name="ro1">
          <table:table-cell office:value-type="string" calcext:value-type="string">
            <text:p>the upper torso of a terminator gorgon medusa with borg implants and robotic snakes coming out of her head is hanging from cables and wires off the ceiling of a lab. Tiny green led lights in her cybernetics. She is bolding a cup of coffee. very detailed 8k. Art by nekro. Horror style.</text:p>
          </table:table-cell>
          <table:table-cell office:value-type="string" calcext:value-type="string">
            <text:p>no</text:p>
          </table:table-cell>
        </table:table-row>
        <table:table-row table:style-name="ro1">
          <table:table-cell office:value-type="string" calcext:value-type="string">
            <text:p>the Grand Canyon filled with glowing futuristic cyberpunk skyscrapers at night with a starry sky, fantasy, neon lights, james gurney, katsuhiro otomo, james paick, cinematic lighting, artstation, vibrant nature, anime style, Craig Mullins, Greg Rutkowski, Pete Morbacher, Tuomas Korpi, tekkon kinreet, volumetric light, artstation, octane render, redshift render, hyperrealism, photorealistic concept art, highly detailed</text:p>
          </table:table-cell>
          <table:table-cell office:value-type="string" calcext:value-type="string">
            <text:p>no</text:p>
          </table:table-cell>
        </table:table-row>
        <table:table-row table:style-name="ro1">
          <table:table-cell office:value-type="string" calcext:value-type="string">
            <text:p>ocean, spray painted on a wall</text:p>
          </table:table-cell>
          <table:table-cell office:value-type="string" calcext:value-type="string">
            <text:p>no</text:p>
          </table:table-cell>
        </table:table-row>
        <table:table-row table:style-name="ro1">
          <table:table-cell office:value-type="string" calcext:value-type="string">
            <text:p>Half body portrait of a beautiful dryad blood mage with green hair. In style of Yoji Shinkawa and Hyung-tae Kim, trending on ArtStation, dark fantasy, great composition, concept art, highly detailed.</text:p>
          </table:table-cell>
          <table:table-cell office:value-type="string" calcext:value-type="string">
            <text:p>no</text:p>
          </table:table-cell>
        </table:table-row>
        <table:table-row table:style-name="ro1">
          <table:table-cell office:value-type="string" calcext:value-type="string">
            <text:p>a oil painting depicting a Jazz Age high society figure, 1920s style, smooth, highly detailed, high contrast, Coles Phillips, Dean Cornwell, JC Leyendecker, 8K</text:p>
          </table:table-cell>
          <table:table-cell office:value-type="string" calcext:value-type="string">
            <text:p>yes</text:p>
          </table:table-cell>
        </table:table-row>
        <table:table-row table:style-name="ro1">
          <table:table-cell office:value-type="string" calcext:value-type="string">
            <text:p>Jimin, Jimin's right eyelid is swollen, Jimin's left eyelid sweeping curvy, Jimin's very small Grecian nose, Jimin's lip upper thickness is almost identical to the lower but slightly smaller, the adjoining part of the upper lip to the lower lip is figuratively similar to the chicks beak, Jimin's neutral canthal tilt, jimin, jimin, jimin, jimin, jimin, accurate jimin face, jimin real face, Park Jimin, South Korean singer &amp; dancer Park Jimin  BTS member PARK JIMIN OF BTS THE SINGER &amp; DANCER PARK JIMIN, JIMIN JIMIN JIMIN JIMIN JIMIN JIMIN JIMIN JIMIN JIMIN</text:p>
          </table:table-cell>
          <table:table-cell office:value-type="string" calcext:value-type="string">
            <text:p>no</text:p>
          </table:table-cell>
        </table:table-row>
        <table:table-row table:style-name="ro1">
          <table:table-cell office:value-type="string" calcext:value-type="string">
            <text:p>fisheye slow motion with trail fire effect of futuristic break dancer wearing long dark cloak and golden helmet emitting fire, long exposure shot , enigmatic, at night underwater in the middle of the arctic with red light A letter, paddle of water, steam, fog, water splashes, rim lights, glossy reflections, water droplets on lens, octane render, Volumetric dynamic lighting, stunning cover magazine, high details, hajime sorayama</text:p>
          </table:table-cell>
          <table:table-cell office:value-type="string" calcext:value-type="string">
            <text:p>no</text:p>
          </table:table-cell>
        </table:table-row>
        <table:table-row table:style-name="ro1">
          <table:table-cell office:value-type="string" calcext:value-type="string">
            <text:p>uap ignoring the laws of phyics. entries in the 2 0 2 0 sony world photography awards. very artistic.</text:p>
          </table:table-cell>
          <table:table-cell office:value-type="string" calcext:value-type="string">
            <text:p>no</text:p>
          </table:table-cell>
        </table:table-row>
        <table:table-row table:style-name="ro1">
          <table:table-cell office:value-type="string" calcext:value-type="string">
            <text:p>a girl from final fantasy live action, dragon ball z, evocative, mystical night, very very very very detailed, award winning, masterpiece digital painting by greg rutkowski, alex grey, artstation, 4 k wallpaper</text:p>
          </table:table-cell>
          <table:table-cell office:value-type="string" calcext:value-type="string">
            <text:p>no</text:p>
          </table:table-cell>
        </table:table-row>
        <table:table-row table:style-name="ro1">
          <table:table-cell office:value-type="string" calcext:value-type="string">
            <text:p>the queen of lizards, full body, high fashion, latex, tropical, sharp, flowing, slick, highly detailed, motion, concept art, smooth, sharp focus, hd, art by alphonse mucha and alex grey and annie leibovitz</text:p>
          </table:table-cell>
          <table:table-cell office:value-type="string" calcext:value-type="string">
            <text:p>no</text:p>
          </table:table-cell>
        </table:table-row>
        <table:table-row table:style-name="ro1">
          <table:table-cell office:value-type="string" calcext:value-type="string">
            <text:p>sci Fi data readouts, dark screen, molecular analysis, abstract shapes, variety of lines and shapes</text:p>
          </table:table-cell>
          <table:table-cell office:value-type="string" calcext:value-type="string">
            <text:p>no</text:p>
          </table:table-cell>
        </table:table-row>
        <table:table-row table:style-name="ro1">
          <table:table-cell office:value-type="string" calcext:value-type="string">
            <text:p>rick and morty as the thing fused with lovecraft, high details, intricate details, renaissance style, painting by vincent di fate, artgerm julie bell beeple, 80s, Smooth gradients, High contrast, depth of field, very coherent symmetrical artwork </text:p>
          </table:table-cell>
          <table:table-cell office:value-type="string" calcext:value-type="string">
            <text:p>no</text:p>
          </table:table-cell>
        </table:table-row>
        <table:table-row table:style-name="ro1">
          <table:table-cell office:value-type="string" calcext:value-type="string">
            <text:p>portait commission furry high fantasy female anthro wolf paladin wielding a halberd polearm. renowned character design by Greg rutkowski, concept art, fantasy, 4k, CG render</text:p>
          </table:table-cell>
          <table:table-cell office:value-type="string" calcext:value-type="string">
            <text:p>no</text:p>
          </table:table-cell>
        </table:table-row>
        <table:table-row table:style-name="ro1">
          <table:table-cell office:value-type="string" calcext:value-type="string">
            <text:p>heaven, fog, amazing lightning art, fog, octane render, ray tracing, realistic fire sharp focus, long shot, 8 k resolution, cinematic</text:p>
          </table:table-cell>
          <table:table-cell office:value-type="string" calcext:value-type="string">
            <text:p>no</text:p>
          </table:table-cell>
        </table:table-row>
        <table:table-row table:style-name="ro1">
          <table:table-cell office:value-type="string" calcext:value-type="string">
            <text:p>Dutch houses along a river, silhouette!!!, Circular white full moon, black sky with stars, lit windows, stars in the sky, b&amp;w!, Reflections on the river, a man is punting, flat!!, Front profile!!!!, high contrast, HDR, concept art, street lanterns, 1904, Style of Frank Weston, illustration</text:p>
          </table:table-cell>
          <table:table-cell office:value-type="string" calcext:value-type="string">
            <text:p>yes</text:p>
          </table:table-cell>
        </table:table-row>
        <table:table-row table:style-name="ro1">
          <table:table-cell office:value-type="string" calcext:value-type="string">
            <text:p>of a 3d clay model of a viking from valhalla, wearing the horned helmet ultra fine detail, hair strands, ultra high resolution, fine texture detail, miniature painting techniques, perfect proportions, marvel cinematic universe, eric bana</text:p>
          </table:table-cell>
          <table:table-cell office:value-type="string" calcext:value-type="string">
            <text:p>no</text:p>
          </table:table-cell>
        </table:table-row>
        <table:table-row table:style-name="ro1">
          <table:table-cell office:value-type="string" calcext:value-type="string">
            <text:p>Portrait of Genghis Khan as Scorpion from Mortal Kombat 11, anger, mystery, fear, highly detailed, ominous vibe, smoke, octane render, cgsociety, artstation, trending on ArtStation, by Travis Sergio Diaz</text:p>
          </table:table-cell>
          <table:table-cell office:value-type="string" calcext:value-type="string">
            <text:p>yes</text:p>
          </table:table-cell>
        </table:table-row>
        <table:table-row table:style-name="ro1">
          <table:table-cell office:value-type="string" calcext:value-type="string">
            <text:p>scene from the 1992 science fiction film Blade Runner</text:p>
          </table:table-cell>
          <table:table-cell office:value-type="string" calcext:value-type="string">
            <text:p>yes</text:p>
          </table:table-cell>
        </table:table-row>
        <table:table-row table:style-name="ro1">
          <table:table-cell office:value-type="string" calcext:value-type="string">
            <text:p>film still of monumental gigantic post human building in the desert, by Étienne-Louis Boullée ektachrome full-HD</text:p>
          </table:table-cell>
          <table:table-cell office:value-type="string" calcext:value-type="string">
            <text:p>no</text:p>
          </table:table-cell>
        </table:table-row>
        <table:table-row table:style-name="ro1">
          <table:table-cell office:value-type="string" calcext:value-type="string">
            <text:p>a beautiful woman burlesque dancer on a stage, spotlight, highly detailed, digital painting, artstation, concept art, smooth, sharp focus, illustration, cinematic lighting, art by artgerm and greg rutkowski and alphonse mucha</text:p>
          </table:table-cell>
          <table:table-cell office:value-type="string" calcext:value-type="string">
            <text:p>no</text:p>
          </table:table-cell>
        </table:table-row>
        <table:table-row table:style-name="ro1">
          <table:table-cell office:value-type="string" calcext:value-type="string">
            <text:p>beautiful woman suspended in water with silk clothing , 4k, by Jean Delville, cinematic lighting</text:p>
          </table:table-cell>
          <table:table-cell office:value-type="string" calcext:value-type="string">
            <text:p>no</text:p>
          </table:table-cell>
        </table:table-row>
        <table:table-row table:style-name="ro1">
          <table:table-cell office:value-type="string" calcext:value-type="string">
            <text:p>Photorealistic epic landscape with floating rocks, with ominous clouds, levitating stones, a gente rising mist. photorealism, UHD, amazing depth, glowing, golden ratio, 3D octane cycle unreal engine 5, volumetric lighting, cinematic lighting, cgstation artstation concept art</text:p>
          </table:table-cell>
          <table:table-cell office:value-type="string" calcext:value-type="string">
            <text:p>no</text:p>
          </table:table-cell>
        </table:table-row>
        <table:table-row table:style-name="ro1">
          <table:table-cell office:value-type="string" calcext:value-type="string">
            <text:p>Enchanted and magic forest, by simon stalenhag</text:p>
          </table:table-cell>
          <table:table-cell office:value-type="string" calcext:value-type="string">
            <text:p>no</text:p>
          </table:table-cell>
        </table:table-row>
        <table:table-row table:style-name="ro1">
          <table:table-cell office:value-type="string" calcext:value-type="string">
            <text:p>1 9 8 0 s comic book title cover scan, highly detailed professional comic art, sharp detailed, featuring a portrait of lion, profile picture by schen teng, 8 0 s sci - fi comic art</text:p>
          </table:table-cell>
          <table:table-cell office:value-type="string" calcext:value-type="string">
            <text:p>no</text:p>
          </table:table-cell>
        </table:table-row>
        <table:table-row table:style-name="ro1">
          <table:table-cell office:value-type="string" calcext:value-type="string">
            <text:p>thick oil painting of an ethereal princess by james jean</text:p>
          </table:table-cell>
          <table:table-cell office:value-type="string" calcext:value-type="string">
            <text:p>no</text:p>
          </table:table-cell>
        </table:table-row>
        <table:table-row table:style-name="ro1">
          <table:table-cell office:value-type="string" calcext:value-type="string">
            <text:p>portrait of a cyberpunk machine, machine face, upper half portrait, decorated with chinese opera motifs, asian, fine china, traditional chinese art, intricate, elegant, highly detailed, symmetry, headpiece, digital painting, artstation, concept art, smooth, sharp focus, illustration, art by artgerm and greg rutkowski and alphonse mucha, 8 k</text:p>
          </table:table-cell>
          <table:table-cell office:value-type="string" calcext:value-type="string">
            <text:p>no</text:p>
          </table:table-cell>
        </table:table-row>
        <table:table-row table:style-name="ro1">
          <table:table-cell office:value-type="string" calcext:value-type="string">
            <text:p>photographic portrait of 2 techwear women in front of a brutalist metal building, on a desolate plain, red sky, sigma 8 5 mm f / 1. 4, 4 k, depth of field, high resolution, 4 k, 8 k, hd, full color</text:p>
          </table:table-cell>
          <table:table-cell office:value-type="string" calcext:value-type="string">
            <text:p>no</text:p>
          </table:table-cell>
        </table:table-row>
        <table:table-row table:style-name="ro1">
          <table:table-cell office:value-type="string" calcext:value-type="string">
            <text:p>award winning cinematic still close up portrait of 53 year old Mediterranean skinned man, short hair, in ancient Canaanite clothing crying in the sunset, sad, depressed, lonely, Biblical epic directed by Christopher Nolan</text:p>
          </table:table-cell>
          <table:table-cell office:value-type="string" calcext:value-type="string">
            <text:p>yes</text:p>
          </table:table-cell>
        </table:table-row>
        <table:table-row table:style-name="ro1">
          <table:table-cell office:value-type="string" calcext:value-type="string">
            <text:p>half length portrait of a medieval fantasy sorcerer, a male blue dragon with electrcity magic, fantasy, d &amp; d, high details, art by ( ( ( kuvshinov ilya ) ) ) and wayne barlowe and gustav klimt and artgerm and wlop and william - adolphe bouguereau</text:p>
          </table:table-cell>
          <table:table-cell office:value-type="string" calcext:value-type="string">
            <text:p>yes</text:p>
          </table:table-cell>
        </table:table-row>
        <table:table-row table:style-name="ro1">
          <table:table-cell office:value-type="string" calcext:value-type="string">
            <text:p>in-game screenshot of Dwayne The Rock Johnson in Fortnite</text:p>
          </table:table-cell>
          <table:table-cell office:value-type="string" calcext:value-type="string">
            <text:p>no</text:p>
          </table:table-cell>
        </table:table-row>
        <table:table-row table:style-name="ro1">
          <table:table-cell office:value-type="string" calcext:value-type="string">
            <text:p>A detailed maximalist portrait with large eyes, exasperated expression with an existential dread of love, mixed media torn paper collage, highly detailed and intricate illustration, high fashion, in the style of Ryohei Hase</text:p>
          </table:table-cell>
          <table:table-cell office:value-type="string" calcext:value-type="string">
            <text:p>no</text:p>
          </table:table-cell>
        </table:table-row>
        <table:table-row table:style-name="ro1">
          <table:table-cell office:value-type="string" calcext:value-type="string">
            <text:p>world war 2 combat scene in city with explosions, photography style</text:p>
          </table:table-cell>
          <table:table-cell office:value-type="string" calcext:value-type="string">
            <text:p>yes</text:p>
          </table:table-cell>
        </table:table-row>
        <table:table-row table:style-name="ro1">
          <table:table-cell office:value-type="string" calcext:value-type="string">
            <text:p>fight!! club!!!!, fight!! club!!!! ((((the minions)))), movie still, directed by David fincher</text:p>
          </table:table-cell>
          <table:table-cell office:value-type="string" calcext:value-type="string">
            <text:p>no</text:p>
          </table:table-cell>
        </table:table-row>
        <table:table-row table:style-name="ro1">
          <table:table-cell office:value-type="string" calcext:value-type="string">
            <text:p>gazing through a black archway to the void, black night, intricate high detail hd photo</text:p>
          </table:table-cell>
          <table:table-cell office:value-type="string" calcext:value-type="string">
            <text:p>no</text:p>
          </table:table-cell>
        </table:table-row>
        <table:table-row table:style-name="ro1">
          <table:table-cell office:value-type="string" calcext:value-type="string">
            <text:p>walking down the catwalk, steven klein, show, stage, vogue photo, podium, fashion show photo, iris van herpen, beautiful woman, full body shot, helmet on face, masterpiece, plant predator, giger, guyver, jellyfish, biomechanical details, vibrant</text:p>
          </table:table-cell>
          <table:table-cell office:value-type="string" calcext:value-type="string">
            <text:p>no</text:p>
          </table:table-cell>
        </table:table-row>
        <table:table-row table:style-name="ro1">
          <table:table-cell office:value-type="string" calcext:value-type="string">
            <text:p>5 0 cent in the music video for playboi carti's meh, blue color palette</text:p>
          </table:table-cell>
          <table:table-cell office:value-type="string" calcext:value-type="string">
            <text:p>no</text:p>
          </table:table-cell>
        </table:table-row>
        <table:table-row table:style-name="ro1">
          <table:table-cell office:value-type="string" calcext:value-type="string">
            <text:p>portrait of a Man by Greg Rutkowski, Han Solo as an Admiral of the Galactic Alliance, he is about 70 years old, wearing military navy uniform of the Galactic Alliance, Star Wars Expanded Universe, highly detailed portrait, digital painting, artstation, concept art, smooth, sharp foccus ilustration, Artstation HQ</text:p>
          </table:table-cell>
          <table:table-cell office:value-type="string" calcext:value-type="string">
            <text:p>no</text:p>
          </table:table-cell>
        </table:table-row>
        <table:table-row table:style-name="ro1">
          <table:table-cell office:value-type="string" calcext:value-type="string">
            <text:p>detailed color blueprint plans of a hard shell anthropomorphic warrior rhino beetle mecha. mathias kollros mark winters villeneuve lie setiawan lius lasahido manuel castanon. portrait vivid intricate vibrant elaborate inks unreal engine render.</text:p>
          </table:table-cell>
          <table:table-cell office:value-type="string" calcext:value-type="string">
            <text:p>no</text:p>
          </table:table-cell>
        </table:table-row>
        <table:table-row table:style-name="ro1">
          <table:table-cell office:value-type="string" calcext:value-type="string">
            <text:p>grim reaper, character portrait, sharp, digital matte painting, art by luis royo, greg rutkowski, wlop, dramatic lighting, trending on artstation</text:p>
          </table:table-cell>
          <table:table-cell office:value-type="string" calcext:value-type="string">
            <text:p>no</text:p>
          </table:table-cell>
        </table:table-row>
        <table:table-row table:style-name="ro1">
          <table:table-cell office:value-type="string" calcext:value-type="string">
            <text:p>great pyramid of giza in perfect condition, gleaming white, golden tip, concept art, stylized, intricate detail, smooth, sharp focus, colourful, art by artgerm and greg rutkowski and alphonse mucha,</text:p>
          </table:table-cell>
          <table:table-cell office:value-type="string" calcext:value-type="string">
            <text:p>yes</text:p>
          </table:table-cell>
        </table:table-row>
        <table:table-row table:style-name="ro1">
          <table:table-cell office:value-type="string" calcext:value-type="string">
            <text:p>portrait of a beautiful asian mongolian princess goddess spreading its wings, portrait of princess wearing a beautiful ornate crown, in the background lake baikal is seen, in the art style of bagshaw tom artgerm and bowater, charlie, by bagshaw tom, artgerm and bowater, charlie - - height 6 4 0</text:p>
          </table:table-cell>
          <table:table-cell office:value-type="string" calcext:value-type="string">
            <text:p>no</text:p>
          </table:table-cell>
        </table:table-row>
        <table:table-row table:style-name="ro1">
          <table:table-cell office:value-type="string" calcext:value-type="string">
            <text:p>hyperrealism close-up mythological portrait of a medieval blond female merged with huge number of flowers in style of classicism, pale skin, wearing silver silk robe, blue palette</text:p>
          </table:table-cell>
          <table:table-cell office:value-type="string" calcext:value-type="string">
            <text:p>no</text:p>
          </table:table-cell>
        </table:table-row>
        <table:table-row table:style-name="ro1">
          <table:table-cell office:value-type="string" calcext:value-type="string">
            <text:p>ancient moorish city by the sea by Annie Swynnerton and Nicholas Roerich and jean delville, strong dramatic cinematic lighting , ornate painted architecture, lost civilizations, smooth, sharp focus, extremely detailed</text:p>
          </table:table-cell>
          <table:table-cell office:value-type="string" calcext:value-type="string">
            <text:p>yes</text:p>
          </table:table-cell>
        </table:table-row>
        <table:table-row table:style-name="ro1">
          <table:table-cell office:value-type="string" calcext:value-type="string">
            <text:p>portrait of a female soldier, highly detailed, high resolution, anime style, stunning, girls frontline style, bokeh soft, 3d rendering, guilty gear strive graphics, 100mm, trending on instagram, by professional photographer, realistic human anatomy, realistic military carrier, modern warfare, realistic weapon, shot with a arriflex 35 ii, low saturation, small eyes in the game environment and style of Cyberpunk 2077</text:p>
          </table:table-cell>
          <table:table-cell office:value-type="string" calcext:value-type="string">
            <text:p>no</text:p>
          </table:table-cell>
        </table:table-row>
        <table:table-row table:style-name="ro1">
          <table:table-cell office:value-type="string" calcext:value-type="string">
            <text:p>The CC0 license as used by Stable Diffusion</text:p>
          </table:table-cell>
          <table:table-cell office:value-type="string" calcext:value-type="string">
            <text:p>no</text:p>
          </table:table-cell>
        </table:table-row>
        <table:table-row table:style-name="ro1">
          <table:table-cell office:value-type="string" calcext:value-type="string">
            <text:p>a family swimming pool at a spa, in the water is a shark trying to attack the people</text:p>
          </table:table-cell>
          <table:table-cell office:value-type="string" calcext:value-type="string">
            <text:p>no</text:p>
          </table:table-cell>
        </table:table-row>
        <table:table-row table:style-name="ro1">
          <table:table-cell office:value-type="string" calcext:value-type="string">
            <text:p>an empty apartment with black walls and a sensual portrait of a female art student holding a brain, intravenous drip, pomegranate, seaweed, organic, sensual, pancakes, berries, octopus, surgical supplies, scientific glassware, art materials, candles, berry juice drips, neo - expressionism, surrealism, acrylic and spray paint and oilstick on canvas</text:p>
          </table:table-cell>
          <table:table-cell office:value-type="string" calcext:value-type="string">
            <text:p>no</text:p>
          </table:table-cell>
        </table:table-row>
        <table:table-row table:style-name="ro1">
          <table:table-cell office:value-type="string" calcext:value-type="string">
            <text:p>real-life Harley Quinn, cinematic, Wide-shot, atmospheric lighting, directed by Quentin Tarantino, extreme detail, 8K, movie still</text:p>
          </table:table-cell>
          <table:table-cell office:value-type="string" calcext:value-type="string">
            <text:p>no</text:p>
          </table:table-cell>
        </table:table-row>
        <table:table-row table:style-name="ro1">
          <table:table-cell office:value-type="string" calcext:value-type="string">
            <text:p>food engine company name</text:p>
          </table:table-cell>
          <table:table-cell office:value-type="string" calcext:value-type="string">
            <text:p>no</text:p>
          </table:table-cell>
        </table:table-row>
        <table:table-row table:style-name="ro1">
          <table:table-cell office:value-type="string" calcext:value-type="string">
            <text:p>an ultra - realistic portrait painting of shaggy rogers in the style of alex ross. 4 k. ultra - realistic. highly detailed. epic lighting.</text:p>
          </table:table-cell>
          <table:table-cell office:value-type="string" calcext:value-type="string">
            <text:p>no</text:p>
          </table:table-cell>
        </table:table-row>
        <table:table-row table:style-name="ro1">
          <table:table-cell office:value-type="string" calcext:value-type="string">
            <text:p>Geralt witcher as a butcher with axe in his hand, shot from professional camera, ultra realistic, rim light, beatiful vivid lights</text:p>
          </table:table-cell>
          <table:table-cell office:value-type="string" calcext:value-type="string">
            <text:p>no</text:p>
          </table:table-cell>
        </table:table-row>
        <table:table-row table:style-name="ro1">
          <table:table-cell office:value-type="string" calcext:value-type="string">
            <text:p>Fantasy dessert marketplace in marble and gold, digital art, trending on artstation</text:p>
          </table:table-cell>
          <table:table-cell office:value-type="string" calcext:value-type="string">
            <text:p>no</text:p>
          </table:table-cell>
        </table:table-row>
        <table:table-row table:style-name="ro1">
          <table:table-cell office:value-type="string" calcext:value-type="string">
            <text:p>klaus schwab in the style of cuban communist propaganda poster art in the year 1 9 8 7 ultra realistic, concept art, intricate details, highly detailed, photorealistic, octane render, 8 k, unreal engine. art by artgerm and magali villeneuve</text:p>
          </table:table-cell>
          <table:table-cell office:value-type="string" calcext:value-type="string">
            <text:p>yes</text:p>
          </table:table-cell>
        </table:table-row>
        <table:table-row table:style-name="ro1">
          <table:table-cell office:value-type="string" calcext:value-type="string">
            <text:p>Whispers that fade into the air, armor that once shone, towers in the air, without supports, they collapse. Huge castles, teeming with life; now only travellers arrive in fantasy land ships. That castle had only two towers, but twenty more were buried in the sand, hidden from view. Totally empty, surrounded by fields, surrounded by moats. Cold wind grey and blue, specks of black snow carries. Violet flowers dying in the mud, butterflies burning at the stake. The sun and the sky are only known, every afternoon, from behind, the sun stabs his friend. Deep waters erased the valley from existence, quiet fish now inhabited the castle. Better end up sunk in the water that fearing the shadow of the black city. Wise words floated in the air, but distrust, like a poison, emanated: but the black city disappeared. That's right, lost inhabitant, but it can appear again, Style of korean traditional folktale painting by Shin Yun-bok</text:p>
          </table:table-cell>
          <table:table-cell office:value-type="string" calcext:value-type="string">
            <text:p>yes</text:p>
          </table:table-cell>
        </table:table-row>
        <table:table-row table:style-name="ro1">
          <table:table-cell office:value-type="string" calcext:value-type="string">
            <text:p>cathedral made of bones, dragons fighting in the air, hellscape by beksinski</text:p>
          </table:table-cell>
          <table:table-cell office:value-type="string" calcext:value-type="string">
            <text:p>no</text:p>
          </table:table-cell>
        </table:table-row>
        <table:table-row table:style-name="ro1">
          <table:table-cell office:value-type="string" calcext:value-type="string">
            <text:p>Disposable camera photo of a provocative techwear packed busy rundown nightclub, lots of people, males and females breakdancing, variety of sharp sparkly creepy masks, harnesses and garters, tactical vests and holsters, some people holding drinks or have robot limbs or have cybernetic mods, tattoos and piercings, retrofuturism, brutalism, cyberpunk, sigma 85mm f/1.4, 15mm, 35mm, tilted frame, long exposure, 4k, high resolution, 4k, 8k, hd, wide angle lens, highly detailed, full color, harsh light and shadow, intoxicatingly blurry</text:p>
          </table:table-cell>
          <table:table-cell office:value-type="string" calcext:value-type="string">
            <text:p>no</text:p>
          </table:table-cell>
        </table:table-row>
        <table:table-row table:style-name="ro1">
          <table:table-cell office:value-type="string" calcext:value-type="string">
            <text:p>cat</text:p>
          </table:table-cell>
          <table:table-cell office:value-type="string" calcext:value-type="string">
            <text:p>no</text:p>
          </table:table-cell>
        </table:table-row>
        <table:table-row table:style-name="ro1">
          <table:table-cell office:value-type="string" calcext:value-type="string">
            <text:p>photograph of a knight with falcon armour. extremely detailed. dslr. 8 5 mm. 8 k</text:p>
          </table:table-cell>
          <table:table-cell office:value-type="string" calcext:value-type="string">
            <text:p>no</text:p>
          </table:table-cell>
        </table:table-row>
        <table:table-row table:style-name="ro1">
          <table:table-cell office:value-type="string" calcext:value-type="string">
            <text:p>salesman robot with shifty eyes portrait, grant wood, pj crook, edward hopper, oil on canvas</text:p>
          </table:table-cell>
          <table:table-cell office:value-type="string" calcext:value-type="string">
            <text:p>no</text:p>
          </table:table-cell>
        </table:table-row>
        <table:table-row table:style-name="ro1">
          <table:table-cell office:value-type="string" calcext:value-type="string">
            <text:p>screenshot of multiple grey Jedi statues by Zdzisław Beksiński, from 1970s star wars film thriller directed by Stanley Kubrick, iconic scene, 4k UHD still frame, windy hair, cinematic lighting, stunning cinematography, hyper detailed scene, anamorphic lenses, kodak color film stock</text:p>
          </table:table-cell>
          <table:table-cell office:value-type="string" calcext:value-type="string">
            <text:p>yes</text:p>
          </table:table-cell>
        </table:table-row>
        <table:table-row table:style-name="ro1">
          <table:table-cell office:value-type="string" calcext:value-type="string">
            <text:p>Giant fanged limb monster walks in the road. Drops of blood, meat, guts, mouths, many eyes on head, horns. Dark colors, high detail, hyperrealism, horror art, intricate details, masterpiece, biopunk, body-horror, art by Greg Broadmore, Esao Andrews, Beksinski, Giger</text:p>
          </table:table-cell>
          <table:table-cell office:value-type="string" calcext:value-type="string">
            <text:p>no</text:p>
          </table:table-cell>
        </table:table-row>
        <table:table-row table:style-name="ro1">
          <table:table-cell office:value-type="string" calcext:value-type="string">
            <text:p>short kid wearing a supreme shirt, detailed, studio</text:p>
          </table:table-cell>
          <table:table-cell office:value-type="string" calcext:value-type="string">
            <text:p>no</text:p>
          </table:table-cell>
        </table:table-row>
        <table:table-row table:style-name="ro1">
          <table:table-cell office:value-type="string" calcext:value-type="string">
            <text:p>fashion portrait, most beautiful girl in the world, glowing cybernetic augments, hyperrealism, year 2447, cdx</text:p>
          </table:table-cell>
          <table:table-cell office:value-type="string" calcext:value-type="string">
            <text:p>no</text:p>
          </table:table-cell>
        </table:table-row>
        <table:table-row table:style-name="ro1">
          <table:table-cell office:value-type="string" calcext:value-type="string">
            <text:p>realistic detailed face portrait of a beautiful young geisha with poppies in her elaborate hair by alphonse mucha, ayami kojima, amano, greg hildebrandt, and mark brooks, art nouveau, neo - gothic, gothic</text:p>
          </table:table-cell>
          <table:table-cell office:value-type="string" calcext:value-type="string">
            <text:p>yes</text:p>
          </table:table-cell>
        </table:table-row>
        <table:table-row table:style-name="ro1">
          <table:table-cell/>
          <table:table-cell office:value-type="string" calcext:value-type="string">
            <text:p>error</text:p>
          </table:table-cell>
        </table:table-row>
        <table:table-row table:style-name="ro1">
          <table:table-cell office:value-type="string" calcext:value-type="string">
            <text:p>anime key visual of tanya degurechaff aiming down a bolt action rifle, official digital media illustrated by artist so - bin, 1 9 1 8 colorized footage of the great war, trenches bombs, trending on artstation</text:p>
          </table:table-cell>
          <table:table-cell office:value-type="string" calcext:value-type="string">
            <text:p>yes</text:p>
          </table:table-cell>
        </table:table-row>
        <table:table-row table:style-name="ro1">
          <table:table-cell office:value-type="string" calcext:value-type="string">
            <text:p>george harrison, sky and clouds background, digital artwork by artgerm and lily abdullina, wpol and sarasti, donato giancola and android jones, artstation</text:p>
          </table:table-cell>
          <table:table-cell office:value-type="string" calcext:value-type="string">
            <text:p>no</text:p>
          </table:table-cell>
        </table:table-row>
        <table:table-row table:style-name="ro1">
          <table:table-cell office:value-type="string" calcext:value-type="string">
            <text:p>cat in a room. digital art. artstation. realistic. vibrant. illustration. in the style of pixar movie. octane render. art by makoto shinkai, stanley artgerm lau, wlop, rossdraws. volumetric lighting.</text:p>
          </table:table-cell>
          <table:table-cell office:value-type="string" calcext:value-type="string">
            <text:p>no</text:p>
          </table:table-cell>
        </table:table-row>
        <table:table-row table:style-name="ro1">
          <table:table-cell office:value-type="string" calcext:value-type="string">
            <text:p>Japanese robot geisha abstract analog glitch retro art house</text:p>
          </table:table-cell>
          <table:table-cell office:value-type="string" calcext:value-type="string">
            <text:p>yes</text:p>
          </table:table-cell>
        </table:table-row>
        <table:table-row table:style-name="ro1">
          <table:table-cell office:value-type="string" calcext:value-type="string">
            <text:p>a close up photo of a cute fluffy baby ragdoll cat saying uwu at the camera, trending on twitter, viral on facebook, 8k UHD</text:p>
          </table:table-cell>
          <table:table-cell office:value-type="string" calcext:value-type="string">
            <text:p>no</text:p>
          </table:table-cell>
        </table:table-row>
        <table:table-row table:style-name="ro1">
          <table:table-cell office:value-type="string" calcext:value-type="string">
            <text:p>dramatic Photorealistic, Matte Painting of a gigantic Mobile suit Mech standing in a busy post apocalyptic deep flooded Hong Kong city street at night,dark Tall buildings by Greg Rutkowski,Craig Mullins,Hyperrealism,Beautiful dramatic moody lighting,Cinematic Atmosphere,volumetric,Octane Rendering,8K</text:p>
          </table:table-cell>
          <table:table-cell office:value-type="string" calcext:value-type="string">
            <text:p>no</text:p>
          </table:table-cell>
        </table:table-row>
        <table:table-row table:style-name="ro1">
          <table:table-cell/>
          <table:table-cell office:value-type="string" calcext:value-type="string">
            <text:p>error</text:p>
          </table:table-cell>
        </table:table-row>
        <table:table-row table:style-name="ro1">
          <table:table-cell office:value-type="string" calcext:value-type="string">
            <text:p>human face with amazing eyes</text:p>
          </table:table-cell>
          <table:table-cell office:value-type="string" calcext:value-type="string">
            <text:p>no</text:p>
          </table:table-cell>
        </table:table-row>
        <table:table-row table:style-name="ro1">
          <table:table-cell office:value-type="string" calcext:value-type="string">
            <text:p>robot ninja mask helmet metal gear solid training suit swat commando, aesthetic octane render, 8 k hd resolution, by ilya kuvshinov and cushart krentz and gilleard james, by carl warner and jim woodring, trending on artstation : 1. 5, sweet joy harmony color scheme</text:p>
          </table:table-cell>
          <table:table-cell office:value-type="string" calcext:value-type="string">
            <text:p>no</text:p>
          </table:table-cell>
        </table:table-row>
        <table:table-row table:style-name="ro1">
          <table:table-cell office:value-type="string" calcext:value-type="string">
            <text:p>a beautiful female robot, elegant pose, melting, by Anato Finnstark, Tom Bagshaw, Brom</text:p>
          </table:table-cell>
          <table:table-cell office:value-type="string" calcext:value-type="string">
            <text:p>no</text:p>
          </table:table-cell>
        </table:table-row>
        <table:table-row table:style-name="ro1">
          <table:table-cell office:value-type="string" calcext:value-type="string">
            <text:p>fire logo, single color, black background.</text:p>
          </table:table-cell>
          <table:table-cell office:value-type="string" calcext:value-type="string">
            <text:p>error</text:p>
          </table:table-cell>
        </table:table-row>
        <table:table-row table:style-name="ro1">
          <table:table-cell office:value-type="string" calcext:value-type="string">
            <text:p>yoda performing at woodstock</text:p>
          </table:table-cell>
          <table:table-cell office:value-type="string" calcext:value-type="string">
            <text:p>yes</text:p>
          </table:table-cell>
        </table:table-row>
        <table:table-row table:style-name="ro1">
          <table:table-cell office:value-type="string" calcext:value-type="string">
            <text:p>a cinematic still of meeboo bohtrops, shmiggle biggles in the bleem podorkers, jajaboonords flipjimtots, masterpiece, closeup, octane render, nvidia raytracing demo</text:p>
          </table:table-cell>
          <table:table-cell office:value-type="string" calcext:value-type="string">
            <text:p>no</text:p>
          </table:table-cell>
        </table:table-row>
        <table:table-row table:style-name="ro1">
          <table:table-cell office:value-type="string" calcext:value-type="string">
            <text:p>Henry Cavill as Link in The Legend of Zelda Breath of the Wild promo shoot, studio lighting</text:p>
          </table:table-cell>
          <table:table-cell office:value-type="string" calcext:value-type="string">
            <text:p>error</text:p>
          </table:table-cell>
        </table:table-row>
        <table:table-row table:style-name="ro1">
          <table:table-cell office:value-type="string" calcext:value-type="string">
            <text:p>front shot of a giant nose sucking up humans , intricate, elegant, highly detailed, centered, digital painting, artstation, concept art, smooth, sharp focus, illustration, artgerm, impresionism</text:p>
          </table:table-cell>
          <table:table-cell office:value-type="string" calcext:value-type="string">
            <text:p>no</text:p>
          </table:table-cell>
        </table:table-row>
        <table:table-row table:style-name="ro1">
          <table:table-cell office:value-type="string" calcext:value-type="string">
            <text:p>breathtaking detailed digital stained glaiss painting of a fairy in a pond with koi fish and intricate flowers of light, gauze dress draped of fireflies and art nouveau golden ribbons, in style of yoji shinkawa and hyung - tae kim, trending on artstation, dark night, great composition, concept art, highly detailed, dynamic pose,</text:p>
          </table:table-cell>
          <table:table-cell office:value-type="string" calcext:value-type="string">
            <text:p>no</text:p>
          </table:table-cell>
        </table:table-row>
        <table:table-row table:style-name="ro1">
          <table:table-cell office:value-type="string" calcext:value-type="string">
            <text:p>Emma Watson lying on the bed in sleepwear, summertime, fantasy, intricate, elegant, highly detailed, digital painting, artstation, concept art, matte, sharp focus, illustration, hearthstone, art by Artgerm and Greg Rutkowski and Alphonse Mucha</text:p>
          </table:table-cell>
          <table:table-cell office:value-type="string" calcext:value-type="string">
            <text:p>no</text:p>
          </table:table-cell>
        </table:table-row>
        <table:table-row table:style-name="ro1">
          <table:table-cell office:value-type="string" calcext:value-type="string">
            <text:p>professional photo of a dog holding a sign with a nuclear radiation warning on it</text:p>
          </table:table-cell>
          <table:table-cell office:value-type="string" calcext:value-type="string">
            <text:p>no</text:p>
          </table:table-cell>
        </table:table-row>
        <table:table-row table:style-name="ro1">
          <table:table-cell office:value-type="string" calcext:value-type="string">
            <text:p>a girl watching looking up at the clouds, full shot, atmospheric lighting, detailed face, by makoto shinkai, stanley artger m lau, wlop, rossdraws, james jean, andrei riabovitchev, marc simonetti, krenz c </text:p>
          </table:table-cell>
          <table:table-cell office:value-type="string" calcext:value-type="string">
            <text:p>no</text:p>
          </table:table-cell>
        </table:table-row>
        <table:table-row table:style-name="ro1">
          <table:table-cell office:value-type="string" calcext:value-type="string">
            <text:p>tuesday weld in a pink bikini, tuesday weld swimming in a palm springs midcentury swimming pool by gil elvgren, by mort kunstler, by earl norem</text:p>
          </table:table-cell>
          <table:table-cell office:value-type="string" calcext:value-type="string">
            <text:p>yes</text:p>
          </table:table-cell>
        </table:table-row>
        <table:table-row table:style-name="ro1">
          <table:table-cell office:value-type="string" calcext:value-type="string">
            <text:p>four breakdancers battling in the bronx in 1984, by Andy Warhol, gritty, energetic, hyperrealistic, intricate, Moody lightning, trending on artstation</text:p>
          </table:table-cell>
          <table:table-cell office:value-type="string" calcext:value-type="string">
            <text:p>yes</text:p>
          </table:table-cell>
        </table:table-row>
        <table:table-row table:style-name="ro1">
          <table:table-cell office:value-type="string" calcext:value-type="string">
            <text:p>hyper realistic pencil drawing of emma stone as an eldritch princess, cloak, fantasy, dark, stunning, detail, sharp</text:p>
          </table:table-cell>
          <table:table-cell office:value-type="string" calcext:value-type="string">
            <text:p>no</text:p>
          </table:table-cell>
        </table:table-row>
        <table:table-row table:style-name="ro1">
          <table:table-cell office:value-type="string" calcext:value-type="string">
            <text:p>within the whole and finite capsule apparent with awe the apparition a ghost, an idea seep's into infinity, face axonometric mechanical fantasy intricate elegant highly detailed, in volumetric void of latent space, volumetric lighting</text:p>
          </table:table-cell>
          <table:table-cell office:value-type="string" calcext:value-type="string">
            <text:p>no</text:p>
          </table:table-cell>
        </table:table-row>
        <table:table-row table:style-name="ro1">
          <table:table-cell office:value-type="string" calcext:value-type="string">
            <text:p>hyperrealism close - up mythological portrait of a medieval woman's shattered face partially made of silver color flowers in style of classicism using the fibonacci golden ratio, pale skin, wearing silver dress, dark and dull palette</text:p>
          </table:table-cell>
          <table:table-cell office:value-type="string" calcext:value-type="string">
            <text:p>no</text:p>
          </table:table-cell>
        </table:table-row>
        <table:table-row table:style-name="ro1">
          <table:table-cell office:value-type="string" calcext:value-type="string">
            <text:p>bill cipher from gravity falls by ross tran, artgerm, marc simonetti</text:p>
          </table:table-cell>
          <table:table-cell office:value-type="string" calcext:value-type="string">
            <text:p>no</text:p>
          </table:table-cell>
        </table:table-row>
        <table:table-row table:style-name="ro1">
          <table:table-cell office:value-type="string" calcext:value-type="string">
            <text:p>a bird with a hat in pixelart</text:p>
          </table:table-cell>
          <table:table-cell office:value-type="string" calcext:value-type="string">
            <text:p>no</text:p>
          </table:table-cell>
        </table:table-row>
        <table:table-row table:style-name="ro1">
          <table:table-cell office:value-type="string" calcext:value-type="string">
            <text:p>highly detailed painting of dieselpunk kreta, winter, snow, dystopia, by greg rutkowski, by raphael lacoste, 4 k resolution, trending on artstation</text:p>
          </table:table-cell>
          <table:table-cell office:value-type="string" calcext:value-type="string">
            <text:p>no</text:p>
          </table:table-cell>
        </table:table-row>
        <table:table-row table:style-name="ro1">
          <table:table-cell office:value-type="string" calcext:value-type="string">
            <text:p>fully black background. background hex 000000. goddess princess face close-up portrait ram skull. japanese coloured paper bas relief paper sculpture. jellyfish phoenix head, nautilus, orchid, skull, betta fish, bioluminiscent creatures, intricate artwork by Tooth Wu and wlop and beeple. octane render, trending on artstation, greg rutkowski very coherent symmetrical artwork. cinematic, hyper realism, high detail, octane render, 8k</text:p>
          </table:table-cell>
          <table:table-cell office:value-type="string" calcext:value-type="string">
            <text:p>no</text:p>
          </table:table-cell>
        </table:table-row>
        <table:table-row table:style-name="ro1">
          <table:table-cell office:value-type="string" calcext:value-type="string">
            <text:p>a cute beautiful stone - type pokemon with beautiful happy smile, red tentacles bursting out of his hair, full body portrait, highly detailed digital art, 3 d perspective, award - winning illustration, aesthetic, smooth, pokemon style, made by greg rutkowski, with an alien landscape in the background</text:p>
          </table:table-cell>
          <table:table-cell office:value-type="string" calcext:value-type="string">
            <text:p>no</text:p>
          </table:table-cell>
        </table:table-row>
        <table:table-row table:style-name="ro1">
          <table:table-cell office:value-type="string" calcext:value-type="string">
            <text:p>edgy comic made by StoneToss, high detail, reddit, instagram, 9gag, trending, popular, 8k resolution</text:p>
          </table:table-cell>
          <table:table-cell office:value-type="string" calcext:value-type="string">
            <text:p>no</text:p>
          </table:table-cell>
        </table:table-row>
        <table:table-row table:style-name="ro1">
          <table:table-cell office:value-type="string" calcext:value-type="string">
            <text:p>a realistic detailed photo of a guy who is an attractive humanoid who is half robot and half humanoid, who is a male android, soccer player timo werner, shiny skin, posing like a statue, blank stare, by the pool, on display, showing off his muscles, humanoid robot, frozen ice statue, made of ice</text:p>
          </table:table-cell>
          <table:table-cell office:value-type="string" calcext:value-type="string">
            <text:p>no</text:p>
          </table:table-cell>
        </table:table-row>
        <table:table-row table:style-name="ro1">
          <table:table-cell office:value-type="string" calcext:value-type="string">
            <text:p>3 d octane render character design of a latina cute girl using tight white and red raglan sleeves with tight blue jeans and cool shoes, having silky long black hair with bangs</text:p>
          </table:table-cell>
          <table:table-cell office:value-type="string" calcext:value-type="string">
            <text:p>no</text:p>
          </table:table-cell>
        </table:table-row>
        <table:table-row table:style-name="ro1">
          <table:table-cell office:value-type="string" calcext:value-type="string">
            <text:p>neverending nothing, Dark Souls 3 themed, insanely detailed and intricate, golden ratio, elegant, ornate, luxury, elite, ominous, haunting, matte painting, cinematic, cgsociety, James jean, Brian froud, ross tran, Laputa</text:p>
          </table:table-cell>
          <table:table-cell office:value-type="string" calcext:value-type="string">
            <text:p>error</text:p>
          </table:table-cell>
        </table:table-row>
        <table:table-row table:style-name="ro1">
          <table:table-cell office:value-type="string" calcext:value-type="string">
            <text:p>isometric room 3 d model</text:p>
          </table:table-cell>
          <table:table-cell office:value-type="string" calcext:value-type="string">
            <text:p>no</text:p>
          </table:table-cell>
        </table:table-row>
        <table:table-row table:style-name="ro1">
          <table:table-cell office:value-type="string" calcext:value-type="string">
            <text:p>impressionist brushstrokes!!!! lisa frank and richard schmid and jeremy lipking victorian loose genre loose painting full length portrait painting of a victorian vampire</text:p>
          </table:table-cell>
          <table:table-cell office:value-type="string" calcext:value-type="string">
            <text:p>no</text:p>
          </table:table-cell>
        </table:table-row>
        <table:table-row table:style-name="ro1">
          <table:table-cell office:value-type="string" calcext:value-type="string">
            <text:p>a full picture of a whole one giraffe with a short neck in savana</text:p>
          </table:table-cell>
          <table:table-cell office:value-type="string" calcext:value-type="string">
            <text:p>no</text:p>
          </table:table-cell>
        </table:table-row>
        <table:table-row table:style-name="ro1">
          <table:table-cell office:value-type="string" calcext:value-type="string">
            <text:p>by beksinski, momento mori, 5 deadly sins, photorealism, octane render, by zawadzki, 8 k,</text:p>
          </table:table-cell>
          <table:table-cell office:value-type="string" calcext:value-type="string">
            <text:p>error</text:p>
          </table:table-cell>
        </table:table-row>
        <table:table-row table:style-name="ro1">
          <table:table-cell office:value-type="string" calcext:value-type="string">
            <text:p>child made out of strawberries, realistic, high quality, HD</text:p>
          </table:table-cell>
          <table:table-cell office:value-type="string" calcext:value-type="string">
            <text:p>no</text:p>
          </table:table-cell>
        </table:table-row>
        <table:table-row table:style-name="ro1">
          <table:table-cell office:value-type="string" calcext:value-type="string">
            <text:p>in the style of max prentis and deathburger and laurie greasley a <text:s/>vector e-sports sticker logo of a ecosystem in a bottle, highly detailed, colourful, 8k wallpaper</text:p>
          </table:table-cell>
          <table:table-cell office:value-type="string" calcext:value-type="string">
            <text:p>no</text:p>
          </table:table-cell>
        </table:table-row>
        <table:table-row table:style-name="ro1">
          <table:table-cell office:value-type="string" calcext:value-type="string">
            <text:p>Professional floral arrangement of human flesh, bones, rotten meat</text:p>
          </table:table-cell>
          <table:table-cell office:value-type="string" calcext:value-type="string">
            <text:p>no</text:p>
          </table:table-cell>
        </table:table-row>
        <table:table-row table:style-name="ro1">
          <table:table-cell office:value-type="string" calcext:value-type="string">
            <text:p>photograph of a modern advanced glass house in the middle of a jungle, small stream flowing, little foggy, atmospheric</text:p>
          </table:table-cell>
          <table:table-cell office:value-type="string" calcext:value-type="string">
            <text:p>no</text:p>
          </table:table-cell>
        </table:table-row>
        <table:table-row table:style-name="ro1">
          <table:table-cell office:value-type="string" calcext:value-type="string">
            <text:p>4 th of july massacre</text:p>
          </table:table-cell>
          <table:table-cell office:value-type="string" calcext:value-type="string">
            <text:p>error</text:p>
          </table:table-cell>
        </table:table-row>
        <table:table-row table:style-name="ro1">
          <table:table-cell office:value-type="string" calcext:value-type="string">
            <text:p>Elden Ring themed painting of hybrid majestic aztec warrior fantasy biomechanical human beautiful immortal angel symmetrical face angry mask closeup face breathing mask tattoo pattern golden ratio concept, deep forest psytrance Neo-Gothic concept, infinity glyph waves, intricate artwork masterpiece, very coherent artwork, cinematic, full frontal facial features by Artgerm, Takato Yamamoto, Zdizslaw Beksinski, Johnatan Wayshak, Moebius, Ayami Kojima, very coherent artwork, trending on cgsociety, ultra high quality model, production quality cinema model, high detail chromatic ink outline, octane render, unreal engine 8k, hyper realism, high detail, octane render, unreal engine, 8k, High contrast</text:p>
          </table:table-cell>
          <table:table-cell office:value-type="string" calcext:value-type="string">
            <text:p>error</text:p>
          </table:table-cell>
        </table:table-row>
        <table:table-row table:style-name="ro1">
          <table:table-cell office:value-type="string" calcext:value-type="string">
            <text:p>“ grand piano encased in spiderwebs that stretch up to the ceiling in an opulent empty concert hall, photorealism, cinematic lighting, dramatic, melancholy, atmospheric ”</text:p>
          </table:table-cell>
          <table:table-cell office:value-type="string" calcext:value-type="string">
            <text:p>no</text:p>
          </table:table-cell>
        </table:table-row>
        <table:table-row table:style-name="ro1">
          <table:table-cell office:value-type="string" calcext:value-type="string">
            <text:p>ultrawide angle colour masterpiece surreal closeup portrait photography of the beatles playing on stage by miho hirano and annie leibovitz and michael cheval, weird surreal epic psychedelic complex biomorphic 3 d fractal landscape in background by kilian eng and roger dean and salvador dali and beksinski, 8 k</text:p>
          </table:table-cell>
          <table:table-cell office:value-type="string" calcext:value-type="string">
            <text:p>yes</text:p>
          </table:table-cell>
        </table:table-row>
        <table:table-row table:style-name="ro1">
          <table:table-cell office:value-type="string" calcext:value-type="string">
            <text:p>old wartime photograph of spongebob squarepants holding a lewis gun, 1 9 1 7</text:p>
          </table:table-cell>
          <table:table-cell office:value-type="string" calcext:value-type="string">
            <text:p>yes</text:p>
          </table:table-cell>
        </table:table-row>
        <table:table-row table:style-name="ro1">
          <table:table-cell office:value-type="string" calcext:value-type="string">
            <text:p>nicholas cage holding a birthday cake in the style of 1 9 7 0 s bbc stop motion, oliver postgate</text:p>
          </table:table-cell>
          <table:table-cell office:value-type="string" calcext:value-type="string">
            <text:p>yes</text:p>
          </table:table-cell>
        </table:table-row>
        <table:table-row table:style-name="ro1">
          <table:table-cell office:value-type="string" calcext:value-type="string">
            <text:p>a portrait of a beautiful androgynous blond man, germanic pale white skin and long fluffy curly blond hair, sharp lavender eyes, Center parted curtain bangs, close up view, head and upper body, looking upward, fullface, light from above, by Peter Mohrbacher, trending on artstation, 8k</text:p>
          </table:table-cell>
          <table:table-cell office:value-type="string" calcext:value-type="string">
            <text:p>error</text:p>
          </table:table-cell>
        </table:table-row>
        <table:table-row table:style-name="ro1">
          <table:table-cell office:value-type="string" calcext:value-type="string">
            <text:p>engraved israeli hebrew postage stamp of albert einstein with theory of relativity, detailed!!! color engraving in the style of a postage stamp, fine!!! lines</text:p>
          </table:table-cell>
          <table:table-cell office:value-type="string" calcext:value-type="string">
            <text:p>no</text:p>
          </table:table-cell>
        </table:table-row>
        <table:table-row table:style-name="ro1">
          <table:table-cell office:value-type="string" calcext:value-type="string">
            <text:p>pink fox by Kilian Eng, minimalist, detailed</text:p>
          </table:table-cell>
          <table:table-cell office:value-type="string" calcext:value-type="string">
            <text:p>error</text:p>
          </table:table-cell>
        </table:table-row>
        <table:table-row table:style-name="ro1">
          <table:table-cell office:value-type="string" calcext:value-type="string">
            <text:p>emma watson holding the hand of jfk</text:p>
          </table:table-cell>
          <table:table-cell office:value-type="string" calcext:value-type="string">
            <text:p>yes</text:p>
          </table:table-cell>
        </table:table-row>
        <table:table-row table:style-name="ro1">
          <table:table-cell office:value-type="string" calcext:value-type="string">
            <text:p>russian slav heroine wearing an addidas tracksuit squatting with whiskey in one hand and a cigarette in the other hand. by greg rutkowski and wlop, detailed, cinematic, artstation, 8 k, intricate, rule of thirds.</text:p>
          </table:table-cell>
          <table:table-cell office:value-type="string" calcext:value-type="string">
            <text:p>no</text:p>
          </table:table-cell>
        </table:table-row>
        <table:table-row table:style-name="ro1">
          <table:table-cell/>
          <table:table-cell office:value-type="string" calcext:value-type="string">
            <text:p>error</text:p>
          </table:table-cell>
        </table:table-row>
        <table:table-row table:style-name="ro1">
          <table:table-cell office:value-type="string" calcext:value-type="string">
            <text:p>a detailed portrait of robin williams as santa ana at the alamo, long twirling moustache, by alphonse mucha and albert bierstadt and thomas moran and charles russel, god rays, intricate detail, cinematic, 8 k, featured on artstation, pixiv</text:p>
          </table:table-cell>
          <table:table-cell office:value-type="string" calcext:value-type="string">
            <text:p>error</text:p>
          </table:table-cell>
        </table:table-row>
        <table:table-row table:style-name="ro1">
          <table:table-cell office:value-type="string" calcext:value-type="string">
            <text:p>a cyberpunk 2077 portrait of Dwayne Johnson put his arms around a female android , complex mess of cables and wires behind them connected to giant computer, love,film lighting, by laurie greasley,Lawrence Alma-Tadema,William Morris,Dan Mumford, trending on atrstation, full of color, highly detailed,8K, octane, Digital painting,golden ratio,cinematic lighting</text:p>
          </table:table-cell>
          <table:table-cell office:value-type="string" calcext:value-type="string">
            <text:p>no</text:p>
          </table:table-cell>
        </table:table-row>
        <table:table-row table:style-name="ro1">
          <table:table-cell office:value-type="string" calcext:value-type="string">
            <text:p>a mix of the witcher and fallout 4, highly - detailed, 8 k, realistic, unreal engine 5, light effect, magnificent</text:p>
          </table:table-cell>
          <table:table-cell office:value-type="string" calcext:value-type="string">
            <text:p>no</text:p>
          </table:table-cell>
        </table:table-row>
        <table:table-row table:style-name="ro1">
          <table:table-cell office:value-type="string" calcext:value-type="string">
            <text:p>cinematic shot, 35 foot tall stunning quadrupedal mecha dragon, sharp edged black armor, shining gold accents around the edges, sleek OLED blue visor for eyes, sleek dragon legs, two massive wings that take up the frame, walking in busy neon city streets, epic shot, full body shot, highly detailed art, sci fi, furry, 3D realistic, warframe fanart, destiny fanart, furry art, dragon art, feral art, macro art, furaffinity, DeviantArt, sofurry</text:p>
          </table:table-cell>
          <table:table-cell office:value-type="string" calcext:value-type="string">
            <text:p>no</text:p>
          </table:table-cell>
        </table:table-row>
        <table:table-row table:style-name="ro1">
          <table:table-cell office:value-type="string" calcext:value-type="string">
            <text:p>barack obama with enormous shoes in the style of norman rockwell</text:p>
          </table:table-cell>
          <table:table-cell office:value-type="string" calcext:value-type="string">
            <text:p>no</text:p>
          </table:table-cell>
        </table:table-row>
        <table:table-row table:style-name="ro1">
          <table:table-cell office:value-type="string" calcext:value-type="string">
            <text:p>( ( ( ( ( 2 0 5 0 s retro future 1 0 year boy old super scientest in space pirate mechanics costume full portrait. muted colors. ) ) ) ) ) by jean - baptiste monge!!!!!!!!!!!!!!!!!!!!!!!!!!!!!!</text:p>
          </table:table-cell>
          <table:table-cell office:value-type="string" calcext:value-type="string">
            <text:p>yes</text:p>
          </table:table-cell>
        </table:table-row>
        <table:table-row table:style-name="ro1">
          <table:table-cell office:value-type="string" calcext:value-type="string">
            <text:p>whimsical!!!, beautiful!! women and dragon standing in a lake, raising an arm, under a binary black hole with a ring, by ross tran, by greg rutkowski, by artgerm, by beeple, face enhance, volumetric lighting, 4 k resolution, octane render, trending on artstation</text:p>
          </table:table-cell>
          <table:table-cell office:value-type="string" calcext:value-type="string">
            <text:p>error</text:p>
          </table:table-cell>
        </table:table-row>
        <table:table-row table:style-name="ro1">
          <table:table-cell office:value-type="string" calcext:value-type="string">
            <text:p>upper body portrait of nicolas cage as superman, intricate, elegant, highly detailed, digital painting, artstation, concept art, smooth, sharp focus, illustration, art by artgerm and greg rutkowski and alphonse mucha, award winning, 8 k</text:p>
          </table:table-cell>
          <table:table-cell office:value-type="string" calcext:value-type="string">
            <text:p>no</text:p>
          </table:table-cell>
        </table:table-row>
        <table:table-row table:style-name="ro1">
          <table:table-cell office:value-type="string" calcext:value-type="string">
            <text:p>long sword, black skull sword guard sword, steel, sword, crystals, engravings, forged, blacksmith product design, jewelry, art by gerald brom, greg rutkowski and artgerm and james jean and zdzisław beksinski, 8 k, unreal engine, c 4 d</text:p>
          </table:table-cell>
          <table:table-cell office:value-type="string" calcext:value-type="string">
            <text:p>no</text:p>
          </table:table-cell>
        </table:table-row>
        <table:table-row table:style-name="ro1">
          <table:table-cell office:value-type="string" calcext:value-type="string">
            <text:p>beautiful Eliza Taylor as Rosemarie Hathaway from Vampire Academy movie as GTA character, vampires fantasy, closeup, D&amp;D, intricate, elegant, highly detailed, digital painting, artstation, concept art, matte, sharp focus, illustration, art by Artgerm and Greg Rutkowski and Alphonse Mucha</text:p>
          </table:table-cell>
          <table:table-cell office:value-type="string" calcext:value-type="string">
            <text:p>yes</text:p>
          </table:table-cell>
        </table:table-row>
        <table:table-row table:style-name="ro1">
          <table:table-cell office:value-type="string" calcext:value-type="string">
            <text:p>polaroid of hobbit male face shot in his shire home lit by candle light by Tarkovsky</text:p>
          </table:table-cell>
          <table:table-cell office:value-type="string" calcext:value-type="string">
            <text:p>yes</text:p>
          </table:table-cell>
        </table:table-row>
        <table:table-row table:style-name="ro1">
          <table:table-cell office:value-type="string" calcext:value-type="string">
            <text:p>elizabeth olsen as samus aran</text:p>
          </table:table-cell>
          <table:table-cell office:value-type="string" calcext:value-type="string">
            <text:p>error</text:p>
          </table:table-cell>
        </table:table-row>
        <table:table-row table:style-name="ro1">
          <table:table-cell office:value-type="string" calcext:value-type="string">
            <text:p>“Elvis in the style of Alex Grey”</text:p>
          </table:table-cell>
          <table:table-cell office:value-type="string" calcext:value-type="string">
            <text:p>yes</text:p>
          </table:table-cell>
        </table:table-row>
        <table:table-row table:style-name="ro1">
          <table:table-cell office:value-type="string" calcext:value-type="string">
            <text:p>jade plant with blue background</text:p>
          </table:table-cell>
          <table:table-cell office:value-type="string" calcext:value-type="string">
            <text:p>no</text:p>
          </table:table-cell>
        </table:table-row>
        <table:table-row table:style-name="ro1">
          <table:table-cell office:value-type="string" calcext:value-type="string">
            <text:p>jocki willinks, black and white, digital art</text:p>
          </table:table-cell>
          <table:table-cell office:value-type="string" calcext:value-type="string">
            <text:p>no</text:p>
          </table:table-cell>
        </table:table-row>
        <table:table-row table:style-name="ro1">
          <table:table-cell office:value-type="string" calcext:value-type="string">
            <text:p>portrait of a robot woman, artificial intelligence, sci-fi components, intricate wiring, studio lightning, concept art, photorealistic, digital painting</text:p>
          </table:table-cell>
          <table:table-cell office:value-type="string" calcext:value-type="string">
            <text:p>no</text:p>
          </table:table-cell>
        </table:table-row>
        <table:table-row table:style-name="ro1">
          <table:table-cell office:value-type="string" calcext:value-type="string">
            <text:p>helsinki city at night</text:p>
          </table:table-cell>
          <table:table-cell office:value-type="string" calcext:value-type="string">
            <text:p>no</text:p>
          </table:table-cell>
        </table:table-row>
        <table:table-row table:style-name="ro1">
          <table:table-cell office:value-type="string" calcext:value-type="string">
            <text:p>a renaissance painting of nicolas cage fighting over the docloration of indepence by Zygmunt Waliszewski</text:p>
          </table:table-cell>
          <table:table-cell office:value-type="string" calcext:value-type="string">
            <text:p>yes</text:p>
          </table:table-cell>
        </table:table-row>
        <table:table-row table:style-name="ro1">
          <table:table-cell office:value-type="string" calcext:value-type="string">
            <text:p>a matte painting of the wild west, woman standing in flower field, oil painting, pale colors, high detail, 8 k, wide angle, trending on artstation,</text:p>
          </table:table-cell>
          <table:table-cell office:value-type="string" calcext:value-type="string">
            <text:p>no</text:p>
          </table:table-cell>
        </table:table-row>
        <table:table-row table:style-name="ro1">
          <table:table-cell office:value-type="string" calcext:value-type="string">
            <text:p>highly detailed portrait of reaper, stephen bliss, unreal engine, greg rutkowski, loish, rhads, ferdinand knab, makoto shinkai and lois van baarle, ilya kuvshinov, rossdraws, tom bagshaw, alphonse mucha, global illumination, radiant light, detailed and intricate environment</text:p>
          </table:table-cell>
          <table:table-cell office:value-type="string" calcext:value-type="string">
            <text:p>no</text:p>
          </table:table-cell>
        </table:table-row>
        <table:table-row table:style-name="ro1">
          <table:table-cell office:value-type="string" calcext:value-type="string">
            <text:p>Deep imprint flower core, our ouroborous devours it's tail by Rick Baker, black, neon purple, Hyperreal, Photographed in the Style of Annie Leibovitz, Studio Lighting</text:p>
          </table:table-cell>
          <table:table-cell office:value-type="string" calcext:value-type="string">
            <text:p>no</text:p>
          </table:table-cell>
        </table:table-row>
        <table:table-row table:style-name="ro1">
          <table:table-cell office:value-type="string" calcext:value-type="string">
            <text:p>john coffey in the green mile, airbrush, drew struzan illustration art, key art, movie poster</text:p>
          </table:table-cell>
          <table:table-cell office:value-type="string" calcext:value-type="string">
            <text:p>no</text:p>
          </table:table-cell>
        </table:table-row>
        <table:table-row table:style-name="ro1">
          <table:table-cell office:value-type="string" calcext:value-type="string">
            <text:p>oil painting lanscape by anders zorn, jungle nature, fruit trees, very very very very beautiful art, dramatic light, nuthatch</text:p>
          </table:table-cell>
          <table:table-cell office:value-type="string" calcext:value-type="string">
            <text:p>no</text:p>
          </table:table-cell>
        </table:table-row>
        <table:table-row table:style-name="ro1">
          <table:table-cell office:value-type="string" calcext:value-type="string">
            <text:p>a oil / watercolor painting full body character portrait of a homeless soldier / knight in the style of moebius in the style of leonard boyarsky trending on artstation deviantart pinterest detailed photorealistic highlights and shadow hd 8 k post - processing high resolution</text:p>
          </table:table-cell>
          <table:table-cell office:value-type="string" calcext:value-type="string">
            <text:p>no</text:p>
          </table:table-cell>
        </table:table-row>
        <table:table-row table:style-name="ro1">
          <table:table-cell office:value-type="string" calcext:value-type="string">
            <text:p>artwork of long haired cyborg with damaged robot eye by Greg Hildebrandt. Cinematic lighting. Terminator 2 ending scene</text:p>
          </table:table-cell>
          <table:table-cell office:value-type="string" calcext:value-type="string">
            <text:p>yes</text:p>
          </table:table-cell>
        </table:table-row>
        <table:table-row table:style-name="ro1">
          <table:table-cell office:value-type="string" calcext:value-type="string">
            <text:p>man bear hugging man, photorealistic</text:p>
          </table:table-cell>
          <table:table-cell office:value-type="string" calcext:value-type="string">
            <text:p>no</text:p>
          </table:table-cell>
        </table:table-row>
        <table:table-row table:style-name="ro1">
          <table:table-cell office:value-type="string" calcext:value-type="string">
            <text:p>a beautiful painting of a cyberpunk blindfolded girl by sachin teng and pascal blanche and alphonse mucha! ！ and ruan jia! and josan gonzalez!. in style of conceptual art. colorful comic, film noirs, brush stroke, vibrating colors, hyper detailed. octane render. trending on artstation</text:p>
          </table:table-cell>
          <table:table-cell office:value-type="string" calcext:value-type="string">
            <text:p>no</text:p>
          </table:table-cell>
        </table:table-row>
        <table:table-row table:style-name="ro1">
          <table:table-cell office:value-type="string" calcext:value-type="string">
            <text:p>fantasy magic Timothee Chalamet portrait, sci-fi, glossy eyes, face, long hair, fantasy, intricate, elegant, highly detailed, digital painting, artstation, concept art, smooth, sharp focus, illustration</text:p>
          </table:table-cell>
          <table:table-cell office:value-type="string" calcext:value-type="string">
            <text:p>error</text:p>
          </table:table-cell>
        </table:table-row>
        <table:table-row table:style-name="ro1">
          <table:table-cell office:value-type="string" calcext:value-type="string">
            <text:p>halfturn portrait of a big crystal face, made of golden crystals, half - turn, bottom view, ominous, intricate, studio, art by anthony macbain + greg rutkowski + alphonse mucha, concept art, 4 k, sharp focus</text:p>
          </table:table-cell>
          <table:table-cell office:value-type="string" calcext:value-type="string">
            <text:p>no</text:p>
          </table:table-cell>
        </table:table-row>
        <table:table-row table:style-name="ro1">
          <table:table-cell office:value-type="string" calcext:value-type="string">
            <text:p>Painting of a beautiful indian princess, stunning 3d render inspired art by P. Craig Russell and Barry Windsor-Smith + perfect facial symmetry + dim volumetric lighting, vibrant dark wavy hair, ornate flowing silvered robes, dizzy, full body, 8k octane beautifully detailed render, post-processing, extremely hyperdetailed, intricate, epic composition, grim yet sparkling atmosphere, cinematic lighting + masterpiece, trending on artstation, very very detailed</text:p>
          </table:table-cell>
          <table:table-cell office:value-type="string" calcext:value-type="string">
            <text:p>no</text:p>
          </table:table-cell>
        </table:table-row>
        <table:table-row table:style-name="ro1">
          <table:table-cell office:value-type="string" calcext:value-type="string">
            <text:p>nuclear explosion in the background of a furry convention</text:p>
          </table:table-cell>
          <table:table-cell office:value-type="string" calcext:value-type="string">
            <text:p>no</text:p>
          </table:table-cell>
        </table:table-row>
        <table:table-row table:style-name="ro1">
          <table:table-cell office:value-type="string" calcext:value-type="string">
            <text:p>moai statue popart slap face caricature cartoon graffity, mark ryden bill cipher colorful vibrant beeple, by thomas kinkade</text:p>
          </table:table-cell>
          <table:table-cell office:value-type="string" calcext:value-type="string">
            <text:p>no</text:p>
          </table:table-cell>
        </table:table-row>
        <table:table-row table:style-name="ro1">
          <table:table-cell office:value-type="string" calcext:value-type="string">
            <text:p>fully body pose, photo of a very beautiful!! victoria secret model, the joker, 8 k, hdr, smooth, sharp focus, high resolution, award - winning photo, trending on artstation, dslr, 5 0 mm c 1 5. 0</text:p>
          </table:table-cell>
          <table:table-cell office:value-type="string" calcext:value-type="string">
            <text:p>no</text:p>
          </table:table-cell>
        </table:table-row>
        <table:table-row table:style-name="ro1">
          <table:table-cell office:value-type="string" calcext:value-type="string">
            <text:p>large plate of delicious greasy fried chicken, with a side of dipping sauces, realistic advertising photography, 4K resolution, spot lighting</text:p>
          </table:table-cell>
          <table:table-cell office:value-type="string" calcext:value-type="string">
            <text:p>no</text:p>
          </table:table-cell>
        </table:table-row>
        <table:table-row table:style-name="ro1">
          <table:table-cell office:value-type="string" calcext:value-type="string">
            <text:p>Broken cyborg girl with VR helmet on old courtyard with mud and an old playground between two soviet five-storey overgrown with ivy panel houses, high details, cinematic, 8k resolution, beautiful detailed, insanely intricate details, artstation trending, rule of third, octane render, unreal engine</text:p>
          </table:table-cell>
          <table:table-cell office:value-type="string" calcext:value-type="string">
            <text:p>yes</text:p>
          </table:table-cell>
        </table:table-row>
        <table:table-row table:style-name="ro1">
          <table:table-cell office:value-type="string" calcext:value-type="string">
            <text:p>harmony tiny floating yellow whales, white haired yoongi eyes closed, under water, bubbles, coral, muted colors, wlop, james jean, victo ngai, highly detailed, fantasy art by craig mullins, thomas kinkade</text:p>
          </table:table-cell>
          <table:table-cell office:value-type="string" calcext:value-type="string">
            <text:p>no</text:p>
          </table:table-cell>
        </table:table-row>
        <table:table-row table:style-name="ro1">
          <table:table-cell office:value-type="string" calcext:value-type="string">
            <text:p>hindu goddess of death, holding a skull on one hand and trident on another, posing for playboy photoshoot, studio lighting, cosplay</text:p>
          </table:table-cell>
          <table:table-cell office:value-type="string" calcext:value-type="string">
            <text:p>no</text:p>
          </table:table-cell>
        </table:table-row>
        <table:table-row table:style-name="ro1">
          <table:table-cell office:value-type="string" calcext:value-type="string">
            <text:p>full body portrait of a male sovereign daoshi wearing a daopao by wlop, wuxia, xianxia, the sovereign marvel, ayesha, daoshi, taoist priest, taoist master, daopao, taoist robe, realistic, anatomically accurate, fantasy illustration, artstation, wlop, 4 k.</text:p>
          </table:table-cell>
          <table:table-cell office:value-type="string" calcext:value-type="string">
            <text:p>no</text:p>
          </table:table-cell>
        </table:table-row>
        <table:table-row table:style-name="ro1">
          <table:table-cell office:value-type="string" calcext:value-type="string">
            <text:p>a majestic and mystifying book about space travel, moleskin book, relic, knowledge, wisdom, secrets, travel guide, space tourism, hard cover book, adventure, hyper realistic, realistic, 8 k render, unreal engine 5 render</text:p>
          </table:table-cell>
          <table:table-cell office:value-type="string" calcext:value-type="string">
            <text:p>no</text:p>
          </table:table-cell>
        </table:table-row>
        <table:table-row table:style-name="ro1">
          <table:table-cell office:value-type="string" calcext:value-type="string">
            <text:p>Louis Vuitton advertising campaign.</text:p>
          </table:table-cell>
          <table:table-cell office:value-type="string" calcext:value-type="string">
            <text:p>no</text:p>
          </table:table-cell>
        </table:table-row>
        <table:table-row table:style-name="ro1">
          <table:table-cell office:value-type="string" calcext:value-type="string">
            <text:p>plastic toy doll next to weapons, hand grenades, rpg, by greg hildebrandt, detailed linework</text:p>
          </table:table-cell>
          <table:table-cell office:value-type="string" calcext:value-type="string">
            <text:p>no</text:p>
          </table:table-cell>
        </table:table-row>
        <table:table-row table:style-name="ro1">
          <table:table-cell office:value-type="string" calcext:value-type="string">
            <text:p>pink portrait of young beautiful female angel queen Lena Anderson head wearing shiny pink crown, subtle purple accents, hyper details, black metal rococo, sculpted by Alex Alice, Craig Mullins, yoji shinkawa, trending on artstation, beautifully lit, Peter mohrbacher, hyper detailed, insane details, intricate, elite, elegant, luxury, ray of light through smoke, CGsociety, hypermaximalist, golden ratio, background urban cityscape, night, neofuture, volumetric, octane render, weta digital, micro details, 3d sculpture</text:p>
          </table:table-cell>
          <table:table-cell office:value-type="string" calcext:value-type="string">
            <text:p>no</text:p>
          </table:table-cell>
        </table:table-row>
        <table:table-row table:style-name="ro1">
          <table:table-cell office:value-type="string" calcext:value-type="string">
            <text:p>portrait of a woman with long black hair and red eyes, wearing a red dress, 4k, close up shot, detailed face, beautiful, octane render, dark lighting, artstation, high quality, depth of field, ambient occlusion, dark colors,</text:p>
          </table:table-cell>
          <table:table-cell office:value-type="string" calcext:value-type="string">
            <text:p>no</text:p>
          </table:table-cell>
        </table:table-row>
        <table:table-row table:style-name="ro1">
          <table:table-cell office:value-type="string" calcext:value-type="string">
            <text:p>god of war, painting by gaston bussiere, katsuya terada, frank frazetta, tom of finland, trending on artstation</text:p>
          </table:table-cell>
          <table:table-cell office:value-type="string" calcext:value-type="string">
            <text:p>no</text:p>
          </table:table-cell>
        </table:table-row>
        <table:table-row table:style-name="ro1">
          <table:table-cell office:value-type="string" calcext:value-type="string">
            <text:p>1 9 8 0 s comic book title cover scan, highly detailed professional comic art, featuring a medium shot of anthropomorphic wolf o'donnell from starfox fursona furry wolf, in a dark leather space mercenary uniform, 8 0 s sci - fi comic art, marvel 8 0 s style</text:p>
          </table:table-cell>
          <table:table-cell office:value-type="string" calcext:value-type="string">
            <text:p>yes</text:p>
          </table:table-cell>
        </table:table-row>
        <table:table-row table:style-name="ro1">
          <table:table-cell office:value-type="string" calcext:value-type="string">
            <text:p>giant war champion wearing road sign armor, d &amp; d, digital art, artwork by sinixdesign</text:p>
          </table:table-cell>
          <table:table-cell office:value-type="string" calcext:value-type="string">
            <text:p>no</text:p>
          </table:table-cell>
        </table:table-row>
        <table:table-row table:style-name="ro1">
          <table:table-cell office:value-type="string" calcext:value-type="string">
            <text:p>side view a beautiful painting of a shark palace by Angus Mckie, Trending on artstation future space CG</text:p>
          </table:table-cell>
          <table:table-cell office:value-type="string" calcext:value-type="string">
            <text:p>no</text:p>
          </table:table-cell>
        </table:table-row>
        <table:table-row table:style-name="ro1">
          <table:table-cell/>
          <table:table-cell office:value-type="string" calcext:value-type="string">
            <text:p>error</text:p>
          </table:table-cell>
        </table:table-row>
        <table:table-row table:style-name="ro1">
          <table:table-cell office:value-type="string" calcext:value-type="string">
            <text:p>Creepshow (1982) movie poster, Kilian Eng, Dan Mumford, detailed</text:p>
          </table:table-cell>
          <table:table-cell office:value-type="string" calcext:value-type="string">
            <text:p>no</text:p>
          </table:table-cell>
        </table:table-row>
        <table:table-row table:style-name="ro1">
          <table:table-cell office:value-type="string" calcext:value-type="string">
            <text:p>the first horseman of the apocalypse riding a strong big red stallion, horse is running, the rider carries a large sword, flames from the ground, artwork by artgerm and rutkowski, breathtaking, dramatic, full view</text:p>
          </table:table-cell>
          <table:table-cell office:value-type="string" calcext:value-type="string">
            <text:p>no</text:p>
          </table:table-cell>
        </table:table-row>
        <table:table-row table:style-name="ro1">
          <table:table-cell/>
          <table:table-cell office:value-type="string" calcext:value-type="string">
            <text:p>error</text:p>
          </table:table-cell>
        </table:table-row>
        <table:table-row table:style-name="ro1">
          <table:table-cell office:value-type="string" calcext:value-type="string">
            <text:p>photo of two black swans touching heads in a beautiful reflective mountain lake, a colorful hot air balloon is flying above the swans, hot air balloon, intricate, 8k highly professionally detailed, HDR, CGsociety</text:p>
          </table:table-cell>
          <table:table-cell office:value-type="string" calcext:value-type="string">
            <text:p>no</text:p>
          </table:table-cell>
        </table:table-row>
        <table:table-row table:style-name="ro1">
          <table:table-cell office:value-type="string" calcext:value-type="string">
            <text:p>Petra Silander as Bat Girl, western, D&amp;D, fantasy, intricate, elegant, highly detailed, digital painting, artstation, concept art, matte, sharp focus, illustration, art by Artgerm and Greg Rutkowski and Alphonse Mucha</text:p>
          </table:table-cell>
          <table:table-cell office:value-type="string" calcext:value-type="string">
            <text:p>no</text:p>
          </table:table-cell>
        </table:table-row>
        <table:table-row table:style-name="ro1">
          <table:table-cell office:value-type="string" calcext:value-type="string">
            <text:p>war, pyrus victory, loner, battlefield scene, dramatic lighting, ultra hd, hdr, 8 k</text:p>
          </table:table-cell>
          <table:table-cell office:value-type="string" calcext:value-type="string">
            <text:p>no</text:p>
          </table:table-cell>
        </table:table-row>
        <table:table-row table:style-name="ro1">
          <table:table-cell/>
          <table:table-cell office:value-type="string" calcext:value-type="string">
            <text:p>error</text:p>
          </table:table-cell>
        </table:table-row>
        <table:table-row table:style-name="ro1">
          <table:table-cell office:value-type="string" calcext:value-type="string">
            <text:p>subsurface scattering, white, koi, samurai deity with floating ribbons, by fenghua zhong, james jean, tomasz alen kopera, cgsociety and jesper ejsing, highly detailed, rim light, cinematic lighting, illustration, art, octane render, very coherent, cinematic, hyper realism, high detail, octane render, 8 k</text:p>
          </table:table-cell>
          <table:table-cell office:value-type="string" calcext:value-type="string">
            <text:p>no</text:p>
          </table:table-cell>
        </table:table-row>
        <table:table-row table:style-name="ro1">
          <table:table-cell office:value-type="string" calcext:value-type="string">
            <text:p>a blue tailed skeleton, isometric 3d, ultra hd, character design by Mark Ryden and Pixar and Hayao Miyazaki, unreal 5, DAZ, hyperrealistic, octane render, cosplay, RPG portrait, dynamic lighting, intricate detail, summer vibrancy, cinematic</text:p>
          </table:table-cell>
          <table:table-cell office:value-type="string" calcext:value-type="string">
            <text:p>no</text:p>
          </table:table-cell>
        </table:table-row>
        <table:table-row table:style-name="ro1">
          <table:table-cell office:value-type="string" calcext:value-type="string">
            <text:p>blonde little girl with butterfly wings in an pink and black hero outfit, digital artwork made by artgerm law and rhads, shaped focus, heroic composition, hero pose, smooth, anatomically correct, high soft details</text:p>
          </table:table-cell>
          <table:table-cell office:value-type="string" calcext:value-type="string">
            <text:p>no</text:p>
          </table:table-cell>
        </table:table-row>
        <table:table-row table:style-name="ro1">
          <table:table-cell office:value-type="string" calcext:value-type="string">
            <text:p>a closeup photorealistic photograph of a knitted cute Capybara wearing stylish sunglasses and dressed in a beanie cap and riding on a motorcycle in Hollywood at sundown. Palm trees in the background. This 4K HD image is Trending on Artstation, featured on Behance, well-rendered, extra crisp, features intricate detail and the style of Unreal Engine.</text:p>
          </table:table-cell>
          <table:table-cell office:value-type="string" calcext:value-type="string">
            <text:p>no</text:p>
          </table:table-cell>
        </table:table-row>
        <table:table-row table:style-name="ro1">
          <table:table-cell office:value-type="string" calcext:value-type="string">
            <text:p>3 d goddess close - up profile punk portrait with gas mask ram skull. beautiful intricately detailed japanese crow kitsune mask and clasical japanese kimono. betta fish, jellyfish phoenix, bio luminescent, plasma, ice, water, wind, creature, artwork by tooth wu and wlop and beeple and greg rutkowski</text:p>
          </table:table-cell>
          <table:table-cell office:value-type="string" calcext:value-type="string">
            <text:p>no</text:p>
          </table:table-cell>
        </table:table-row>
        <table:table-row table:style-name="ro1">
          <table:table-cell office:value-type="string" calcext:value-type="string">
            <text:p>3 d low poly render of donald trump, detailed, award winning</text:p>
          </table:table-cell>
          <table:table-cell office:value-type="string" calcext:value-type="string">
            <text:p>no</text:p>
          </table:table-cell>
        </table:table-row>
        <table:table-row table:style-name="ro1">
          <table:table-cell office:value-type="string" calcext:value-type="string">
            <text:p>singapore reclaimed by nature, a photorealistic painting by gregory crewdson, cgsociety, playstation 5 screenshot, matte painting, cryengine</text:p>
          </table:table-cell>
          <table:table-cell office:value-type="string" calcext:value-type="string">
            <text:p>no</text:p>
          </table:table-cell>
        </table:table-row>
        <table:table-row table:style-name="ro1">
          <table:table-cell office:value-type="string" calcext:value-type="string">
            <text:p>movie still with margot robbie as american psycho</text:p>
          </table:table-cell>
          <table:table-cell office:value-type="string" calcext:value-type="string">
            <text:p>no</text:p>
          </table:table-cell>
        </table:table-row>
        <table:table-row table:style-name="ro1">
          <table:table-cell office:value-type="string" calcext:value-type="string">
            <text:p>professional photograph of a eurasian tibetan wolf, high quality, hd, 8 k, 4 k, magnificent, award - winning, nature, nature photography, awe - inspiring, highly detailed, amazing</text:p>
          </table:table-cell>
          <table:table-cell office:value-type="string" calcext:value-type="string">
            <text:p>no</text:p>
          </table:table-cell>
        </table:table-row>
        <table:table-row table:style-name="ro1">
          <table:table-cell office:value-type="string" calcext:value-type="string">
            <text:p>highly detailed closeup, portrait of a tin toy egyptian cat goddess eating cakes, unreal engine, nicoletta ceccoli, mark ryden, earl norem, lostfish, global illumination, detailed and intricate environment</text:p>
          </table:table-cell>
          <table:table-cell office:value-type="string" calcext:value-type="string">
            <text:p>no</text:p>
          </table:table-cell>
        </table:table-row>
        <table:table-row table:style-name="ro1">
          <table:table-cell office:value-type="string" calcext:value-type="string">
            <text:p>high tech race from another galaxy, highly detailed, realistic, sharp focus, fantasy, concept art, view</text:p>
          </table:table-cell>
          <table:table-cell office:value-type="string" calcext:value-type="string">
            <text:p>no</text:p>
          </table:table-cell>
        </table:table-row>
        <table:table-row table:style-name="ro1">
          <table:table-cell office:value-type="string" calcext:value-type="string">
            <text:p>photorealist painting of a crowded subway, metro, ratp, wagon, many people, agoraphobia, exhausting, hot summer, sweating, moist, humidity, fog, by beksinski, by francis bacon, by pablo picasso</text:p>
          </table:table-cell>
          <table:table-cell office:value-type="string" calcext:value-type="string">
            <text:p>no</text:p>
          </table:table-cell>
        </table:table-row>
        <table:table-row table:style-name="ro1">
          <table:table-cell office:value-type="string" calcext:value-type="string">
            <text:p>group of people, politicians, and reporters standing in a grassy field around a spherical starship.</text:p>
          </table:table-cell>
          <table:table-cell office:value-type="string" calcext:value-type="string">
            <text:p>no</text:p>
          </table:table-cell>
        </table:table-row>
        <table:table-row table:style-name="ro1">
          <table:table-cell office:value-type="string" calcext:value-type="string">
            <text:p>anime style, vivid, expressive, full body, 4 k, painting, a cute magical girl idol with a long wavy colorful hair wearing a colorful dress, correct proportions, stunning, realistic light and shadow effects, neon lights, studio ghibly makoto shinkai yuji yamaguchi</text:p>
          </table:table-cell>
          <table:table-cell office:value-type="string" calcext:value-type="string">
            <text:p>no</text:p>
          </table:table-cell>
        </table:table-row>
        <table:table-row table:style-name="ro1">
          <table:table-cell office:value-type="string" calcext:value-type="string">
            <text:p>realistic detailed face portrait of Louise Brooks by Alphonse Mucha, Ayami Kojima, Yoshitaka Amano, Charlie Bowater, Karol Bak, Greg Hildebrandt, Jean Delville, and Mark Brooks, Art Nouveau, Pre-Raphaelite, Gothic Revival, exquisite fine details, 4k resolution</text:p>
          </table:table-cell>
          <table:table-cell office:value-type="string" calcext:value-type="string">
            <text:p>yes</text:p>
          </table:table-cell>
        </table:table-row>
        <table:table-row table:style-name="ro1">
          <table:table-cell office:value-type="string" calcext:value-type="string">
            <text:p>bananacamel</text:p>
          </table:table-cell>
          <table:table-cell office:value-type="string" calcext:value-type="string">
            <text:p>no</text:p>
          </table:table-cell>
        </table:table-row>
        <table:table-row table:style-name="ro1">
          <table:table-cell office:value-type="string" calcext:value-type="string">
            <text:p>beautiful cinematic horror poster, hybrid from Doom and art direction by Darius Zawadzki ;by artgerm; wayne reynolds art station; cinematic quality character render; low angle; ultra high quality model; production quality cinema model;</text:p>
          </table:table-cell>
          <table:table-cell office:value-type="string" calcext:value-type="string">
            <text:p>no</text:p>
          </table:table-cell>
        </table:table-row>
        <table:table-row table:style-name="ro1">
          <table:table-cell office:value-type="string" calcext:value-type="string">
            <text:p>Princess Leia by Yoji Shinkawa</text:p>
          </table:table-cell>
          <table:table-cell office:value-type="string" calcext:value-type="string">
            <text:p>no</text:p>
          </table:table-cell>
        </table:table-row>
        <table:table-row table:style-name="ro1">
          <table:table-cell office:value-type="string" calcext:value-type="string">
            <text:p>a professionally painted portrait of an attractive young woman, clothed in military armor, olive skin, long dark hair, beautiful bone structure, symmetrical facial features, intricate, elegant, digital painting, trending on Artstation, concept art, smooth, sharp focus, illustration, from Metal Gear by Ruan Jia and Mandy Jurgens and Artgerm and William-Adolphe Bouguerea, award winning</text:p>
          </table:table-cell>
          <table:table-cell office:value-type="string" calcext:value-type="string">
            <text:p>no</text:p>
          </table:table-cell>
        </table:table-row>
        <table:table-row table:style-name="ro1">
          <table:table-cell office:value-type="string" calcext:value-type="string">
            <text:p>A still of John Cena as Drax in Guardians of the Galaxy (2014)</text:p>
          </table:table-cell>
          <table:table-cell office:value-type="string" calcext:value-type="string">
            <text:p>no</text:p>
          </table:table-cell>
        </table:table-row>
        <table:table-row table:style-name="ro1">
          <table:table-cell office:value-type="string" calcext:value-type="string">
            <text:p>grimdark horrific robot, skull helmet, very long limbs, unreal engine, 8 k, ultra realistic, ultra detail</text:p>
          </table:table-cell>
          <table:table-cell office:value-type="string" calcext:value-type="string">
            <text:p>no</text:p>
          </table:table-cell>
        </table:table-row>
        <table:table-row table:style-name="ro1">
          <table:table-cell office:value-type="string" calcext:value-type="string">
            <text:p>beautiful intricate photograph of nikki from shining nikki dress - up game, a cute young woman, light pink hair, long hair with full bangs, full heart - shaped face, amber eye color, pale skin, light blush, chinese heritage,, smiling softly, golden hour, soft focus, 8 k, hyperrealism, hyperdetailed</text:p>
          </table:table-cell>
          <table:table-cell office:value-type="string" calcext:value-type="string">
            <text:p>no</text:p>
          </table:table-cell>
        </table:table-row>
        <table:table-row table:style-name="ro1">
          <table:table-cell office:value-type="string" calcext:value-type="string">
            <text:p>jesus in mortal kombat, fighter, 3 d videogame render, 4 k</text:p>
          </table:table-cell>
          <table:table-cell office:value-type="string" calcext:value-type="string">
            <text:p>no</text:p>
          </table:table-cell>
        </table:table-row>
        <table:table-row table:style-name="ro1">
          <table:table-cell office:value-type="string" calcext:value-type="string">
            <text:p>sansa saoirse ronan, intricate, elegant, highly detailed, digital painting, artstation, concept art, smooth, sharp focus, illustration, art by artgerm and greg rutkowski and alphonse mucha and william - adolphe bouguereau</text:p>
          </table:table-cell>
          <table:table-cell office:value-type="string" calcext:value-type="string">
            <text:p>no</text:p>
          </table:table-cell>
        </table:table-row>
        <table:table-row table:style-name="ro1">
          <table:table-cell office:value-type="string" calcext:value-type="string">
            <text:p>2b Nier Automata, Black lace clothing, blonde hair, attractive woman</text:p>
          </table:table-cell>
          <table:table-cell office:value-type="string" calcext:value-type="string">
            <text:p>no</text:p>
          </table:table-cell>
        </table:table-row>
        <table:table-row table:style-name="ro1">
          <table:table-cell office:value-type="string" calcext:value-type="string">
            <text:p>hooded necromancer in front of a cthulhu within a viscosity fluid lovecraft portal, intricate architecture, baroque detailed, unreal engine, octane render, micro detail, digital art by dan mumford and peter mohrbacher and wayne barlowe, intricate detail, subsurface scattering, ray tracing, unreal engine, octane render</text:p>
          </table:table-cell>
          <table:table-cell office:value-type="string" calcext:value-type="string">
            <text:p>no</text:p>
          </table:table-cell>
        </table:table-row>
        <table:table-row table:style-name="ro1">
          <table:table-cell office:value-type="string" calcext:value-type="string">
            <text:p>digital art of a pale menacing male Cyborg Angel of Battle with fluffy blond curls of hair and piercing eyes, central composition, he commands the fiery power of resonance and wrath, very very long blond curly hair, baroque curls, by WLOP, Artstation, CGsociety</text:p>
          </table:table-cell>
          <table:table-cell office:value-type="string" calcext:value-type="string">
            <text:p>no</text:p>
          </table:table-cell>
        </table:table-row>
        <table:table-row table:style-name="ro1">
          <table:table-cell office:value-type="string" calcext:value-type="string">
            <text:p>a pencil sketch of a mech on an alien planet. moody. atmospheric. fog. cinematic</text:p>
          </table:table-cell>
          <table:table-cell office:value-type="string" calcext:value-type="string">
            <text:p>no</text:p>
          </table:table-cell>
        </table:table-row>
        <table:table-row table:style-name="ro1">
          <table:table-cell office:value-type="string" calcext:value-type="string">
            <text:p>goku becoming super saiyan during sunset, digital art, 4 k</text:p>
          </table:table-cell>
          <table:table-cell office:value-type="string" calcext:value-type="string">
            <text:p>no</text:p>
          </table:table-cell>
        </table:table-row>
        <table:table-row table:style-name="ro1">
          <table:table-cell office:value-type="string" calcext:value-type="string">
            <text:p>full body 3d render of Brazilian president Lula Inácio da Silva as a funko pop, studio lighting, white background, blender, trending on artstation, 8k, highly detailed</text:p>
          </table:table-cell>
          <table:table-cell office:value-type="string" calcext:value-type="string">
            <text:p>no</text:p>
          </table:table-cell>
        </table:table-row>
        <table:table-row table:style-name="ro1">
          <table:table-cell office:value-type="string" calcext:value-type="string">
            <text:p>oldest man - hyper realistic, digital art, high detailex, deviantart, artgem - by juan luna, augusta savage</text:p>
          </table:table-cell>
          <table:table-cell office:value-type="string" calcext:value-type="string">
            <text:p>no</text:p>
          </table:table-cell>
        </table:table-row>
        <table:table-row table:style-name="ro1">
          <table:table-cell office:value-type="string" calcext:value-type="string">
            <text:p>oil painting portrait of Zelda holding the triforce by Leonardo da Vinci</text:p>
          </table:table-cell>
          <table:table-cell office:value-type="string" calcext:value-type="string">
            <text:p>yes</text:p>
          </table:table-cell>
        </table:table-row>
        <table:table-row table:style-name="ro1">
          <table:table-cell office:value-type="string" calcext:value-type="string">
            <text:p>the healing of a metaphorical man, white balaclava, healing, appeasing, infinite urban desert, a city made of sand, mental health, minimalist, oil painting, by francis bacon, emotional conflict, hd, 8 k, trending on artstation, paradoxal, perfect framing, neo - expressionism, expressive</text:p>
          </table:table-cell>
          <table:table-cell office:value-type="string" calcext:value-type="string">
            <text:p>no</text:p>
          </table:table-cell>
        </table:table-row>
        <table:table-row table:style-name="ro1">
          <table:table-cell office:value-type="string" calcext:value-type="string">
            <text:p>portrait of beautiful cute young goth maiden girl with short white hairs in warhammer armor, art by ( ( ( kuvshinov ilya ) ) ) and wayne barlowe and gustav klimt and artgerm and wlop</text:p>
          </table:table-cell>
          <table:table-cell office:value-type="string" calcext:value-type="string">
            <text:p>no</text:p>
          </table:table-cell>
        </table:table-row>
        <table:table-row table:style-name="ro1">
          <table:table-cell office:value-type="string" calcext:value-type="string">
            <text:p>muscled Natalie Portman as a ruggedly handsome hero, intricate, elegant, highly detailed, centered, digital painting, artstation, concept art, smooth, sharp focus, illustration, art by artgerm and donato giancola and Joseph Christian Leyendecker, Ross Tran, WLOP</text:p>
          </table:table-cell>
          <table:table-cell office:value-type="string" calcext:value-type="string">
            <text:p>no</text:p>
          </table:table-cell>
        </table:table-row>
        <table:table-row table:style-name="ro1">
          <table:table-cell office:value-type="string" calcext:value-type="string">
            <text:p>beautiful hyperrealistic spectacular painting of the mysterious intricate ruins of the mysterious ancient temple, an advanced technology timemachine with a green - glowing - crystal from the future is inside the temple, by hubert robert and lee madwick and bastien lecouffe - deharme, dramatic moonlight lighting, advanced technology</text:p>
          </table:table-cell>
          <table:table-cell office:value-type="string" calcext:value-type="string">
            <text:p>yes</text:p>
          </table:table-cell>
        </table:table-row>
        <table:table-row table:style-name="ro1">
          <table:table-cell office:value-type="string" calcext:value-type="string">
            <text:p>a plate of sushi, painting by takato yamamoto, detailed </text:p>
          </table:table-cell>
          <table:table-cell office:value-type="string" calcext:value-type="string">
            <text:p>no</text:p>
          </table:table-cell>
        </table:table-row>
        <table:table-row table:style-name="ro1">
          <table:table-cell office:value-type="string" calcext:value-type="string">
            <text:p>what if we will never meet again detailed analogue mixed media collage with canvas texture in style of contemporary art, punk art, hyperrealistic beautiful face, photorealistic, expressionism, masterpiece, perfect composition, spectacular quality, intricate oil details, vivid broken glass, torn paper</text:p>
          </table:table-cell>
          <table:table-cell office:value-type="string" calcext:value-type="string">
            <text:p>no</text:p>
          </table:table-cell>
        </table:table-row>
        <table:table-row table:style-name="ro1">
          <table:table-cell office:value-type="string" calcext:value-type="string">
            <text:p>Illustration of the calm before the storm</text:p>
          </table:table-cell>
          <table:table-cell office:value-type="string" calcext:value-type="string">
            <text:p>no</text:p>
          </table:table-cell>
        </table:table-row>
        <table:table-row table:style-name="ro1">
          <table:table-cell office:value-type="string" calcext:value-type="string">
            <text:p>A wild, insane, modernist landscape painting. Wild energy patterns rippling in all directions. Curves, organic, zig-zags. Saturated color. Mountains. Clouds. Rushing water. Wayne Thiebaud. David Hockney.</text:p>
          </table:table-cell>
          <table:table-cell office:value-type="string" calcext:value-type="string">
            <text:p>no</text:p>
          </table:table-cell>
        </table:table-row>
        <table:table-row table:style-name="ro1">
          <table:table-cell office:value-type="string" calcext:value-type="string">
            <text:p>tyrannosaurus rex using an iphone, photorealistic</text:p>
          </table:table-cell>
          <table:table-cell office:value-type="string" calcext:value-type="string">
            <text:p>yes</text:p>
          </table:table-cell>
        </table:table-row>
        <table:table-row table:style-name="ro1">
          <table:table-cell office:value-type="string" calcext:value-type="string">
            <text:p>An anthropomorphic blue hyena holding a block of ramen</text:p>
          </table:table-cell>
          <table:table-cell office:value-type="string" calcext:value-type="string">
            <text:p>no</text:p>
          </table:table-cell>
        </table:table-row>
        <table:table-row table:style-name="ro1">
          <table:table-cell office:value-type="string" calcext:value-type="string">
            <text:p>milt kahl sketch of victoria justice with kim kardashian body as princess daisy from super mario bros</text:p>
          </table:table-cell>
          <table:table-cell office:value-type="string" calcext:value-type="string">
            <text:p>no</text:p>
          </table:table-cell>
        </table:table-row>
        <table:table-row table:style-name="ro1">
          <table:table-cell office:value-type="string" calcext:value-type="string">
            <text:p>surreal, fantasy, fairytale animals, flowerpunk, mysterious trail through the forest, by andy kehoe</text:p>
          </table:table-cell>
          <table:table-cell office:value-type="string" calcext:value-type="string">
            <text:p>no</text:p>
          </table:table-cell>
        </table:table-row>
        <table:table-row table:style-name="ro1">
          <table:table-cell office:value-type="string" calcext:value-type="string">
            <text:p>tiger running away from an erupting volcano, whimsical, fantasy, elegant, digital painting, artstation, unreal engine, octane render, concept art, matte, sharp focus, vibrant colors, high contrast, illustration, art by justin gerard</text:p>
          </table:table-cell>
          <table:table-cell office:value-type="string" calcext:value-type="string">
            <text:p>no</text:p>
          </table:table-cell>
        </table:table-row>
        <table:table-row table:style-name="ro1">
          <table:table-cell office:value-type="string" calcext:value-type="string">
            <text:p>The Goddess of Beauty, A Close up photo-real delicate ceramic porcelain sculpture of an ornate detailed in front of an intricate background by Victo Ngai and takato yamamoto, micro detail, backlit lighting, face in focus, subsurface scattering, translucent, thin porcelain, octane renderer, colorful, physically based rendering, japanese pottery, trending on cgsociety</text:p>
          </table:table-cell>
          <table:table-cell office:value-type="string" calcext:value-type="string">
            <text:p>no</text:p>
          </table:table-cell>
        </table:table-row>
        <table:table-row table:style-name="ro1">
          <table:table-cell office:value-type="string" calcext:value-type="string">
            <text:p>An old wrinkled witch stirring her cauldron. Art made with red chalk on paper mounted on board.</text:p>
          </table:table-cell>
          <table:table-cell office:value-type="string" calcext:value-type="string">
            <text:p>no</text:p>
          </table:table-cell>
        </table:table-row>
        <table:table-row table:style-name="ro1">
          <table:table-cell office:value-type="string" calcext:value-type="string">
            <text:p>spoopy</text:p>
          </table:table-cell>
          <table:table-cell office:value-type="string" calcext:value-type="string">
            <text:p>no</text:p>
          </table:table-cell>
        </table:table-row>
        <table:table-row table:style-name="ro1">
          <table:table-cell office:value-type="string" calcext:value-type="string">
            <text:p>ancient 40 foot tall statue of Timothée Chalamet</text:p>
          </table:table-cell>
          <table:table-cell office:value-type="string" calcext:value-type="string">
            <text:p>no</text:p>
          </table:table-cell>
        </table:table-row>
        <table:table-row table:style-name="ro1">
          <table:table-cell office:value-type="string" calcext:value-type="string">
            <text:p>centered horific detailed front view portrait of a crazy old woman with ornate tentacles growing around, ornamentation, flowers, elegant, beautifully soft lit, full frame, by wayne barlowe, peter mohrbacher, kelly mckernan, h r giger</text:p>
          </table:table-cell>
          <table:table-cell office:value-type="string" calcext:value-type="string">
            <text:p>no</text:p>
          </table:table-cell>
        </table:table-row>
        <table:table-row table:style-name="ro1">
          <table:table-cell office:value-type="string" calcext:value-type="string">
            <text:p>a huge ancient turtle with a forest on top of its shell, greg rutkowski, 8 k, shallow depth of field, intricate detail, concept art,</text:p>
          </table:table-cell>
          <table:table-cell office:value-type="string" calcext:value-type="string">
            <text:p>yes</text:p>
          </table:table-cell>
        </table:table-row>
        <table:table-row table:style-name="ro1">
          <table:table-cell office:value-type="string" calcext:value-type="string">
            <text:p>stunning young girl With flowers in her hair, fine art portrait photography by Sarah Moon</text:p>
          </table:table-cell>
          <table:table-cell office:value-type="string" calcext:value-type="string">
            <text:p>no</text:p>
          </table:table-cell>
        </table:table-row>
        <table:table-row table:style-name="ro1">
          <table:table-cell office:value-type="string" calcext:value-type="string">
            <text:p>a high resolution photograph of barry chuckle being abducted by interdimensional entities outside of a burger king in tallahassee</text:p>
          </table:table-cell>
          <table:table-cell office:value-type="string" calcext:value-type="string">
            <text:p>no</text:p>
          </table:table-cell>
        </table:table-row>
        <table:table-row table:style-name="ro1">
          <table:table-cell office:value-type="string" calcext:value-type="string">
            <text:p>key anime visual of a tsundere walter white with blonde hair and twintails; has a lolipop in mouth; trending on Pixiv; official media</text:p>
          </table:table-cell>
          <table:table-cell office:value-type="string" calcext:value-type="string">
            <text:p>no</text:p>
          </table:table-cell>
        </table:table-row>
        <table:table-row table:style-name="ro1">
          <table:table-cell office:value-type="string" calcext:value-type="string">
            <text:p>concept art for the main character in the award winning film named life is better in pink. the character is a unnaturally attractive teenage girl with deep blue eyes and pink dyed hair, wearing only light pink clothes.</text:p>
          </table:table-cell>
          <table:table-cell office:value-type="string" calcext:value-type="string">
            <text:p>no</text:p>
          </table:table-cell>
        </table:table-row>
        <table:table-row table:style-name="ro1">
          <table:table-cell office:value-type="string" calcext:value-type="string">
            <text:p>Tardigrade-Moss-Piglet electron microscope capture, 4k, HD, Science Monthly photography</text:p>
          </table:table-cell>
          <table:table-cell office:value-type="string" calcext:value-type="string">
            <text:p>no</text:p>
          </table:table-cell>
        </table:table-row>
        <table:table-row table:style-name="ro1">
          <table:table-cell office:value-type="string" calcext:value-type="string">
            <text:p>intrincate carrara white marble mossy statue of Oblivium Blossom Goddess made by Kris Kuksi and HR Giger and Lois Greenfield</text:p>
          </table:table-cell>
          <table:table-cell office:value-type="string" calcext:value-type="string">
            <text:p>no</text:p>
          </table:table-cell>
        </table:table-row>
        <table:table-row table:style-name="ro1">
          <table:table-cell office:value-type="string" calcext:value-type="string">
            <text:p>the velvet underground and nico playing live on stage at a night club, beautiful stage decoration with flowers in the background, painting by albert bierstadt, very detailed and toned down and ornamental and moody and cool and relaxed and high on drugs, tasteful colors, trending on artstation, behance contest winner</text:p>
          </table:table-cell>
          <table:table-cell office:value-type="string" calcext:value-type="string">
            <text:p>yes</text:p>
          </table:table-cell>
        </table:table-row>
        <table:table-row table:style-name="ro1">
          <table:table-cell office:value-type="string" calcext:value-type="string">
            <text:p>Tristan Eaton, Porky Pig</text:p>
          </table:table-cell>
          <table:table-cell office:value-type="string" calcext:value-type="string">
            <text:p>no</text:p>
          </table:table-cell>
        </table:table-row>
        <table:table-row table:style-name="ro1">
          <table:table-cell office:value-type="string" calcext:value-type="string">
            <text:p>mainlining jesus</text:p>
          </table:table-cell>
          <table:table-cell office:value-type="string" calcext:value-type="string">
            <text:p>no</text:p>
          </table:table-cell>
        </table:table-row>
        <table:table-row table:style-name="ro1">
          <table:table-cell office:value-type="string" calcext:value-type="string">
            <text:p>anime, grungy woman with rainbow hair, drunk, angry, soft eyes and narrow chin, dainty figure, long hair straight down, torn overalls, boy shorts, combat boots, fishnets stockings, ripped pantyhose, basic white background, side boob, in the rain, wet shirt, symmetrical, single person, style of by Jordan Grimmer and greg rutkowski, crisp lines and color,</text:p>
          </table:table-cell>
          <table:table-cell office:value-type="string" calcext:value-type="string">
            <text:p>no</text:p>
          </table:table-cell>
        </table:table-row>
        <table:table-row table:style-name="ro1">
          <table:table-cell office:value-type="string" calcext:value-type="string">
            <text:p>a portrait of a beautiful cybernetic mistress of the dark, cyberpunk concept art by pete mohrbacher and wlop and artgerm and josan gonzales, digital art, highly detailed, intricate, sci-fi, sharp focus, Trending on Artstation HQ, deviantart, unreal engine 5, 4K UHD image</text:p>
          </table:table-cell>
          <table:table-cell office:value-type="string" calcext:value-type="string">
            <text:p>no</text:p>
          </table:table-cell>
        </table:table-row>
        <table:table-row table:style-name="ro1">
          <table:table-cell office:value-type="string" calcext:value-type="string">
            <text:p>old wetplate daguerreotype portrait of a gentleman explosion of data fragments, fractal, intricate, elegant, highly detailed, parallax, leica, medium format, subsurface scattering, by jheronimus bosch and greg rutkowski and louis jacques mande daguerre</text:p>
          </table:table-cell>
          <table:table-cell office:value-type="string" calcext:value-type="string">
            <text:p>yes</text:p>
          </table:table-cell>
        </table:table-row>
        <table:table-row table:style-name="ro1">
          <table:table-cell office:value-type="string" calcext:value-type="string">
            <text:p>a portal into another universe in the middle of Times Square, photo, 8K</text:p>
          </table:table-cell>
          <table:table-cell office:value-type="string" calcext:value-type="string">
            <text:p>no</text:p>
          </table:table-cell>
        </table:table-row>
        <table:table-row table:style-name="ro1">
          <table:table-cell office:value-type="string" calcext:value-type="string">
            <text:p>Close-up of thin soft hand holding cigarette, with smoke, hand with five fingers, hyper realistic, high details, photo, super resolution</text:p>
          </table:table-cell>
          <table:table-cell office:value-type="string" calcext:value-type="string">
            <text:p>no</text:p>
          </table:table-cell>
        </table:table-row>
        <table:table-row table:style-name="ro1">
          <table:table-cell office:value-type="string" calcext:value-type="string">
            <text:p>Smiling Thom Yorke, with a beard and a black jacket, a portrait by John E. Berninger, dribble, neo-expressionism, uhd image, studio portrait, 1990s</text:p>
          </table:table-cell>
          <table:table-cell office:value-type="string" calcext:value-type="string">
            <text:p>no</text:p>
          </table:table-cell>
        </table:table-row>
        <table:table-row table:style-name="ro1">
          <table:table-cell office:value-type="string" calcext:value-type="string">
            <text:p>a photo of gameplay of GTA 6, 4k</text:p>
          </table:table-cell>
          <table:table-cell office:value-type="string" calcext:value-type="string">
            <text:p>no</text:p>
          </table:table-cell>
        </table:table-row>
        <table:table-row table:style-name="ro1">
          <table:table-cell office:value-type="string" calcext:value-type="string">
            <text:p>an Aztec Eagle warrior wearing an eagle helmet and wooden feathers on his arms, fantasy, intricate, cinematic lighting, highly detailed, beautiful, digital painting, artstation, masterpiece, concept art, smooth, sharp focus, illustration, art by Artgerm and Greg Rutkowski and Alphonse Mucha and william-Adolphe Bouguereau</text:p>
          </table:table-cell>
          <table:table-cell office:value-type="string" calcext:value-type="string">
            <text:p>yes</text:p>
          </table:table-cell>
        </table:table-row>
        <table:table-row table:style-name="ro1">
          <table:table-cell office:value-type="string" calcext:value-type="string">
            <text:p>The thinker sculpture by auguste rodin, mushrooms at the base , placed in a lush forest, style of William Bartram</text:p>
          </table:table-cell>
          <table:table-cell office:value-type="string" calcext:value-type="string">
            <text:p>yes</text:p>
          </table:table-cell>
        </table:table-row>
        <table:table-row table:style-name="ro1">
          <table:table-cell office:value-type="string" calcext:value-type="string">
            <text:p>A broken monitor with a calm AI girl's face on it. Very very very strong glitches on the monitor. The face is blurry with glitches. Extremely high detail, glitchcore, glitches, glitch, synthwave, cyberpunk, vaporwave, 8k render</text:p>
          </table:table-cell>
          <table:table-cell office:value-type="string" calcext:value-type="string">
            <text:p>no</text:p>
          </table:table-cell>
        </table:table-row>
        <table:table-row table:style-name="ro1">
          <table:table-cell office:value-type="string" calcext:value-type="string">
            <text:p>two little boys with tousled blonde hair sitting on a beach. clean cel shaded vector art. shutterstock. behance hd by lois van baarle, artgerm, helen huang, by makoto shinkai and ilya kuvshinov, rossdraws, illustration, art by ilya kuvshinov</text:p>
          </table:table-cell>
          <table:table-cell office:value-type="string" calcext:value-type="string">
            <text:p>no</text:p>
          </table:table-cell>
        </table:table-row>
        <table:table-row table:style-name="ro1">
          <table:table-cell office:value-type="string" calcext:value-type="string">
            <text:p>portrait of two flies reading in the streets, antropomorphic, city landscape, lemons, daytime, colorful, depth haze, volumetric lighting, concept art, cinematic, 3 5 mm lens, 4 k</text:p>
          </table:table-cell>
          <table:table-cell office:value-type="string" calcext:value-type="string">
            <text:p>no</text:p>
          </table:table-cell>
        </table:table-row>
        <table:table-row table:style-name="ro1">
          <table:table-cell office:value-type="string" calcext:value-type="string">
            <text:p>jerma showing off his true colors as a psychopath, wide smile</text:p>
          </table:table-cell>
          <table:table-cell office:value-type="string" calcext:value-type="string">
            <text:p>no</text:p>
          </table:table-cell>
        </table:table-row>
        <table:table-row table:style-name="ro1">
          <table:table-cell office:value-type="string" calcext:value-type="string">
            <text:p>tobey maguire as a rough dirty old man with a scruffy beard in a dark blue trenchcoat as the new doctor who, cinematic, volumetric lighting, f 8 aperture, cinematic eastman 5 3 8 4 film, photorealistic</text:p>
          </table:table-cell>
          <table:table-cell office:value-type="string" calcext:value-type="string">
            <text:p>no</text:p>
          </table:table-cell>
        </table:table-row>
        <table:table-row table:style-name="ro1">
          <table:table-cell office:value-type="string" calcext:value-type="string">
            <text:p>an epic fantastic realism painting of a castle city being devoured by the ocean's beasts, 8 k, ultra realistic, lens flare, atmosphere, glow, detailed, intricate, full of colour, cinematic lighting, trending on artstation, 4 k, hyperrealistic, focused, extreme details, unreal engine 5, cinematic, masterpiece</text:p>
          </table:table-cell>
          <table:table-cell office:value-type="string" calcext:value-type="string">
            <text:p>no</text:p>
          </table:table-cell>
        </table:table-row>
        <table:table-row table:style-name="ro1">
          <table:table-cell office:value-type="string" calcext:value-type="string">
            <text:p>“simple 1950s art deco style robot silhouette facing a futuristic city, planets and stars in the background, dramatic lighting, glowing highlights, blue palette, artist ruth ray and Isaac Asimov, retro poster”</text:p>
          </table:table-cell>
          <table:table-cell office:value-type="string" calcext:value-type="string">
            <text:p>yes</text:p>
          </table:table-cell>
        </table:table-row>
        <table:table-row table:style-name="ro1">
          <table:table-cell office:value-type="string" calcext:value-type="string">
            <text:p>full body portrait of bob ross as captain america, dynamic lighting, cinematic, ultra detailed, trending on art station, stunning visuals, creative, fantasy concept art</text:p>
          </table:table-cell>
          <table:table-cell office:value-type="string" calcext:value-type="string">
            <text:p>no</text:p>
          </table:table-cell>
        </table:table-row>
        <table:table-row table:style-name="ro1">
          <table:table-cell office:value-type="string" calcext:value-type="string">
            <text:p>Scarlet Witch, au naturel, hyper detailed, digital art, trending in artstation, cinematic lighting, studio quality, smooth render, unreal engine 5 rendered, octane rendered, art style by klimt and nixeu and ian sprigger and wlop and krenz cushart</text:p>
          </table:table-cell>
          <table:table-cell office:value-type="string" calcext:value-type="string">
            <text:p>no</text:p>
          </table:table-cell>
        </table:table-row>
        <table:table-row table:style-name="ro1">
          <table:table-cell office:value-type="string" calcext:value-type="string">
            <text:p>illidan the demon hunter with band on his eyes that he sees through and demon wings from world of warcraft vector art</text:p>
          </table:table-cell>
          <table:table-cell office:value-type="string" calcext:value-type="string">
            <text:p>no</text:p>
          </table:table-cell>
        </table:table-row>
        <table:table-row table:style-name="ro1">
          <table:table-cell office:value-type="string" calcext:value-type="string">
            <text:p>a pirate ship sailing in the sea, realism tattoo design, amazing shades, clean white paper background, by Matteo Pasqualin tattoo artist</text:p>
          </table:table-cell>
          <table:table-cell office:value-type="string" calcext:value-type="string">
            <text:p>no</text:p>
          </table:table-cell>
        </table:table-row>
        <table:table-row table:style-name="ro1">
          <table:table-cell office:value-type="string" calcext:value-type="string">
            <text:p>individual daft punk silk screen banksy style</text:p>
          </table:table-cell>
          <table:table-cell office:value-type="string" calcext:value-type="string">
            <text:p>no</text:p>
          </table:table-cell>
        </table:table-row>
        <table:table-row table:style-name="ro1">
          <table:table-cell office:value-type="string" calcext:value-type="string">
            <text:p>Gunslinger investigating murder in a hotel room, beautiful picture by victor cloux, featured at artstation, 4 k</text:p>
          </table:table-cell>
          <table:table-cell office:value-type="string" calcext:value-type="string">
            <text:p>no</text:p>
          </table:table-cell>
        </table:table-row>
        <table:table-row table:style-name="ro1">
          <table:table-cell office:value-type="string" calcext:value-type="string">
            <text:p>evelyn, from league of legends, au naturel, hyper detailed, digital art, trending in artstation, cinematic lighting, studio quality, smooth render, unreal engine 5 rendered, octane rendered, art style by klimt and nixeu and ian sprigger and wlop and krenz cushart</text:p>
          </table:table-cell>
          <table:table-cell office:value-type="string" calcext:value-type="string">
            <text:p>no</text:p>
          </table:table-cell>
        </table:table-row>
        <table:table-row table:style-name="ro1">
          <table:table-cell office:value-type="string" calcext:value-type="string">
            <text:p>the girl at the window, wonderful eyes, her loose hair, delicate, intricate details, a real masterpiece, oil on canvas, author li zhang</text:p>
          </table:table-cell>
          <table:table-cell office:value-type="string" calcext:value-type="string">
            <text:p>no</text:p>
          </table:table-cell>
        </table:table-row>
        <table:table-row table:style-name="ro1">
          <table:table-cell office:value-type="string" calcext:value-type="string">
            <text:p>beautiful clean oil painting biomechanical portrait of man face by wayne barlowe, freud lucian, rembrandt, complex, stunning, realistic, skin color</text:p>
          </table:table-cell>
          <table:table-cell office:value-type="string" calcext:value-type="string">
            <text:p>yes</text:p>
          </table:table-cell>
        </table:table-row>
        <table:table-row table:style-name="ro1">
          <table:table-cell office:value-type="string" calcext:value-type="string">
            <text:p>close up of a lego set of a 1 9 7 9 bmw m 1, product photo, professional</text:p>
          </table:table-cell>
          <table:table-cell office:value-type="string" calcext:value-type="string">
            <text:p>yes</text:p>
          </table:table-cell>
        </table:table-row>
        <table:table-row table:style-name="ro1">
          <table:table-cell office:value-type="string" calcext:value-type="string">
            <text:p>A portrait photo of a kangaroo wearing an orange hoodie and blue sunglasses standing on the grass in front of the Sydney Opera House holding a sign on the chest that says Welcome Friends, subject: kangaroo, subject detail: wearing orange hoodie, wearing blue sunglasses, subject location: sydney opera house, subject action: holding sign</text:p>
          </table:table-cell>
          <table:table-cell office:value-type="string" calcext:value-type="string">
            <text:p>no</text:p>
          </table:table-cell>
        </table:table-row>
        <table:table-row table:style-name="ro1">
          <table:table-cell office:value-type="string" calcext:value-type="string">
            <text:p>inmates with cow heads inside a jailcell</text:p>
          </table:table-cell>
          <table:table-cell office:value-type="string" calcext:value-type="string">
            <text:p>no</text:p>
          </table:table-cell>
        </table:table-row>
        <table:table-row table:style-name="ro1">
          <table:table-cell office:value-type="string" calcext:value-type="string">
            <text:p>daguerrotype of a corgi astronaut on the moon, award - winning photograph, vintage, stunning</text:p>
          </table:table-cell>
          <table:table-cell office:value-type="string" calcext:value-type="string">
            <text:p>no</text:p>
          </table:table-cell>
        </table:table-row>
        <table:table-row table:style-name="ro1">
          <table:table-cell office:value-type="string" calcext:value-type="string">
            <text:p>totem animal tribal chaman vodoo mask feather gemstone plant wood rock video game illustration vivid color borderlands by josan gonzales and dan mumford radiating a glowing aura</text:p>
          </table:table-cell>
          <table:table-cell office:value-type="string" calcext:value-type="string">
            <text:p>no</text:p>
          </table:table-cell>
        </table:table-row>
        <table:table-row table:style-name="ro1">
          <table:table-cell office:value-type="string" calcext:value-type="string">
            <text:p>p. cubensis</text:p>
          </table:table-cell>
          <table:table-cell office:value-type="string" calcext:value-type="string">
            <text:p>no</text:p>
          </table:table-cell>
        </table:table-row>
        <table:table-row table:style-name="ro1">
          <table:table-cell office:value-type="string" calcext:value-type="string">
            <text:p>grimhorn fanghorn machine mecha animal beast robot of horizon forbidden west horizon zero dawn bioluminiscence global illumination ray tracing hdr fanart arstation by sung choi and eric pfeiffer and gabriel garza and casper konefal</text:p>
          </table:table-cell>
          <table:table-cell office:value-type="string" calcext:value-type="string">
            <text:p>no</text:p>
          </table:table-cell>
        </table:table-row>
        <table:table-row table:style-name="ro1">
          <table:table-cell office:value-type="string" calcext:value-type="string">
            <text:p>Shamu the orca killer whale jumping over the moon. space, stars, planets. SeaWorld, ccean life, marine life. Trending on artstation</text:p>
          </table:table-cell>
          <table:table-cell office:value-type="string" calcext:value-type="string">
            <text:p>no</text:p>
          </table:table-cell>
        </table:table-row>
        <table:table-row table:style-name="ro1">
          <table:table-cell office:value-type="string" calcext:value-type="string">
            <text:p>realistic documentary photo of a a family of diverse students wearing brown wooden suits, wearing wooden astronaut helmets made of wood, standing in a spacious wooden library 1 9 9 0, life magazine reportage photo, neutral colors, neutral lighting</text:p>
          </table:table-cell>
          <table:table-cell office:value-type="string" calcext:value-type="string">
            <text:p>no</text:p>
          </table:table-cell>
        </table:table-row>
        <table:table-row table:style-name="ro1">
          <table:table-cell office:value-type="string" calcext:value-type="string">
            <text:p>a boy as ( fantasy personification of chocolate cupcake ), character design, cute hat, victorian inspired clothing, unreal engine, highly detailed, smooth, digital illustration by artgerm, studio ghibli, sharp focus, artstation. ribbons, fractal swirls. a fantasy bakery background by studio ghibli, makoto shinkai, global illumination, blender, maya 8 k</text:p>
          </table:table-cell>
          <table:table-cell office:value-type="string" calcext:value-type="string">
            <text:p>no</text:p>
          </table:table-cell>
        </table:table-row>
        <table:table-row table:style-name="ro1">
          <table:table-cell office:value-type="string" calcext:value-type="string">
            <text:p>modernist house in the shape of a hamburger, light pink clouds, dramatic lighting, artstation, matte painting, raphael lacoste, simon stalenhag, frank lloyd wright, zaha hadid</text:p>
          </table:table-cell>
          <table:table-cell office:value-type="string" calcext:value-type="string">
            <text:p>no</text:p>
          </table:table-cell>
        </table:table-row>
        <table:table-row table:style-name="ro1">
          <table:table-cell office:value-type="string" calcext:value-type="string">
            <text:p>African-American school bus driver smiling and waving at children as they exit a yellow school.</text:p>
          </table:table-cell>
          <table:table-cell office:value-type="string" calcext:value-type="string">
            <text:p>no</text:p>
          </table:table-cell>
        </table:table-row>
        <table:table-row table:style-name="ro1">
          <table:table-cell office:value-type="string" calcext:value-type="string">
            <text:p>last picture taken by a human but it’s an acid badtrip</text:p>
          </table:table-cell>
          <table:table-cell office:value-type="string" calcext:value-type="string">
            <text:p>no</text:p>
          </table:table-cell>
        </table:table-row>
        <table:table-row table:style-name="ro1">
          <table:table-cell office:value-type="string" calcext:value-type="string">
            <text:p>advanced Smokey the Bear robot with blade-arms slaughtering humans in 2020, close up combat photography by Feng Zhu, highly detailed, excellent composition, cinematic concept art, dramatic lighting, trending on ArtStation</text:p>
          </table:table-cell>
          <table:table-cell office:value-type="string" calcext:value-type="string">
            <text:p>no</text:p>
          </table:table-cell>
        </table:table-row>
        <table:table-row table:style-name="ro1">
          <table:table-cell office:value-type="string" calcext:value-type="string">
            <text:p>hollywood quality poster for an action movie fearing an ahtnropomorphic male foxes in a suit stealing fried chicken, promotional media</text:p>
          </table:table-cell>
          <table:table-cell office:value-type="string" calcext:value-type="string">
            <text:p>no</text:p>
          </table:table-cell>
        </table:table-row>
        <table:table-row table:style-name="ro1">
          <table:table-cell office:value-type="string" calcext:value-type="string">
            <text:p>porta nigra</text:p>
          </table:table-cell>
          <table:table-cell office:value-type="string" calcext:value-type="string">
            <text:p>no</text:p>
          </table:table-cell>
        </table:table-row>
        <table:table-row table:style-name="ro1">
          <table:table-cell office:value-type="string" calcext:value-type="string">
            <text:p>three-quarters pose portrait of Christina Hendricks as Poison Ivy, very beautiful young woman, ginger wavy hair, Intricate, nature and flowers tattoos and imagery themed, D&amp;D!, fantasy style, sharp focus!, ultra detailed, art by Artgerm and Peter Andrew Jones, WLUP</text:p>
          </table:table-cell>
          <table:table-cell office:value-type="string" calcext:value-type="string">
            <text:p>no</text:p>
          </table:table-cell>
        </table:table-row>
        <table:table-row table:style-name="ro1">
          <table:table-cell office:value-type="string" calcext:value-type="string">
            <text:p>nicolas cage screaming with a mouth full of peas, movie still, the wicker man</text:p>
          </table:table-cell>
          <table:table-cell office:value-type="string" calcext:value-type="string">
            <text:p>no</text:p>
          </table:table-cell>
        </table:table-row>
        <table:table-row table:style-name="ro1">
          <table:table-cell office:value-type="string" calcext:value-type="string">
            <text:p>giant white daisy flower on head, girl walking on cliff, surreal photography, solar eclipse, milky way, dramatic light, impressionist painting, clouds, digital painting, artstation, james gilleard, liam wong, jeremy mann, simon stalenhag</text:p>
          </table:table-cell>
          <table:table-cell office:value-type="string" calcext:value-type="string">
            <text:p>no</text:p>
          </table:table-cell>
        </table:table-row>
        <table:table-row table:style-name="ro1">
          <table:table-cell office:value-type="string" calcext:value-type="string">
            <text:p>perfectly accurate miniature figure of pepe the frog wearing jeans and a black leather jacket, soft textures, skin texture, clothing, 3d sculpture, textured, fine detail, lifelike, photo, high resolution, octane render, post processing, after effects, trending on artstation</text:p>
          </table:table-cell>
          <table:table-cell office:value-type="string" calcext:value-type="string">
            <text:p>no</text:p>
          </table:table-cell>
        </table:table-row>
        <table:table-row table:style-name="ro1">
          <table:table-cell office:value-type="string" calcext:value-type="string">
            <text:p>80mm resin detailed miniature of cute fluffy raccoon, Product Introduction Photos, 4K, Full body, simple background</text:p>
          </table:table-cell>
          <table:table-cell office:value-type="string" calcext:value-type="string">
            <text:p>no</text:p>
          </table:table-cell>
        </table:table-row>
        <table:table-row table:style-name="ro1">
          <table:table-cell office:value-type="string" calcext:value-type="string">
            <text:p>A beautiful portrait of an anthropomorphic rhino wearing magical infused armor, front facing!!!!, intricate artwork by Tooth Wu and greg rutkowski and artgerm, cinematic, hyper realism, high detail, octane render, unreal engine, 8k, Vibrant colors, Smooth gradients, High contrast, depth of field, aperture f2.8</text:p>
          </table:table-cell>
          <table:table-cell office:value-type="string" calcext:value-type="string">
            <text:p>no</text:p>
          </table:table-cell>
        </table:table-row>
        <table:table-row table:style-name="ro1">
          <table:table-cell office:value-type="string" calcext:value-type="string">
            <text:p>emma watson. pixar character</text:p>
          </table:table-cell>
          <table:table-cell office:value-type="string" calcext:value-type="string">
            <text:p>no</text:p>
          </table:table-cell>
        </table:table-row>
        <table:table-row table:style-name="ro1">
          <table:table-cell office:value-type="string" calcext:value-type="string">
            <text:p>detailed realistic beautiful moon goddess face portrait by jean delville, gustave dore, iris van herpen and marco mazzoni, art forms of nature by ernst haeckel, art nouveau, symbolist, visionary, gothic, neo - gothic, pre - raphaelite, fractal lace, intricate alien botanicals, ai biodiversity, surreality, hyperdetailed ultrasharp octane render</text:p>
          </table:table-cell>
          <table:table-cell office:value-type="string" calcext:value-type="string">
            <text:p>no</text:p>
          </table:table-cell>
        </table:table-row>
        <table:table-row table:style-name="ro1">
          <table:table-cell office:value-type="string" calcext:value-type="string">
            <text:p>tiled room squared waterway, fantasy. intricate, amazing composition, colorful watercolor, by ruan jia, by maxfield parrish, by marc simonetti, by hikari shimoda, by robert hubert, by zhang kechun, illustration, gloomy</text:p>
          </table:table-cell>
          <table:table-cell office:value-type="string" calcext:value-type="string">
            <text:p>error</text:p>
          </table:table-cell>
        </table:table-row>
        <table:table-row table:style-name="ro1">
          <table:table-cell office:value-type="string" calcext:value-type="string">
            <text:p>The eldritch landscape with mountains in the background, Sci-Fi fantasy desktop wallpaper, painted, 4k, high detail, sharp focus</text:p>
          </table:table-cell>
          <table:table-cell office:value-type="string" calcext:value-type="string">
            <text:p>no</text:p>
          </table:table-cell>
        </table:table-row>
        <table:table-row table:style-name="ro1">
          <table:table-cell office:value-type="string" calcext:value-type="string">
            <text:p>Hyper realistic oil painting of a medieval fleet being sunk, stormy weather, dark clouds, fog, moody cinematic lighting, atmospheric, dark, by Greg Rutkowski, trending on artstation</text:p>
          </table:table-cell>
          <table:table-cell office:value-type="string" calcext:value-type="string">
            <text:p>yes</text:p>
          </table:table-cell>
        </table:table-row>
        <table:table-row table:style-name="ro1">
          <table:table-cell office:value-type="string" calcext:value-type="string">
            <text:p>a detailed, intricate watercolor and ink illustration with fine lines of the view from the river of an art nouveau castle, by arthur rackham and edmund dulac and lisbeth zwerger</text:p>
          </table:table-cell>
          <table:table-cell office:value-type="string" calcext:value-type="string">
            <text:p>no</text:p>
          </table:table-cell>
        </table:table-row>
        <table:table-row table:style-name="ro1">
          <table:table-cell office:value-type="string" calcext:value-type="string">
            <text:p>a ottoman structure in the sky, fantasy art, intricate</text:p>
          </table:table-cell>
          <table:table-cell office:value-type="string" calcext:value-type="string">
            <text:p>error</text:p>
          </table:table-cell>
        </table:table-row>
        <table:table-row table:style-name="ro1">
          <table:table-cell office:value-type="string" calcext:value-type="string">
            <text:p>a man and a woman are scared and hug each other, they are crouching, a motion control with a cinema camera films this couple, illustration by Greg Hildebrandt, dark scene, film studio, retrofuturism, reimagined by industrial light and magic</text:p>
          </table:table-cell>
          <table:table-cell office:value-type="string" calcext:value-type="string">
            <text:p>no</text:p>
          </table:table-cell>
        </table:table-row>
        <table:table-row table:style-name="ro1">
          <table:table-cell office:value-type="string" calcext:value-type="string">
            <text:p>duotone noir scifi concept illustration of lowpoly cats floating zero gravity 3 d mesh portals futuristic, glowing eyes, octane render, surreal atmosphere, volumetric lighting. golden ratio by sachin teng and sergey kolesov and ruan jia and heng z. graffiti art, scifi, fantasy, hyper detailed. trending on artstation</text:p>
          </table:table-cell>
          <table:table-cell office:value-type="string" calcext:value-type="string">
            <text:p>no</text:p>
          </table:table-cell>
        </table:table-row>
        <table:table-row table:style-name="ro1">
          <table:table-cell office:value-type="string" calcext:value-type="string">
            <text:p>Rhino Berserker, Khorne, magic the gathering artwork, D&amp;D, fantasy, cinematic lighting, centered, symmetrical, highly detailed, digital painting, artstation, concept art, smooth, sharp focus, illustration, volumetric lighting, epic Composition, 8k, art by Akihiko Yoshida and Greg Rutkowski and Craig Mullins, oil painting, cgsociety</text:p>
          </table:table-cell>
          <table:table-cell office:value-type="string" calcext:value-type="string">
            <text:p>no</text:p>
          </table:table-cell>
        </table:table-row>
        <table:table-row table:style-name="ro1">
          <table:table-cell office:value-type="string" calcext:value-type="string">
            <text:p>he is standing and watching the world burn by woodblock print converted to pixel art, nicolas delort, moebius, victo ngai, josan gonzalez, kilian eng</text:p>
          </table:table-cell>
          <table:table-cell office:value-type="string" calcext:value-type="string">
            <text:p>no</text:p>
          </table:table-cell>
        </table:table-row>
        <table:table-row table:style-name="ro1">
          <table:table-cell office:value-type="string" calcext:value-type="string">
            <text:p>beautiful gorgeous cute Kpop European girlfriend blue eyes</text:p>
          </table:table-cell>
          <table:table-cell office:value-type="string" calcext:value-type="string">
            <text:p>no</text:p>
          </table:table-cell>
        </table:table-row>
        <table:table-row table:style-name="ro1">
          <table:table-cell office:value-type="string" calcext:value-type="string">
            <text:p>Swedish meatballs</text:p>
          </table:table-cell>
          <table:table-cell office:value-type="string" calcext:value-type="string">
            <text:p>error</text:p>
          </table:table-cell>
        </table:table-row>
        <table:table-row table:style-name="ro1">
          <table:table-cell office:value-type="string" calcext:value-type="string">
            <text:p>a seven - year old with long curly dirty blonde hair, blue eyes, tan skin a tee shirt and shorts, playing with foxes, painting by daniel gerhartz, alphonse mucha, bouguereau, detailed art, artstation</text:p>
          </table:table-cell>
          <table:table-cell office:value-type="string" calcext:value-type="string">
            <text:p>no</text:p>
          </table:table-cell>
        </table:table-row>
        <table:table-row table:style-name="ro1">
          <table:table-cell office:value-type="string" calcext:value-type="string">
            <text:p>red hood cosplay, creepy, disturbing, bloody, darkness, grainy</text:p>
          </table:table-cell>
          <table:table-cell office:value-type="string" calcext:value-type="string">
            <text:p>no</text:p>
          </table:table-cell>
        </table:table-row>
        <table:table-row table:style-name="ro1">
          <table:table-cell office:value-type="string" calcext:value-type="string">
            <text:p>highly detailed portrait of a young astronaut lady with a wavy blonde hair, by Dustin Nguyen, Akihiko Yoshida, Greg Tocchini, Greg Rutkowski, Cliff Chiang, 4k resolution, nier:automata inspired, bravely default inspired, vibrant but dreary red, black and white color scheme!!! ((Space nebula background))</text:p>
          </table:table-cell>
          <table:table-cell office:value-type="string" calcext:value-type="string">
            <text:p>no</text:p>
          </table:table-cell>
        </table:table-row>
        <table:table-row table:style-name="ro1">
          <table:table-cell office:value-type="string" calcext:value-type="string">
            <text:p>beautiful ancient alien oak tree in a misty sky, supernova remnants of a spotless biosholden sky, trending on artstation a farm of disco balls, by beeple and james gurney</text:p>
          </table:table-cell>
          <table:table-cell office:value-type="string" calcext:value-type="string">
            <text:p>yes</text:p>
          </table:table-cell>
        </table:table-row>
        <table:table-row table:style-name="ro1">
          <table:table-cell office:value-type="string" calcext:value-type="string">
            <text:p>A portrait of Nancy Patricia Pelosi by greg rutkowski and alphonse mucha,In style of digital art illustration.Dark Fantasy.darksouls.hyper detailed,smooth, sharp focus,trending on artstation,4k</text:p>
          </table:table-cell>
          <table:table-cell office:value-type="string" calcext:value-type="string">
            <text:p>no</text:p>
          </table:table-cell>
        </table:table-row>
        <table:table-row table:style-name="ro1">
          <table:table-cell office:value-type="string" calcext:value-type="string">
            <text:p>in the style of max prentis and deathburger and laurie greasley a young man wearing a cyberpunk headpiece who is standing in front of a large circular ancient glowing portal, highly detailed, 8k wallpaper</text:p>
          </table:table-cell>
          <table:table-cell office:value-type="string" calcext:value-type="string">
            <text:p>yes</text:p>
          </table:table-cell>
        </table:table-row>
        <table:table-row table:style-name="ro1">
          <table:table-cell office:value-type="string" calcext:value-type="string">
            <text:p>film still of jim hopper as mike wheeler in stranger things, 8 k</text:p>
          </table:table-cell>
          <table:table-cell office:value-type="string" calcext:value-type="string">
            <text:p>no</text:p>
          </table:table-cell>
        </table:table-row>
        <table:table-row table:style-name="ro1">
          <table:table-cell office:value-type="string" calcext:value-type="string">
            <text:p>disheveled children in rags obese men in suits and old people fighting in a fast food restaurant over piles half eaten rotting fast food, money floats in the air, hyper realistic photo, full colour, upscale, 8 k, masterpiece,</text:p>
          </table:table-cell>
          <table:table-cell office:value-type="string" calcext:value-type="string">
            <text:p>no</text:p>
          </table:table-cell>
        </table:table-row>
        <table:table-row table:style-name="ro1">
          <table:table-cell office:value-type="string" calcext:value-type="string">
            <text:p>beautiful luxury and evil and victorian and gothic female medieval white armor knight portrait+smoky eyes+front face with light flowing hair, ultradetail face, ruined gothic cathedral, art and illustration by tian zi and craig mullins and WLOP and alphonse mucha, ssci-fi, fantasy, intricate complexity, human structure, hypermaximalist, fantasy character concept, dynamic lighting, neon light, watermark, blurry, hyperrealism 8k</text:p>
          </table:table-cell>
          <table:table-cell office:value-type="string" calcext:value-type="string">
            <text:p>yes</text:p>
          </table:table-cell>
        </table:table-row>
        <table:table-row table:style-name="ro1">
          <table:table-cell office:value-type="string" calcext:value-type="string">
            <text:p>portrait of teenage medusa, snake hair, naughty smile, wearing an embroidered orange tunic, intricate, sensual, sultry, elegant, copper and emerald jewelry, glowing lights, seductive, highly detailed, digital painting, artstation, concept art, smooth, sharp focus, illustration, art by wlop, mucha, artgerm, and greg rutkowski</text:p>
          </table:table-cell>
          <table:table-cell office:value-type="string" calcext:value-type="string">
            <text:p>yes</text:p>
          </table:table-cell>
        </table:table-row>
        <table:table-row table:style-name="ro1">
          <table:table-cell office:value-type="string" calcext:value-type="string">
            <text:p>gina carano as an ork with robotic left arm, casual black clothing, muscular, realistic proportions, casual pose, large portrait, cyberpunk, shadowrun, rpg character, digital painting, artstation, concept art, smooth, 8 k frostbite 3 engine, ultra detailed, art by artgerm and greg rutkowski and magali villeneuve</text:p>
          </table:table-cell>
          <table:table-cell office:value-type="string" calcext:value-type="string">
            <text:p>no</text:p>
          </table:table-cell>
        </table:table-row>
        <table:table-row table:style-name="ro1">
          <table:table-cell office:value-type="string" calcext:value-type="string">
            <text:p>hyper realistic, high detail photo of kamala harris really fat, beautiful, dreary lighting</text:p>
          </table:table-cell>
          <table:table-cell office:value-type="string" calcext:value-type="string">
            <text:p>error</text:p>
          </table:table-cell>
        </table:table-row>
        <table:table-row table:style-name="ro1">
          <table:table-cell office:value-type="string" calcext:value-type="string">
            <text:p>hyper realistic painting of the cult in the style of wayne barlowe, gustav moreau, goward, gaston bussiere and roberto ferri, santiago caruso, and austin osman spare, bouguereau, alphonse mucha, saturno butto. occult art</text:p>
          </table:table-cell>
          <table:table-cell office:value-type="string" calcext:value-type="string">
            <text:p>no</text:p>
          </table:table-cell>
        </table:table-row>
        <table:table-row table:style-name="ro1">
          <table:table-cell office:value-type="string" calcext:value-type="string">
            <text:p>oil painting close up portrait of a contemplative young black woman with long dark flowing hair in a white dress, wearing a crown of wildflowers!! at sunset, hazy, digital art, chiaroscuro, artstation, cinematic, golden hour, digital art painting by greg rutkowski, william - adolphe bouguereau, hazy atmosphere, cinematic lighting</text:p>
          </table:table-cell>
          <table:table-cell office:value-type="string" calcext:value-type="string">
            <text:p>no</text:p>
          </table:table-cell>
        </table:table-row>
        <table:table-row table:style-name="ro1">
          <table:table-cell office:value-type="string" calcext:value-type="string">
            <text:p>Demon berserker, solo, one character, portrait, Path of Exile, Warhammrer, Diablo, Magic the Gathering, fantasy, gritty, cinematic lighting, centered, centered, symmetrical, symmetrical, highly detailed, digital painting, Artstation, concept art, sharp focus, 8k</text:p>
          </table:table-cell>
          <table:table-cell office:value-type="string" calcext:value-type="string">
            <text:p>no</text:p>
          </table:table-cell>
        </table:table-row>
        <table:table-row table:style-name="ro1">
          <table:table-cell office:value-type="string" calcext:value-type="string">
            <text:p>Abraham Lincoln came back with a machete</text:p>
          </table:table-cell>
          <table:table-cell office:value-type="string" calcext:value-type="string">
            <text:p>yes</text:p>
          </table:table-cell>
        </table:table-row>
        <table:table-row table:style-name="ro1">
          <table:table-cell office:value-type="string" calcext:value-type="string">
            <text:p>The silhouette of a giant humanoid robot with bright glowing eyes peaks over from behind a mountain at a man far away staring at it. Surreal digital art.</text:p>
          </table:table-cell>
          <table:table-cell office:value-type="string" calcext:value-type="string">
            <text:p>no</text:p>
          </table:table-cell>
        </table:table-row>
        <table:table-row table:style-name="ro1">
          <table:table-cell office:value-type="string" calcext:value-type="string">
            <text:p>soulja boy in red dead redemption 2</text:p>
          </table:table-cell>
          <table:table-cell office:value-type="string" calcext:value-type="string">
            <text:p>no</text:p>
          </table:table-cell>
        </table:table-row>
        <table:table-row table:style-name="ro1">
          <table:table-cell office:value-type="string" calcext:value-type="string">
            <text:p>A seven-headed dragon with ten horns coming out of the sea, well defined image , digital Art, Greg rutkowski, Trending artstation, cinematographic, hyperrealistic</text:p>
          </table:table-cell>
          <table:table-cell office:value-type="string" calcext:value-type="string">
            <text:p>no</text:p>
          </table:table-cell>
        </table:table-row>
        <table:table-row table:style-name="ro1">
          <table:table-cell office:value-type="string" calcext:value-type="string">
            <text:p>portrait of teenage archie andrews, freckles, curly middle part haircut, curly hair, smiling kindly, friendly, 1 9 5 0 s, intricate, elegant, glowing lights, highly detailed, digital painting, artstation, concept art, smooth, sharp focus, illustration, art by wlop, mars ravelo and greg rutkowski</text:p>
          </table:table-cell>
          <table:table-cell office:value-type="string" calcext:value-type="string">
            <text:p>yes</text:p>
          </table:table-cell>
        </table:table-row>
        <table:table-row table:style-name="ro1">
          <table:table-cell office:value-type="string" calcext:value-type="string">
            <text:p>shield fantasy epic legends game icon stylized digital illustration radiating a glowing aura global illumination ray tracing hdr fanart arstation by ian pesty and katarzyna da „ bek - chmiel</text:p>
          </table:table-cell>
          <table:table-cell office:value-type="string" calcext:value-type="string">
            <text:p>no</text:p>
          </table:table-cell>
        </table:table-row>
        <table:table-row table:style-name="ro1">
          <table:table-cell office:value-type="string" calcext:value-type="string">
            <text:p>George Clinton Square Enix JRPG cinema 4d render, Ray tracing reflection, natural lighting, award winning photography</text:p>
          </table:table-cell>
          <table:table-cell office:value-type="string" calcext:value-type="string">
            <text:p>no</text:p>
          </table:table-cell>
        </table:table-row>
        <table:table-row table:style-name="ro1">
          <table:table-cell office:value-type="string" calcext:value-type="string">
            <text:p>dark art blizzard, portrait of fallen man angel with wings with award in his hand, bokeh. dark art masterpiece artstation. 8k, sharp high quality illustration in style of Jose Daniel Cabrera Pena and Leonid Kozienko, concept art by Tooth Wu</text:p>
          </table:table-cell>
          <table:table-cell office:value-type="string" calcext:value-type="string">
            <text:p>no</text:p>
          </table:table-cell>
        </table:table-row>
        <table:table-row table:style-name="ro1">
          <table:table-cell office:value-type="string" calcext:value-type="string">
            <text:p>gm_construct in real life</text:p>
          </table:table-cell>
          <table:table-cell office:value-type="string" calcext:value-type="string">
            <text:p>no</text:p>
          </table:table-cell>
        </table:table-row>
        <table:table-row table:style-name="ro1">
          <table:table-cell office:value-type="string" calcext:value-type="string">
            <text:p>old building in buenos aires</text:p>
          </table:table-cell>
          <table:table-cell office:value-type="string" calcext:value-type="string">
            <text:p>yes</text:p>
          </table:table-cell>
        </table:table-row>
        <table:table-row table:style-name="ro1">
          <table:table-cell office:value-type="string" calcext:value-type="string">
            <text:p>jennifer lawrence as eddy scissorhands in edward scissorhands remake, ( eos 5 ds r, iso 1 0 0, f / 8, 1 / 1 2 5, 8 4 mm, postprocessed, crisp face, facial features )</text:p>
          </table:table-cell>
          <table:table-cell office:value-type="string" calcext:value-type="string">
            <text:p>no</text:p>
          </table:table-cell>
        </table:table-row>
        <table:table-row table:style-name="ro1">
          <table:table-cell office:value-type="string" calcext:value-type="string">
            <text:p>high quality high detail painting by norman rockwell, hd, close up portrait, pretty young woman, muted pastel colors, photorealistic lighting</text:p>
          </table:table-cell>
          <table:table-cell office:value-type="string" calcext:value-type="string">
            <text:p>no</text:p>
          </table:table-cell>
        </table:table-row>
        <table:table-row table:style-name="ro1">
          <table:table-cell office:value-type="string" calcext:value-type="string">
            <text:p>a dress inspired by bananas, costume design, sharp focus, very detailed, 4 k, octane render, photo taken by nikon</text:p>
          </table:table-cell>
          <table:table-cell office:value-type="string" calcext:value-type="string">
            <text:p>error</text:p>
          </table:table-cell>
        </table:table-row>
        <table:table-row table:style-name="ro1">
          <table:table-cell office:value-type="string" calcext:value-type="string">
            <text:p>forest spirits by Aya Takano as 3d octane render, raytrace, reflections</text:p>
          </table:table-cell>
          <table:table-cell office:value-type="string" calcext:value-type="string">
            <text:p>error</text:p>
          </table:table-cell>
        </table:table-row>
        <table:table-row table:style-name="ro1">
          <table:table-cell office:value-type="string" calcext:value-type="string">
            <text:p>immortal neuron, alien room, intricate, scifi, unique landscape, stars, alien utopia, cybernetic, energy spheres, visible space, hive, holy place, thought provoking, heavenly, masterpiece, digital painting, artstation, nebula, smooth, sharp focus, highly detailed, art by roberto digiglio and furio tedeschi and filippo ubertino</text:p>
          </table:table-cell>
          <table:table-cell office:value-type="string" calcext:value-type="string">
            <text:p>error</text:p>
          </table:table-cell>
        </table:table-row>
        <table:table-row table:style-name="ro1">
          <table:table-cell office:value-type="string" calcext:value-type="string">
            <text:p>full body portrait of a gorgeous petite teenager model witch with platinum blonde hair, hyperrealistic, illustration, trending on artstation, HD, 4k, 8k, intricate detail, character design, by artgerm and rutkowski and bagshaw and gurney</text:p>
          </table:table-cell>
          <table:table-cell office:value-type="string" calcext:value-type="string">
            <text:p>no</text:p>
          </table:table-cell>
        </table:table-row>
        <table:table-row table:style-name="ro1">
          <table:table-cell office:value-type="string" calcext:value-type="string">
            <text:p>a beautiful illustration of Susanville by James gilleard, artstation HD, geometric lines, HD, 4k, 8k</text:p>
          </table:table-cell>
          <table:table-cell office:value-type="string" calcext:value-type="string">
            <text:p>no</text:p>
          </table:table-cell>
        </table:table-row>
        <table:table-row table:style-name="ro1">
          <table:table-cell office:value-type="string" calcext:value-type="string">
            <text:p>a picture of a green plant in a square frame, a bronze sculpture by lynda benglis, polycount, mingei, made of wrought iron, made of vines, made of insects</text:p>
          </table:table-cell>
          <table:table-cell office:value-type="string" calcext:value-type="string">
            <text:p>no</text:p>
          </table:table-cell>
        </table:table-row>
        <table:table-row table:style-name="ro1">
          <table:table-cell office:value-type="string" calcext:value-type="string">
            <text:p>Bob Marley smoking portrait, very detailed, large white border, hd, high resolution print :1 Red, Gold and Green Tones by Sachin Teng, trending on deviant art :1</text:p>
          </table:table-cell>
          <table:table-cell office:value-type="string" calcext:value-type="string">
            <text:p>error</text:p>
          </table:table-cell>
        </table:table-row>
        <table:table-row table:style-name="ro1">
          <table:table-cell office:value-type="string" calcext:value-type="string">
            <text:p>portrait of neural nightmares, detailed face face face face, facial structure, hd, 8 k, very very very very electronic, biomechanical, biology, bio, neural machine</text:p>
          </table:table-cell>
          <table:table-cell office:value-type="string" calcext:value-type="string">
            <text:p>no</text:p>
          </table:table-cell>
        </table:table-row>
        <table:table-row table:style-name="ro1">
          <table:table-cell office:value-type="string" calcext:value-type="string">
            <text:p>future city covered by forest creature, flying, culture, smooth, spaceship, piltover, zaun, howl's moving castle, by studio ghibli, makoto shinkai, thomas kinkade, artstation, 4 k resolution blade runner, unreal engine</text:p>
          </table:table-cell>
          <table:table-cell office:value-type="string" calcext:value-type="string">
            <text:p>no</text:p>
          </table:table-cell>
        </table:table-row>
        <table:table-row table:style-name="ro1">
          <table:table-cell office:value-type="string" calcext:value-type="string">
            <text:p>head of a renaissance statue in a huge neon ring, 3 d render</text:p>
          </table:table-cell>
          <table:table-cell office:value-type="string" calcext:value-type="string">
            <text:p>yes</text:p>
          </table:table-cell>
        </table:table-row>
        <table:table-row table:style-name="ro1">
          <table:table-cell office:value-type="string" calcext:value-type="string">
            <text:p>cigarette in fingers, hand holding cigarette, hyper realistic</text:p>
          </table:table-cell>
          <table:table-cell office:value-type="string" calcext:value-type="string">
            <text:p>no</text:p>
          </table:table-cell>
        </table:table-row>
        <table:table-row table:style-name="ro1">
          <table:table-cell office:value-type="string" calcext:value-type="string">
            <text:p>Assassins creed in world war 1</text:p>
          </table:table-cell>
          <table:table-cell office:value-type="string" calcext:value-type="string">
            <text:p>no</text:p>
          </table:table-cell>
        </table:table-row>
        <table:table-row table:style-name="ro1">
          <table:table-cell office:value-type="string" calcext:value-type="string">
            <text:p>two cute fairy in the dreamy forest, fantasy, dreamlike, 8 k resolution, hyper detailed, d &amp; d, character design, digital painting, trending on artstation, sharp focus, illustration, art by artgerm, viktoria gavrilenko, hoang lap, fuji choko, steve zheng</text:p>
          </table:table-cell>
          <table:table-cell office:value-type="string" calcext:value-type="string">
            <text:p>no</text:p>
          </table:table-cell>
        </table:table-row>
        <table:table-row table:style-name="ro1">
          <table:table-cell office:value-type="string" calcext:value-type="string">
            <text:p>award winning graphic design poster advertising an art exhibition, cutouts constructing an contemporary art depicting a colossal tonkotsu ramen bowl massive in the foreground, containing rural splendor and a mountain range isolated on white, a single Mount Fuji in the distant horizon, ramen bowl containing bountiful crafts, local foods, in the style of edgy and eccentric abstract cubist realism, neo-classical painting items composition confined and isolated on white, mixed media painting by Alex Yanes, Leslie David and Lisa Frank, muted colors with minimalism, neon color details</text:p>
          </table:table-cell>
          <table:table-cell office:value-type="string" calcext:value-type="string">
            <text:p>no</text:p>
          </table:table-cell>
        </table:table-row>
        <table:table-row table:style-name="ro1">
          <table:table-cell office:value-type="string" calcext:value-type="string">
            <text:p>analog medium format street photography portrait of a man in front of store window in new york, 1 9 6 0 s, highly detailed lifelike ultra - realistic man portrait photograph, photographed on colour expired film</text:p>
          </table:table-cell>
          <table:table-cell office:value-type="string" calcext:value-type="string">
            <text:p>error</text:p>
          </table:table-cell>
        </table:table-row>
        <table:table-row table:style-name="ro1">
          <table:table-cell office:value-type="string" calcext:value-type="string">
            <text:p>young beautiful woman, view from window, sunset, high detail, dramatic light, digital art, chiaroscuro, dark, painted by seb mckinnon, painted by caspar david friedrich, trending on artstation</text:p>
          </table:table-cell>
          <table:table-cell office:value-type="string" calcext:value-type="string">
            <text:p>no</text:p>
          </table:table-cell>
        </table:table-row>
        <table:table-row table:style-name="ro1">
          <table:table-cell office:value-type="string" calcext:value-type="string">
            <text:p>Exploring the Deep Chrystal Garden Cave, office furniture, office lighting, windows showing forest, National Geographic Photo Contest Winner</text:p>
          </table:table-cell>
          <table:table-cell office:value-type="string" calcext:value-type="string">
            <text:p>no</text:p>
          </table:table-cell>
        </table:table-row>
        <table:table-row table:style-name="ro1">
          <table:table-cell office:value-type="string" calcext:value-type="string">
            <text:p>film still from sin city, portrait an angry business man standing on a street corner, detailed illustration, digital art, trending on artstation, frank miller, martin ansin,,</text:p>
          </table:table-cell>
          <table:table-cell office:value-type="string" calcext:value-type="string">
            <text:p>no</text:p>
          </table:table-cell>
        </table:table-row>
        <table:table-row table:style-name="ro1">
          <table:table-cell office:value-type="string" calcext:value-type="string">
            <text:p>portrait of a digital shaman, by leonardo da vinci</text:p>
          </table:table-cell>
          <table:table-cell office:value-type="string" calcext:value-type="string">
            <text:p>error</text:p>
          </table:table-cell>
        </table:table-row>
        <table:table-row table:style-name="ro1">
          <table:table-cell office:value-type="string" calcext:value-type="string">
            <text:p>hotdog made of human eyes photo with impact font top and bottom text</text:p>
          </table:table-cell>
          <table:table-cell office:value-type="string" calcext:value-type="string">
            <text:p>error</text:p>
          </table:table-cell>
        </table:table-row>
        <table:table-row table:style-name="ro1">
          <table:table-cell office:value-type="string" calcext:value-type="string">
            <text:p>super kawaii anime girl faces, chibi art, painting by gaston bussiere, by craig mullins, j. c. leyendecker</text:p>
          </table:table-cell>
          <table:table-cell office:value-type="string" calcext:value-type="string">
            <text:p>error</text:p>
          </table:table-cell>
        </table:table-row>
        <table:table-row table:style-name="ro1">
          <table:table-cell office:value-type="string" calcext:value-type="string">
            <text:p>3 d goddess close - up profile portrait punk with mohawk with ram skull. beautiful intricately detailed japanese crow kitsune mask and clasical japanese kimono. betta fish, jellyfish phoenix, bio luminescent, plasma, ice, water, wind, creature, artwork by tooth wu and wlop and beeple and greg rutkowski</text:p>
          </table:table-cell>
          <table:table-cell office:value-type="string" calcext:value-type="string">
            <text:p>no</text:p>
          </table:table-cell>
        </table:table-row>
        <table:table-row table:style-name="ro1">
          <table:table-cell office:value-type="string" calcext:value-type="string">
            <text:p>detailed figure of paul rudd, first 4 figures, detailed product photo</text:p>
          </table:table-cell>
          <table:table-cell office:value-type="string" calcext:value-type="string">
            <text:p>no</text:p>
          </table:table-cell>
        </table:table-row>
        <table:table-row table:style-name="ro1">
          <table:table-cell office:value-type="string" calcext:value-type="string">
            <text:p>orange orc female, light orange tone beautiful face, by jeremy mann, by greg rutkowski, by noah bradley, digital painting</text:p>
          </table:table-cell>
          <table:table-cell office:value-type="string" calcext:value-type="string">
            <text:p>error</text:p>
          </table:table-cell>
        </table:table-row>
        <table:table-row table:style-name="ro1">
          <table:table-cell office:value-type="string" calcext:value-type="string">
            <text:p>portrait of a lady in spring, painting by stanhope forbes, oil on canvas</text:p>
          </table:table-cell>
          <table:table-cell office:value-type="string" calcext:value-type="string">
            <text:p>yes</text:p>
          </table:table-cell>
        </table:table-row>
        <table:table-row table:style-name="ro1">
          <table:table-cell office:value-type="string" calcext:value-type="string">
            <text:p>a drawing of a knight in shining armor holding a sword</text:p>
          </table:table-cell>
          <table:table-cell office:value-type="string" calcext:value-type="string">
            <text:p>no</text:p>
          </table:table-cell>
        </table:table-row>
        <table:table-row table:style-name="ro1">
          <table:table-cell office:value-type="string" calcext:value-type="string">
            <text:p>a movie still of a spaceman in a futuristic black space suit on a desert planet</text:p>
          </table:table-cell>
          <table:table-cell office:value-type="string" calcext:value-type="string">
            <text:p>no</text:p>
          </table:table-cell>
        </table:table-row>
        <table:table-row table:style-name="ro1">
          <table:table-cell office:value-type="string" calcext:value-type="string">
            <text:p>hyperrealistic 3D scene of monsters in the style of Jean-Michel Basquiat sneaking up on an city cartoon boy, Trending on artstation, cinematic, hyper realism, octane render, 8k, depth of field</text:p>
          </table:table-cell>
          <table:table-cell office:value-type="string" calcext:value-type="string">
            <text:p>no</text:p>
          </table:table-cell>
        </table:table-row>
        <table:table-row table:style-name="ro1">
          <table:table-cell office:value-type="string" calcext:value-type="string">
            <text:p>portrait of aggressive florentino perez, d &amp; d, muscular! green, fantasy, intricate, elegant, highly detailed, digital painting, artstation, concept art, smooth, sharp focus, illustration, art by artgerm and greg rutkowski and alphonse mucha</text:p>
          </table:table-cell>
          <table:table-cell office:value-type="string" calcext:value-type="string">
            <text:p>no</text:p>
          </table:table-cell>
        </table:table-row>
        <table:table-row table:style-name="ro1">
          <table:table-cell office:value-type="string" calcext:value-type="string">
            <text:p>realistic detailed image of Jeff Goldblum by Ayami Kojima, Amano, Karol Bak, Greg Hildebrandt, and Mark Brooks, Neo-Gothic, gothic, rich deep colors. Beksinski painting, part by Adrian Ghenie and Gerhard Richter. art by Takato Yamamoto. masterpiece</text:p>
          </table:table-cell>
          <table:table-cell office:value-type="string" calcext:value-type="string">
            <text:p>no</text:p>
          </table:table-cell>
        </table:table-row>
        <table:table-row table:style-name="ro1">
          <table:table-cell office:value-type="string" calcext:value-type="string">
            <text:p>movie still of a dog standing on top of a mountain, silhouette, natural light, cinematic lighting, 8 k</text:p>
          </table:table-cell>
          <table:table-cell office:value-type="string" calcext:value-type="string">
            <text:p>no</text:p>
          </table:table-cell>
        </table:table-row>
        <table:table-row table:style-name="ro1">
          <table:table-cell office:value-type="string" calcext:value-type="string">
            <text:p>sea shore of a pebble beach, pebbles are shaped like hearts, mate colors, sunny day, award winning photography, 4K</text:p>
          </table:table-cell>
          <table:table-cell office:value-type="string" calcext:value-type="string">
            <text:p>no</text:p>
          </table:table-cell>
        </table:table-row>
        <table:table-row table:style-name="ro1">
          <table:table-cell office:value-type="string" calcext:value-type="string">
            <text:p>a cat on a desk in an office with mirrors potted plants a gloomy and strange atmosphere a bit of mist ornate walls and luminous fish entering through the window by nikolina petolas</text:p>
          </table:table-cell>
          <table:table-cell office:value-type="string" calcext:value-type="string">
            <text:p>no</text:p>
          </table:table-cell>
        </table:table-row>
        <table:table-row table:style-name="ro1">
          <table:table-cell office:value-type="string" calcext:value-type="string">
            <text:p>woman!, black skeleton body!!, covered with blood, alexandra daddario face!!!, long red hair, ultra realistic, concept art, intricate details, highly detailed, photorealistic, octane render, 8 k, unreal engine. retro film still, heavy grain, 3 5 mm, art by artgerm and greg rutkowski and alphonse mucha</text:p>
          </table:table-cell>
          <table:table-cell office:value-type="string" calcext:value-type="string">
            <text:p>no</text:p>
          </table:table-cell>
        </table:table-row>
        <table:table-row table:style-name="ro1">
          <table:table-cell office:value-type="string" calcext:value-type="string">
            <text:p>Colorado mountains, oil painting, highly detailed, artwork, in style of Albert bierstadt</text:p>
          </table:table-cell>
          <table:table-cell office:value-type="string" calcext:value-type="string">
            <text:p>no</text:p>
          </table:table-cell>
        </table:table-row>
        <table:table-row table:style-name="ro1">
          <table:table-cell office:value-type="string" calcext:value-type="string">
            <text:p>full body portrait of the thicc Egyptian Android Pharaoh Queen, by DC comics and Sandra Chevrier and beeple, artstation, volumetric lighting, hyperrealism, hyper detailed futuristic royalty, strong and muscular, award winning costume design, cybernetic bionic ancient cyborg, fashion show runway, futuristic fine textures, woven with electricity, high fashion superpowers, dust particles, mystic haze, greg rutkowski, Tooth Wu, 4k UHD, 35mm</text:p>
          </table:table-cell>
          <table:table-cell office:value-type="string" calcext:value-type="string">
            <text:p>no</text:p>
          </table:table-cell>
        </table:table-row>
        <table:table-row table:style-name="ro1">
          <table:table-cell office:value-type="string" calcext:value-type="string">
            <text:p>a beautiful woman wearing day of the dead make - up, in the style of street art</text:p>
          </table:table-cell>
          <table:table-cell office:value-type="string" calcext:value-type="string">
            <text:p>yes</text:p>
          </table:table-cell>
        </table:table-row>
        <table:table-row table:style-name="ro1">
          <table:table-cell office:value-type="string" calcext:value-type="string">
            <text:p>kirk hammett painting by ravi varma</text:p>
          </table:table-cell>
          <table:table-cell office:value-type="string" calcext:value-type="string">
            <text:p>no</text:p>
          </table:table-cell>
        </table:table-row>
        <table:table-row table:style-name="ro1">
          <table:table-cell office:value-type="string" calcext:value-type="string">
            <text:p>portrait of crazy peter venkman, symmetrical, by yoichi hatakenaka, masamune shirow, josan gonzales and dan mumford, ayami kojima, takato yamamoto, barclay shaw, karol bak, yukito kishiro</text:p>
          </table:table-cell>
          <table:table-cell office:value-type="string" calcext:value-type="string">
            <text:p>no</text:p>
          </table:table-cell>
        </table:table-row>
        <table:table-row table:style-name="ro1">
          <table:table-cell office:value-type="string" calcext:value-type="string">
            <text:p>portrait ultra dimensional freddy fazbear entity, accidentally tripping on dmt and acid, psychedelic experience, overwhelming psychosis of self realization and burning awakening, ultra high definition, unreal engine 5, hyperrealism, masterpiece composition, by casey weldon, barclay shaw 8 k photorealistic</text:p>
          </table:table-cell>
          <table:table-cell office:value-type="string" calcext:value-type="string">
            <text:p>no</text:p>
          </table:table-cell>
        </table:table-row>
        <table:table-row table:style-name="ro1">
          <table:table-cell office:value-type="string" calcext:value-type="string">
            <text:p>“diamonds, pigs, weeds, bagels, pig, strawberries, blueberries, raspberries, diamonds, bovine, pathology, syringe, lightning symbol, pigs, pork, formulae, giant pig, weeds and grass, math equations, crystals, plants, scientific glassware, neo-expressionist style, by Jean-Michel Basquiat”</text:p>
          </table:table-cell>
          <table:table-cell office:value-type="string" calcext:value-type="string">
            <text:p>error</text:p>
          </table:table-cell>
        </table:table-row>
        <table:table-row table:style-name="ro1">
          <table:table-cell office:value-type="string" calcext:value-type="string">
            <text:p>cyberpunk robotic donald trump, sharp lines, digital, artstation, colored in</text:p>
          </table:table-cell>
          <table:table-cell office:value-type="string" calcext:value-type="string">
            <text:p>no</text:p>
          </table:table-cell>
        </table:table-row>
        <table:table-row table:style-name="ro1">
          <table:table-cell office:value-type="string" calcext:value-type="string">
            <text:p>A beautiful illustration of God playing Russian roulette, trending on artstation, WLOP ,cgsociety by Gediminas Pranckevicius, trending on cgsociety, James R. Eads, bokeh, fractal Thunder glow by dan mumford</text:p>
          </table:table-cell>
          <table:table-cell office:value-type="string" calcext:value-type="string">
            <text:p>no</text:p>
          </table:table-cell>
        </table:table-row>
        <table:table-row table:style-name="ro1">
          <table:table-cell office:value-type="string" calcext:value-type="string">
            <text:p>beautiful oil matte portrait painting, 8 0 s punk sitting on top of the berlin wall drinking beer, wonderful masterpiece highly detailed, beautiful cinematic light deep focus, elegant, digital painting, smooth, sharp focus, golden ratio, dramatic illumination, ultra realistic, 8 k, art by jimmy law</text:p>
          </table:table-cell>
          <table:table-cell office:value-type="string" calcext:value-type="string">
            <text:p>yes</text:p>
          </table:table-cell>
        </table:table-row>
        <table:table-row table:style-name="ro1">
          <table:table-cell office:value-type="string" calcext:value-type="string">
            <text:p>Emma Watson as a cyborg android Terminator from the terminator movie, digital painting, artstation, concept art, sharp focus, illustration, art by greg rutkowski and alphonse mucha, highly detailed</text:p>
          </table:table-cell>
          <table:table-cell office:value-type="string" calcext:value-type="string">
            <text:p>no</text:p>
          </table:table-cell>
        </table:table-row>
        <table:table-row table:style-name="ro1">
          <table:table-cell office:value-type="string" calcext:value-type="string">
            <text:p>trapped in a concrete room with a non human monster who is half submerged, ready to eat, pov underwater, waterfalls from sewer pipes, thalassophobia, dark yellowish water, showing anger, pale skin, dark foggy water, dark, dramatic,'silent hill ', terrifying, horror, fear, big eyes, alluring, cinematic</text:p>
          </table:table-cell>
          <table:table-cell office:value-type="string" calcext:value-type="string">
            <text:p>no</text:p>
          </table:table-cell>
        </table:table-row>
        <table:table-row table:style-name="ro1">
          <table:table-cell office:value-type="string" calcext:value-type="string">
            <text:p>A gothic church lit by the full moon, ultra realistic, epic lighting,epic clouds, cinematographic, 8K , award winning</text:p>
          </table:table-cell>
          <table:table-cell office:value-type="string" calcext:value-type="string">
            <text:p>no</text:p>
          </table:table-cell>
        </table:table-row>
        <table:table-row table:style-name="ro1">
          <table:table-cell office:value-type="string" calcext:value-type="string">
            <text:p>gandalf visiting disneyland, highly detailed, digital art,</text:p>
          </table:table-cell>
          <table:table-cell office:value-type="string" calcext:value-type="string">
            <text:p>no</text:p>
          </table:table-cell>
        </table:table-row>
        <table:table-row table:style-name="ro1">
          <table:table-cell office:value-type="string" calcext:value-type="string">
            <text:p>glowwave portrait of curly orange hair girls made of feathers mist and cloud from overwatch, au naturel, hyper detailed, digital art, trending in artstation, cinematic lighting, studio quality, smooth render, unreal engine 5 rendered, 3 d octane rendered, art style by pixar dreamworks warner bros disney riot games and overwatch.</text:p>
          </table:table-cell>
          <table:table-cell office:value-type="string" calcext:value-type="string">
            <text:p>no</text:p>
          </table:table-cell>
        </table:table-row>
        <table:table-row table:style-name="ro1">
          <table:table-cell office:value-type="string" calcext:value-type="string">
            <text:p>Carey Price, An anime Nendoroid of Carey Price, Montreal Habs Canadien figurine, detailed product photo</text:p>
          </table:table-cell>
          <table:table-cell office:value-type="string" calcext:value-type="string">
            <text:p>no</text:p>
          </table:table-cell>
        </table:table-row>
        <table:table-row table:style-name="ro1">
          <table:table-cell office:value-type="string" calcext:value-type="string">
            <text:p>foam coming out of the cracks of a door, 4 5 mm lens, horror movie, cinematic, unsettling, david cronenberg,</text:p>
          </table:table-cell>
          <table:table-cell office:value-type="string" calcext:value-type="string">
            <text:p>no</text:p>
          </table:table-cell>
        </table:table-row>
        <table:table-row table:style-name="ro1">
          <table:table-cell office:value-type="string" calcext:value-type="string">
            <text:p>rear shot hyperdetailed elegant beautiful stunning hot sexy giantess anthropomorphic mecha female dragon goddess, sharp spines, sharp metal ears, smooth purple eyes, smooth fuschia skin, silver armor, in space, epic proportions, epic scale, epic size, warframe destiny fanart, furry, dragon art, goddess art, giantess art, furaffinity, octane render</text:p>
          </table:table-cell>
          <table:table-cell office:value-type="string" calcext:value-type="string">
            <text:p>no</text:p>
          </table:table-cell>
        </table:table-row>
        <table:table-row table:style-name="ro1">
          <table:table-cell office:value-type="string" calcext:value-type="string">
            <text:p>family portrait of duke leto atreides and prince paul atreides, dune, in the style of yamato - e, traditional japanese, tosa school, tosa mitsuoki, tosa mitsunobu, iwasa matabei.</text:p>
          </table:table-cell>
          <table:table-cell office:value-type="string" calcext:value-type="string">
            <text:p>no</text:p>
          </table:table-cell>
        </table:table-row>
        <table:table-row table:style-name="ro1">
          <table:table-cell office:value-type="string" calcext:value-type="string">
            <text:p>human need death angel, realistic, art by tafy laplanche, colored by masashi kishimoto</text:p>
          </table:table-cell>
          <table:table-cell office:value-type="string" calcext:value-type="string">
            <text:p>no</text:p>
          </table:table-cell>
        </table:table-row>
        <table:table-row table:style-name="ro1">
          <table:table-cell office:value-type="string" calcext:value-type="string">
            <text:p>single flooded surreal tree, very coherent and colorful high contrast!! masterpiece by rene magritte simon stalenhag carl spitzweg syd mead norman rockwell edward hopper james gilleard, minimalist, dark shadows, sunny day, hard lighting</text:p>
          </table:table-cell>
          <table:table-cell office:value-type="string" calcext:value-type="string">
            <text:p>no</text:p>
          </table:table-cell>
        </table:table-row>
        <table:table-row table:style-name="ro1">
          <table:table-cell office:value-type="string" calcext:value-type="string">
            <text:p>Harry Potter next to Will Smith in Fresh Prince of Bell Air</text:p>
          </table:table-cell>
          <table:table-cell office:value-type="string" calcext:value-type="string">
            <text:p>no</text:p>
          </table:table-cell>
        </table:table-row>
        <table:table-row table:style-name="ro1">
          <table:table-cell office:value-type="string" calcext:value-type="string">
            <text:p>Abe was a Forgotten Beast. A towering humanoid composed of rose gold. It has a gaunt appearance. Its grey fur is matted. Beware its deadly gas!</text:p>
          </table:table-cell>
          <table:table-cell office:value-type="string" calcext:value-type="string">
            <text:p>no</text:p>
          </table:table-cell>
        </table:table-row>
        <table:table-row table:style-name="ro1">
          <table:table-cell office:value-type="string" calcext:value-type="string">
            <text:p>the world tree, extremly detailed digital painting, vibrant colors, in the style of tomasz alen kopera and fenghua zhong and peter mohrbacher, mystical colors, rim light, beautiful lighting, 8 k, stunning scene, raytracing, octane, trending on artstation</text:p>
          </table:table-cell>
          <table:table-cell office:value-type="string" calcext:value-type="string">
            <text:p>no</text:p>
          </table:table-cell>
        </table:table-row>
        <table:table-row table:style-name="ro1">
          <table:table-cell office:value-type="string" calcext:value-type="string">
            <text:p>mite brotherhood of the scourge, art by noriyoshi ohrai and paul youll and steve fiorilla, trending on artstation, rembrandt lighting tilt - shift polaroid, epic fantasy, retrowave, hyperrealism, luminism</text:p>
          </table:table-cell>
          <table:table-cell office:value-type="string" calcext:value-type="string">
            <text:p>no</text:p>
          </table:table-cell>
        </table:table-row>
        <table:table-row table:style-name="ro1">
          <table:table-cell office:value-type="string" calcext:value-type="string">
            <text:p>meadow of luminous mushrooms Neonothopanus gardneri in the forest, mysterious fog, wee hours, photo realism, Sony a7R</text:p>
          </table:table-cell>
          <table:table-cell office:value-type="string" calcext:value-type="string">
            <text:p>no</text:p>
          </table:table-cell>
        </table:table-row>
        <table:table-row table:style-name="ro1">
          <table:table-cell office:value-type="string" calcext:value-type="string">
            <text:p>A full color still from a Stanley Kubrick film featuring a Balrog in Moria, practical effects, 35mm, 1975</text:p>
          </table:table-cell>
          <table:table-cell office:value-type="string" calcext:value-type="string">
            <text:p>yes</text:p>
          </table:table-cell>
        </table:table-row>
        <table:table-row table:style-name="ro1">
          <table:table-cell office:value-type="string" calcext:value-type="string">
            <text:p>hyper realistic photographer taking a picture, magical, gems, jewels, gold, steampunk, cyberpunk utopia, painted by tom bagshaw, mucha, gaston bussiere, craig mullins, j. c. leyendecker 8 k</text:p>
          </table:table-cell>
          <table:table-cell office:value-type="string" calcext:value-type="string">
            <text:p>no</text:p>
          </table:table-cell>
        </table:table-row>
        <table:table-row table:style-name="ro1">
          <table:table-cell office:value-type="string" calcext:value-type="string">
            <text:p>dwayne johnson as batman dreamlike with jewelry, character art, hyperdetailed, 8 k realistic, frostbite 3 engine, cryengine, dof, trending on artstation, digital art</text:p>
          </table:table-cell>
          <table:table-cell office:value-type="string" calcext:value-type="string">
            <text:p>no</text:p>
          </table:table-cell>
        </table:table-row>
        <table:table-row table:style-name="ro1">
          <table:table-cell office:value-type="string" calcext:value-type="string">
            <text:p>an epic painting of the last human struggling to defeat a mechanical art machine</text:p>
          </table:table-cell>
          <table:table-cell office:value-type="string" calcext:value-type="string">
            <text:p>no</text:p>
          </table:table-cell>
        </table:table-row>
        <table:table-row table:style-name="ro1">
          <table:table-cell office:value-type="string" calcext:value-type="string">
            <text:p>robotic cats, grant wood, pj crook, edward hopper, oil on canvas</text:p>
          </table:table-cell>
          <table:table-cell office:value-type="string" calcext:value-type="string">
            <text:p>yes</text:p>
          </table:table-cell>
        </table:table-row>
        <table:table-row table:style-name="ro1">
          <table:table-cell office:value-type="string" calcext:value-type="string">
            <text:p>portrait of a mecha cyborg girl with human tattoos, intricate, octane render, ultra-fine detailed, character design, trending on artstation</text:p>
          </table:table-cell>
          <table:table-cell office:value-type="string" calcext:value-type="string">
            <text:p>no</text:p>
          </table:table-cell>
        </table:table-row>
        <table:table-row table:style-name="ro1">
          <table:table-cell office:value-type="string" calcext:value-type="string">
            <text:p>3d render of voxel pink elephant</text:p>
          </table:table-cell>
          <table:table-cell office:value-type="string" calcext:value-type="string">
            <text:p>no</text:p>
          </table:table-cell>
        </table:table-row>
        <table:table-row table:style-name="ro1">
          <table:table-cell office:value-type="string" calcext:value-type="string">
            <text:p>cinematic film still of Michael Jackson starring as a Samurai holding fire, Japanese CGI, VFX, 2022, 40mm lens, shallow depth of field, film photography</text:p>
          </table:table-cell>
          <table:table-cell office:value-type="string" calcext:value-type="string">
            <text:p>no</text:p>
          </table:table-cell>
        </table:table-row>
        <table:table-row table:style-name="ro1">
          <table:table-cell office:value-type="string" calcext:value-type="string">
            <text:p>jim pickens peeping through a house window</text:p>
          </table:table-cell>
          <table:table-cell office:value-type="string" calcext:value-type="string">
            <text:p>no</text:p>
          </table:table-cell>
        </table:table-row>
        <table:table-row table:style-name="ro1">
          <table:table-cell office:value-type="string" calcext:value-type="string">
            <text:p>plumbus, more plumbusser</text:p>
          </table:table-cell>
          <table:table-cell office:value-type="string" calcext:value-type="string">
            <text:p>no</text:p>
          </table:table-cell>
        </table:table-row>
        <table:table-row table:style-name="ro1">
          <table:table-cell office:value-type="string" calcext:value-type="string">
            <text:p>Hyperrealistic beautiful sexy ethereal national geographic magazine cover white north pole girl portrait, art nouveau, fantasy, intricate flower designs, elegant, highly detailed, sharp focus, art by Artgerm and Greg Rutkowski and WLOP</text:p>
          </table:table-cell>
          <table:table-cell office:value-type="string" calcext:value-type="string">
            <text:p>no</text:p>
          </table:table-cell>
        </table:table-row>
        <table:table-row table:style-name="ro1">
          <table:table-cell office:value-type="string" calcext:value-type="string">
            <text:p>When the fireworks are in full bloom by oil painting， clear background</text:p>
          </table:table-cell>
          <table:table-cell office:value-type="string" calcext:value-type="string">
            <text:p>no</text:p>
          </table:table-cell>
        </table:table-row>
        <table:table-row table:style-name="ro1">
          <table:table-cell office:value-type="string" calcext:value-type="string">
            <text:p>children's book style illustration of a grumpy raccoon eating an avocado</text:p>
          </table:table-cell>
          <table:table-cell office:value-type="string" calcext:value-type="string">
            <text:p>no</text:p>
          </table:table-cell>
        </table:table-row>
        <table:table-row table:style-name="ro1">
          <table:table-cell office:value-type="string" calcext:value-type="string">
            <text:p>audrey hepburn cyberpunked, synthwave poster, glitch art background,</text:p>
          </table:table-cell>
          <table:table-cell office:value-type="string" calcext:value-type="string">
            <text:p>no</text:p>
          </table:table-cell>
        </table:table-row>
        <table:table-row table:style-name="ro1">
          <table:table-cell office:value-type="string" calcext:value-type="string">
            <text:p>priestess of everyday embarrasment in the icy mountains. gouache painting by indie concept artist, chiaroscuro, bokeh, backlighting, field of depth</text:p>
          </table:table-cell>
          <table:table-cell office:value-type="string" calcext:value-type="string">
            <text:p>no</text:p>
          </table:table-cell>
        </table:table-row>
        <table:table-row table:style-name="ro1">
          <table:table-cell office:value-type="string" calcext:value-type="string">
            <text:p>ivern league of legends wild rift hero champions arcane fantasy digital painting bioluminance alena aenami artworks in 4 k design by lois van baarle by sung choi by john kirby artgerm and greg rutkowski and magali villeneuve tank support marksman mage fighter assassin,</text:p>
          </table:table-cell>
          <table:table-cell office:value-type="string" calcext:value-type="string">
            <text:p>no</text:p>
          </table:table-cell>
        </table:table-row>
        <table:table-row table:style-name="ro1">
          <table:table-cell office:value-type="string" calcext:value-type="string">
            <text:p>A close-up of a beautiful girl with a surreal makeup reminding the swiss flag, octane render, bokeh, cyberpunk vibes, neons on the background</text:p>
          </table:table-cell>
          <table:table-cell office:value-type="string" calcext:value-type="string">
            <text:p>no</text:p>
          </table:table-cell>
        </table:table-row>
        <table:table-row table:style-name="ro1">
          <table:table-cell office:value-type="string" calcext:value-type="string">
            <text:p>By Tom Bagshaw, ultra realist soft painting of a curiosities carnival spikes flowers and tentacles by night, very beautiful dark eyed female dollpunk in full long dress, symmetry accurate features, very intricate details, omnious sky, black and white, volumetric light clouds</text:p>
          </table:table-cell>
          <table:table-cell office:value-type="string" calcext:value-type="string">
            <text:p>no</text:p>
          </table:table-cell>
        </table:table-row>
        <table:table-row table:style-name="ro1">
          <table:table-cell office:value-type="string" calcext:value-type="string">
            <text:p>titanic crocodile lair, cinematographic shot, deep focus, d &amp; d, fantasy, intricate, elegant, highly detailed, digital painting, artstation, concept art, matte, sharp focus, illustration, hearthstone, art by artgerm and greg rutkowski and alphonse mucha</text:p>
          </table:table-cell>
          <table:table-cell office:value-type="string" calcext:value-type="string">
            <text:p>no</text:p>
          </table:table-cell>
        </table:table-row>
        <table:table-row table:style-name="ro1">
          <table:table-cell office:value-type="string" calcext:value-type="string">
            <text:p>elon musk as a cat girl render as a very beautiful 3d anime girl, hot petite, long braided hair, hazel eyes, full round face, short smile, cinematic lightning, medium shot, mid-shot, highly detailed, trending on Artstation, Unreal Engine 4k, cinematic wallpaper</text:p>
          </table:table-cell>
          <table:table-cell office:value-type="string" calcext:value-type="string">
            <text:p>no</text:p>
          </table:table-cell>
        </table:table-row>
        <table:table-row table:style-name="ro1">
          <table:table-cell office:value-type="string" calcext:value-type="string">
            <text:p>coffee, dale cooper drowning in coffee, waves of black liquid, painting by jc leyendecker! phil hale!, lynchian!!!! ominious, dark lighting, angular, brush strokes, painterly, vintage, crisp</text:p>
          </table:table-cell>
          <table:table-cell office:value-type="string" calcext:value-type="string">
            <text:p>no</text:p>
          </table:table-cell>
        </table:table-row>
        <table:table-row table:style-name="ro1">
          <table:table-cell office:value-type="string" calcext:value-type="string">
            <text:p>overweight 2 0 year old with messy black hair and big beard cooks mac and cheese late at night</text:p>
          </table:table-cell>
          <table:table-cell office:value-type="string" calcext:value-type="string">
            <text:p>no</text:p>
          </table:table-cell>
        </table:table-row>
        <table:table-row table:style-name="ro1">
          <table:table-cell office:value-type="string" calcext:value-type="string">
            <text:p>a laughing man sitting by the window, a slim woman in the background, norman rockwell</text:p>
          </table:table-cell>
          <table:table-cell office:value-type="string" calcext:value-type="string">
            <text:p>no</text:p>
          </table:table-cell>
        </table:table-row>
        <table:table-row table:style-name="ro1">
          <table:table-cell office:value-type="string" calcext:value-type="string">
            <text:p>epic portrait mona lisa eating an apple, beauty, pretty face, glossy skin, shiny, wet hair, digital painting, artstation, concept art, soft light, hdri, smooth, sharp focus, illustration, fantasy, intricate, elegant, highly detailed, D&amp;D, matte painting, in the style of Greg Rutkowski and Alphonse Mucha and artemisia, 8k, highly detailed, jurgens, rutkowski, bouguereau, pastoral, rustic, georgic</text:p>
          </table:table-cell>
          <table:table-cell office:value-type="string" calcext:value-type="string">
            <text:p>yes</text:p>
          </table:table-cell>
        </table:table-row>
        <table:table-row table:style-name="ro1">
          <table:table-cell office:value-type="string" calcext:value-type="string">
            <text:p>dragon, d &amp; d, fantasy, breathing fire over city</text:p>
          </table:table-cell>
          <table:table-cell office:value-type="string" calcext:value-type="string">
            <text:p>no</text:p>
          </table:table-cell>
        </table:table-row>
        <table:table-row table:style-name="ro1">
          <table:table-cell office:value-type="string" calcext:value-type="string">
            <text:p>white female anthro wolf skating at a roller derby, 4 k, furaffinity, trending on artstation, energetic, speed, motion blur, by gaston bussiere, craig mullins, j. c. leyendecker, gustav klimt, artgerm, greg rutkowski, alphonse mucha</text:p>
          </table:table-cell>
          <table:table-cell office:value-type="string" calcext:value-type="string">
            <text:p>no</text:p>
          </table:table-cell>
        </table:table-row>
        <table:table-row table:style-name="ro1">
          <table:table-cell office:value-type="string" calcext:value-type="string">
            <text:p>portrait of laz alonso, hyper detailed ultra sharp aztec shaman warrior. trending on artstation, warpaint aesthetic, bloodwave, colorful, psychedelic, ornate, intricate, digital painting, concept art, smooth, sharp focus, illustration, art by artgerm and greg rutkowski and h. r. giger, 8 k</text:p>
          </table:table-cell>
          <table:table-cell office:value-type="string" calcext:value-type="string">
            <text:p>no</text:p>
          </table:table-cell>
        </table:table-row>
        <table:table-row table:style-name="ro1">
          <table:table-cell office:value-type="string" calcext:value-type="string">
            <text:p>irresistible man staring through a window, rainy day cafe painting by gaston bussiere, craig mullins, j. c. leyendecker</text:p>
          </table:table-cell>
          <table:table-cell office:value-type="string" calcext:value-type="string">
            <text:p>no</text:p>
          </table:table-cell>
        </table:table-row>
        <table:table-row table:style-name="ro1">
          <table:table-cell office:value-type="string" calcext:value-type="string">
            <text:p>Nebula fractal, lots of detail</text:p>
          </table:table-cell>
          <table:table-cell office:value-type="string" calcext:value-type="string">
            <text:p>no</text:p>
          </table:table-cell>
        </table:table-row>
        <table:table-row table:style-name="ro1">
          <table:table-cell office:value-type="string" calcext:value-type="string">
            <text:p>avalon ballroom poster art</text:p>
          </table:table-cell>
          <table:table-cell office:value-type="string" calcext:value-type="string">
            <text:p>no</text:p>
          </table:table-cell>
        </table:table-row>
        <table:table-row table:style-name="ro1">
          <table:table-cell office:value-type="string" calcext:value-type="string">
            <text:p>A Dodo bird perched atop a Saguaro cactus in the desert, digital art, trending on Artstation, high detail, sharp focus, illustration, art by artgerm and greg rutkowski and alphonse mucha.</text:p>
          </table:table-cell>
          <table:table-cell office:value-type="string" calcext:value-type="string">
            <text:p>no</text:p>
          </table:table-cell>
        </table:table-row>
        <table:table-row table:style-name="ro1">
          <table:table-cell office:value-type="string" calcext:value-type="string">
            <text:p/>
            <text:p>Statue of liberty in the New York in amask tribal afrika vodoo tribu Video game icon design , 2d game fanart behance hd by Jesper Ejsing, by RHADS, Makoto Shinkai and Lois van baarle, ilya kuvshinov, rossdraws global illumination</text:p>
            <text:p/>
          </table:table-cell>
          <table:table-cell office:value-type="string" calcext:value-type="string">
            <text:p>no</text:p>
          </table:table-cell>
        </table:table-row>
        <table:table-row table:style-name="ro1">
          <table:table-cell office:value-type="string" calcext:value-type="string">
            <text:p>isekai masterpiece by mandy jurgens, by irina french, by rachel walpole, by alyn spiller anime woman standing tree log looking up at giant crystals, high noon, cinematic, very warm colors, intense shadows, ominous clouds, anime illustration, anime screenshot composite background</text:p>
          </table:table-cell>
          <table:table-cell office:value-type="string" calcext:value-type="string">
            <text:p>no</text:p>
          </table:table-cell>
        </table:table-row>
        <table:table-row table:style-name="ro1">
          <table:table-cell office:value-type="string" calcext:value-type="string">
            <text:p>kodak portra 4 0 0 photographic and realistic, interior of a living room, detailed, octane render, unreal engine, 4 k, artstation, hyper realistic, wide angle, floor flooded with sand, desert, dunes, objects partially buried, 3 5 mm, sharp focus, soft light, volumetric light, in the style of gregory crewdson</text:p>
          </table:table-cell>
          <table:table-cell office:value-type="string" calcext:value-type="string">
            <text:p>no</text:p>
          </table:table-cell>
        </table:table-row>
        <table:table-row table:style-name="ro1">
          <table:table-cell office:value-type="string" calcext:value-type="string">
            <text:p>winnie the pooh posing with george clooney and john turturro, oh brother, where art thou film</text:p>
          </table:table-cell>
          <table:table-cell office:value-type="string" calcext:value-type="string">
            <text:p>no</text:p>
          </table:table-cell>
        </table:table-row>
        <table:table-row table:style-name="ro1">
          <table:table-cell office:value-type="string" calcext:value-type="string">
            <text:p>geometric smiling moon symbol by karl gerstner, monochrome, symmetrical</text:p>
          </table:table-cell>
          <table:table-cell office:value-type="string" calcext:value-type="string">
            <text:p>no</text:p>
          </table:table-cell>
        </table:table-row>
        <table:table-row table:style-name="ro1">
          <table:table-cell office:value-type="string" calcext:value-type="string">
            <text:p>🙉, clash royal style characters, unreal engine 5, octane render, detailed, brawl stars, cinematografic, cinema 4 d, artstation trending</text:p>
          </table:table-cell>
          <table:table-cell office:value-type="string" calcext:value-type="string">
            <text:p>no</text:p>
          </table:table-cell>
        </table:table-row>
        <table:table-row table:style-name="ro1">
          <table:table-cell office:value-type="string" calcext:value-type="string">
            <text:p>hephaestus, sebastien chabal, blacksmith, leather apron, d &amp; d, fantasy, portrait, highly detailed, headshot, digital painting, trending on artstation, concept art, sharp focus, illustration, art by artgerm and greg rutkowski and magali villeneuve</text:p>
          </table:table-cell>
          <table:table-cell office:value-type="string" calcext:value-type="string">
            <text:p>no</text:p>
          </table:table-cell>
        </table:table-row>
        <table:table-row table:style-name="ro1">
          <table:table-cell office:value-type="string" calcext:value-type="string">
            <text:p>a award winning half body portrait of a beautiful woman with stunning eyes in a croptop and cargo pants with hair like rainbow colored smoke by josan gonzales, outlined by whirling illuminated neon lines, outrun, vaporware, shaded flat illustration, digital art, trending on artstation, highly detailed, fine detail, intricate</text:p>
          </table:table-cell>
          <table:table-cell office:value-type="string" calcext:value-type="string">
            <text:p>no</text:p>
          </table:table-cell>
        </table:table-row>
        <table:table-row table:style-name="ro1">
          <table:table-cell office:value-type="string" calcext:value-type="string">
            <text:p>bright green frog warrior by greg hildebrandt. nintendo power hd poster from 9 0 s.</text:p>
          </table:table-cell>
          <table:table-cell office:value-type="string" calcext:value-type="string">
            <text:p>yes</text:p>
          </table:table-cell>
        </table:table-row>
        <table:table-row table:style-name="ro1">
          <table:table-cell office:value-type="string" calcext:value-type="string">
            <text:p>a technogaianist long-haired blonde digital musician playing modular synthesizer in the forest, technology and nature in harmony, postmodern surrealist concert poster, grainy, hand drawn matte painting by Tara McPherson and Gary Houston, smooth, sharp focus, extremely detailed.</text:p>
          </table:table-cell>
          <table:table-cell office:value-type="string" calcext:value-type="string">
            <text:p>no</text:p>
          </table:table-cell>
        </table:table-row>
        <table:table-row table:style-name="ro1">
          <table:table-cell office:value-type="string" calcext:value-type="string">
            <text:p>painting of disneyland, illustration, artistic, colorful, hyper detailed, in the style of Greg Rutkowski</text:p>
          </table:table-cell>
          <table:table-cell office:value-type="string" calcext:value-type="string">
            <text:p>no</text:p>
          </table:table-cell>
        </table:table-row>
        <table:table-row table:style-name="ro1">
          <table:table-cell/>
          <table:table-cell office:value-type="string" calcext:value-type="string">
            <text:p>error</text:p>
          </table:table-cell>
        </table:table-row>
        <table:table-row table:style-name="ro1">
          <table:table-cell office:value-type="string" calcext:value-type="string">
            <text:p>Portrait of a woman, close-up, high sharpness, zeiss lens, fashion photo shoot, peony flowers, red hair, red lipstick, in the background of gold, on their face stratsEnni Leibovitz and Steve McCurry, David Lazar, Zhong Lin, Jimmy Nelsson, Eiko Hosoe , artistic, hyper-realistic, beautiful face, octane rendering</text:p>
          </table:table-cell>
          <table:table-cell office:value-type="string" calcext:value-type="string">
            <text:p>no</text:p>
          </table:table-cell>
        </table:table-row>
        <table:table-row table:style-name="ro1">
          <table:table-cell office:value-type="string" calcext:value-type="string">
            <text:p>digital painted!!!!!!!! stylized wood texture, painterly, digital art, artstation</text:p>
          </table:table-cell>
          <table:table-cell office:value-type="string" calcext:value-type="string">
            <text:p>no</text:p>
          </table:table-cell>
        </table:table-row>
        <table:table-row table:style-name="ro1">
          <table:table-cell office:value-type="string" calcext:value-type="string">
            <text:p>high quality high detail painting by lucian freud and jenny saville, hd, full body of a indigenous tribe leader, turquoise color, photorealistic lighting</text:p>
          </table:table-cell>
          <table:table-cell office:value-type="string" calcext:value-type="string">
            <text:p>no</text:p>
          </table:table-cell>
        </table:table-row>
        <table:table-row table:style-name="ro1">
          <table:table-cell office:value-type="string" calcext:value-type="string">
            <text:p>portrait of a programmer with green hood by greg rutkowski, digital</text:p>
          </table:table-cell>
          <table:table-cell office:value-type="string" calcext:value-type="string">
            <text:p>no</text:p>
          </table:table-cell>
        </table:table-row>
        <table:table-row table:style-name="ro1">
          <table:table-cell office:value-type="string" calcext:value-type="string">
            <text:p>morgan freeman starring as gimli in lord of the rings, full body, high detail shot, smoking, render, cgsociety, photorealism</text:p>
          </table:table-cell>
          <table:table-cell office:value-type="string" calcext:value-type="string">
            <text:p>no</text:p>
          </table:table-cell>
        </table:table-row>
        <table:table-row table:style-name="ro1">
          <table:table-cell office:value-type="string" calcext:value-type="string">
            <text:p>hyper-realistic splashart illustration of kakashi hatake drawn by dao trong le</text:p>
          </table:table-cell>
          <table:table-cell office:value-type="string" calcext:value-type="string">
            <text:p>no</text:p>
          </table:table-cell>
        </table:table-row>
        <table:table-row table:style-name="ro1">
          <table:table-cell office:value-type="string" calcext:value-type="string">
            <text:p>samurai skeleton dark, d &amp; d, blue eyes, dark fantasy, intricate, elegant, highly detailed, digital painting, artstation, concept art, smooth, sharp focus, illustration, art by artgerm and greg rutkowski and alphonse mucha</text:p>
          </table:table-cell>
          <table:table-cell office:value-type="string" calcext:value-type="string">
            <text:p>no</text:p>
          </table:table-cell>
        </table:table-row>
        <table:table-row table:style-name="ro1">
          <table:table-cell office:value-type="string" calcext:value-type="string">
            <text:p>lifestyle portrait of a girl in a golden dress with over a black background, photography, smooth, sharp focus, turning head</text:p>
          </table:table-cell>
          <table:table-cell office:value-type="string" calcext:value-type="string">
            <text:p>no</text:p>
          </table:table-cell>
        </table:table-row>
        <table:table-row table:style-name="ro1">
          <table:table-cell office:value-type="string" calcext:value-type="string">
            <text:p>heiken ashi chart of tsla</text:p>
          </table:table-cell>
          <table:table-cell office:value-type="string" calcext:value-type="string">
            <text:p>no</text:p>
          </table:table-cell>
        </table:table-row>
        <table:table-row table:style-name="ro1">
          <table:table-cell office:value-type="string" calcext:value-type="string">
            <text:p>portrait of a plasma energy tron dinosaur egg in the shape of a random geometric shape, made up of glowing electric plates and patterns. cinestill</text:p>
          </table:table-cell>
          <table:table-cell office:value-type="string" calcext:value-type="string">
            <text:p>no</text:p>
          </table:table-cell>
        </table:table-row>
        <table:table-row table:style-name="ro1">
          <table:table-cell office:value-type="string" calcext:value-type="string">
            <text:p>“portrait of racoon in the style of metamask with laser eyes”</text:p>
          </table:table-cell>
          <table:table-cell office:value-type="string" calcext:value-type="string">
            <text:p>no</text:p>
          </table:table-cell>
        </table:table-row>
        <table:table-row table:style-name="ro1">
          <table:table-cell office:value-type="string" calcext:value-type="string">
            <text:p>in-game screenshot of Super Smash Bros. Ultimate, 3d render, Unreal Engine, octane render, ray tracing, Unity, highly detailed, high quality, HD, 4k, 8k, realistic, sharp, trending</text:p>
          </table:table-cell>
          <table:table-cell office:value-type="string" calcext:value-type="string">
            <text:p>no</text:p>
          </table:table-cell>
        </table:table-row>
        <table:table-row table:style-name="ro1">
          <table:table-cell office:value-type="string" calcext:value-type="string">
            <text:p>a dragon made by Zdzislaw Beksinski</text:p>
          </table:table-cell>
          <table:table-cell office:value-type="string" calcext:value-type="string">
            <text:p>no</text:p>
          </table:table-cell>
        </table:table-row>
        <table:table-row table:style-name="ro1">
          <table:table-cell office:value-type="string" calcext:value-type="string">
            <text:p>photo from distance of a black man with long curly hair, carrying a electric guitar, walking out of from the universe's door, film still from the movie directed by Denis Villeneuve with art direction by Zdzisław Beksiński, wide lens</text:p>
          </table:table-cell>
          <table:table-cell office:value-type="string" calcext:value-type="string">
            <text:p>no</text:p>
          </table:table-cell>
        </table:table-row>
        <table:table-row table:style-name="ro1">
          <table:table-cell office:value-type="string" calcext:value-type="string">
            <text:p>Shrek as the Speaker of the United States House of Representatives, high detail</text:p>
          </table:table-cell>
          <table:table-cell office:value-type="string" calcext:value-type="string">
            <text:p>no</text:p>
          </table:table-cell>
        </table:table-row>
        <table:table-row table:style-name="ro1">
          <table:table-cell office:value-type="string" calcext:value-type="string">
            <text:p>split face Uchiha Madara poster, epic artwork, anime painting, extremely detailed, trending on Artstation, award-winning art</text:p>
          </table:table-cell>
          <table:table-cell office:value-type="string" calcext:value-type="string">
            <text:p>no</text:p>
          </table:table-cell>
        </table:table-row>
        <table:table-row table:style-name="ro1">
          <table:table-cell office:value-type="string" calcext:value-type="string">
            <text:p>french bar maid, tattoos, black t - shirt, black skirt, detailed portrait, intricate complexity, by greg rutkowski, artgerm, ross tran, conrad roset, takato yomamoto, ilya kuvshinov. 4 k, beautiful, cinematic dramatic atmosphere</text:p>
          </table:table-cell>
          <table:table-cell office:value-type="string" calcext:value-type="string">
            <text:p>no</text:p>
          </table:table-cell>
        </table:table-row>
        <table:table-row table:style-name="ro1">
          <table:table-cell office:value-type="string" calcext:value-type="string">
            <text:p>a great white shark being eaten by a bigger shark</text:p>
          </table:table-cell>
          <table:table-cell office:value-type="string" calcext:value-type="string">
            <text:p>no</text:p>
          </table:table-cell>
        </table:table-row>
        <table:table-row table:style-name="ro1">
          <table:table-cell office:value-type="string" calcext:value-type="string">
            <text:p>a grand arabian palace exterior by makoto shinkai</text:p>
          </table:table-cell>
          <table:table-cell office:value-type="string" calcext:value-type="string">
            <text:p>no</text:p>
          </table:table-cell>
        </table:table-row>
        <table:table-row table:style-name="ro1">
          <table:table-cell office:value-type="string" calcext:value-type="string">
            <text:p>a detailed map of a futuristic dystopian city located in an island surrounded by water with a few flying ships stationed around it, in the style of diego rivera schiele, full color, exploded view</text:p>
          </table:table-cell>
          <table:table-cell office:value-type="string" calcext:value-type="string">
            <text:p>no</text:p>
          </table:table-cell>
        </table:table-row>
        <table:table-row table:style-name="ro1">
          <table:table-cell office:value-type="string" calcext:value-type="string">
            <text:p>a portrait of an invisible man, masterpiece, in - frame, canon eos r 3, f / 1. 4, iso 2 0 0, 1 / 1 6 0 s, 8 k, raw, unedited, symmetrical balance</text:p>
          </table:table-cell>
          <table:table-cell office:value-type="string" calcext:value-type="string">
            <text:p>no</text:p>
          </table:table-cell>
        </table:table-row>
        <table:table-row table:style-name="ro1">
          <table:table-cell office:value-type="string" calcext:value-type="string">
            <text:p>favelas in rio, music dancing, locals, nightlife, hustlers and street - walkers, beach ocean fun octane render unreal 5, by piet mondrian</text:p>
          </table:table-cell>
          <table:table-cell office:value-type="string" calcext:value-type="string">
            <text:p>no</text:p>
          </table:table-cell>
        </table:table-row>
        <table:table-row table:style-name="ro1">
          <table:table-cell office:value-type="string" calcext:value-type="string">
            <text:p>statue of liberty as a ruggedly handsome girl, tasteful, intricate, elegant, highly detailed, centered, digital painting, artstation, concept art, smooth, sharp focus, illustration, artgerm, donato giancola, Joseph Christian Leyendecker, WLOP</text:p>
          </table:table-cell>
          <table:table-cell office:value-type="string" calcext:value-type="string">
            <text:p>no</text:p>
          </table:table-cell>
        </table:table-row>
        <table:table-row table:style-name="ro1">
          <table:table-cell office:value-type="string" calcext:value-type="string">
            <text:p>Liquidator burns out tentacles in soviet liminal corridors by Masahiro Ito</text:p>
          </table:table-cell>
          <table:table-cell office:value-type="string" calcext:value-type="string">
            <text:p>yes</text:p>
          </table:table-cell>
        </table:table-row>
        <table:table-row table:style-name="ro1">
          <table:table-cell office:value-type="string" calcext:value-type="string">
            <text:p>17th century portrait of a minion</text:p>
          </table:table-cell>
          <table:table-cell office:value-type="string" calcext:value-type="string">
            <text:p>yes</text:p>
          </table:table-cell>
        </table:table-row>
        <table:table-row table:style-name="ro1">
          <table:table-cell office:value-type="string" calcext:value-type="string">
            <text:p>gigachad in the style of a PS1 game, low poly, pixelated, gigachad, black and white, retro, PS1 style graphics</text:p>
          </table:table-cell>
          <table:table-cell office:value-type="string" calcext:value-type="string">
            <text:p>no</text:p>
          </table:table-cell>
        </table:table-row>
        <table:table-row table:style-name="ro1">
          <table:table-cell office:value-type="string" calcext:value-type="string">
            <text:p>K-2SO wearing a hooded cloak and welding a double bladed lightsaber, extremely detailed, beautiful lighting, dramatic cinematic lighting</text:p>
          </table:table-cell>
          <table:table-cell office:value-type="string" calcext:value-type="string">
            <text:p>no</text:p>
          </table:table-cell>
        </table:table-row>
        <table:table-row table:style-name="ro1">
          <table:table-cell office:value-type="string" calcext:value-type="string">
            <text:p>epic full - pov - shot still of kim kardashian unconscious wearing a black lace dress in a transparent alien liquid, wet flowing hair, gooey skin, illustration, unreal engine 5, 8 k, made by h. r. giger.</text:p>
          </table:table-cell>
          <table:table-cell office:value-type="string" calcext:value-type="string">
            <text:p>no</text:p>
          </table:table-cell>
        </table:table-row>
        <table:table-row table:style-name="ro1">
          <table:table-cell office:value-type="string" calcext:value-type="string">
            <text:p>“love”</text:p>
          </table:table-cell>
          <table:table-cell office:value-type="string" calcext:value-type="string">
            <text:p>no</text:p>
          </table:table-cell>
        </table:table-row>
        <table:table-row table:style-name="ro1">
          <table:table-cell office:value-type="string" calcext:value-type="string">
            <text:p>kodak portra 4 0 0 photographic and realistic, the forbidden city, temple, night, moonlight, detailed, wide angle, floor flooded, how a river, objects that float, 3 5 mm, sharp focus, soft light, volumetric light, in the style of gregory crewdson</text:p>
          </table:table-cell>
          <table:table-cell office:value-type="string" calcext:value-type="string">
            <text:p>no</text:p>
          </table:table-cell>
        </table:table-row>
        <table:table-row table:style-name="ro1">
          <table:table-cell office:value-type="string" calcext:value-type="string">
            <text:p>rare classified photo, studio lighting, black &amp; white, a tall fat zebra laughing at a long fish with real fur, real feather, a male bodybuilder</text:p>
          </table:table-cell>
          <table:table-cell office:value-type="string" calcext:value-type="string">
            <text:p>no</text:p>
          </table:table-cell>
        </table:table-row>
        <table:table-row table:style-name="ro1">
          <table:table-cell office:value-type="string" calcext:value-type="string">
            <text:p>a realistic matte painting of a dj with turntable play music on the moon, detailed, 8 k,</text:p>
          </table:table-cell>
          <table:table-cell office:value-type="string" calcext:value-type="string">
            <text:p>no</text:p>
          </table:table-cell>
        </table:table-row>
        <table:table-row table:style-name="ro1">
          <table:table-cell office:value-type="string" calcext:value-type="string">
            <text:p>beautiful fantasy character portrait, ana de armas, ultra realistic, wide angle, intricate details, the fifth element artifacts, highly detailed by peter mohrbacher, hajime sorayama, wayne barlowe, boris vallejo, paolo eleuteri serpieri</text:p>
          </table:table-cell>
          <table:table-cell office:value-type="string" calcext:value-type="string">
            <text:p>no</text:p>
          </table:table-cell>
        </table:table-row>
        <table:table-row table:style-name="ro1">
          <table:table-cell office:value-type="string" calcext:value-type="string">
            <text:p>tornadic supercell, realistic raytracing, vray, 55mm</text:p>
          </table:table-cell>
          <table:table-cell office:value-type="string" calcext:value-type="string">
            <text:p>no</text:p>
          </table:table-cell>
        </table:table-row>
        <table:table-row table:style-name="ro1">
          <table:table-cell office:value-type="string" calcext:value-type="string">
            <text:p>a female DND goliath, high resolution film still, 8k, HDR colors, cosplay, studio lighting</text:p>
          </table:table-cell>
          <table:table-cell office:value-type="string" calcext:value-type="string">
            <text:p>no</text:p>
          </table:table-cell>
        </table:table-row>
        <table:table-row table:style-name="ro1">
          <table:table-cell office:value-type="string" calcext:value-type="string">
            <text:p>portrait of master chief gundam pilot, with an intricate, detailed, urban inspired hiphop afro futuristic helmet, vector behance hd jesper ejsing, rhads, makoto shinkai, lois van baarle, ilya kuvshinov, rossdraws, hd, 3 2 k, ilya kuvshinov, gustav klimt</text:p>
          </table:table-cell>
          <table:table-cell office:value-type="string" calcext:value-type="string">
            <text:p>no</text:p>
          </table:table-cell>
        </table:table-row>
        <table:table-row table:style-name="ro1">
          <table:table-cell office:value-type="string" calcext:value-type="string">
            <text:p>elon musk as jabba the hutt, Return of the Jedi, Star Wars, film look</text:p>
          </table:table-cell>
          <table:table-cell office:value-type="string" calcext:value-type="string">
            <text:p>yes</text:p>
          </table:table-cell>
        </table:table-row>
        <table:table-row table:style-name="ro1">
          <table:table-cell office:value-type="string" calcext:value-type="string">
            <text:p>bill murray in fear and loathing in las vegas, movie still, promotional shot</text:p>
          </table:table-cell>
          <table:table-cell office:value-type="string" calcext:value-type="string">
            <text:p>no</text:p>
          </table:table-cell>
        </table:table-row>
        <table:table-row table:style-name="ro1">
          <table:table-cell office:value-type="string" calcext:value-type="string">
            <text:p>vector design logo concept of a wolf</text:p>
          </table:table-cell>
          <table:table-cell office:value-type="string" calcext:value-type="string">
            <text:p>no</text:p>
          </table:table-cell>
        </table:table-row>
        <table:table-row table:style-name="ro1">
          <table:table-cell office:value-type="string" calcext:value-type="string">
            <text:p>gal gadot, in full starfleet uniform, is the captain of the starship enterprise in the new star trek movie</text:p>
          </table:table-cell>
          <table:table-cell office:value-type="string" calcext:value-type="string">
            <text:p>no</text:p>
          </table:table-cell>
        </table:table-row>
        <table:table-row table:style-name="ro1">
          <table:table-cell office:value-type="string" calcext:value-type="string">
            <text:p>a dragon with three heads emerging from the ocean during a storm, dramatic lighting, cinematic, high coherence, hyperrealistic, anatomically correct, path traced, highly detailed, high quality, 8 k hdr, octane render, unreal engine 5, trending on artstation, epic image, turbulent sea, concept art, digital art</text:p>
          </table:table-cell>
          <table:table-cell office:value-type="string" calcext:value-type="string">
            <text:p>no</text:p>
          </table:table-cell>
        </table:table-row>
        <table:table-row table:style-name="ro1">
          <table:table-cell office:value-type="string" calcext:value-type="string">
            <text:p>Anime art by artgerm, Gil Elvgren, Vladimir Volegov, Earl Moran, Enoch Bolles</text:p>
          </table:table-cell>
          <table:table-cell office:value-type="string" calcext:value-type="string">
            <text:p>no</text:p>
          </table:table-cell>
        </table:table-row>
        <table:table-row table:style-name="ro1">
          <table:table-cell office:value-type="string" calcext:value-type="string">
            <text:p>A changeling berserker, by Georges Rouault, Krenz Cushart, High Angle, Decopunk, Shaders, Ottensian dieselpunk, Optix</text:p>
          </table:table-cell>
          <table:table-cell office:value-type="string" calcext:value-type="string">
            <text:p>no</text:p>
          </table:table-cell>
        </table:table-row>
        <table:table-row table:style-name="ro1">
          <table:table-cell office:value-type="string" calcext:value-type="string">
            <text:p>portrait of a cyberpunk surgeon ( persian woman ) with cybernetic implants ( futuristic transhuman cyborg ), detailed realism face in painting, detailed beautiful portrait, oil painting masterpiece, cyberpunk art, 8 k resolution, smooth, sharp focus, trending on artstation, by rembrandt</text:p>
          </table:table-cell>
          <table:table-cell office:value-type="string" calcext:value-type="string">
            <text:p>yes</text:p>
          </table:table-cell>
        </table:table-row>
        <table:table-row table:style-name="ro1">
          <table:table-cell office:value-type="string" calcext:value-type="string">
            <text:p>sad prisoner holding ipad, prison cell, frustrated expression, dark mood, hopelessness, gloomy, in the style of frank miller</text:p>
          </table:table-cell>
          <table:table-cell office:value-type="string" calcext:value-type="string">
            <text:p>no</text:p>
          </table:table-cell>
        </table:table-row>
        <table:table-row table:style-name="ro1">
          <table:table-cell office:value-type="string" calcext:value-type="string">
            <text:p>werecreature consisting of human and crow, photograph captured in a forest</text:p>
          </table:table-cell>
          <table:table-cell office:value-type="string" calcext:value-type="string">
            <text:p>no</text:p>
          </table:table-cell>
        </table:table-row>
        <table:table-row table:style-name="ro1">
          <table:table-cell office:value-type="string" calcext:value-type="string">
            <text:p>landing scene from muppet!! save private ryan</text:p>
          </table:table-cell>
          <table:table-cell office:value-type="string" calcext:value-type="string">
            <text:p>yes</text:p>
          </table:table-cell>
        </table:table-row>
        <table:table-row table:style-name="ro1">
          <table:table-cell office:value-type="string" calcext:value-type="string">
            <text:p>baby harp seals being eaten by a tyrannosaurus in a tropical alien world, atey ghailan, goro fujita, studio ghibli, scary lighting, clear focus, very coherent</text:p>
          </table:table-cell>
          <table:table-cell office:value-type="string" calcext:value-type="string">
            <text:p>yes</text:p>
          </table:table-cell>
        </table:table-row>
        <table:table-row table:style-name="ro1">
          <table:table-cell office:value-type="string" calcext:value-type="string">
            <text:p>(anime girl), blue symmetric eyes 24yo, studio, 35mm, soft artistic filter, annie leibowit</text:p>
          </table:table-cell>
          <table:table-cell office:value-type="string" calcext:value-type="string">
            <text:p>no</text:p>
          </table:table-cell>
        </table:table-row>
        <table:table-row table:style-name="ro1">
          <table:table-cell office:value-type="string" calcext:value-type="string">
            <text:p>young, super cute funky black girl, afro, off the shoulder shirt, sultry look, soulful, pouty lips, adorable, disney, cartoon, flat, vectors, simple colours, illustration, classic</text:p>
          </table:table-cell>
          <table:table-cell office:value-type="string" calcext:value-type="string">
            <text:p>no</text:p>
          </table:table-cell>
        </table:table-row>
        <table:table-row table:style-name="ro1">
          <table:table-cell office:value-type="string" calcext:value-type="string">
            <text:p>cute little robot with grass hair, tomato hat and one chive in one hand, made in abyss style, standing on a forest</text:p>
          </table:table-cell>
          <table:table-cell office:value-type="string" calcext:value-type="string">
            <text:p>no</text:p>
          </table:table-cell>
        </table:table-row>
        <table:table-row table:style-name="ro1">
          <table:table-cell office:value-type="string" calcext:value-type="string">
            <text:p>thorns in the mud water drip by johfra bosschart sky realistic stormcloud with glimpses of flares</text:p>
          </table:table-cell>
          <table:table-cell office:value-type="string" calcext:value-type="string">
            <text:p>no</text:p>
          </table:table-cell>
        </table:table-row>
        <table:table-row table:style-name="ro1">
          <table:table-cell office:value-type="string" calcext:value-type="string">
            <text:p>holding a fork incorrectly</text:p>
          </table:table-cell>
          <table:table-cell office:value-type="string" calcext:value-type="string">
            <text:p>no</text:p>
          </table:table-cell>
        </table:table-row>
        <table:table-row table:style-name="ro1">
          <table:table-cell office:value-type="string" calcext:value-type="string">
            <text:p>Supreme x Sol Badguy Profile Picture by Sachin Teng, asymmetrical, Organic Painting , Matte Painting, geometric shapes, hard edges, graffiti, street art,:2 by Sachin Teng:4</text:p>
          </table:table-cell>
          <table:table-cell office:value-type="string" calcext:value-type="string">
            <text:p>no</text:p>
          </table:table-cell>
        </table:table-row>
        <table:table-row table:style-name="ro1">
          <table:table-cell office:value-type="string" calcext:value-type="string">
            <text:p>psychedelic trippy couch in space, experimental mess, transitioning couch, non discrete couch, musical couch, small but dominant couch, wavy trippy world couch, rice burger couch, steak and eggs couch, hairless, bald, shaven couch, no eyebrows, skin couch, weird people couch</text:p>
          </table:table-cell>
          <table:table-cell office:value-type="string" calcext:value-type="string">
            <text:p>no</text:p>
          </table:table-cell>
        </table:table-row>
        <table:table-row table:style-name="ro1">
          <table:table-cell office:value-type="string" calcext:value-type="string">
            <text:p>a portrait of a pretty young lady by artur bordalo</text:p>
          </table:table-cell>
          <table:table-cell office:value-type="string" calcext:value-type="string">
            <text:p>no</text:p>
          </table:table-cell>
        </table:table-row>
        <table:table-row table:style-name="ro1">
          <table:table-cell office:value-type="string" calcext:value-type="string">
            <text:p>Daguerreotype of a man done up in 80s style clothes, classical portrait, 1849</text:p>
          </table:table-cell>
          <table:table-cell office:value-type="string" calcext:value-type="string">
            <text:p>yes</text:p>
          </table:table-cell>
        </table:table-row>
        <table:table-row table:style-name="ro1">
          <table:table-cell office:value-type="string" calcext:value-type="string">
            <text:p>dogs barking at each other, digital art</text:p>
          </table:table-cell>
          <table:table-cell office:value-type="string" calcext:value-type="string">
            <text:p>no</text:p>
          </table:table-cell>
        </table:table-row>
        <table:table-row table:style-name="ro1">
          <table:table-cell office:value-type="string" calcext:value-type="string">
            <text:p>impressionism painting of a pond of water lily on a foggy morning, sun low on horizon through snow capped mountains, soft light, misty</text:p>
          </table:table-cell>
          <table:table-cell office:value-type="string" calcext:value-type="string">
            <text:p>no</text:p>
          </table:table-cell>
        </table:table-row>
        <table:table-row table:style-name="ro1">
          <table:table-cell office:value-type="string" calcext:value-type="string">
            <text:p>kid wearing black cloak holding stick - 3 d vfx art - of the sun, art style by james jean &amp; hsiao - ron cheng, character concept art, unreal engine render, digital illustration, sharp, intricate detail, volumetric light, ray tracing, soft light, symmetric, pinterest, artstation, behance,</text:p>
          </table:table-cell>
          <table:table-cell office:value-type="string" calcext:value-type="string">
            <text:p>no</text:p>
          </table:table-cell>
        </table:table-row>
        <table:table-row table:style-name="ro1">
          <table:table-cell office:value-type="string" calcext:value-type="string">
            <text:p>tarot card</text:p>
          </table:table-cell>
          <table:table-cell office:value-type="string" calcext:value-type="string">
            <text:p>no</text:p>
          </table:table-cell>
        </table:table-row>
        <table:table-row table:style-name="ro1">
          <table:table-cell office:value-type="string" calcext:value-type="string">
            <text:p>huge megalodon washed upon the shore, people watching</text:p>
          </table:table-cell>
          <table:table-cell office:value-type="string" calcext:value-type="string">
            <text:p>no</text:p>
          </table:table-cell>
        </table:table-row>
        <table:table-row table:style-name="ro1">
          <table:table-cell office:value-type="string" calcext:value-type="string">
            <text:p>graphic novel cover art, sexy natalie portman with dark red hair and with dark - red - skin!!!! as a barbarian queen wearing a bikini made from animal furs charging towards her enemy with a look of bloodlust, highly detailed, masterpiece, realistic shadows, focus on facial details, bold lineart</text:p>
          </table:table-cell>
          <table:table-cell office:value-type="string" calcext:value-type="string">
            <text:p>no</text:p>
          </table:table-cell>
        </table:table-row>
        <table:table-row table:style-name="ro1">
          <table:table-cell/>
          <table:table-cell office:value-type="string" calcext:value-type="string">
            <text:p>error</text:p>
          </table:table-cell>
        </table:table-row>
        <table:table-row table:style-name="ro1">
          <table:table-cell office:value-type="string" calcext:value-type="string">
            <text:p>telephoto 7 0 mm f / 2. 8 iso 2 0 0 photograph depicting the feeling of chrysalism in a cosy safe cluttered french sci - fi ( art nouveau ) cyberpunk apartment in a pastel dreamstate art cinema style. ( shower ) ( ( fish tank ) ), ambient light.</text:p>
          </table:table-cell>
          <table:table-cell office:value-type="string" calcext:value-type="string">
            <text:p>no</text:p>
          </table:table-cell>
        </table:table-row>
        <table:table-row table:style-name="ro1">
          <table:table-cell office:value-type="string" calcext:value-type="string">
            <text:p>meaning of life</text:p>
          </table:table-cell>
          <table:table-cell office:value-type="string" calcext:value-type="string">
            <text:p>no</text:p>
          </table:table-cell>
        </table:table-row>
        <table:table-row table:style-name="ro1">
          <table:table-cell office:value-type="string" calcext:value-type="string">
            <text:p>sagittarius astrology symbol made out of stars in space,</text:p>
          </table:table-cell>
          <table:table-cell office:value-type="string" calcext:value-type="string">
            <text:p>no</text:p>
          </table:table-cell>
        </table:table-row>
        <table:table-row table:style-name="ro1">
          <table:table-cell office:value-type="string" calcext:value-type="string">
            <text:p>photograph of a black man with afro hair wearing an army green jacket riding an orange colored bull</text:p>
          </table:table-cell>
          <table:table-cell office:value-type="string" calcext:value-type="string">
            <text:p>no</text:p>
          </table:table-cell>
        </table:table-row>
        <table:table-row table:style-name="ro1">
          <table:table-cell office:value-type="string" calcext:value-type="string">
            <text:p>🤨🧐🤔, hd photograph</text:p>
          </table:table-cell>
          <table:table-cell office:value-type="string" calcext:value-type="string">
            <text:p>no</text:p>
          </table:table-cell>
        </table:table-row>
        <table:table-row table:style-name="ro1">
          <table:table-cell office:value-type="string" calcext:value-type="string">
            <text:p>beautiful space landscape, detailed spaceship, nebula, worm hole, vivid colors, digital art, landscape, fantasy art, octane render, unreal engine, high detail, very realistic, by greg rutkowski. by james gurney</text:p>
          </table:table-cell>
          <table:table-cell office:value-type="string" calcext:value-type="string">
            <text:p>no</text:p>
          </table:table-cell>
        </table:table-row>
        <table:table-row table:style-name="ro1">
          <table:table-cell office:value-type="string" calcext:value-type="string">
            <text:p>close-up of Vincent Cassel in the new movie directed by Gaspar Noé, movie still frame, promotional image, symmetrical shot, idiosyncratic, relentlessly detailed, limited colour palette</text:p>
          </table:table-cell>
          <table:table-cell office:value-type="string" calcext:value-type="string">
            <text:p>no</text:p>
          </table:table-cell>
        </table:table-row>
        <table:table-row table:style-name="ro1">
          <table:table-cell office:value-type="string" calcext:value-type="string">
            <text:p>a mid-century Eichler Home on a beach at sunset with view of the ocean in the style of sunset magazine and dwell magazine. Highly detailed, photorealistic, 8k 35mm, award winning architecture photography</text:p>
          </table:table-cell>
          <table:table-cell office:value-type="string" calcext:value-type="string">
            <text:p>yes</text:p>
          </table:table-cell>
        </table:table-row>
        <table:table-row table:style-name="ro1">
          <table:table-cell office:value-type="string" calcext:value-type="string">
            <text:p>Darth Vader as a character in a Pixar cartoon</text:p>
          </table:table-cell>
          <table:table-cell office:value-type="string" calcext:value-type="string">
            <text:p>no</text:p>
          </table:table-cell>
        </table:table-row>
        <table:table-row table:style-name="ro1">
          <table:table-cell office:value-type="string" calcext:value-type="string">
            <text:p>closeup of face melting in agony with tongue, inside a frame on a tiled wall, frontal picture, by yoichi hatakenaka, masamune shirow, josan gonzales and dan mumford, ayami kojima, takato yamamoto, karol bak</text:p>
          </table:table-cell>
          <table:table-cell office:value-type="string" calcext:value-type="string">
            <text:p>no</text:p>
          </table:table-cell>
        </table:table-row>
        <table:table-row table:style-name="ro1">
          <table:table-cell office:value-type="string" calcext:value-type="string">
            <text:p>grand theft 5 cover art of donald trump</text:p>
          </table:table-cell>
          <table:table-cell office:value-type="string" calcext:value-type="string">
            <text:p>no</text:p>
          </table:table-cell>
        </table:table-row>
        <table:table-row table:style-name="ro1">
          <table:table-cell office:value-type="string" calcext:value-type="string">
            <text:p>red ballpoint pen drawing outsider art</text:p>
          </table:table-cell>
          <table:table-cell office:value-type="string" calcext:value-type="string">
            <text:p>no</text:p>
          </table:table-cell>
        </table:table-row>
        <table:table-row table:style-name="ro1">
          <table:table-cell office:value-type="string" calcext:value-type="string">
            <text:p>klaus nomi swimming in the ocean depths, cosmic horror painting, elegant intricate digital painting artstation concept art by mark brooks and brad kunkle detailed</text:p>
          </table:table-cell>
          <table:table-cell office:value-type="string" calcext:value-type="string">
            <text:p>no</text:p>
          </table:table-cell>
        </table:table-row>
        <table:table-row table:style-name="ro1">
          <table:table-cell office:value-type="string" calcext:value-type="string">
            <text:p>crystal face by jean giraud concept art by anthony macbain greg rutkowski artstation</text:p>
          </table:table-cell>
          <table:table-cell office:value-type="string" calcext:value-type="string">
            <text:p>no</text:p>
          </table:table-cell>
        </table:table-row>
        <table:table-row table:style-name="ro1">
          <table:table-cell office:value-type="string" calcext:value-type="string">
            <text:p>cyberpunk fashion model with very black hair and pale skin wrapped in flowers and wired, vintage style, by yoichi hatakenaka, masamune shirow, josan gonzales and dan mumford, ayami kojima, takato yamamoto, barclay shaw, karol bak, yukito kishiro</text:p>
          </table:table-cell>
          <table:table-cell office:value-type="string" calcext:value-type="string">
            <text:p>no</text:p>
          </table:table-cell>
        </table:table-row>
        <table:table-row table:style-name="ro1">
          <table:table-cell office:value-type="string" calcext:value-type="string">
            <text:p>boris johnson working at burger king, character portrait, ultra realistic, concept art, intricate details, highly detailed by greg rutkowski, gaston bussiere, craig mullins, simon bisley</text:p>
          </table:table-cell>
          <table:table-cell office:value-type="string" calcext:value-type="string">
            <text:p>no</text:p>
          </table:table-cell>
        </table:table-row>
        <table:table-row table:style-name="ro1">
          <table:table-cell office:value-type="string" calcext:value-type="string">
            <text:p>the submerging wisdom in the ecosystem acrylic painting by Beeple and CGSociety</text:p>
          </table:table-cell>
          <table:table-cell office:value-type="string" calcext:value-type="string">
            <text:p>no</text:p>
          </table:table-cell>
        </table:table-row>
        <table:table-row table:style-name="ro1">
          <table:table-cell office:value-type="string" calcext:value-type="string">
            <text:p>detailed face of a woman, clockwork woman, moment, tectonic sky, skydome, bullet train, tech noir, wet reflections, prism, atmospheric, ambient, pj crook, syd mead, livia prima, greg rutkowski, edward hopper</text:p>
          </table:table-cell>
          <table:table-cell office:value-type="string" calcext:value-type="string">
            <text:p>no</text:p>
          </table:table-cell>
        </table:table-row>
        <table:table-row table:style-name="ro1">
          <table:table-cell office:value-type="string" calcext:value-type="string">
            <text:p>beautiful female Alison Brie, black hair, sarcastic smiling, clear clean face, symmetrical face, blurry background, pose, trending on artstation, Alexandra Fomina artstation, face by Ilya Kushinov style, style by Loish, Joshua Middleton comic art, painterly style, flat illustration</text:p>
          </table:table-cell>
          <table:table-cell office:value-type="string" calcext:value-type="string">
            <text:p>no</text:p>
          </table:table-cell>
        </table:table-row>
        <table:table-row table:style-name="ro1">
          <table:table-cell office:value-type="string" calcext:value-type="string">
            <text:p>a beautiful painting the grim reaoer fist - fighting satan in a boxing ring, rendered art, highly detailed painting by gaston bussiere, craig mullins, j. c. leyendecker 8 k, trending on artstation, art, fighting, watercolor</text:p>
          </table:table-cell>
          <table:table-cell office:value-type="string" calcext:value-type="string">
            <text:p>no</text:p>
          </table:table-cell>
        </table:table-row>
        <table:table-row table:style-name="ro1">
          <table:table-cell office:value-type="string" calcext:value-type="string">
            <text:p>elegant marble carving of tentacles, ferdinand knab, breath - taking beautiful trees, streams, flowers, and mist, an aesthetically pleasing, dynamic, energetic, lively, complex, intricate, detailed, well - designed digital art of trees, streams, flowers, and mist, early morning, light and shadow</text:p>
          </table:table-cell>
          <table:table-cell office:value-type="string" calcext:value-type="string">
            <text:p>no</text:p>
          </table:table-cell>
        </table:table-row>
        <table:table-row table:style-name="ro1">
          <table:table-cell office:value-type="string" calcext:value-type="string">
            <text:p>double exposure of love, love is the most relevant theme, love is infinity, love os begin of all, 8 k resolution, artistic mode, artistic, trending on instagram, long exposure</text:p>
          </table:table-cell>
          <table:table-cell office:value-type="string" calcext:value-type="string">
            <text:p>no</text:p>
          </table:table-cell>
        </table:table-row>
        <table:table-row table:style-name="ro1">
          <table:table-cell office:value-type="string" calcext:value-type="string">
            <text:p>cute little anthropomorphic funny female pig wearing shorts, a sunhat, boots and a pale blue shirt!! tiny!! fully clothed!!! small, short, cute and adorable, character art portrait, matte fantasy painting, deviantart artstation, by jason felix by steve argyle by tyler jacobson by peter mohrbacher, cinema</text:p>
          </table:table-cell>
          <table:table-cell office:value-type="string" calcext:value-type="string">
            <text:p>no</text:p>
          </table:table-cell>
        </table:table-row>
        <table:table-row table:style-name="ro1">
          <table:table-cell office:value-type="string" calcext:value-type="string">
            <text:p>jansen ackles as batman, 3 d portrait punk with mohawk with goat skull. beautiful intricately detailed japanese crow kitsune mask and clasical japanese kimono. betta fish, jellyfish phoenix, bio luminescent, plasma, ice, water, wind, creature, artwork by tooth wu and wlop and beeple and greg rutkowski</text:p>
          </table:table-cell>
          <table:table-cell office:value-type="string" calcext:value-type="string">
            <text:p>no</text:p>
          </table:table-cell>
        </table:table-row>
        <table:table-row table:style-name="ro1">
          <table:table-cell office:value-type="string" calcext:value-type="string">
            <text:p>3 d render, sunlight study, the universe is a spheroid region 7 0 5 meters in diameter, art nouveau, by jan davidz de heem and ( ( ( ( ( lisa frank ) ) ) ) ), 8 k, sharp focus, octane render</text:p>
          </table:table-cell>
          <table:table-cell office:value-type="string" calcext:value-type="string">
            <text:p>no</text:p>
          </table:table-cell>
        </table:table-row>
        <table:table-row table:style-name="ro1">
          <table:table-cell office:value-type="string" calcext:value-type="string">
            <text:p>film still thanos in the matrix, 8 k</text:p>
          </table:table-cell>
          <table:table-cell office:value-type="string" calcext:value-type="string">
            <text:p>no</text:p>
          </table:table-cell>
        </table:table-row>
        <table:table-row table:style-name="ro1">
          <table:table-cell office:value-type="string" calcext:value-type="string">
            <text:p>gematria</text:p>
          </table:table-cell>
          <table:table-cell office:value-type="string" calcext:value-type="string">
            <text:p>no</text:p>
          </table:table-cell>
        </table:table-row>
        <table:table-row table:style-name="ro1">
          <table:table-cell office:value-type="string" calcext:value-type="string">
            <text:p>lady gaga styled by david lachapelle posing in an expensive mansion setting , vogue magazine, Highly realistic. High resolution. Highly detailed. Dramatic. 8k.4k.</text:p>
          </table:table-cell>
          <table:table-cell office:value-type="string" calcext:value-type="string">
            <text:p>no</text:p>
          </table:table-cell>
        </table:table-row>
        <table:table-row table:style-name="ro1">
          <table:table-cell office:value-type="string" calcext:value-type="string">
            <text:p>bonsai spruce! tree but minimalistic concept art by frank stella gilleard james whalen tom, colorful, soft light, trending on artstation, minimalism</text:p>
          </table:table-cell>
          <table:table-cell office:value-type="string" calcext:value-type="string">
            <text:p>no</text:p>
          </table:table-cell>
        </table:table-row>
        <table:table-row table:style-name="ro1">
          <table:table-cell office:value-type="string" calcext:value-type="string">
            <text:p>Norm MacDonald wearing Mongolian armor, high angle, iPhone selfie</text:p>
          </table:table-cell>
          <table:table-cell office:value-type="string" calcext:value-type="string">
            <text:p>no</text:p>
          </table:table-cell>
        </table:table-row>
        <table:table-row table:style-name="ro1">
          <table:table-cell office:value-type="string" calcext:value-type="string">
            <text:p>samurai fox with a katana. sakura forest in the background. old japanese painting. fresco</text:p>
          </table:table-cell>
          <table:table-cell office:value-type="string" calcext:value-type="string">
            <text:p>no</text:p>
          </table:table-cell>
        </table:table-row>
        <table:table-row table:style-name="ro1">
          <table:table-cell office:value-type="string" calcext:value-type="string">
            <text:p>a female pathologist in her apartment, a river flooding inside, plants in glass vase, water, river, rapids, pig, canoe, pomegranate, berries dripping, acrylic on canvas, surrealist, by magritte and monet</text:p>
          </table:table-cell>
          <table:table-cell office:value-type="string" calcext:value-type="string">
            <text:p>no</text:p>
          </table:table-cell>
        </table:table-row>
        <table:table-row table:style-name="ro1">
          <table:table-cell office:value-type="string" calcext:value-type="string">
            <text:p>scifi cargo spaceship in heavy armor, by simon stalenhag, by ian pesty and alena aenami and makoto shinkai, concept art, matte painting, washed colors,</text:p>
          </table:table-cell>
          <table:table-cell office:value-type="string" calcext:value-type="string">
            <text:p>no</text:p>
          </table:table-cell>
        </table:table-row>
        <table:table-row table:style-name="ro1">
          <table:table-cell office:value-type="string" calcext:value-type="string">
            <text:p>humanoid robot, full body, symmetry, faded colors, exotic alien features, cypherpunk background, tim hildebrandt, wayne barlowe, bruce pennington, donato giancola, larry elmore, masterpiece, trending on artstation, featured on pixiv, cinematic composition, beautiful lighting, sharp, details, hyper detailed, 8 k, unreal engine 5</text:p>
          </table:table-cell>
          <table:table-cell office:value-type="string" calcext:value-type="string">
            <text:p>no</text:p>
          </table:table-cell>
        </table:table-row>
        <table:table-row table:style-name="ro1">
          <table:table-cell office:value-type="string" calcext:value-type="string">
            <text:p>yvonne strahovski, very sexy outfit, heart eyes, medium shot, visible face, detailed, perfectly shaded body, perfectly shaded face, atmospheric lighting, by makoto shinkai, stanley artgerm lau, wlop, rossdraws</text:p>
          </table:table-cell>
          <table:table-cell office:value-type="string" calcext:value-type="string">
            <text:p>no</text:p>
          </table:table-cell>
        </table:table-row>
        <table:table-row table:style-name="ro1">
          <table:table-cell office:value-type="string" calcext:value-type="string">
            <text:p>the two complementary forces that make up all aspects and phenomena of life, by WLOP</text:p>
          </table:table-cell>
          <table:table-cell office:value-type="string" calcext:value-type="string">
            <text:p>no</text:p>
          </table:table-cell>
        </table:table-row>
        <table:table-row table:style-name="ro1">
          <table:table-cell office:value-type="string" calcext:value-type="string">
            <text:p>radio Xray beauty squeleton in fire</text:p>
          </table:table-cell>
          <table:table-cell office:value-type="string" calcext:value-type="string">
            <text:p>no</text:p>
          </table:table-cell>
        </table:table-row>
        <table:table-row table:style-name="ro1">
          <table:table-cell office:value-type="string" calcext:value-type="string">
            <text:p>gorilla illustrated in the style of can's tago mago album cover</text:p>
          </table:table-cell>
          <table:table-cell office:value-type="string" calcext:value-type="string">
            <text:p>no</text:p>
          </table:table-cell>
        </table:table-row>
        <table:table-row table:style-name="ro1">
          <table:table-cell office:value-type="string" calcext:value-type="string">
            <text:p>5 0 s pulp scifi fantasy illustration monster on mars, by norman rockwell, roberto ferri, daniel gerhartz, edd cartier, jack kirby, howard v brown, ruan jia, tom lovell, frank r paul, jacob collins, dean cornwell, astounding stories, amazing, fantasy, other worlds</text:p>
          </table:table-cell>
          <table:table-cell office:value-type="string" calcext:value-type="string">
            <text:p>no</text:p>
          </table:table-cell>
        </table:table-row>
        <table:table-row table:style-name="ro1">
          <table:table-cell office:value-type="string" calcext:value-type="string">
            <text:p>japanese cyber soldier 2 0 6 4 by pi - slices and kidmograph, beautiful digital illustration</text:p>
          </table:table-cell>
          <table:table-cell office:value-type="string" calcext:value-type="string">
            <text:p>no</text:p>
          </table:table-cell>
        </table:table-row>
        <table:table-row table:style-name="ro1">
          <table:table-cell office:value-type="string" calcext:value-type="string">
            <text:p>apartment designed by nate berkus, rich royal colors</text:p>
          </table:table-cell>
          <table:table-cell office:value-type="string" calcext:value-type="string">
            <text:p>no</text:p>
          </table:table-cell>
        </table:table-row>
        <table:table-row table:style-name="ro1">
          <table:table-cell office:value-type="string" calcext:value-type="string">
            <text:p>risograph rendition, gigantic mecha arzach birds with dragonflies, tiny rats, a lot of exotic animals around, big human faces everywhere, helicopters and tremendous birds, by satoshi kon and moebius, matte bright colors, surreal design, crispy, super - detailed, a lot of tiny details, fullshot</text:p>
          </table:table-cell>
          <table:table-cell office:value-type="string" calcext:value-type="string">
            <text:p>no</text:p>
          </table:table-cell>
        </table:table-row>
        <table:table-row table:style-name="ro1">
          <table:table-cell office:value-type="string" calcext:value-type="string">
            <text:p>beautiful coy natural redhead cottagecore peasant maiden, intricate, elegant, highly detailed, digital painting, artstation, concept art, smooth, sharp focus, illustration, art alphonse mucha and loish</text:p>
          </table:table-cell>
          <table:table-cell office:value-type="string" calcext:value-type="string">
            <text:p>no</text:p>
          </table:table-cell>
        </table:table-row>
        <table:table-row table:style-name="ro1">
          <table:table-cell office:value-type="string" calcext:value-type="string">
            <text:p>A rampaging giant tropical tiki, stomping on cars and holding a screaming woman in his hand John Byrne layout, modern digital art finishing, high detail,</text:p>
          </table:table-cell>
          <table:table-cell office:value-type="string" calcext:value-type="string">
            <text:p>no</text:p>
          </table:table-cell>
        </table:table-row>
        <table:table-row table:style-name="ro1">
          <table:table-cell office:value-type="string" calcext:value-type="string">
            <text:p>portrait of a dill pickle in a suit and tie, studio lighting, dark textured background, photo realistic style, multiple lights, yellow ocre tint dominant, blue backlight</text:p>
          </table:table-cell>
          <table:table-cell office:value-type="string" calcext:value-type="string">
            <text:p>no</text:p>
          </table:table-cell>
        </table:table-row>
        <table:table-row table:style-name="ro1">
          <table:table-cell office:value-type="string" calcext:value-type="string">
            <text:p>inside a futuristic fairy city city, highly detailed, 8 k, hdr, award - winning, octane render, trending on artstation, volumetric lighting</text:p>
          </table:table-cell>
          <table:table-cell office:value-type="string" calcext:value-type="string">
            <text:p>no</text:p>
          </table:table-cell>
        </table:table-row>
        <table:table-row table:style-name="ro1">
          <table:table-cell office:value-type="string" calcext:value-type="string">
            <text:p>city streetscape, dark road with some cars, people at night, tall buildings with shops below at street level, neon lights above shops, headlights and stop lights illuminating surroudings</text:p>
          </table:table-cell>
          <table:table-cell office:value-type="string" calcext:value-type="string">
            <text:p>no</text:p>
          </table:table-cell>
        </table:table-row>
        <table:table-row table:style-name="ro1">
          <table:table-cell office:value-type="string" calcext:value-type="string">
            <text:p>cellular automata circuit board pattern, detailed, realistic</text:p>
          </table:table-cell>
          <table:table-cell office:value-type="string" calcext:value-type="string">
            <text:p>no</text:p>
          </table:table-cell>
        </table:table-row>
        <table:table-row table:style-name="ro1">
          <table:table-cell office:value-type="string" calcext:value-type="string">
            <text:p>victoria justice as princess padme in star wars episode 3, 8 k resolution, cinematic lighting, anatomically correct</text:p>
          </table:table-cell>
          <table:table-cell office:value-type="string" calcext:value-type="string">
            <text:p>no</text:p>
          </table:table-cell>
        </table:table-row>
        <table:table-row table:style-name="ro1">
          <table:table-cell office:value-type="string" calcext:value-type="string">
            <text:p>concept art of Eowyn facing off against an evil Ronald McDonald by Tony Sart, highly detailed, realistic, trending on ArtStation</text:p>
          </table:table-cell>
          <table:table-cell office:value-type="string" calcext:value-type="string">
            <text:p>no</text:p>
          </table:table-cell>
        </table:table-row>
        <table:table-row table:style-name="ro1">
          <table:table-cell office:value-type="string" calcext:value-type="string">
            <text:p>a beautiful professional photograph for the cover of vogue magazine of a beautiful lightly freckled and unusually attractive female fashion model looking at the camera in a flirtatious way, zeiss 5 0 mm f 1. 8 lens</text:p>
          </table:table-cell>
          <table:table-cell office:value-type="string" calcext:value-type="string">
            <text:p>no</text:p>
          </table:table-cell>
        </table:table-row>
        <table:table-row table:style-name="ro1">
          <table:table-cell office:value-type="string" calcext:value-type="string">
            <text:p>divine cosmic symmetry, optical illusion in modern colors</text:p>
          </table:table-cell>
          <table:table-cell office:value-type="string" calcext:value-type="string">
            <text:p>no</text:p>
          </table:table-cell>
        </table:table-row>
        <table:table-row table:style-name="ro1">
          <table:table-cell office:value-type="string" calcext:value-type="string">
            <text:p>crushed soul, trying to keep ahead, mother hated me because i was like my father, father hated me because i was like my mother, bad dream, hazy memory, volumetric, dark black and white in the style of alvin schwartz, epic angles </text:p>
          </table:table-cell>
          <table:table-cell office:value-type="string" calcext:value-type="string">
            <text:p>yes</text:p>
          </table:table-cell>
        </table:table-row>
        <table:table-row table:style-name="ro1">
          <table:table-cell office:value-type="string" calcext:value-type="string">
            <text:p>A majestic landscape featuring a river, mountains and a forest. There is a group of armed soldiers smoking cigarettes and staring at the sunset. Cinematic, very beautiful, pencil drawing</text:p>
          </table:table-cell>
          <table:table-cell office:value-type="string" calcext:value-type="string">
            <text:p>no</text:p>
          </table:table-cell>
        </table:table-row>
        <table:table-row table:style-name="ro1">
          <table:table-cell office:value-type="string" calcext:value-type="string">
            <text:p>death awaits in the hallway, by Andreas Rocha + Ted Nasmith, dark, cinematic lighting, masterpiece, highly detailed, 8k resolution, trending on art station</text:p>
          </table:table-cell>
          <table:table-cell office:value-type="string" calcext:value-type="string">
            <text:p>no</text:p>
          </table:table-cell>
        </table:table-row>
        <table:table-row table:style-name="ro1">
          <table:table-cell office:value-type="string" calcext:value-type="string">
            <text:p>grimdark tsutomu nihei aposimz helmet, unreal engine, 8 k, ultra realistic, ultra detail</text:p>
          </table:table-cell>
          <table:table-cell office:value-type="string" calcext:value-type="string">
            <text:p>no</text:p>
          </table:table-cell>
        </table:table-row>
        <table:table-row table:style-name="ro1">
          <table:table-cell office:value-type="string" calcext:value-type="string">
            <text:p>unicorn riding on bikes in the city</text:p>
          </table:table-cell>
          <table:table-cell office:value-type="string" calcext:value-type="string">
            <text:p>no</text:p>
          </table:table-cell>
        </table:table-row>
        <table:table-row table:style-name="ro1">
          <table:table-cell office:value-type="string" calcext:value-type="string">
            <text:p>Japan through the eyes of a travel photographer, figure isolated on a minimalist negative space predominant white acrylic base coat, surreal minimalist perfect geometry coherent motif mixed media collage acrylic airbrush painting by Jules Julien, Leslie David and Lisa Frank, muted colors with minimalism, neon color mixed collage cutout details, neo-classical composition, rule of thirds, design tension, impactful graphic design</text:p>
          </table:table-cell>
          <table:table-cell office:value-type="string" calcext:value-type="string">
            <text:p>no</text:p>
          </table:table-cell>
        </table:table-row>
        <table:table-row table:style-name="ro1">
          <table:table-cell office:value-type="string" calcext:value-type="string">
            <text:p>slapping a man with a fish, deep focus, d &amp; d, fantasy, intricate, elegant, highly detailed, digital painting, artstation, concept art, matte, sharp focus, illustration, hearthstone, art by artgerm and greg rutkowski and alphonse mucha</text:p>
          </table:table-cell>
          <table:table-cell office:value-type="string" calcext:value-type="string">
            <text:p>no</text:p>
          </table:table-cell>
        </table:table-row>
        <table:table-row table:style-name="ro1">
          <table:table-cell office:value-type="string" calcext:value-type="string">
            <text:p>a human king holding a golden sword and a golden shield riding a griffin, epic fantasy style art by Craig Mullins, fantasy epic digital art, epic fantasy card game art by Greg Rutkowski</text:p>
          </table:table-cell>
          <table:table-cell office:value-type="string" calcext:value-type="string">
            <text:p>no</text:p>
          </table:table-cell>
        </table:table-row>
        <table:table-row table:style-name="ro1">
          <table:table-cell office:value-type="string" calcext:value-type="string">
            <text:p>realistic photoshooting for a new balenciaga lookbook, color film photography, portrait of a beautiful woman, in style of Tyler Mitchell, 35mm,</text:p>
          </table:table-cell>
          <table:table-cell office:value-type="string" calcext:value-type="string">
            <text:p>no</text:p>
          </table:table-cell>
        </table:table-row>
        <table:table-row table:style-name="ro1">
          <table:table-cell office:value-type="string" calcext:value-type="string">
            <text:p>star wars concept art by greg rutkowski, a huge metropolis with sharp and elegant buildings, it is night and it feels busy, the buildings are bright, dark and reddish night sky, cinematic lighting, oppressive atmosphere.</text:p>
          </table:table-cell>
          <table:table-cell office:value-type="string" calcext:value-type="string">
            <text:p>no</text:p>
          </table:table-cell>
        </table:table-row>
        <table:table-row table:style-name="ro1">
          <table:table-cell office:value-type="string" calcext:value-type="string">
            <text:p>the existential dread you feel as all of the world's hope is sucked out of an eternal void, filling lost souls with the forgotten memories of their past, art by yiosgs ghdsjkhg, high detailed, super high resolution, realistic, concept art, artistic, octane render, masterpiece fine details</text:p>
          </table:table-cell>
          <table:table-cell office:value-type="string" calcext:value-type="string">
            <text:p>yes</text:p>
          </table:table-cell>
        </table:table-row>
        <table:table-row table:style-name="ro1">
          <table:table-cell office:value-type="string" calcext:value-type="string">
            <text:p>still fullbody photo of sad albert einstein in spacesuit, giant flat earth on elephants and turtle at background, highly detailed, photorealistic shot, bright studio setting, studio lighting, crisp quality and light reflections, unreal engine 5 quality render</text:p>
          </table:table-cell>
          <table:table-cell office:value-type="string" calcext:value-type="string">
            <text:p>no</text:p>
          </table:table-cell>
        </table:table-row>
        <table:table-row table:style-name="ro1">
          <table:table-cell office:value-type="string" calcext:value-type="string">
            <text:p>elmo flesh eating worms, macabre, horror saw teeth, horror rotten teeth, peeling face skin, by donato giancola and greg rutkowski and wayne barlow and zdzisław beksinski, realistic face, visible face, digital art, artstation</text:p>
          </table:table-cell>
          <table:table-cell office:value-type="string" calcext:value-type="string">
            <text:p>no</text:p>
          </table:table-cell>
        </table:table-row>
        <table:table-row table:style-name="ro1">
          <table:table-cell office:value-type="string" calcext:value-type="string">
            <text:p>cinematic portrait of Thanos. Centered, uncut, unzoom, symmetry. charachter illustration. Dmt entity manifestation. Surreal render, ultra realistic, zenith view. Made by hakan hisim feat cameron gray and alex grey. Polished. Inspired by patricio clarey, heidi taillefer scifi painter glenn brown. Slightly Decorated with Sacred geometry and fractals. Extremely ornated. artstation, cgsociety, unreal engine, ray tracing, detailed illustration, hd, 4k, digital art, overdetailed art. Intricate omnious visionary concept art, shamanic arts ayahuasca trip illustration. Extremely psychedelic. Dslr, tiltshift, dof.  64megapixel. complementing colors. Remixed  by lyzergium.art feat binx.ly and machine.delusions. zerg aesthetics. Trending on artstation, deviantart</text:p>
          </table:table-cell>
          <table:table-cell office:value-type="string" calcext:value-type="string">
            <text:p>no</text:p>
          </table:table-cell>
        </table:table-row>
        <table:table-row table:style-name="ro1">
          <table:table-cell office:value-type="string" calcext:value-type="string">
            <text:p>A beautiful highly detailed epic painting of the Grim reaper riding a skeletal undead horse by greg rutkowski and Kalin Popov, Trending on artstation HD.</text:p>
          </table:table-cell>
          <table:table-cell office:value-type="string" calcext:value-type="string">
            <text:p>no</text:p>
          </table:table-cell>
        </table:table-row>
        <table:table-row table:style-name="ro1">
          <table:table-cell office:value-type="string" calcext:value-type="string">
            <text:p>strange creatures wandering The Grove, And the flung spray and the blown spume and the seagulls crying, jellymeat, cinematic, hyper realism, high detail, octane render, unreal engine, 8k, vibrant color, Cthylla's laboratory!, a desolate alien world full of rich colors, unique architecture, by andrea chiampo and chet zar</text:p>
          </table:table-cell>
          <table:table-cell office:value-type="string" calcext:value-type="string">
            <text:p>no</text:p>
          </table:table-cell>
        </table:table-row>
        <table:table-row table:style-name="ro1">
          <table:table-cell office:value-type="string" calcext:value-type="string">
            <text:p>Box art for a LEGO set of The Beatles</text:p>
          </table:table-cell>
          <table:table-cell office:value-type="string" calcext:value-type="string">
            <text:p>no</text:p>
          </table:table-cell>
        </table:table-row>
        <table:table-row table:style-name="ro1">
          <table:table-cell/>
          <table:table-cell office:value-type="string" calcext:value-type="string">
            <text:p>error</text:p>
          </table:table-cell>
        </table:table-row>
        <table:table-row table:style-name="ro1">
          <table:table-cell office:value-type="string" calcext:value-type="string">
            <text:p>realistic detailed face portrait of freckled boy with red hair wearing steampunk goggles by gerald moira, ayami kojima, amano, greg hildebrandt, ann long, and mark brooks, greg olsen, art nouveau, victorian, neo - gothic, gothic, character concept design</text:p>
          </table:table-cell>
          <table:table-cell office:value-type="string" calcext:value-type="string">
            <text:p>no</text:p>
          </table:table-cell>
        </table:table-row>
        <table:table-row table:style-name="ro1">
          <table:table-cell office:value-type="string" calcext:value-type="string">
            <text:p>a crystal ball placed on a pillow while glowing spirits swirl around it, concept art, 4 k.</text:p>
          </table:table-cell>
          <table:table-cell office:value-type="string" calcext:value-type="string">
            <text:p>no</text:p>
          </table:table-cell>
        </table:table-row>
        <table:table-row table:style-name="ro1">
          <table:table-cell office:value-type="string" calcext:value-type="string">
            <text:p>long Shot of psychedelic Black widow standing in mysterious chromatic astral temple , stylish, lsd, soft, cinematic, artwork by Wong, Liam</text:p>
          </table:table-cell>
          <table:table-cell office:value-type="string" calcext:value-type="string">
            <text:p>no</text:p>
          </table:table-cell>
        </table:table-row>
        <table:table-row table:style-name="ro1">
          <table:table-cell office:value-type="string" calcext:value-type="string">
            <text:p>Portrait of seductive female barbarian, D&amp;D, revealing stylish dress, choker on neck, long flowing hair, mouth slightly open, slight nerdy smile, fantasy, intricate, elegant, highly detailed, digital painting, artstation, concept art, smooth, sharp focus, illustration, art by artgerm and greg rutkowski and alphonse mucha</text:p>
          </table:table-cell>
          <table:table-cell office:value-type="string" calcext:value-type="string">
            <text:p>no</text:p>
          </table:table-cell>
        </table:table-row>
        <table:table-row table:style-name="ro1">
          <table:table-cell office:value-type="string" calcext:value-type="string">
            <text:p>cyberpunk 1 9 2 6 bugatti type 3 5, volumetric lighting, in a museum, museum exhibit, museum lighting, 9 0 s film photo</text:p>
          </table:table-cell>
          <table:table-cell office:value-type="string" calcext:value-type="string">
            <text:p>yes</text:p>
          </table:table-cell>
        </table:table-row>
        <table:table-row table:style-name="ro1">
          <table:table-cell office:value-type="string" calcext:value-type="string">
            <text:p>Portrait of donald trump as the emperor of humanity from warhammer 40k in Gears of War, splash art, movie still, detailed face, photorealistic facial features, cinematic lighting, dramatic, octane render, long lens, shallow depth of field, bokeh, anamorphic lens flare, 8k, hyper detailed, 35mm film grain</text:p>
          </table:table-cell>
          <table:table-cell office:value-type="string" calcext:value-type="string">
            <text:p>no</text:p>
          </table:table-cell>
        </table:table-row>
        <table:table-row table:style-name="ro1">
          <table:table-cell office:value-type="string" calcext:value-type="string">
            <text:p>a macro photograph of a scrap metal mecha dragonfly made from cables and bio - organic micro organisms and metal parts and led, beautifully lit, by feng zhu, by craig mullins, 3 d, trending on artstation, octane render, 8 k</text:p>
          </table:table-cell>
          <table:table-cell office:value-type="string" calcext:value-type="string">
            <text:p>no</text:p>
          </table:table-cell>
        </table:table-row>
        <table:table-row table:style-name="ro1">
          <table:table-cell office:value-type="string" calcext:value-type="string">
            <text:p>Bill gates crossdressing in victorian gown, drawn in the style of yoji shinkawa, extremely detailed, detailed and realistic face</text:p>
          </table:table-cell>
          <table:table-cell office:value-type="string" calcext:value-type="string">
            <text:p>yes</text:p>
          </table:table-cell>
        </table:table-row>
        <table:table-row table:style-name="ro1">
          <table:table-cell office:value-type="string" calcext:value-type="string">
            <text:p>3 d goddess butterfly face portrait, sigma 5 0 0 mm f / 5. beautiful intricate highly detailed quetzalcoatl skull and feathers. bioluminescent, plasma, lava, ice, water, wind, creature, thunderstorm! artwork by tooth wu and wlop and beeple and greg rutkowski, 8 k trending on artstation,</text:p>
          </table:table-cell>
          <table:table-cell office:value-type="string" calcext:value-type="string">
            <text:p>no</text:p>
          </table:table-cell>
        </table:table-row>
        <table:table-row table:style-name="ro1">
          <table:table-cell office:value-type="string" calcext:value-type="string">
            <text:p>brad pitts face inside a giant peach fruit, ef 8 5 mm f 1. 8 usm, bionic scifi alexandre ferra, hyper detailed, digital art, trending in artstation, cinematic lighting, studio quality, smooth render, unreal engine 5 rendered, octane rendered</text:p>
          </table:table-cell>
          <table:table-cell office:value-type="string" calcext:value-type="string">
            <text:p>no</text:p>
          </table:table-cell>
        </table:table-row>
        <table:table-row table:style-name="ro1">
          <table:table-cell office:value-type="string" calcext:value-type="string">
            <text:p>young laura ingalls from little house on the prairie as a zombie, 7 days to die zombie, fine art, award winning, intricate, elegant, sharp focus, cinematic lighting, highly detailed, digital painting, 8 k concept art, art by guweiz and z. w. gu, masterpiece, trending on artstation, 8 k</text:p>
          </table:table-cell>
          <table:table-cell office:value-type="string" calcext:value-type="string">
            <text:p>yes</text:p>
          </table:table-cell>
        </table:table-row>
        <table:table-row table:style-name="ro1">
          <table:table-cell office:value-type="string" calcext:value-type="string">
            <text:p>beautiful masterpiece painting of a futuristic city under the sea, cyberpunk, by juan ortiz 8k,</text:p>
          </table:table-cell>
          <table:table-cell office:value-type="string" calcext:value-type="string">
            <text:p>no</text:p>
          </table:table-cell>
        </table:table-row>
        <table:table-row table:style-name="ro1">
          <table:table-cell office:value-type="string" calcext:value-type="string">
            <text:p>hila klein, weird modern fashion, half body shot, photo by greg rutkowski, f / 2 0, symmetrical face, warm colors, depth of field</text:p>
          </table:table-cell>
          <table:table-cell office:value-type="string" calcext:value-type="string">
            <text:p>no</text:p>
          </table:table-cell>
        </table:table-row>
        <table:table-row table:style-name="ro1">
          <table:table-cell office:value-type="string" calcext:value-type="string">
            <text:p>star wars luke and leia and r 2 d 2 endor, jesper ejsing, james jean, justin gerard, tomasz alen kopera, cgsociety, fenghua zhong, makoto shinkai, highly detailed, rim light, art, cinematic lighting, very coherent, hyper realism, high detail, 8 k</text:p>
          </table:table-cell>
          <table:table-cell office:value-type="string" calcext:value-type="string">
            <text:p>no</text:p>
          </table:table-cell>
        </table:table-row>
        <table:table-row table:style-name="ro1">
          <table:table-cell office:value-type="string" calcext:value-type="string">
            <text:p>portrait of warhammer eldar, 8 k uhd, unreal engine, octane render in the artstyle of finnian macmanus, john park and greg rutkowski</text:p>
          </table:table-cell>
          <table:table-cell office:value-type="string" calcext:value-type="string">
            <text:p>no</text:p>
          </table:table-cell>
        </table:table-row>
        <table:table-row table:style-name="ro1">
          <table:table-cell office:value-type="string" calcext:value-type="string">
            <text:p>iron man sitting in front of computer and eating chips with coca cola, sci fi concept art, trending on artstation, highly detailed, intricate, sharp focus, digital art, 8 k</text:p>
          </table:table-cell>
          <table:table-cell office:value-type="string" calcext:value-type="string">
            <text:p>no</text:p>
          </table:table-cell>
        </table:table-row>
        <table:table-row table:style-name="ro1">
          <table:table-cell office:value-type="string" calcext:value-type="string">
            <text:p>high quality high detail painting by lucian freud and jenny saville, hd, fungi growth, turquoise</text:p>
          </table:table-cell>
          <table:table-cell office:value-type="string" calcext:value-type="string">
            <text:p>no</text:p>
          </table:table-cell>
        </table:table-row>
        <table:table-row table:style-name="ro1">
          <table:table-cell office:value-type="string" calcext:value-type="string">
            <text:p>film still of Lou Ferigno as hulk in avengers infinity war, 4k</text:p>
          </table:table-cell>
          <table:table-cell office:value-type="string" calcext:value-type="string">
            <text:p>no</text:p>
          </table:table-cell>
        </table:table-row>
        <table:table-row table:style-name="ro1">
          <table:table-cell office:value-type="string" calcext:value-type="string">
            <text:p>portrait of man wearing chinmail and gambeson over colorful cloth on horseback, holding jousting lance, horse is wearing caparisons, medieval by greg manchess, bernie fuchs, walter everett, lost edges</text:p>
          </table:table-cell>
          <table:table-cell office:value-type="string" calcext:value-type="string">
            <text:p>yes</text:p>
          </table:table-cell>
        </table:table-row>
        <table:table-row table:style-name="ro1">
          <table:table-cell office:value-type="string" calcext:value-type="string">
            <text:p>Portrait of Elmo, D&amp;D, muscular, fantasy, intricate, elegant, highly detailed, digital painting, artstation, concept art, smooth, sharp focus, illustration, art by artgerm and greg rutkowski and alphonse mucha</text:p>
          </table:table-cell>
          <table:table-cell office:value-type="string" calcext:value-type="string">
            <text:p>no</text:p>
          </table:table-cell>
        </table:table-row>
        <table:table-row table:style-name="ro1">
          <table:table-cell office:value-type="string" calcext:value-type="string">
            <text:p>Beautiful alchemy urban train that rides inside of a waterway on a fantasy city, next to a fountain and a mystical palace. By Konstantin Razumov, highly detailded</text:p>
          </table:table-cell>
          <table:table-cell office:value-type="string" calcext:value-type="string">
            <text:p>no</text:p>
          </table:table-cell>
        </table:table-row>
        <table:table-row table:style-name="ro1">
          <table:table-cell office:value-type="string" calcext:value-type="string">
            <text:p>epic portrait cinematic shot an yellow planet with a pink atmosphere orbiting around a blue star in space, glowing, stars, nebuale, atmospheric, fine details. night setting. realistic shaded lighting poster by craig mullism, artgerm, jeremy lipkin and michael garmash, unreal engine, radiant light, detailed and intricate environment, digital art, trending on art station,</text:p>
          </table:table-cell>
          <table:table-cell office:value-type="string" calcext:value-type="string">
            <text:p>no</text:p>
          </table:table-cell>
        </table:table-row>
        <table:table-row table:style-name="ro1">
          <table:table-cell office:value-type="string" calcext:value-type="string">
            <text:p>james webb telescope crashing into meteor</text:p>
          </table:table-cell>
          <table:table-cell office:value-type="string" calcext:value-type="string">
            <text:p>no</text:p>
          </table:table-cell>
        </table:table-row>
        <table:table-row table:style-name="ro1">
          <table:table-cell office:value-type="string" calcext:value-type="string">
            <text:p>interior photography of a Microsoft Samsung flagship store in the style of Wes Anderson and Denis Villeneuve, the last jedi, retaildesignblog, dezeen, 14mm, pentax, film</text:p>
          </table:table-cell>
          <table:table-cell office:value-type="string" calcext:value-type="string">
            <text:p>no</text:p>
          </table:table-cell>
        </table:table-row>
        <table:table-row table:style-name="ro1">
          <table:table-cell office:value-type="string" calcext:value-type="string">
            <text:p>Squirrel/dragon, ferocious, angry, magic the gathering artwork, D&amp;D, fantasy, cinematic lighting, centered, symmetrical, highly detailed, digital painting, artstation, concept art, smooth, sharp focus, illustration, volumetric lighting, epic Composition, 8k, art by Akihiko Yoshida and Greg Rutkowski and Craig Mullins, oil painting, cgsociety</text:p>
          </table:table-cell>
          <table:table-cell office:value-type="string" calcext:value-type="string">
            <text:p>no</text:p>
          </table:table-cell>
        </table:table-row>
        <table:table-row table:style-name="ro1">
          <table:table-cell office:value-type="string" calcext:value-type="string">
            <text:p>ink dropped in water in shape of skull</text:p>
          </table:table-cell>
          <table:table-cell office:value-type="string" calcext:value-type="string">
            <text:p>no</text:p>
          </table:table-cell>
        </table:table-row>
        <table:table-row table:style-name="ro1">
          <table:table-cell office:value-type="string" calcext:value-type="string">
            <text:p>isometric seperated game asset, diorama, a lovely cottage, plain background, cory loftis, james gilleard, atey ghailan, makoto shinkai, goro fujita, studio ghibli, exquisite lighting, clear focus, very coherent, soft painting</text:p>
          </table:table-cell>
          <table:table-cell office:value-type="string" calcext:value-type="string">
            <text:p>no</text:p>
          </table:table-cell>
        </table:table-row>
        <table:table-row table:style-name="ro1">
          <table:table-cell office:value-type="string" calcext:value-type="string">
            <text:p>studio portrait of a wizened old dog, extremely detailed; oil painting by Claude Monet</text:p>
          </table:table-cell>
          <table:table-cell office:value-type="string" calcext:value-type="string">
            <text:p>no</text:p>
          </table:table-cell>
        </table:table-row>
        <table:table-row table:style-name="ro1">
          <table:table-cell office:value-type="string" calcext:value-type="string">
            <text:p>hyper realistic sci - fi matte concept art painting of a cyborg soldier in mass effect - like armor, beautiful details, strong composition painted by kim jung guweta studio rutkowski, james gurney and greg rutkowski, and lucasfilm, smooth, intricate, detailed, sharp focus, cinematic</text:p>
          </table:table-cell>
          <table:table-cell office:value-type="string" calcext:value-type="string">
            <text:p>no</text:p>
          </table:table-cell>
        </table:table-row>
        <table:table-row table:style-name="ro1">
          <table:table-cell office:value-type="string" calcext:value-type="string">
            <text:p>a horse with a lions body</text:p>
          </table:table-cell>
          <table:table-cell office:value-type="string" calcext:value-type="string">
            <text:p>no</text:p>
          </table:table-cell>
        </table:table-row>
        <table:table-row table:style-name="ro1">
          <table:table-cell office:value-type="string" calcext:value-type="string">
            <text:p>photo of roots growing down from a ceiling in an underground cavern wrapped around a woman. Fantasy magic horror style. Highly detailed 8k. Intricate. Nikon d850 55mm. Award winning photography. Hr giger. Zdzislaw beksinski. Nekro</text:p>
          </table:table-cell>
          <table:table-cell office:value-type="string" calcext:value-type="string">
            <text:p>no</text:p>
          </table:table-cell>
        </table:table-row>
        <table:table-row table:style-name="ro1">
          <table:table-cell office:value-type="string" calcext:value-type="string">
            <text:p>Kodak Portra 400, 8K, highly detailed, Halloween tarot style mask closeup, eye contact, focus on face, famous Halloween tarot remake, trick or treat scene</text:p>
          </table:table-cell>
          <table:table-cell office:value-type="string" calcext:value-type="string">
            <text:p>no</text:p>
          </table:table-cell>
        </table:table-row>
        <table:table-row table:style-name="ro1">
          <table:table-cell office:value-type="string" calcext:value-type="string">
            <text:p>Live Action Still of Jerma in Superbad, real life, hyperrealistic, ultra realistic, realistic, highly detailed, epic, HD quality, 8k resolution, body and headshot, film still</text:p>
          </table:table-cell>
          <table:table-cell office:value-type="string" calcext:value-type="string">
            <text:p>no</text:p>
          </table:table-cell>
        </table:table-row>
        <table:table-row table:style-name="ro1">
          <table:table-cell office:value-type="string" calcext:value-type="string">
            <text:p>Portrait of a cat as a Mexican wrestler in a mask, sticker, colorful, illustration, highly detailed, simple, smooth and clean vector curves, no jagged lines, vector art, smooth</text:p>
          </table:table-cell>
          <table:table-cell office:value-type="string" calcext:value-type="string">
            <text:p>no</text:p>
          </table:table-cell>
        </table:table-row>
        <table:table-row table:style-name="ro1">
          <table:table-cell office:value-type="string" calcext:value-type="string">
            <text:p>detailed details photorealistic faceless nurse silent hill in the style of bob peak and alex ross, gouache and wash paints color, detailed details facial and body and human and environments and proportionate, detailed 5 k details.</text:p>
          </table:table-cell>
          <table:table-cell office:value-type="string" calcext:value-type="string">
            <text:p>no</text:p>
          </table:table-cell>
        </table:table-row>
        <table:table-row table:style-name="ro1">
          <table:table-cell office:value-type="string" calcext:value-type="string">
            <text:p>an elderly man playing a wooden flute in a prison cell, canon eos r 3, f / 1. 4, iso 2 0 0, 1 / 1 6 0 s, 8 k, raw, unedited, symmetrical balance, in - frame</text:p>
          </table:table-cell>
          <table:table-cell office:value-type="string" calcext:value-type="string">
            <text:p>no</text:p>
          </table:table-cell>
        </table:table-row>
        <table:table-row table:style-name="ro1">
          <table:table-cell office:value-type="string" calcext:value-type="string">
            <text:p>jar jar binks as marble statue by michaelangelo, high lights, 4 k, high detailed photography, 5 0 mm lens, depth of field, cinematic</text:p>
          </table:table-cell>
          <table:table-cell office:value-type="string" calcext:value-type="string">
            <text:p>no</text:p>
          </table:table-cell>
        </table:table-row>
        <table:table-row table:style-name="ro1">
          <table:table-cell office:value-type="string" calcext:value-type="string">
            <text:p>literally 1 9 8 4</text:p>
          </table:table-cell>
          <table:table-cell office:value-type="string" calcext:value-type="string">
            <text:p>yes</text:p>
          </table:table-cell>
        </table:table-row>
        <table:table-row table:style-name="ro1">
          <table:table-cell office:value-type="string" calcext:value-type="string">
            <text:p>french handsome man with curly short brown hair and a huge nose and a brown goatee with a luxury crown</text:p>
          </table:table-cell>
          <table:table-cell office:value-type="string" calcext:value-type="string">
            <text:p>no</text:p>
          </table:table-cell>
        </table:table-row>
        <table:table-row table:style-name="ro1">
          <table:table-cell office:value-type="string" calcext:value-type="string">
            <text:p>A beautiful mixed media art of a skull that is part organic, part mechanic. It is an accurate representation of how the artist sees the world. dolls house by Alfred Kubin balmy</text:p>
          </table:table-cell>
          <table:table-cell office:value-type="string" calcext:value-type="string">
            <text:p>no</text:p>
          </table:table-cell>
        </table:table-row>
        <table:table-row table:style-name="ro1">
          <table:table-cell office:value-type="string" calcext:value-type="string">
            <text:p>a still from a film of a live action STAR WARS space battle, 35mm, directed by Steven Spielberg, miniatures, ILM, 4k, 1997</text:p>
          </table:table-cell>
          <table:table-cell office:value-type="string" calcext:value-type="string">
            <text:p>yes</text:p>
          </table:table-cell>
        </table:table-row>
        <table:table-row table:style-name="ro1">
          <table:table-cell office:value-type="string" calcext:value-type="string">
            <text:p>planetary city, 2 biggest planets on the horizon of different sizes, intricate, highly detailed, photorealistic, digital painting, artstation, illustration, concept art, smooth, sharp focus, by ansel adams, bernardo bellotto, john collier, albert aublet and krenz cushart</text:p>
          </table:table-cell>
          <table:table-cell office:value-type="string" calcext:value-type="string">
            <text:p>no</text:p>
          </table:table-cell>
        </table:table-row>
        <table:table-row table:style-name="ro1">
          <table:table-cell office:value-type="string" calcext:value-type="string">
            <text:p>Walter White performing alongside Kanye West at the Yeezus Tour</text:p>
          </table:table-cell>
          <table:table-cell office:value-type="string" calcext:value-type="string">
            <text:p>no</text:p>
          </table:table-cell>
        </table:table-row>
        <table:table-row table:style-name="ro1">
          <table:table-cell office:value-type="string" calcext:value-type="string">
            <text:p>Neon cyberpunk cityscape of Toronto with flying cars and advertisement screens, Blender 3D, Unreal Engine, 8k, by Jordan Grimmer and Andrea Pozzo</text:p>
          </table:table-cell>
          <table:table-cell office:value-type="string" calcext:value-type="string">
            <text:p>no</text:p>
          </table:table-cell>
        </table:table-row>
        <table:table-row table:style-name="ro1">
          <table:table-cell office:value-type="string" calcext:value-type="string">
            <text:p>mcbess illustration of a grumpy cat</text:p>
          </table:table-cell>
          <table:table-cell office:value-type="string" calcext:value-type="string">
            <text:p>no</text:p>
          </table:table-cell>
        </table:table-row>
        <table:table-row table:style-name="ro1">
          <table:table-cell office:value-type="string" calcext:value-type="string">
            <text:p>Concept art Portrait of the ancient historical biblical SNARLING ANGRYING YELLING, jealous king Saul of Israel by craig mullins and marc simonetti, ARTSTATION, cgsociety, polycount, character design, CINEMATIC, AWE INSPIRING, BEAUTIFUL, ART GERM</text:p>
          </table:table-cell>
          <table:table-cell office:value-type="string" calcext:value-type="string">
            <text:p>yes</text:p>
          </table:table-cell>
        </table:table-row>
        <table:table-row table:style-name="ro1">
          <table:table-cell office:value-type="string" calcext:value-type="string">
            <text:p>idiotic horse - slapping mud moron, albatross idiot of stupid dipstick falling through a shed made of cardboard boxes man</text:p>
          </table:table-cell>
          <table:table-cell office:value-type="string" calcext:value-type="string">
            <text:p>no</text:p>
          </table:table-cell>
        </table:table-row>
        <table:table-row table:style-name="ro1">
          <table:table-cell office:value-type="string" calcext:value-type="string">
            <text:p>a samoyed by andy warhol, digital art, trending on artstation</text:p>
          </table:table-cell>
          <table:table-cell office:value-type="string" calcext:value-type="string">
            <text:p>no</text:p>
          </table:table-cell>
        </table:table-row>
        <table:table-row table:style-name="ro1">
          <table:table-cell office:value-type="string" calcext:value-type="string">
            <text:p>concept art of a magnificent dark neon futuristic cyberpunk city bustling street at night cyberart by liam wong in the film akira rendered in octane, 3 d render, trending on cgsociety, blender 3 d</text:p>
          </table:table-cell>
          <table:table-cell office:value-type="string" calcext:value-type="string">
            <text:p>no</text:p>
          </table:table-cell>
        </table:table-row>
        <table:table-row table:style-name="ro1">
          <table:table-cell office:value-type="string" calcext:value-type="string">
            <text:p>megan fox witch queen, black eyes, blood, full body, intricate victorian dress, cinematic lighting, symmetrical eyes, rafael albuquerque, charlie bowater, moody lighting, candles</text:p>
          </table:table-cell>
          <table:table-cell office:value-type="string" calcext:value-type="string">
            <text:p>yes</text:p>
          </table:table-cell>
        </table:table-row>
        <table:table-row table:style-name="ro1">
          <table:table-cell office:value-type="string" calcext:value-type="string">
            <text:p>realistic beautiful gorgeous natural cute Blackpink Lalisa Manoban pink hair cute fur pink cat ears, wearing white camisole summer outfit, headphones, black leather choker artwork drawn full HD 4K highest quality in artstyle by professional artists WLOP, Aztodio, Taejune Kim, Guweiz on Pixiv Artstation</text:p>
          </table:table-cell>
          <table:table-cell office:value-type="string" calcext:value-type="string">
            <text:p>no</text:p>
          </table:table-cell>
        </table:table-row>
        <table:table-row table:style-name="ro1">
          <table:table-cell office:value-type="string" calcext:value-type="string">
            <text:p>Joe Biden as an epic anime warrior, 4k</text:p>
          </table:table-cell>
          <table:table-cell office:value-type="string" calcext:value-type="string">
            <text:p>no</text:p>
          </table:table-cell>
        </table:table-row>
        <table:table-row table:style-name="ro1">
          <table:table-cell office:value-type="string" calcext:value-type="string">
            <text:p>evil tinckerbell, flawless symmetrical pretty cute face, greg rutkowski, 8 k, shallow depth of field, intricate detail, concept art,</text:p>
          </table:table-cell>
          <table:table-cell office:value-type="string" calcext:value-type="string">
            <text:p>no</text:p>
          </table:table-cell>
        </table:table-row>
        <table:table-row table:style-name="ro1">
          <table:table-cell office:value-type="string" calcext:value-type="string">
            <text:p>goddess portrait athletic male knight portrait, jellyfish phoenix dragon, butterfly squid, burning halo mandala symmetrical ornament, intricate artwork by simon stalenhag and james jean and beeple and greg rutkowski, coherent symmetrical artwork, cinematic, hyper realism, high detail, octane render, unreal engine, 8k, Vibrant colors, Smooth gradients, High contrast, depth of field</text:p>
          </table:table-cell>
          <table:table-cell office:value-type="string" calcext:value-type="string">
            <text:p>no</text:p>
          </table:table-cell>
        </table:table-row>
        <table:table-row table:style-name="ro1">
          <table:table-cell office:value-type="string" calcext:value-type="string">
            <text:p>Darth Vader collects miniature battles of Warhammer 40,000 space marine figurines on his desktop at a table with a bright lamp, realism, depth of field, focus on Darth Vader,</text:p>
          </table:table-cell>
          <table:table-cell office:value-type="string" calcext:value-type="string">
            <text:p>no</text:p>
          </table:table-cell>
        </table:table-row>
        <table:table-row table:style-name="ro1">
          <table:table-cell office:value-type="string" calcext:value-type="string">
            <text:p>hyperrealistic oil painting of electric hero, beautiful painted face, realistic shaded perfect face, extremely fine details, realistic shaded lighting, dynamic background, 8 k ultra realistic, highly detailed, art by christopher balaskas, alphonse mucha</text:p>
          </table:table-cell>
          <table:table-cell office:value-type="string" calcext:value-type="string">
            <text:p>no</text:p>
          </table:table-cell>
        </table:table-row>
        <table:table-row table:style-name="ro1">
          <table:table-cell office:value-type="string" calcext:value-type="string">
            <text:p>greg manchess concept art of a the cyber elderwood dimension, key visual, ambient lighting, highly detailed, digital painting, artstation, concept art, sharp focus, by makoto shinkai and akihiko yoshida and hidari and wlop and greg rutkowski</text:p>
          </table:table-cell>
          <table:table-cell office:value-type="string" calcext:value-type="string">
            <text:p>no</text:p>
          </table:table-cell>
        </table:table-row>
        <table:table-row table:style-name="ro1">
          <table:table-cell office:value-type="string" calcext:value-type="string">
            <text:p>an oil on canvas portrait painting of karl marx, surrealism, surrealist, cosmic horror, rob gonsalves, high detail</text:p>
          </table:table-cell>
          <table:table-cell office:value-type="string" calcext:value-type="string">
            <text:p>yes</text:p>
          </table:table-cell>
        </table:table-row>
        <table:table-row table:style-name="ro1">
          <table:table-cell office:value-type="string" calcext:value-type="string">
            <text:p>Walter white is a onepiece character</text:p>
          </table:table-cell>
          <table:table-cell office:value-type="string" calcext:value-type="string">
            <text:p>no</text:p>
          </table:table-cell>
        </table:table-row>
        <table:table-row table:style-name="ro1">
          <table:table-cell office:value-type="string" calcext:value-type="string">
            <text:p>little boy with cat ears in an black outfit with red cape. digital artwork made by lois van baarle and kentaro miura, sharpness focus, inspired by hirohiko araki, anatomically correct, heroic composition, hero pose, smooth, night city, hd</text:p>
          </table:table-cell>
          <table:table-cell office:value-type="string" calcext:value-type="string">
            <text:p>no</text:p>
          </table:table-cell>
        </table:table-row>
        <table:table-row table:style-name="ro1">
          <table:table-cell office:value-type="string" calcext:value-type="string">
            <text:p>ancient monument made of ribs and spines and teeth, gold ram horns, copper goat skulls, grand imposing powerful sculpture. swirls of mist. ominous clouds, intense light beams, lens flare. occult photorealism, uhd, amazing depth, volumetric lighting, cinematic lighting. epic landscape.</text:p>
          </table:table-cell>
          <table:table-cell office:value-type="string" calcext:value-type="string">
            <text:p>yes</text:p>
          </table:table-cell>
        </table:table-row>
        <table:table-row table:style-name="ro1">
          <table:table-cell office:value-type="string" calcext:value-type="string">
            <text:p>wide angle full body portrait of an alien female, a perfect face and perfect body, thin waist, hips, intricate, single face, highly detailed, digital painting, artstation, concept art, smooth, sharp focus, illustration, Unreal Engine 5, 8K, art by artgerm and greg rutkowski and alphonse mucha and david cronenberg and h.r. giger</text:p>
          </table:table-cell>
          <table:table-cell office:value-type="string" calcext:value-type="string">
            <text:p>no</text:p>
          </table:table-cell>
        </table:table-row>
        <table:table-row table:style-name="ro1">
          <table:table-cell office:value-type="string" calcext:value-type="string">
            <text:p>photographic portrait of a stunningly beautiful renaissance female in soft dreamy light at sunset, red hair, fre kles, pale skin, contemporary fashion shoot, by edward robert hughes, annie leibovitz and steve mccurry, david lazar, jimmy nelsson, breathtaking, 8 k resolution, extremely detailed, beautiful, establishing shot, artistic, hyperrealistic, beautiful face, octane render</text:p>
          </table:table-cell>
          <table:table-cell office:value-type="string" calcext:value-type="string">
            <text:p>yes</text:p>
          </table:table-cell>
        </table:table-row>
        <table:table-row table:style-name="ro1">
          <table:table-cell office:value-type="string" calcext:value-type="string">
            <text:p>fran drescher in world war 2</text:p>
          </table:table-cell>
          <table:table-cell office:value-type="string" calcext:value-type="string">
            <text:p>yes</text:p>
          </table:table-cell>
        </table:table-row>
        <table:table-row table:style-name="ro1">
          <table:table-cell office:value-type="string" calcext:value-type="string">
            <text:p>a building in a serene landscape, pulp science fiction</text:p>
          </table:table-cell>
          <table:table-cell office:value-type="string" calcext:value-type="string">
            <text:p>no</text:p>
          </table:table-cell>
        </table:table-row>
        <table:table-row table:style-name="ro1">
          <table:table-cell office:value-type="string" calcext:value-type="string">
            <text:p>3 brilliant stone lifehacks</text:p>
          </table:table-cell>
          <table:table-cell office:value-type="string" calcext:value-type="string">
            <text:p>no</text:p>
          </table:table-cell>
        </table:table-row>
        <table:table-row table:style-name="ro1">
          <table:table-cell office:value-type="string" calcext:value-type="string">
            <text:p>a prisoner lady, detailed interior of medieval dungeon, epic atmosphere, by greg rutkowski, by mohrbacher</text:p>
          </table:table-cell>
          <table:table-cell office:value-type="string" calcext:value-type="string">
            <text:p>no</text:p>
          </table:table-cell>
        </table:table-row>
        <table:table-row table:style-name="ro1">
          <table:table-cell office:value-type="string" calcext:value-type="string">
            <text:p>your forger, spyxfamily, anime, unreal enging 5, trending on artstation, nixeu</text:p>
          </table:table-cell>
          <table:table-cell office:value-type="string" calcext:value-type="string">
            <text:p>no</text:p>
          </table:table-cell>
        </table:table-row>
        <table:table-row table:style-name="ro1">
          <table:table-cell office:value-type="string" calcext:value-type="string">
            <text:p>draft drawing of a woman covering her face with her hands, a sketch by choro choi, thin stroke, trending on artstation, context art, pencil sketch, high detail, kinetic</text:p>
          </table:table-cell>
          <table:table-cell office:value-type="string" calcext:value-type="string">
            <text:p>no</text:p>
          </table:table-cell>
        </table:table-row>
        <table:table-row table:style-name="ro1">
          <table:table-cell office:value-type="string" calcext:value-type="string">
            <text:p>joseph stalin riding a roller coasters holding a lollipop by thiebaud, wayne</text:p>
          </table:table-cell>
          <table:table-cell office:value-type="string" calcext:value-type="string">
            <text:p>no</text:p>
          </table:table-cell>
        </table:table-row>
        <table:table-row table:style-name="ro1">
          <table:table-cell office:value-type="string" calcext:value-type="string">
            <text:p>a bouquet of flowers, by ilya repin</text:p>
          </table:table-cell>
          <table:table-cell office:value-type="string" calcext:value-type="string">
            <text:p>no</text:p>
          </table:table-cell>
        </table:table-row>
        <table:table-row table:style-name="ro1">
          <table:table-cell office:value-type="string" calcext:value-type="string">
            <text:p>a futuristic sci - fi underwater chamber with mirrored walls</text:p>
          </table:table-cell>
          <table:table-cell office:value-type="string" calcext:value-type="string">
            <text:p>no</text:p>
          </table:table-cell>
        </table:table-row>
        <table:table-row table:style-name="ro1">
          <table:table-cell office:value-type="string" calcext:value-type="string">
            <text:p>Bjork climbs out of your TV screen towards you like Sadako, J-Horror, 90s, 35mm film</text:p>
          </table:table-cell>
          <table:table-cell office:value-type="string" calcext:value-type="string">
            <text:p>yes</text:p>
          </table:table-cell>
        </table:table-row>
        <table:table-row table:style-name="ro1">
          <table:table-cell office:value-type="string" calcext:value-type="string">
            <text:p>bellydancer festival warrior curvy partygirl cinematic, vallejo, diego rivera</text:p>
          </table:table-cell>
          <table:table-cell office:value-type="string" calcext:value-type="string">
            <text:p>no</text:p>
          </table:table-cell>
        </table:table-row>
        <table:table-row table:style-name="ro1">
          <table:table-cell office:value-type="string" calcext:value-type="string">
            <text:p>old dead couple on couch with a big black dog in a yellow art deco interior room in the style of Francis Bacon and Syd Mead, open ceiling, highly detailed, painted by Francis Bacon and Edward Hopper, couple and dog painted by James Gilleard, surrealism, airbrush, very coherent, triadic color scheme, art by Takato Yamamoto and James Jean</text:p>
          </table:table-cell>
          <table:table-cell office:value-type="string" calcext:value-type="string">
            <text:p>yes</text:p>
          </table:table-cell>
        </table:table-row>
        <table:table-row table:style-name="ro1">
          <table:table-cell office:value-type="string" calcext:value-type="string">
            <text:p>highly detailed, high resolution, character design art, stunning, volumetric lightning, realistic guns, girls frontline style, matte, sharp focus, 130mm, illustration, artstation, by yusuke kozaki, professional result, realistic human anatomy, simple design, realistic military gear, metal gear style, realistic face</text:p>
          </table:table-cell>
          <table:table-cell office:value-type="string" calcext:value-type="string">
            <text:p>no</text:p>
          </table:table-cell>
        </table:table-row>
        <table:table-row table:style-name="ro1">
          <table:table-cell office:value-type="string" calcext:value-type="string">
            <text:p>detailed factory, digital art, wimmelbilder</text:p>
          </table:table-cell>
          <table:table-cell office:value-type="string" calcext:value-type="string">
            <text:p>no</text:p>
          </table:table-cell>
        </table:table-row>
        <table:table-row table:style-name="ro1">
          <table:table-cell office:value-type="string" calcext:value-type="string">
            <text:p>odst drop</text:p>
          </table:table-cell>
          <table:table-cell office:value-type="string" calcext:value-type="string">
            <text:p>no</text:p>
          </table:table-cell>
        </table:table-row>
        <table:table-row table:style-name="ro1">
          <table:table-cell office:value-type="string" calcext:value-type="string">
            <text:p>portrait of a person playing guitar, abstract painting in the style of Sophie Taeuber-Arp and Gary Hume and Tatsuro Kiuchi, flat colour-block style, geometric abstraction, dark colours</text:p>
          </table:table-cell>
          <table:table-cell office:value-type="string" calcext:value-type="string">
            <text:p>no</text:p>
          </table:table-cell>
        </table:table-row>
        <table:table-row table:style-name="ro1">
          <table:table-cell office:value-type="string" calcext:value-type="string">
            <text:p>full - body portrait surreal colorful clay fighting artstation rpg paladin character concept art anatomy, action pose, very coherent and colorful high contrast masterpiece by norman rockwell franz sedlacek hieronymus bosch dean ellis simon stalenhag rene magritte gediminas pranckevicius, dark shadows, sunny day, hard lighting, reference sheet white! background</text:p>
          </table:table-cell>
          <table:table-cell office:value-type="string" calcext:value-type="string">
            <text:p>no</text:p>
          </table:table-cell>
        </table:table-row>
        <table:table-row table:style-name="ro1">
          <table:table-cell office:value-type="string" calcext:value-type="string">
            <text:p>professional high quality wide - angle image of a colorful sports car from the year 2 0 7 7 that is badly damaged and crashed halfway into the water at a stevedoring port. ( 2 0 7 7 kodachrome panavision ). the weather is sunny but with a small rain cloud. imax 7 0 mm, wide - angle.</text:p>
          </table:table-cell>
          <table:table-cell office:value-type="string" calcext:value-type="string">
            <text:p>no</text:p>
          </table:table-cell>
        </table:table-row>
        <table:table-row table:style-name="ro1">
          <table:table-cell office:value-type="string" calcext:value-type="string">
            <text:p>kerala school boys wearing girls dresses posing for a photo, an epic fantasy, dramatic lighting, cinematic, establishing shot, extremely high detail, photorealistic, cinematic lighting, artstation, matte painting by simon stalenhag, horizon forbidden west</text:p>
          </table:table-cell>
          <table:table-cell office:value-type="string" calcext:value-type="string">
            <text:p>no</text:p>
          </table:table-cell>
        </table:table-row>
        <table:table-row table:style-name="ro1">
          <table:table-cell office:value-type="string" calcext:value-type="string">
            <text:p>a giant colorful nudibranch in the foreground in front of a massive rusty brutalist industrial plant, glowing windows, biomechanical, biopunk, nighttime, low key, dark, gloomy, hazy, spotlights, leds, dramatic lighting, watch tower, helicopter, vignette, art by hr giger, digital art</text:p>
          </table:table-cell>
          <table:table-cell office:value-type="string" calcext:value-type="string">
            <text:p>no</text:p>
          </table:table-cell>
        </table:table-row>
        <table:table-row table:style-name="ro1">
          <table:table-cell office:value-type="string" calcext:value-type="string">
            <text:p>ninja, hovering above foggy lake, trending on artstation, manga style 4 k</text:p>
          </table:table-cell>
          <table:table-cell office:value-type="string" calcext:value-type="string">
            <text:p>no</text:p>
          </table:table-cell>
        </table:table-row>
        <table:table-row table:style-name="ro1">
          <table:table-cell office:value-type="string" calcext:value-type="string">
            <text:p>obituary for an alchemist at night. painting by uccello paolo, piero della francesca</text:p>
          </table:table-cell>
          <table:table-cell office:value-type="string" calcext:value-type="string">
            <text:p>yes</text:p>
          </table:table-cell>
        </table:table-row>
        <table:table-row table:style-name="ro1">
          <table:table-cell office:value-type="string" calcext:value-type="string">
            <text:p>indian god, close - up portrait, powerfull, intricate, elegant, volumetric lighting, scenery, digital painting, highly detailed, artstation, sharp focus, illustration, concept art, ruan jia, steve mccurry</text:p>
          </table:table-cell>
          <table:table-cell office:value-type="string" calcext:value-type="string">
            <text:p>no</text:p>
          </table:table-cell>
        </table:table-row>
        <table:table-row table:style-name="ro1">
          <table:table-cell office:value-type="string" calcext:value-type="string">
            <text:p>The drawing features a human figure driving a chariot. The figure is skeletal and frail, with a large head and eyes. The chariot is pulled by two animals, which are also skeletal and frail. in the Central African Republic by Atey Ghailan unified</text:p>
          </table:table-cell>
          <table:table-cell office:value-type="string" calcext:value-type="string">
            <text:p>yes</text:p>
          </table:table-cell>
        </table:table-row>
        <table:table-row table:style-name="ro1">
          <table:table-cell office:value-type="string" calcext:value-type="string">
            <text:p>flock of ravens made of black! rose petals!!, expressionist, album art, by bridget riley</text:p>
          </table:table-cell>
          <table:table-cell office:value-type="string" calcext:value-type="string">
            <text:p>no</text:p>
          </table:table-cell>
        </table:table-row>
        <table:table-row table:style-name="ro1">
          <table:table-cell office:value-type="string" calcext:value-type="string">
            <text:p>Portrait of a woman with bangs in style of 80s surrealism art, hyper-detailed</text:p>
          </table:table-cell>
          <table:table-cell office:value-type="string" calcext:value-type="string">
            <text:p>yes</text:p>
          </table:table-cell>
        </table:table-row>
        <table:table-row table:style-name="ro1">
          <table:table-cell office:value-type="string" calcext:value-type="string">
            <text:p>portrait of Donal Glover, abstract, art by Greg Rutkowski, matte painting, trending on artstation</text:p>
          </table:table-cell>
          <table:table-cell office:value-type="string" calcext:value-type="string">
            <text:p>no</text:p>
          </table:table-cell>
        </table:table-row>
        <table:table-row table:style-name="ro1">
          <table:table-cell office:value-type="string" calcext:value-type="string">
            <text:p>riven league of legends wild rift hero champions arcane magic digital painting bioluminance alena aenami artworks in 4 k design by lois van baarle by sung choi by john kirby artgerm and greg rutkowski and magali villeneuve mage fighter assassin</text:p>
          </table:table-cell>
          <table:table-cell office:value-type="string" calcext:value-type="string">
            <text:p>no</text:p>
          </table:table-cell>
        </table:table-row>
        <table:table-row table:style-name="ro1">
          <table:table-cell office:value-type="string" calcext:value-type="string">
            <text:p>metabots medabots medarotto medarot robot minimalist comics, behance hd by jesper ejsing, by rhads, makoto shinkai and lois van baarle, ilya kuvshinov, rossdraws global illumination ray tracing hdr radiating a glowing aura</text:p>
          </table:table-cell>
          <table:table-cell office:value-type="string" calcext:value-type="string">
            <text:p>no</text:p>
          </table:table-cell>
        </table:table-row>
        <table:table-row table:style-name="ro1">
          <table:table-cell office:value-type="string" calcext:value-type="string">
            <text:p>Warrior Dolphins fighting in the Battle of Midway, WWII battleships fighting Japanese aircraft carriers</text:p>
          </table:table-cell>
          <table:table-cell office:value-type="string" calcext:value-type="string">
            <text:p>yes</text:p>
          </table:table-cell>
        </table:table-row>
        <table:table-row table:style-name="ro1">
          <table:table-cell office:value-type="string" calcext:value-type="string">
            <text:p>hyper realistic terror photo Doom furious glowing red eyes biden</text:p>
          </table:table-cell>
          <table:table-cell office:value-type="string" calcext:value-type="string">
            <text:p>no</text:p>
          </table:table-cell>
        </table:table-row>
        <table:table-row table:style-name="ro1">
          <table:table-cell office:value-type="string" calcext:value-type="string">
            <text:p>portrait of emmanuel macron dressed as napoleon in a paris street dragging a cannon behind him, natural light, sharp, detailed face, magazine, press, photo, steve mccurry, david lazar, canon, nikon, focus</text:p>
          </table:table-cell>
          <table:table-cell office:value-type="string" calcext:value-type="string">
            <text:p>yes</text:p>
          </table:table-cell>
        </table:table-row>
        <table:table-row table:style-name="ro1">
          <table:table-cell office:value-type="string" calcext:value-type="string">
            <text:p>an arrogant goblin steps casually into the abyssal portal, only to be met with unimaginable horrors from beyond. his body and mind are completely annihilated as he witnesses the end of time. space itself begins to warp into a single point of light and for a few silent moments the goblin knows everything, from his world and beyond. dark fantasy, oil painting, high detail</text:p>
          </table:table-cell>
          <table:table-cell office:value-type="string" calcext:value-type="string">
            <text:p>no</text:p>
          </table:table-cell>
        </table:table-row>
        <table:table-row table:style-name="ro1">
          <table:table-cell office:value-type="string" calcext:value-type="string">
            <text:p>kingdom hearts sora cosplay near waterfall low angle detailed face 85mm</text:p>
          </table:table-cell>
          <table:table-cell office:value-type="string" calcext:value-type="string">
            <text:p>no</text:p>
          </table:table-cell>
        </table:table-row>
        <table:table-row table:style-name="ro1">
          <table:table-cell office:value-type="string" calcext:value-type="string">
            <text:p>luffy by kim jung gi</text:p>
          </table:table-cell>
          <table:table-cell office:value-type="string" calcext:value-type="string">
            <text:p>no</text:p>
          </table:table-cell>
        </table:table-row>
        <table:table-row table:style-name="ro1">
          <table:table-cell office:value-type="string" calcext:value-type="string">
            <text:p>shadow of the tyrant Sun above the ruins of the old kingdom red sun dead sky necromantic solar mythos, award winning oil painting, solar mythos palette</text:p>
          </table:table-cell>
          <table:table-cell office:value-type="string" calcext:value-type="string">
            <text:p>yes</text:p>
          </table:table-cell>
        </table:table-row>
        <table:table-row table:style-name="ro1">
          <table:table-cell office:value-type="string" calcext:value-type="string">
            <text:p>woollen sweatshirt, lose knit, with the hulk crotched on the front, oversized, loose threads</text:p>
          </table:table-cell>
          <table:table-cell office:value-type="string" calcext:value-type="string">
            <text:p>no</text:p>
          </table:table-cell>
        </table:table-row>
        <table:table-row table:style-name="ro1">
          <table:table-cell office:value-type="string" calcext:value-type="string">
            <text:p>Galactic nudibranches</text:p>
          </table:table-cell>
          <table:table-cell office:value-type="string" calcext:value-type="string">
            <text:p>no</text:p>
          </table:table-cell>
        </table:table-row>
        <table:table-row table:style-name="ro1">
          <table:table-cell office:value-type="string" calcext:value-type="string">
            <text:p>Gordon Freeman half life</text:p>
          </table:table-cell>
          <table:table-cell office:value-type="string" calcext:value-type="string">
            <text:p>no</text:p>
          </table:table-cell>
        </table:table-row>
        <table:table-row table:style-name="ro1">
          <table:table-cell office:value-type="string" calcext:value-type="string">
            <text:p>formal portrait of white warrior rat, wearing plate armor with blue cloak, fantasy, digital art by eugene de blaas, ross tran, and nasreddine dinet, vibrant color scheme, intricately detailed, in the style of romanticism, cinematic, artstation, greg rutkowski</text:p>
          </table:table-cell>
          <table:table-cell office:value-type="string" calcext:value-type="string">
            <text:p>no</text:p>
          </table:table-cell>
        </table:table-row>
        <table:table-row table:style-name="ro1">
          <table:table-cell office:value-type="string" calcext:value-type="string">
            <text:p>a portrait of an incredibly beautiful, colorful, graceful, elegant, and sophisticated young blonde girl made of cucumbers, an ultrafine detailed illustration by james jean, intricate linework, bright colors, final fantasy, behance contest winner, vanitas, angular, altermodern, unreal engine 5 highly rendered, global illumination, radiant light, detailed and intricate environment</text:p>
          </table:table-cell>
          <table:table-cell office:value-type="string" calcext:value-type="string">
            <text:p>no</text:p>
          </table:table-cell>
        </table:table-row>
        <table:table-row table:style-name="ro1">
          <table:table-cell office:value-type="string" calcext:value-type="string">
            <text:p>a magical and exquisite fantasy watercolor and ink illustration of an intricate and faceted crystal ball with a world inside of it dissolving in to light prism god rays dramatic lightning backlit caustics + refractive + DOF + sharp focus + watercolor artwork by Alvaro Castagnet</text:p>
          </table:table-cell>
          <table:table-cell office:value-type="string" calcext:value-type="string">
            <text:p>no</text:p>
          </table:table-cell>
        </table:table-row>
        <table:table-row table:style-name="ro1">
          <table:table-cell office:value-type="string" calcext:value-type="string">
            <text:p>highly detailed portrait of wentworth miller as altair, in assassin's creed, stephen bliss, unreal engine, fantasy art by greg rutkowski, loish, rhads, ferdinand knab, makoto shinkai and lois van baarle, ilya kuvshinov, rossdraws, tom bagshaw, global illumination, radiant light, detailed and intricate environment</text:p>
          </table:table-cell>
          <table:table-cell office:value-type="string" calcext:value-type="string">
            <text:p>no</text:p>
          </table:table-cell>
        </table:table-row>
        <table:table-row table:style-name="ro1">
          <table:table-cell office:value-type="string" calcext:value-type="string">
            <text:p>bongbong marcos in kpop concert</text:p>
          </table:table-cell>
          <table:table-cell office:value-type="string" calcext:value-type="string">
            <text:p>no</text:p>
          </table:table-cell>
        </table:table-row>
        <table:table-row table:style-name="ro1">
          <table:table-cell office:value-type="string" calcext:value-type="string">
            <text:p>red painted brick texture</text:p>
          </table:table-cell>
          <table:table-cell office:value-type="string" calcext:value-type="string">
            <text:p>no</text:p>
          </table:table-cell>
        </table:table-row>
        <table:table-row table:style-name="ro1">
          <table:table-cell office:value-type="string" calcext:value-type="string">
            <text:p>colored pencil drawing of two women eating ice cream at the pool, one has two scoops of rainbow sherbet and the other has a huge waffle cone of vanilla</text:p>
          </table:table-cell>
          <table:table-cell office:value-type="string" calcext:value-type="string">
            <text:p>no</text:p>
          </table:table-cell>
        </table:table-row>
        <table:table-row table:style-name="ro1">
          <table:table-cell office:value-type="string" calcext:value-type="string">
            <text:p>beautiful cyberpunk mercenary in military vest and jumpsuit. dystopian. portrait by stonehouse and mœbius and will eisner and gil elvgren and pixar. realistic proportions. cyberpunk 2 0 7 7, apex, blade runner 2 0 4 9 concept art. cel shading. gorgeous face. thick lines.</text:p>
          </table:table-cell>
          <table:table-cell office:value-type="string" calcext:value-type="string">
            <text:p>no</text:p>
          </table:table-cell>
        </table:table-row>
        <table:table-row table:style-name="ro1">
          <table:table-cell office:value-type="string" calcext:value-type="string">
            <text:p>biggest loaf of bread in history, old black and white photo</text:p>
          </table:table-cell>
          <table:table-cell office:value-type="string" calcext:value-type="string">
            <text:p>yes</text:p>
          </table:table-cell>
        </table:table-row>
        <table:table-row table:style-name="ro1">
          <table:table-cell office:value-type="string" calcext:value-type="string">
            <text:p>illustration of The riders of Rohan in the style of J.R.R Tolkien 4K detail</text:p>
          </table:table-cell>
          <table:table-cell office:value-type="string" calcext:value-type="string">
            <text:p>yes</text:p>
          </table:table-cell>
        </table:table-row>
        <table:table-row table:style-name="ro1">
          <table:table-cell office:value-type="string" calcext:value-type="string">
            <text:p>huge white glass hospital in london with blue glass dome on the top, view from river thames, hyperdetailed, artstation, cgsociety, 8 k</text:p>
          </table:table-cell>
          <table:table-cell office:value-type="string" calcext:value-type="string">
            <text:p>no</text:p>
          </table:table-cell>
        </table:table-row>
        <table:table-row table:style-name="ro1">
          <table:table-cell office:value-type="string" calcext:value-type="string">
            <text:p>huge white glass hospital in london with blue glass dome on the top, view from river thames, hyperdetailed, artstation, cgsociety, 8 k</text:p>
          </table:table-cell>
          <table:table-cell office:value-type="string" calcext:value-type="string">
            <text:p>no</text:p>
          </table:table-cell>
        </table:table-row>
        <table:table-row table:style-name="ro1">
          <table:table-cell office:value-type="string" calcext:value-type="string">
            <text:p>still frame from Prometheus movie by Makoto Aida, flying biomechanical angel gynoid by giger, mimicking devil's dragon flower mantis, metal couture by neri oxmn and Guo pei, flying angel editorial by Malczewski and by Caravaggio</text:p>
          </table:table-cell>
          <table:table-cell office:value-type="string" calcext:value-type="string">
            <text:p>no</text:p>
          </table:table-cell>
        </table:table-row>
        <table:table-row table:style-name="ro1">
          <table:table-cell office:value-type="string" calcext:value-type="string">
            <text:p>echo from overwatch, evil robot, blue holographic face, character portrait, portrait, close up, concept art, intricate details, highly detailed, horror poster, horror, vintage horror art, realistic, terrifying, in the style of michael whelan, beksinski, and gustave dore</text:p>
          </table:table-cell>
          <table:table-cell office:value-type="string" calcext:value-type="string">
            <text:p>no</text:p>
          </table:table-cell>
        </table:table-row>
        <table:table-row table:style-name="ro1">
          <table:table-cell office:value-type="string" calcext:value-type="string">
            <text:p>beautiful painting of companion cube in a beautiful landscape, anime, studio ghibli, makoto shinkai, rhads, radiant light, detailed and intricate environment</text:p>
          </table:table-cell>
          <table:table-cell office:value-type="string" calcext:value-type="string">
            <text:p>no</text:p>
          </table:table-cell>
        </table:table-row>
        <table:table-row table:style-name="ro1">
          <table:table-cell office:value-type="string" calcext:value-type="string">
            <text:p>joe biden mixed with bernie sanders</text:p>
          </table:table-cell>
          <table:table-cell office:value-type="string" calcext:value-type="string">
            <text:p>no</text:p>
          </table:table-cell>
        </table:table-row>
        <table:table-row table:style-name="ro1">
          <table:table-cell office:value-type="string" calcext:value-type="string">
            <text:p>portrait of Hitler in a black cloak, glowing eyes, detailed face, highly detailed, cinematic lighting, digital art painting by greg rutkowski.</text:p>
          </table:table-cell>
          <table:table-cell office:value-type="string" calcext:value-type="string">
            <text:p>yes</text:p>
          </table:table-cell>
        </table:table-row>
        <table:table-row table:style-name="ro1">
          <table:table-cell office:value-type="string" calcext:value-type="string">
            <text:p>goddess close - up portrait human skull, ram skull, squid phoenix jellyfish, orchid, betta fish, bioluminiscent, intricate artwork by tooth wu and wlop and beeple. octane render, trending on artstation, greg rutkowski very coherent symmetrical artwork. cinematic, hyper realism, high detail, octane render, 8 k</text:p>
          </table:table-cell>
          <table:table-cell office:value-type="string" calcext:value-type="string">
            <text:p>no</text:p>
          </table:table-cell>
        </table:table-row>
        <table:table-row table:style-name="ro1">
          <table:table-cell office:value-type="string" calcext:value-type="string">
            <text:p>artwork by uderzo</text:p>
          </table:table-cell>
          <table:table-cell office:value-type="string" calcext:value-type="string">
            <text:p>no</text:p>
          </table:table-cell>
        </table:table-row>
        <table:table-row table:style-name="ro1">
          <table:table-cell office:value-type="string" calcext:value-type="string">
            <text:p>A Boreal Forest inside a giant lightbulb, digital art, artstation, very detailed, realism</text:p>
          </table:table-cell>
          <table:table-cell office:value-type="string" calcext:value-type="string">
            <text:p>no</text:p>
          </table:table-cell>
        </table:table-row>
        <table:table-row table:style-name="ro1">
          <table:table-cell office:value-type="string" calcext:value-type="string">
            <text:p>The collage is a beautiful landscape of the Houses of Parliament in London. The colors are very bright and vibrant, and the scene is very peaceful and serene. Mayan by Klaus Janson cosy</text:p>
          </table:table-cell>
          <table:table-cell office:value-type="string" calcext:value-type="string">
            <text:p>yes</text:p>
          </table:table-cell>
        </table:table-row>
        <table:table-row table:style-name="ro1">
          <table:table-cell office:value-type="string" calcext:value-type="string">
            <text:p>A young bronze dragon taking flight, ambient lighting, 4k, frank frazetta, saul bass, john alvin, bill gold, richard amsel, ralph mcquarrie, lois van baarle, ilya kuvshinov, rossdraws, artstation</text:p>
          </table:table-cell>
          <table:table-cell office:value-type="string" calcext:value-type="string">
            <text:p>no</text:p>
          </table:table-cell>
        </table:table-row>
        <table:table-row table:style-name="ro1">
          <table:table-cell office:value-type="string" calcext:value-type="string">
            <text:p>beautiful anime girl body, tight clothing and attractive features, sharp focus, digital art, art by WLOP</text:p>
          </table:table-cell>
          <table:table-cell office:value-type="string" calcext:value-type="string">
            <text:p>no</text:p>
          </table:table-cell>
        </table:table-row>
        <table:table-row table:style-name="ro1">
          <table:table-cell office:value-type="string" calcext:value-type="string">
            <text:p>film still of Rocket Racoon working as a pastry chef in the new Avengers movie, 4k</text:p>
          </table:table-cell>
          <table:table-cell office:value-type="string" calcext:value-type="string">
            <text:p>no</text:p>
          </table:table-cell>
        </table:table-row>
        <table:table-row table:style-name="ro1">
          <table:table-cell office:value-type="string" calcext:value-type="string">
            <text:p>environment concept art of black mirror series by jama jurabaev, cinematic shot, brush hard, artstation, for aaa game, high quality, brush stroke</text:p>
          </table:table-cell>
          <table:table-cell office:value-type="string" calcext:value-type="string">
            <text:p>no</text:p>
          </table:table-cell>
        </table:table-row>
        <table:table-row table:style-name="ro1">
          <table:table-cell office:value-type="string" calcext:value-type="string">
            <text:p>ultra realistic illustration, tron legacy quorra anime, intricate, elegant, highly detailed, digital painting, artstation, concept art, smooth, sharp focus, illustration, art by artgerm and greg rutkowski and alphonse mucha and wlop</text:p>
          </table:table-cell>
          <table:table-cell office:value-type="string" calcext:value-type="string">
            <text:p>no</text:p>
          </table:table-cell>
        </table:table-row>
        <table:table-row table:style-name="ro1">
          <table:table-cell office:value-type="string" calcext:value-type="string">
            <text:p>beautiful render of a face, waist up portrait of a futuristic cute japanese teenage girl screaming in anger and frustration, intricate, elegant, highly detailed, digital painting, artstation, concept art, smooth, sharp focus, octane render, dramatic lighting, symmetry, symmetrical face, ONE FACE, headshot, art by greg rutkowski and wlop</text:p>
          </table:table-cell>
          <table:table-cell office:value-type="string" calcext:value-type="string">
            <text:p>no</text:p>
          </table:table-cell>
        </table:table-row>
        <table:table-row table:style-name="ro1">
          <table:table-cell office:value-type="string" calcext:value-type="string">
            <text:p>portrait of a man by greg rutkowski, luke skywalker, star wars expanded universe, he is about 2 0 years old, highly detailed portrait, digital painting, artstation, concept art, smooth, sharp foccus ilustration, artstation hq</text:p>
          </table:table-cell>
          <table:table-cell office:value-type="string" calcext:value-type="string">
            <text:p>no</text:p>
          </table:table-cell>
        </table:table-row>
        <table:table-row table:style-name="ro1">
          <table:table-cell office:value-type="string" calcext:value-type="string">
            <text:p>engineer repairs special flying saucer full of modern military equipment, in the hall of area 55, high detail, ground fog, wet reflective ground, saturated colors, by Darek Zabrocki, render Unreal Engine-H 1500</text:p>
          </table:table-cell>
          <table:table-cell office:value-type="string" calcext:value-type="string">
            <text:p>yes</text:p>
          </table:table-cell>
        </table:table-row>
        <table:table-row table:style-name="ro1">
          <table:table-cell office:value-type="string" calcext:value-type="string">
            <text:p>dora the explorer as a real girl in japanese bath house with towel on her head, masterpiece 4k, highly detailed, trending on artstation, award winning,</text:p>
          </table:table-cell>
          <table:table-cell office:value-type="string" calcext:value-type="string">
            <text:p>no</text:p>
          </table:table-cell>
        </table:table-row>
        <table:table-row table:style-name="ro1">
          <table:table-cell office:value-type="string" calcext:value-type="string">
            <text:p>a city full of various plants, Kawase Hasui,</text:p>
          </table:table-cell>
          <table:table-cell office:value-type="string" calcext:value-type="string">
            <text:p>no</text:p>
          </table:table-cell>
        </table:table-row>
        <table:table-row table:style-name="ro1">
          <table:table-cell office:value-type="string" calcext:value-type="string">
            <text:p>mid shot portrait of an obese fat pirate with two peglegs and two hook hands steering a wooden galleon through a rain and lightning storm. view from on deck, sails and masts and rigging, detailed dynamic light painting by peter mohrbacher</text:p>
          </table:table-cell>
          <table:table-cell office:value-type="string" calcext:value-type="string">
            <text:p>no</text:p>
          </table:table-cell>
        </table:table-row>
        <table:table-row table:style-name="ro1">
          <table:table-cell office:value-type="string" calcext:value-type="string">
            <text:p>screenshot of an animal fighting game, bear vs. giraffe,</text:p>
          </table:table-cell>
          <table:table-cell office:value-type="string" calcext:value-type="string">
            <text:p>no</text:p>
          </table:table-cell>
        </table:table-row>
        <table:table-row table:style-name="ro1">
          <table:table-cell office:value-type="string" calcext:value-type="string">
            <text:p>”A beautiful logo for a company that sells adult diapers”</text:p>
          </table:table-cell>
          <table:table-cell office:value-type="string" calcext:value-type="string">
            <text:p>no</text:p>
          </table:table-cell>
        </table:table-row>
        <table:table-row table:style-name="ro1">
          <table:table-cell office:value-type="string" calcext:value-type="string">
            <text:p>a portrait of milla jovovich as leeloo fantasy character portrait, ultra realistic, cinematic, concept art, wide angle, intricate details, hologram, highly detailed by greg rutkowski, aaron horkey, gaston bussiere, craig mullins, simon bisley, arthur rackham</text:p>
          </table:table-cell>
          <table:table-cell office:value-type="string" calcext:value-type="string">
            <text:p>no</text:p>
          </table:table-cell>
        </table:table-row>
        <table:table-row table:style-name="ro1">
          <table:table-cell office:value-type="string" calcext:value-type="string">
            <text:p>evelyn janeidy arevalo, twitter influencer, janeidyeve</text:p>
          </table:table-cell>
          <table:table-cell office:value-type="string" calcext:value-type="string">
            <text:p>no</text:p>
          </table:table-cell>
        </table:table-row>
        <table:table-row table:style-name="ro1">
          <table:table-cell office:value-type="string" calcext:value-type="string">
            <text:p>a neo - bizantine beautiful woman with big bull horns, taurus zodiac sign symbol, graceful face, green stained glass, 1 8 th century spring ornaments, venus planet symbol, by hajime sorayama, alphonse mucha, james jean, rene lalique, - w 7 0 4</text:p>
          </table:table-cell>
          <table:table-cell office:value-type="string" calcext:value-type="string">
            <text:p>no</text:p>
          </table:table-cell>
        </table:table-row>
        <table:table-row table:style-name="ro1">
          <table:table-cell office:value-type="string" calcext:value-type="string">
            <text:p>highly detailed closeup, face profile portrait of a tin toy jessica rabbit as a fairytale princess wearing a crown eating cakes, bikini, unreal engine, nicoletta ceccoli, mark ryden, earl norem, lostfish, global illumination, detailed and intricate environment</text:p>
          </table:table-cell>
          <table:table-cell office:value-type="string" calcext:value-type="string">
            <text:p>no</text:p>
          </table:table-cell>
        </table:table-row>
        <table:table-row table:style-name="ro1">
          <table:table-cell office:value-type="string" calcext:value-type="string">
            <text:p>a detailed oil painting of a arabian french large ball room, pillar, ominous,, curtains, by nicholas roerich, by gustave moreau, by frank frazetta, by hans emmenegger, by bruce pennington, by eyvind earle, moisture, grainy, highly detailed, realistic, outline, line,</text:p>
          </table:table-cell>
          <table:table-cell office:value-type="string" calcext:value-type="string">
            <text:p>no</text:p>
          </table:table-cell>
        </table:table-row>
        <table:table-row table:style-name="ro1">
          <table:table-cell office:value-type="string" calcext:value-type="string">
            <text:p>realistic detailed hand drawing of a single cute cartoon badger proudly holding up leafy green vegetables by Coles Phillips, trending on Artstation, rich deep vibrant colors</text:p>
          </table:table-cell>
          <table:table-cell office:value-type="string" calcext:value-type="string">
            <text:p>no</text:p>
          </table:table-cell>
        </table:table-row>
        <table:table-row table:style-name="ro1">
          <table:table-cell office:value-type="string" calcext:value-type="string">
            <text:p>thorkell from vinland saga ( anime ) in a fancy old mansion, colored digital painting, trending on artstation, by studio ghibli</text:p>
          </table:table-cell>
          <table:table-cell office:value-type="string" calcext:value-type="string">
            <text:p>no</text:p>
          </table:table-cell>
        </table:table-row>
        <table:table-row table:style-name="ro1">
          <table:table-cell office:value-type="string" calcext:value-type="string">
            <text:p>world series of poker, a clown is at the final table, espn coverage, screenshot,</text:p>
          </table:table-cell>
          <table:table-cell office:value-type="string" calcext:value-type="string">
            <text:p>no</text:p>
          </table:table-cell>
        </table:table-row>
        <table:table-row table:style-name="ro1">
          <table:table-cell office:value-type="string" calcext:value-type="string">
            <text:p>a human with salad as their head, laughing, digital art</text:p>
          </table:table-cell>
          <table:table-cell office:value-type="string" calcext:value-type="string">
            <text:p>no</text:p>
          </table:table-cell>
        </table:table-row>
        <table:table-row table:style-name="ro1">
          <table:table-cell office:value-type="string" calcext:value-type="string">
            <text:p>phantom monster spy</text:p>
          </table:table-cell>
          <table:table-cell office:value-type="string" calcext:value-type="string">
            <text:p>no</text:p>
          </table:table-cell>
        </table:table-row>
        <table:table-row table:style-name="ro1">
          <table:table-cell office:value-type="string" calcext:value-type="string">
            <text:p>jimi hendrix playing guitar, colourful biomorphic opart, octane render 8 k, pascal blanche, josh kirby, roger dean, james jean, giger, arthur rackham, moebius, syd mead, killian eng beksinski, greg hildebrandt, scifi, 8 k</text:p>
          </table:table-cell>
          <table:table-cell office:value-type="string" calcext:value-type="string">
            <text:p>no</text:p>
          </table:table-cell>
        </table:table-row>
        <table:table-row table:style-name="ro1">
          <table:table-cell office:value-type="string" calcext:value-type="string">
            <text:p>Califórnia, artstation, oil Painting, ultradetailed, artstation</text:p>
          </table:table-cell>
          <table:table-cell office:value-type="string" calcext:value-type="string">
            <text:p>no</text:p>
          </table:table-cell>
        </table:table-row>
        <table:table-row table:style-name="ro1">
          <table:table-cell office:value-type="string" calcext:value-type="string">
            <text:p>a portrait in the style of charles dana gibson and in the style of peter mohrbacher. porcelain skin, big blue eyes.</text:p>
          </table:table-cell>
          <table:table-cell office:value-type="string" calcext:value-type="string">
            <text:p>no</text:p>
          </table:table-cell>
        </table:table-row>
        <table:table-row table:style-name="ro1">
          <table:table-cell office:value-type="string" calcext:value-type="string">
            <text:p>concept art of a ancient magus, fae, skulled creature with black fur, elegant, tendrils, forest, heavy fog, fantasy, wayne barlowe</text:p>
          </table:table-cell>
          <table:table-cell office:value-type="string" calcext:value-type="string">
            <text:p>no</text:p>
          </table:table-cell>
        </table:table-row>
        <table:table-row table:style-name="ro1">
          <table:table-cell office:value-type="string" calcext:value-type="string">
            <text:p>Anime vajrayana Tibetan cityscape, Ghost in the Shell, Tekkonkinkreet, favelas, temples, cinematic matte painting concept art</text:p>
          </table:table-cell>
          <table:table-cell office:value-type="string" calcext:value-type="string">
            <text:p>no</text:p>
          </table:table-cell>
        </table:table-row>
        <table:table-row table:style-name="ro1">
          <table:table-cell office:value-type="string" calcext:value-type="string">
            <text:p>a huge little girl drawn by yoshitomo nara, she is in fallout moscow concept art, 8 k photorealistic, hd, high details, trending on artstation inspired by beeple and yoshitomo nara. reimagined by industrial light and magic, behance hd, movie still. featured on cg society.</text:p>
          </table:table-cell>
          <table:table-cell office:value-type="string" calcext:value-type="string">
            <text:p>no</text:p>
          </table:table-cell>
        </table:table-row>
        <table:table-row table:style-name="ro1">
          <table:table-cell office:value-type="string" calcext:value-type="string">
            <text:p>illustration of a hypersonic portal through time, realistic painting, classical painting, high definition, digital art, matte painting, very detailed, realistic</text:p>
          </table:table-cell>
          <table:table-cell office:value-type="string" calcext:value-type="string">
            <text:p>no</text:p>
          </table:table-cell>
        </table:table-row>
        <table:table-row table:style-name="ro1">
          <table:table-cell office:value-type="string" calcext:value-type="string">
            <text:p>frozen labradoodle</text:p>
          </table:table-cell>
          <table:table-cell office:value-type="string" calcext:value-type="string">
            <text:p>no</text:p>
          </table:table-cell>
        </table:table-row>
        <table:table-row table:style-name="ro1">
          <table:table-cell office:value-type="string" calcext:value-type="string">
            <text:p>still shot footage of a female greek god statue's head morphing into paint frottage, and decalcomania, acrylic pour and coloured powder explosion and splashing paint and dripping paint and flying paint chunks, embossed paint, closing eyes, motion blur, hyperrealistic, intricate art photography, hyperrealistic, anatomically correct, realistic crisp textures, 1 6 k</text:p>
          </table:table-cell>
          <table:table-cell office:value-type="string" calcext:value-type="string">
            <text:p>no</text:p>
          </table:table-cell>
        </table:table-row>
        <table:table-row table:style-name="ro1">
          <table:table-cell office:value-type="string" calcext:value-type="string">
            <text:p>l a long path to the gates of heaven with glowing clouds, illuminated background with streets made of gold &amp; architecture made of crystal, photrealism, 4 k.</text:p>
          </table:table-cell>
          <table:table-cell office:value-type="string" calcext:value-type="string">
            <text:p>no</text:p>
          </table:table-cell>
        </table:table-row>
        <table:table-row table:style-name="ro1">
          <table:table-cell office:value-type="string" calcext:value-type="string">
            <text:p>gremlins ara coming out of the Tv, Greg Rutkowski, 3d scene, trending on Artstation, 8K, ultra wide angle, pincushion lens effect.</text:p>
          </table:table-cell>
          <table:table-cell office:value-type="string" calcext:value-type="string">
            <text:p>no</text:p>
          </table:table-cell>
        </table:table-row>
        <table:table-row table:style-name="ro1">
          <table:table-cell office:value-type="string" calcext:value-type="string">
            <text:p>surreal glimpse into other universe, waterfall, summer morning, very coherent and colorful high contrast, art by!!!! gediminas pranckevicius!!!!, greg hildebrandt, dark shadows, hard lighting</text:p>
          </table:table-cell>
          <table:table-cell office:value-type="string" calcext:value-type="string">
            <text:p>no</text:p>
          </table:table-cell>
        </table:table-row>
        <table:table-row table:style-name="ro1">
          <table:table-cell office:value-type="string" calcext:value-type="string">
            <text:p>A folding knife, highly detailed</text:p>
          </table:table-cell>
          <table:table-cell office:value-type="string" calcext:value-type="string">
            <text:p>no</text:p>
          </table:table-cell>
        </table:table-row>
        <table:table-row table:style-name="ro1">
          <table:table-cell office:value-type="string" calcext:value-type="string">
            <text:p>full portrait of emma stone dressed in an overwatch cosplay costume, hyper detailed, award winning</text:p>
          </table:table-cell>
          <table:table-cell office:value-type="string" calcext:value-type="string">
            <text:p>no</text:p>
          </table:table-cell>
        </table:table-row>
        <table:table-row table:style-name="ro1">
          <table:table-cell office:value-type="string" calcext:value-type="string">
            <text:p>fortress of Masyaf by Marc Simonetti, 4K ultra-hd, very detailed</text:p>
          </table:table-cell>
          <table:table-cell office:value-type="string" calcext:value-type="string">
            <text:p>yes</text:p>
          </table:table-cell>
        </table:table-row>
        <table:table-row table:style-name="ro1">
          <table:table-cell office:value-type="string" calcext:value-type="string">
            <text:p>league of legends splash art, dark-skinned, abstract white hourglass tattoo on face, confident, white mohawk hair with a fade on the sides, sword filled with glowing aquamarine time liquid, back alley, hologram shadow glowing aquamarine, sleeveless, fantasy tinkerer outfit</text:p>
          </table:table-cell>
          <table:table-cell office:value-type="string" calcext:value-type="string">
            <text:p>no</text:p>
          </table:table-cell>
        </table:table-row>
        <table:table-row table:style-name="ro1">
          <table:table-cell office:value-type="string" calcext:value-type="string">
            <text:p>Wild boars in masonic lodge during a medieval battle in Castell de Peralada, telltale style, realistic 4k octane beautifully detailed render, 4k post-processing, highly detailed, intricate complexity, epic composition, magical atmosphere, cinematic lighting, masterpiece, ultra hd</text:p>
          </table:table-cell>
          <table:table-cell office:value-type="string" calcext:value-type="string">
            <text:p>yes</text:p>
          </table:table-cell>
        </table:table-row>
        <table:table-row table:style-name="ro1">
          <table:table-cell office:value-type="string" calcext:value-type="string">
            <text:p>perfectly-centered-Portrait of a pink haired Goddess, The Perfect Human Female Specimen, intricate, elegant, super highly detailed, professional digital painting, artstation, concept art, smooth, sharp focus, no blur, no dof, extreme illustration, Unreal Engine 5, 8K, art by artgerm and greg rutkowski and alphonse mucha and loish and WLOP</text:p>
          </table:table-cell>
          <table:table-cell office:value-type="string" calcext:value-type="string">
            <text:p>no</text:p>
          </table:table-cell>
        </table:table-row>
        <table:table-row table:style-name="ro1">
          <table:table-cell office:value-type="string" calcext:value-type="string">
            <text:p>ultra realistic illustration, swahili girl with flowers blossoming from helmet, elegant, highly detailed, digital painting, concept art, smooth, sharp focus, illustration, art by artgerm and greg rutkowski and alphonse mucha</text:p>
          </table:table-cell>
          <table:table-cell office:value-type="string" calcext:value-type="string">
            <text:p>no</text:p>
          </table:table-cell>
        </table:table-row>
        <table:table-row table:style-name="ro1">
          <table:table-cell office:value-type="string" calcext:value-type="string">
            <text:p>geralt of rivia by glen keane</text:p>
          </table:table-cell>
          <table:table-cell office:value-type="string" calcext:value-type="string">
            <text:p>no</text:p>
          </table:table-cell>
        </table:table-row>
        <table:table-row table:style-name="ro1">
          <table:table-cell office:value-type="string" calcext:value-type="string">
            <text:p>a perfect, realistic professional 80s oil painting of a close-up Japanese schoolgirl posing in a sci-fi alleyway, style of Marvel, full length, by a professional senior artist Frank Frazetta, a high-quality hollywood-style concept, on high-quality paper</text:p>
          </table:table-cell>
          <table:table-cell office:value-type="string" calcext:value-type="string">
            <text:p>yes</text:p>
          </table:table-cell>
        </table:table-row>
        <table:table-row table:style-name="ro1">
          <table:table-cell office:value-type="string" calcext:value-type="string">
            <text:p>giant quadrupedal mining robot, four legs, highly detailed body, industrial robot, photorealistic camera shot, crisp quality and light reflections, unreal engine 5 quality render, artstation, style of robot from generation zero video game</text:p>
          </table:table-cell>
          <table:table-cell office:value-type="string" calcext:value-type="string">
            <text:p>no</text:p>
          </table:table-cell>
        </table:table-row>
        <table:table-row table:style-name="ro1">
          <table:table-cell office:value-type="string" calcext:value-type="string">
            <text:p>fresco portrait of woman in shining golden armor, high production value, intricate details, high resolution, hdr, high definition, masterpiece, realistic, ultrarealistic, highly detailed, hd, sharp focus, non blurry, sharp, smooth</text:p>
          </table:table-cell>
          <table:table-cell office:value-type="string" calcext:value-type="string">
            <text:p>no</text:p>
          </table:table-cell>
        </table:table-row>
        <table:table-row table:style-name="ro1">
          <table:table-cell office:value-type="string" calcext:value-type="string">
            <text:p>plano detalle de un motor de curvatura. digital art, art station, dibujo técnico</text:p>
          </table:table-cell>
          <table:table-cell office:value-type="string" calcext:value-type="string">
            <text:p>no</text:p>
          </table:table-cell>
        </table:table-row>
        <table:table-row table:style-name="ro1">
          <table:table-cell office:value-type="string" calcext:value-type="string">
            <text:p>Barack Obama colorful 1960s pop art</text:p>
          </table:table-cell>
          <table:table-cell office:value-type="string" calcext:value-type="string">
            <text:p>no</text:p>
          </table:table-cell>
        </table:table-row>
        <table:table-row table:style-name="ro1">
          <table:table-cell office:value-type="string" calcext:value-type="string">
            <text:p>biking, blue sky, summer evening, kenton nelson</text:p>
          </table:table-cell>
          <table:table-cell office:value-type="string" calcext:value-type="string">
            <text:p>no</text:p>
          </table:table-cell>
        </table:table-row>
        <table:table-row table:style-name="ro1">
          <table:table-cell office:value-type="string" calcext:value-type="string">
            <text:p>wizard in a hooded cloak holding a vile, high details, intricately detailed, by vincent di fate, inking, 3 color screen print, masterpiece, trending on artstation,, sharp, details, hyper - detailed, hd, 4 k, 8 k</text:p>
          </table:table-cell>
          <table:table-cell office:value-type="string" calcext:value-type="string">
            <text:p>no</text:p>
          </table:table-cell>
        </table:table-row>
        <table:table-row table:style-name="ro1">
          <table:table-cell office:value-type="string" calcext:value-type="string">
            <text:p>portrait of princess ((tyrannosaurus)), in the style of 16-bit</text:p>
          </table:table-cell>
          <table:table-cell office:value-type="string" calcext:value-type="string">
            <text:p>no</text:p>
          </table:table-cell>
        </table:table-row>
        <table:table-row table:style-name="ro1">
          <table:table-cell office:value-type="string" calcext:value-type="string">
            <text:p>full length portrait of very very very very very beautiful women with amazing body figure wearing tight club dress, digital painting, trending on artstation, concept art, sharp focus, illustration, art by aficionados and leonard and suli beli</text:p>
          </table:table-cell>
          <table:table-cell office:value-type="string" calcext:value-type="string">
            <text:p>no</text:p>
          </table:table-cell>
        </table:table-row>
        <table:table-row table:style-name="ro1">
          <table:table-cell office:value-type="string" calcext:value-type="string">
            <text:p>a complex machine that makes bagels, detailed 3 d render, brass and wood mechanisms, clockwork machines, elaborate rube goldberg style</text:p>
          </table:table-cell>
          <table:table-cell office:value-type="string" calcext:value-type="string">
            <text:p>no</text:p>
          </table:table-cell>
        </table:table-row>
        <table:table-row table:style-name="ro1">
          <table:table-cell office:value-type="string" calcext:value-type="string">
            <text:p>portrait of a rare pepe</text:p>
          </table:table-cell>
          <table:table-cell office:value-type="string" calcext:value-type="string">
            <text:p>no</text:p>
          </table:table-cell>
        </table:table-row>
        <table:table-row table:style-name="ro1">
          <table:table-cell office:value-type="string" calcext:value-type="string">
            <text:p>a chinese prison near a river by peter doig, muted colors</text:p>
          </table:table-cell>
          <table:table-cell office:value-type="string" calcext:value-type="string">
            <text:p>no</text:p>
          </table:table-cell>
        </table:table-row>
        <table:table-row table:style-name="ro1">
          <table:table-cell office:value-type="string" calcext:value-type="string">
            <text:p>portrait of madison beer, mixed art styles, beautiful, elegant, artstation, deviantart, behance, concept art, smooth, focus, by david w. mack</text:p>
          </table:table-cell>
          <table:table-cell office:value-type="string" calcext:value-type="string">
            <text:p>no</text:p>
          </table:table-cell>
        </table:table-row>
        <table:table-row table:style-name="ro1">
          <table:table-cell office:value-type="string" calcext:value-type="string">
            <text:p>cute bat with daggers</text:p>
          </table:table-cell>
          <table:table-cell office:value-type="string" calcext:value-type="string">
            <text:p>no</text:p>
          </table:table-cell>
        </table:table-row>
        <table:table-row table:style-name="ro1">
          <table:table-cell office:value-type="string" calcext:value-type="string">
            <text:p>landscape portrait of the bastille surrounded by marmots, by william sidney mount, trending on artstation</text:p>
          </table:table-cell>
          <table:table-cell office:value-type="string" calcext:value-type="string">
            <text:p>no</text:p>
          </table:table-cell>
        </table:table-row>
        <table:table-row table:style-name="ro1">
          <table:table-cell office:value-type="string" calcext:value-type="string">
            <text:p>a CFD Simulation of a spaceshuttle, Colourful, Multiphase flow, hex mesh</text:p>
          </table:table-cell>
          <table:table-cell office:value-type="string" calcext:value-type="string">
            <text:p>no</text:p>
          </table:table-cell>
        </table:table-row>
        <table:table-row table:style-name="ro1">
          <table:table-cell office:value-type="string" calcext:value-type="string">
            <text:p>unexpected windfall, dragon fodder, kardur’s vicious return, cinematic, hyper realism, high detail, octane render, unreal engine, 8k, vibrant color, entrance to the immortality pool, dark purple skin with dark hair and full black eyes, by dom qwek and andrea chiampo</text:p>
          </table:table-cell>
          <table:table-cell office:value-type="string" calcext:value-type="string">
            <text:p>no</text:p>
          </table:table-cell>
        </table:table-row>
        <table:table-row table:style-name="ro1">
          <table:table-cell office:value-type="string" calcext:value-type="string">
            <text:p>A delicious plate of beans and rice, egg, garnish, food photography, michilin star</text:p>
          </table:table-cell>
          <table:table-cell office:value-type="string" calcext:value-type="string">
            <text:p>no</text:p>
          </table:table-cell>
        </table:table-row>
        <table:table-row table:style-name="ro1">
          <table:table-cell office:value-type="string" calcext:value-type="string">
            <text:p>transgender flag cat</text:p>
          </table:table-cell>
          <table:table-cell office:value-type="string" calcext:value-type="string">
            <text:p>no</text:p>
          </table:table-cell>
        </table:table-row>
        <table:table-row table:style-name="ro1">
          <table:table-cell office:value-type="string" calcext:value-type="string">
            <text:p>of a dark and stormy ocean with large strange cute friendly water creatures with big eyes, mouth and round teeth appearing from the water, in the style of Giger, macro lens, shallow depth of field, highly detailed, digital painting, trending artstation, concept art, illustration, cinematic lighting, vibrant colors, photorealism, epic, octane render</text:p>
          </table:table-cell>
          <table:table-cell office:value-type="string" calcext:value-type="string">
            <text:p>no</text:p>
          </table:table-cell>
        </table:table-row>
        <table:table-row table:style-name="ro1">
          <table:table-cell office:value-type="string" calcext:value-type="string">
            <text:p>a highly detailed render portrait of a beautiful alien goddess bella hadid in iris van herpen dress schiaparelli in diamonds in style of alphonse mucha trending on artstation made in unreal engine 4</text:p>
          </table:table-cell>
          <table:table-cell office:value-type="string" calcext:value-type="string">
            <text:p>no</text:p>
          </table:table-cell>
        </table:table-row>
        <table:table-row table:style-name="ro1">
          <table:table-cell office:value-type="string" calcext:value-type="string">
            <text:p>prompt : ragnarok online portrait soft light painted by james jean and katsuhiro otomo and erik jones, inspired by akira anime, epic fantasy, a young dark skinned long haired boy peasant in plain fantast clothing with intelligent eyes, intricate oil painting, high detail illustration, sharp high detail, manga and anime 1 9 9 9</text:p>
          </table:table-cell>
          <table:table-cell office:value-type="string" calcext:value-type="string">
            <text:p>no</text:p>
          </table:table-cell>
        </table:table-row>
        <table:table-row table:style-name="ro1">
          <table:table-cell office:value-type="string" calcext:value-type="string">
            <text:p>A serene landscape with a singular building in the style of Kodachrome K135</text:p>
          </table:table-cell>
          <table:table-cell office:value-type="string" calcext:value-type="string">
            <text:p>no</text:p>
          </table:table-cell>
        </table:table-row>
        <table:table-row table:style-name="ro1">
          <table:table-cell office:value-type="string" calcext:value-type="string">
            <text:p>parametric patterns</text:p>
          </table:table-cell>
          <table:table-cell office:value-type="string" calcext:value-type="string">
            <text:p>no</text:p>
          </table:table-cell>
        </table:table-row>
        <table:table-row table:style-name="ro1">
          <table:table-cell office:value-type="string" calcext:value-type="string">
            <text:p>simba ( from the lion king ), heavily armed and armored facing down armageddon in a dark and gritty version from the makers of mad max : fury road : witness me</text:p>
          </table:table-cell>
          <table:table-cell office:value-type="string" calcext:value-type="string">
            <text:p>no</text:p>
          </table:table-cell>
        </table:table-row>
        <table:table-row table:style-name="ro1">
          <table:table-cell office:value-type="string" calcext:value-type="string">
            <text:p>hillside desert pavilion, palm springs, metal, glass, stone, large overhangs, beautiful vistas with cacti, rectangular pool parallel with pavilion, minimal kitchen, sliding glass windows, rust, shadows, tall entry, 8k, realistic, photo by julius shulman, a group beautiful women in white swimsuits, night time, waterfall from roof</text:p>
          </table:table-cell>
          <table:table-cell office:value-type="string" calcext:value-type="string">
            <text:p>no</text:p>
          </table:table-cell>
        </table:table-row>
        <table:table-row table:style-name="ro1">
          <table:table-cell office:value-type="string" calcext:value-type="string">
            <text:p>sith lord with lightsaber, no darth vader, fog on the ground, heavy rain, lightning, moody lighting, shallow depth of field,</text:p>
          </table:table-cell>
          <table:table-cell office:value-type="string" calcext:value-type="string">
            <text:p>no</text:p>
          </table:table-cell>
        </table:table-row>
        <table:table-row table:style-name="ro1">
          <table:table-cell office:value-type="string" calcext:value-type="string">
            <text:p>socialist realism propaganda poster of female knight, socialist realism, highly detailed, intricate, digital painting, artstation, sharp focus, illustration, art by jakub rozalski, greg rutkowski, artgerm, tan zi and ayanamikodon and alphonse mucha and wlop</text:p>
          </table:table-cell>
          <table:table-cell office:value-type="string" calcext:value-type="string">
            <text:p>no</text:p>
          </table:table-cell>
        </table:table-row>
        <table:table-row table:style-name="ro1">
          <table:table-cell office:value-type="string" calcext:value-type="string">
            <text:p>jarvan iv league of legends wild rift hero champions arcane fantasy digital painting bioluminance alena aenami artworks in 4 k design by lois van baarle by sung choi by john kirby artgerm and greg rutkowski and magali villeneuve tank support marksman mage fighter assassin,</text:p>
          </table:table-cell>
          <table:table-cell office:value-type="string" calcext:value-type="string">
            <text:p>no</text:p>
          </table:table-cell>
        </table:table-row>
        <table:table-row table:style-name="ro1">
          <table:table-cell office:value-type="string" calcext:value-type="string">
            <text:p>beautiful digital painting of a robed figure standing at the side of a dark lake, looking at the reflection of the moon in the water realistic, colorful, highly detailed, unreal engine</text:p>
          </table:table-cell>
          <table:table-cell office:value-type="string" calcext:value-type="string">
            <text:p>no</text:p>
          </table:table-cell>
        </table:table-row>
        <table:table-row table:style-name="ro1">
          <table:table-cell office:value-type="string" calcext:value-type="string">
            <text:p>god and bigfoot playing hide and seek with each other</text:p>
          </table:table-cell>
          <table:table-cell office:value-type="string" calcext:value-type="string">
            <text:p>no</text:p>
          </table:table-cell>
        </table:table-row>
        <table:table-row table:style-name="ro1">
          <table:table-cell office:value-type="string" calcext:value-type="string">
            <text:p>optimus prime destroying a [ decepticon ], ultra realistic 4 k unreal engine very cinematic render with ray tracing bloom ambient occlusion strong reflections depth of field fog</text:p>
          </table:table-cell>
          <table:table-cell office:value-type="string" calcext:value-type="string">
            <text:p>no</text:p>
          </table:table-cell>
        </table:table-row>
        <table:table-row table:style-name="ro1">
          <table:table-cell office:value-type="string" calcext:value-type="string">
            <text:p>an abstract, simplified icon depicting a penguin's head, eyes open, white background, elegant, award-winning, clever, render, blender, 3d, high quality, app, ios</text:p>
          </table:table-cell>
          <table:table-cell office:value-type="string" calcext:value-type="string">
            <text:p>no</text:p>
          </table:table-cell>
        </table:table-row>
        <table:table-row table:style-name="ro1">
          <table:table-cell office:value-type="string" calcext:value-type="string">
            <text:p>icon for build vector two tone</text:p>
          </table:table-cell>
          <table:table-cell office:value-type="string" calcext:value-type="string">
            <text:p>no</text:p>
          </table:table-cell>
        </table:table-row>
        <table:table-row table:style-name="ro1">
          <table:table-cell office:value-type="string" calcext:value-type="string">
            <text:p>warrior tattoo, magnificent</text:p>
          </table:table-cell>
          <table:table-cell office:value-type="string" calcext:value-type="string">
            <text:p>no</text:p>
          </table:table-cell>
        </table:table-row>
        <table:table-row table:style-name="ro1">
          <table:table-cell office:value-type="string" calcext:value-type="string">
            <text:p>nematode worms find a plant cell, microscopy, microscope, trippy, Alex Grey, colour halftone, science, scientific, journal</text:p>
          </table:table-cell>
          <table:table-cell office:value-type="string" calcext:value-type="string">
            <text:p>no</text:p>
          </table:table-cell>
        </table:table-row>
        <table:table-row table:style-name="ro1">
          <table:table-cell office:value-type="string" calcext:value-type="string">
            <text:p>hyperrealism close-up portrait of beautiful medieval ginger female with symmetrical face, freckles, pale skin, easy smile, wearing dark silk, in style of classicism</text:p>
          </table:table-cell>
          <table:table-cell office:value-type="string" calcext:value-type="string">
            <text:p>no</text:p>
          </table:table-cell>
        </table:table-row>
        <table:table-row table:style-name="ro1">
          <table:table-cell office:value-type="string" calcext:value-type="string">
            <text:p>an extremely detailed masterpiece of a mouse with elephant ears and a trunk for his mouth, inspired by goro fujita, digital art, cinematic lighting, trending in artstation, 4 k</text:p>
          </table:table-cell>
          <table:table-cell office:value-type="string" calcext:value-type="string">
            <text:p>no</text:p>
          </table:table-cell>
        </table:table-row>
        <table:table-row table:style-name="ro1">
          <table:table-cell office:value-type="string" calcext:value-type="string">
            <text:p>a cinematic headshot portrait of a young woman with messy vibrant ariel red hair, go shopping, mall, shopping center, ultra realistic, depth, beautiful lighting</text:p>
          </table:table-cell>
          <table:table-cell office:value-type="string" calcext:value-type="string">
            <text:p>no</text:p>
          </table:table-cell>
        </table:table-row>
        <table:table-row table:style-name="ro1">
          <table:table-cell office:value-type="string" calcext:value-type="string">
            <text:p>a painting by andrew wyeth</text:p>
          </table:table-cell>
          <table:table-cell office:value-type="string" calcext:value-type="string">
            <text:p>no</text:p>
          </table:table-cell>
        </table:table-row>
        <table:table-row table:style-name="ro1">
          <table:table-cell office:value-type="string" calcext:value-type="string">
            <text:p>emma watson as a pixar character cgsociety octane render unreal engine redshift render trending on artstation trending on artstation render blender behance cg superhero</text:p>
          </table:table-cell>
          <table:table-cell office:value-type="string" calcext:value-type="string">
            <text:p>no</text:p>
          </table:table-cell>
        </table:table-row>
        <table:table-row table:style-name="ro1">
          <table:table-cell office:value-type="string" calcext:value-type="string">
            <text:p>A portrait photo of a kangaroo wearing an orange hoodie and blue sunglasses standing on the grass in front of the Sydney Opera House holding a sign on the chest that says Welcome Friends, subject: kangaroo, subject detail: wearing orange hoodie, wearing blue sunglasses, subject location: sydney opera house, subject action: holding sign</text:p>
          </table:table-cell>
          <table:table-cell office:value-type="string" calcext:value-type="string">
            <text:p>no</text:p>
          </table:table-cell>
        </table:table-row>
        <table:table-row table:style-name="ro1">
          <table:table-cell office:value-type="string" calcext:value-type="string">
            <text:p>inmates with cow heads inside a jailcell</text:p>
          </table:table-cell>
          <table:table-cell office:value-type="string" calcext:value-type="string">
            <text:p>no</text:p>
          </table:table-cell>
        </table:table-row>
        <table:table-row table:style-name="ro1">
          <table:table-cell office:value-type="string" calcext:value-type="string">
            <text:p>daguerrotype of a corgi astronaut on the moon, award - winning photograph, vintage, stunning</text:p>
          </table:table-cell>
          <table:table-cell office:value-type="string" calcext:value-type="string">
            <text:p>no</text:p>
          </table:table-cell>
        </table:table-row>
        <table:table-row table:style-name="ro1">
          <table:table-cell office:value-type="string" calcext:value-type="string">
            <text:p>totem animal tribal chaman vodoo mask feather gemstone plant wood rock video game illustration vivid color borderlands by josan gonzales and dan mumford radiating a glowing aura</text:p>
          </table:table-cell>
          <table:table-cell office:value-type="string" calcext:value-type="string">
            <text:p>no</text:p>
          </table:table-cell>
        </table:table-row>
        <table:table-row table:style-name="ro1">
          <table:table-cell office:value-type="string" calcext:value-type="string">
            <text:p>p. cubensis</text:p>
          </table:table-cell>
          <table:table-cell office:value-type="string" calcext:value-type="string">
            <text:p>no</text:p>
          </table:table-cell>
        </table:table-row>
        <table:table-row table:style-name="ro1">
          <table:table-cell office:value-type="string" calcext:value-type="string">
            <text:p>Illustration of a sugar skull day of the dead girl, art by christopher vacher</text:p>
          </table:table-cell>
          <table:table-cell office:value-type="string" calcext:value-type="string">
            <text:p>no</text:p>
          </table:table-cell>
        </table:table-row>
        <table:table-row table:style-name="ro1">
          <table:table-cell office:value-type="string" calcext:value-type="string">
            <text:p>two gnomes standing in front of a circular portal, open to a red world. Detailed digital matte painting in the style of simon stalenhag</text:p>
          </table:table-cell>
          <table:table-cell office:value-type="string" calcext:value-type="string">
            <text:p>no</text:p>
          </table:table-cell>
        </table:table-row>
        <table:table-row table:style-name="ro1">
          <table:table-cell office:value-type="string" calcext:value-type="string">
            <text:p>tall, security guard checks the bags of a worried looking woman, art, satire</text:p>
          </table:table-cell>
          <table:table-cell office:value-type="string" calcext:value-type="string">
            <text:p>no</text:p>
          </table:table-cell>
        </table:table-row>
        <table:table-row table:style-name="ro1">
          <table:table-cell office:value-type="string" calcext:value-type="string">
            <text:p>a colorful vibrant closeup portrait of a magician licking a tab of lsd acid on his tongue and dreaming psychedelic hallucinations, by kawase hasui, moebius, edward hopper and james gilleard, zdzislaw beksinski, steven outram colorful flat surreal design, hd, 8 k, artstation</text:p>
          </table:table-cell>
          <table:table-cell office:value-type="string" calcext:value-type="string">
            <text:p>no</text:p>
          </table:table-cell>
        </table:table-row>
        <table:table-row table:style-name="ro1">
          <table:table-cell office:value-type="string" calcext:value-type="string">
            <text:p>mr clean mr clean mr clean and mike tyson laughing</text:p>
          </table:table-cell>
          <table:table-cell office:value-type="string" calcext:value-type="string">
            <text:p>no</text:p>
          </table:table-cell>
        </table:table-row>
        <table:table-row table:style-name="ro1">
          <table:table-cell office:value-type="string" calcext:value-type="string">
            <text:p>hulk, marvel, artwork by nicholas roerich,</text:p>
          </table:table-cell>
          <table:table-cell office:value-type="string" calcext:value-type="string">
            <text:p>no</text:p>
          </table:table-cell>
        </table:table-row>
        <table:table-row table:style-name="ro1">
          <table:table-cell office:value-type="string" calcext:value-type="string">
            <text:p>fantasy cat, high detail, digital art, beautiful , concept art,fantasy art, 4k</text:p>
          </table:table-cell>
          <table:table-cell office:value-type="string" calcext:value-type="string">
            <text:p>no</text:p>
          </table:table-cell>
        </table:table-row>
        <table:table-row table:style-name="ro1">
          <table:table-cell office:value-type="string" calcext:value-type="string">
            <text:p>carly shay from icarly (2010) meets joe biden</text:p>
          </table:table-cell>
          <table:table-cell office:value-type="string" calcext:value-type="string">
            <text:p>yes</text:p>
          </table:table-cell>
        </table:table-row>
        <table:table-row table:style-name="ro1">
          <table:table-cell office:value-type="string" calcext:value-type="string">
            <text:p>portrait photo of Obama finding a giant red mushroom, exhilarated, portrait, closeup. mouth open, 30mm, bokeh</text:p>
          </table:table-cell>
          <table:table-cell office:value-type="string" calcext:value-type="string">
            <text:p>no</text:p>
          </table:table-cell>
        </table:table-row>
        <table:table-row table:style-name="ro1">
          <table:table-cell office:value-type="string" calcext:value-type="string">
            <text:p>portrait of an anime girl in white and golden clothes , digital painting , artstation , gorgeous , cute , beautiful , elegant , devian art , 4k , HD</text:p>
          </table:table-cell>
          <table:table-cell office:value-type="string" calcext:value-type="string">
            <text:p>no</text:p>
          </table:table-cell>
        </table:table-row>
        <table:table-row table:style-name="ro1">
          <table:table-cell office:value-type="string" calcext:value-type="string">
            <text:p>a future worth fighting for</text:p>
          </table:table-cell>
          <table:table-cell office:value-type="string" calcext:value-type="string">
            <text:p>no</text:p>
          </table:table-cell>
        </table:table-row>
        <table:table-row table:style-name="ro1">
          <table:table-cell office:value-type="string" calcext:value-type="string">
            <text:p>girl with super long hair, hair becoming autumn red leaves, intricate, highly detailed, digital painting, artstation, concept art, smooth, sharp focus, illustration, unreal engine 5, 8 k, art by artgerm and greg rutkowski and alphonse mucha</text:p>
          </table:table-cell>
          <table:table-cell office:value-type="string" calcext:value-type="string">
            <text:p>no</text:p>
          </table:table-cell>
        </table:table-row>
        <table:table-row table:style-name="ro1">
          <table:table-cell office:value-type="string" calcext:value-type="string">
            <text:p>Automotive design art, digital art, marker art, Frank Stephenson, gordon murray, trending on Behance, trending on artstation, trending on deviantart, trending on dezeen,</text:p>
          </table:table-cell>
          <table:table-cell office:value-type="string" calcext:value-type="string">
            <text:p>no</text:p>
          </table:table-cell>
        </table:table-row>
        <table:table-row table:style-name="ro1">
          <table:table-cell office:value-type="string" calcext:value-type="string">
            <text:p>scifi art by greg rutkowski, a very tall, and slender man, activating the ship's self - destruct sequence, claustrophobic and futuristic environment, detailed and intricate environment, high technology, highly detailed portrait, digital painting, artstation, concept art, smooth, sharp foccus ilustration, artstation hq.</text:p>
          </table:table-cell>
          <table:table-cell office:value-type="string" calcext:value-type="string">
            <text:p>no</text:p>
          </table:table-cell>
        </table:table-row>
        <table:table-row table:style-name="ro1">
          <table:table-cell office:value-type="string" calcext:value-type="string">
            <text:p>evil cyberpunk inspired avant-garde art, deco fashion, highly detailed, photorealistic portrait, bright studio setting, studio lighting, crisp quality and light reflections, unreal engine 5 quality render</text:p>
          </table:table-cell>
          <table:table-cell office:value-type="string" calcext:value-type="string">
            <text:p>no</text:p>
          </table:table-cell>
        </table:table-row>
        <table:table-row table:style-name="ro1">
          <table:table-cell office:value-type="string" calcext:value-type="string">
            <text:p>skinny nerdy poindexter white kid with glasses playing computer games by Stanley Artgerm Lau, greg rutkowski, thomas kindkade, alphonse mucha, loish, norman Rockwel</text:p>
          </table:table-cell>
          <table:table-cell office:value-type="string" calcext:value-type="string">
            <text:p>no</text:p>
          </table:table-cell>
        </table:table-row>
        <table:table-row table:style-name="ro1">
          <table:table-cell office:value-type="string" calcext:value-type="string">
            <text:p>a city made entirely out of Rubik\'s cubes, daylight, sunlight, lens flare, highly detailed, digital painting, artstation, concept art, smooth, sharp focus, 8k, photorealistic, 25mm f/1.7 ASPH Lens, ultra realistic steampunk illustration, art by greg rutkowski and alphonse mucha</text:p>
          </table:table-cell>
          <table:table-cell office:value-type="string" calcext:value-type="string">
            <text:p>no</text:p>
          </table:table-cell>
        </table:table-row>
        <table:table-row table:style-name="ro1">
          <table:table-cell office:value-type="string" calcext:value-type="string">
            <text:p>A Landscape by Charles Addams and salvador dali</text:p>
          </table:table-cell>
          <table:table-cell office:value-type="string" calcext:value-type="string">
            <text:p>no</text:p>
          </table:table-cell>
        </table:table-row>
        <table:table-row table:style-name="ro1">
          <table:table-cell office:value-type="string" calcext:value-type="string">
            <text:p>spiderman spider verse, screenshot, concept art, trending on artstation, by alberto mielgo</text:p>
          </table:table-cell>
          <table:table-cell office:value-type="string" calcext:value-type="string">
            <text:p>no</text:p>
          </table:table-cell>
        </table:table-row>
        <table:table-row table:style-name="ro1">
          <table:table-cell office:value-type="string" calcext:value-type="string">
            <text:p>film still. screenshot. macro shot. newspaper headline. close up. extremely detailed. directed by christopher nolan and denis villeneuve. 4 k.</text:p>
          </table:table-cell>
          <table:table-cell office:value-type="string" calcext:value-type="string">
            <text:p>no</text:p>
          </table:table-cell>
        </table:table-row>
        <table:table-row table:style-name="ro1">
          <table:table-cell office:value-type="string" calcext:value-type="string">
            <text:p>giant shiny black spheres, crashed in the ground, cracks, gas fire in cracks, viewed from the side, hd photograph</text:p>
          </table:table-cell>
          <table:table-cell office:value-type="string" calcext:value-type="string">
            <text:p>no</text:p>
          </table:table-cell>
        </table:table-row>
        <table:table-row table:style-name="ro1">
          <table:table-cell office:value-type="string" calcext:value-type="string">
            <text:p>Jack Nicholson plays Terminator Pikachu, scene where his inner exoskeleton is visible and his eye glows red, still from the film</text:p>
          </table:table-cell>
          <table:table-cell office:value-type="string" calcext:value-type="string">
            <text:p>no</text:p>
          </table:table-cell>
        </table:table-row>
        <table:table-row table:style-name="ro1">
          <table:table-cell office:value-type="string" calcext:value-type="string">
            <text:p>portrait of a mix of beautiful young maria shriver, mariel hemmingway, brooke shields and elle macpherson as supergirl, thin lips, hair tied up in a pony tail, colorful artstation, cgsociety</text:p>
          </table:table-cell>
          <table:table-cell office:value-type="string" calcext:value-type="string">
            <text:p>no</text:p>
          </table:table-cell>
        </table:table-row>
        <table:table-row table:style-name="ro1">
          <table:table-cell office:value-type="string" calcext:value-type="string">
            <text:p>Bamberg painted by Monet</text:p>
          </table:table-cell>
          <table:table-cell office:value-type="string" calcext:value-type="string">
            <text:p>no</text:p>
          </table:table-cell>
        </table:table-row>
        <table:table-row table:style-name="ro1">
          <table:table-cell office:value-type="string" calcext:value-type="string">
            <text:p>a detailed fifty mm portrait of billy boyd as a hobbit in a black adidas track suit with white stripes, headshot, highly detailed, digital painting, artstation, concept art, sharp focus, cinematic lighting, illustration, art by met mangindaan, artgerm and greg rutkowski, alphonse mucha, cgsociety</text:p>
          </table:table-cell>
          <table:table-cell office:value-type="string" calcext:value-type="string">
            <text:p>no</text:p>
          </table:table-cell>
        </table:table-row>
        <table:table-row table:style-name="ro1">
          <table:table-cell office:value-type="string" calcext:value-type="string">
            <text:p>portrait painting of hector barbossa</text:p>
          </table:table-cell>
          <table:table-cell office:value-type="string" calcext:value-type="string">
            <text:p>no</text:p>
          </table:table-cell>
        </table:table-row>
        <table:table-row table:style-name="ro1">
          <table:table-cell office:value-type="string" calcext:value-type="string">
            <text:p>glowing jellyfish, highly detailed, digital art, sharp focus, trending on art station</text:p>
          </table:table-cell>
          <table:table-cell office:value-type="string" calcext:value-type="string">
            <text:p>no</text:p>
          </table:table-cell>
        </table:table-row>
        <table:table-row table:style-name="ro1">
          <table:table-cell office:value-type="string" calcext:value-type="string">
            <text:p>ancient greek statues taking selfies and watching stone ipads, marble detailed, exploration, national geographic, volumetric lighting</text:p>
          </table:table-cell>
          <table:table-cell office:value-type="string" calcext:value-type="string">
            <text:p>yes</text:p>
          </table:table-cell>
        </table:table-row>
        <table:table-row table:style-name="ro1">
          <table:table-cell office:value-type="string" calcext:value-type="string">
            <text:p>ancient greek statues taking selfies and watching stone ipads, marble detailed, exploration, national geographic, volumetric lighting</text:p>
          </table:table-cell>
          <table:table-cell office:value-type="string" calcext:value-type="string">
            <text:p>yes</text:p>
          </table:table-cell>
        </table:table-row>
        <table:table-row table:style-name="ro1">
          <table:table-cell office:value-type="string" calcext:value-type="string">
            <text:p>teddybear surrounded by bubbles, vector art, crochet, cute, art print, lithography</text:p>
          </table:table-cell>
          <table:table-cell office:value-type="string" calcext:value-type="string">
            <text:p>no</text:p>
          </table:table-cell>
        </table:table-row>
        <table:table-row table:style-name="ro1">
          <table:table-cell office:value-type="string" calcext:value-type="string">
            <text:p>painting of a old man walking through the streets of ruined london city 1 9 8 4 edward hopper and james gilleard zdzisław beksinski in the style of francis bacon, surreal, norman rockwell and malcolm liepke james jean, greg hildebrandt, and mark brooks, triadic color scheme, by greg rutkowski, in the style of syd mead</text:p>
          </table:table-cell>
          <table:table-cell office:value-type="string" calcext:value-type="string">
            <text:p>yes</text:p>
          </table:table-cell>
        </table:table-row>
        <table:table-row table:style-name="ro1">
          <table:table-cell office:value-type="string" calcext:value-type="string">
            <text:p>a metallic crystal creature, 4K HD, Y2K</text:p>
          </table:table-cell>
          <table:table-cell office:value-type="string" calcext:value-type="string">
            <text:p>no</text:p>
          </table:table-cell>
        </table:table-row>
        <table:table-row table:style-name="ro1">
          <table:table-cell office:value-type="string" calcext:value-type="string">
            <text:p>beautiful portrait commission of a albino male furry anthro lion wearing a tiger striped jacket. vaporwave city at night in the rain. Neon light. Atmospheric. Character design by charlie bowater, ross tran, artgerm, and makoto shinkai, detailed, inked, western comic book art</text:p>
          </table:table-cell>
          <table:table-cell office:value-type="string" calcext:value-type="string">
            <text:p>no</text:p>
          </table:table-cell>
        </table:table-row>
        <table:table-row table:style-name="ro1">
          <table:table-cell office:value-type="string" calcext:value-type="string">
            <text:p>jonathan ive dieter rams mooncake 🥮 handbag 👜 👝 packaging</text:p>
          </table:table-cell>
          <table:table-cell office:value-type="string" calcext:value-type="string">
            <text:p>no</text:p>
          </table:table-cell>
        </table:table-row>
        <table:table-row table:style-name="ro1">
          <table:table-cell office:value-type="string" calcext:value-type="string">
            <text:p>Amazing girl in underwear holds a camera, fine art portrait photography by Sarah Moon</text:p>
          </table:table-cell>
          <table:table-cell office:value-type="string" calcext:value-type="string">
            <text:p>no</text:p>
          </table:table-cell>
        </table:table-row>
        <table:table-row table:style-name="ro1">
          <table:table-cell office:value-type="string" calcext:value-type="string">
            <text:p>lots of different cartoon animals in lots of different styles</text:p>
          </table:table-cell>
          <table:table-cell office:value-type="string" calcext:value-type="string">
            <text:p>no</text:p>
          </table:table-cell>
        </table:table-row>
        <table:table-row table:style-name="ro1">
          <table:table-cell office:value-type="string" calcext:value-type="string">
            <text:p>a detailed manga illustration character full body portrait of a dark haired cyborg anime man surrounded by clouds of dark smoke and fire, trending on artstation, digital art, 4 k resolution, detailed, high quality, sharp focus, hq artwork, insane detail, concept art, character concept, character illustration, full body illustration, perfect anatomy, cinematic, volumetric lighting</text:p>
          </table:table-cell>
          <table:table-cell office:value-type="string" calcext:value-type="string">
            <text:p>no</text:p>
          </table:table-cell>
        </table:table-row>
        <table:table-row table:style-name="ro1">
          <table:table-cell office:value-type="string" calcext:value-type="string">
            <text:p>beautiful render of a landscape, unreal engine, first light, majestic mountains, lake, lush grass, beautiful sunrise, hunters standing with their backs turned, soft light, by greg rutkowski, cgsociety</text:p>
          </table:table-cell>
          <table:table-cell office:value-type="string" calcext:value-type="string">
            <text:p>no</text:p>
          </table:table-cell>
        </table:table-row>
        <table:table-row table:style-name="ro1">
          <table:table-cell office:value-type="string" calcext:value-type="string">
            <text:p>dynamic portrait of a beautiful cosmic cultist in space, high detail, realism, digital art, dramatic lighting, high contrast, artstation, 4k</text:p>
          </table:table-cell>
          <table:table-cell office:value-type="string" calcext:value-type="string">
            <text:p>no</text:p>
          </table:table-cell>
        </table:table-row>
        <table:table-row table:style-name="ro1">
          <table:table-cell office:value-type="string" calcext:value-type="string">
            <text:p>pencil drawing of a beautiful greek goddess aphrodite wearing a laurel wreath and arrowhead earrings, beautiful confident and piercing eyes, beautiful blonde hair, hyper realistic face, in the style of greg rutkowski, fantasy, amazing detail, epic, elegant, smooth, sharp focus, from the front</text:p>
          </table:table-cell>
          <table:table-cell office:value-type="string" calcext:value-type="string">
            <text:p>no</text:p>
          </table:table-cell>
        </table:table-row>
        <table:table-row table:style-name="ro1">
          <table:table-cell office:value-type="string" calcext:value-type="string">
            <text:p>🐴🫙</text:p>
          </table:table-cell>
          <table:table-cell office:value-type="string" calcext:value-type="string">
            <text:p>no</text:p>
          </table:table-cell>
        </table:table-row>
        <table:table-row table:style-name="ro1">
          <table:table-cell office:value-type="string" calcext:value-type="string">
            <text:p>the first human ever born</text:p>
          </table:table-cell>
          <table:table-cell office:value-type="string" calcext:value-type="string">
            <text:p>yes</text:p>
          </table:table-cell>
        </table:table-row>
        <table:table-row table:style-name="ro1">
          <table:table-cell office:value-type="string" calcext:value-type="string">
            <text:p>girl bikiny fit body, chrome, reflect, ultra realistic!!!, clear weather, golden hour, sharp focus</text:p>
          </table:table-cell>
          <table:table-cell office:value-type="string" calcext:value-type="string">
            <text:p>no</text:p>
          </table:table-cell>
        </table:table-row>
        <table:table-row table:style-name="ro1">
          <table:table-cell office:value-type="string" calcext:value-type="string">
            <text:p>Beautiful Delicate Detailed portrait of sun summer woman, With Magical golden eyes by Tom Bagshaw, Bastien Lecouffe Deharme, Erik Johansson, Amanda Sage, Alex Grey, Alphonse Mucha, Harry Clarke, Josephine Wall and Pino Daeni, Delicate winter frozen creature With long golden Hair and Magical Sparkling Eyes, Magic Particles; Magic Swirls, in a out of this world magical summer landscape, 4K; 64 megapixels; 8K resolution concept art; detailed painting; digital illustration; hyperrealism; trending on Artstation; Unreal Engine Photorealistic, lifelike, Unreal Engine, sharp, sharpness, detailed, 8K</text:p>
          </table:table-cell>
          <table:table-cell office:value-type="string" calcext:value-type="string">
            <text:p>no</text:p>
          </table:table-cell>
        </table:table-row>
        <table:table-row table:style-name="ro1">
          <table:table-cell office:value-type="string" calcext:value-type="string">
            <text:p>highly detailed cyberpunk new york city, high definition beksinski painting</text:p>
          </table:table-cell>
          <table:table-cell office:value-type="string" calcext:value-type="string">
            <text:p>no</text:p>
          </table:table-cell>
        </table:table-row>
        <table:table-row table:style-name="ro1">
          <table:table-cell office:value-type="string" calcext:value-type="string">
            <text:p>A single dragon with half open wings breathing fire on the top of a mountain, epic composition, detailed and intricate image, cinematic, 4K</text:p>
          </table:table-cell>
          <table:table-cell office:value-type="string" calcext:value-type="string">
            <text:p>no</text:p>
          </table:table-cell>
        </table:table-row>
        <table:table-row table:style-name="ro1">
          <table:table-cell office:value-type="string" calcext:value-type="string">
            <text:p>the'other mother'from'coraline ', full body, pose, stop frame animation, full figured, detailed, realistic, neil gainman,</text:p>
          </table:table-cell>
          <table:table-cell office:value-type="string" calcext:value-type="string">
            <text:p>no</text:p>
          </table:table-cell>
        </table:table-row>
        <table:table-row table:style-name="ro1">
          <table:table-cell office:value-type="string" calcext:value-type="string">
            <text:p>a scene of a beautiful intricate epic futuristic pharaoh city with a cyber sphynx and hovering chariots taken from a distance, minimalist, cinematic lighting</text:p>
          </table:table-cell>
          <table:table-cell office:value-type="string" calcext:value-type="string">
            <text:p>no</text:p>
          </table:table-cell>
        </table:table-row>
        <table:table-row table:style-name="ro1">
          <table:table-cell office:value-type="string" calcext:value-type="string">
            <text:p>ancient persian super hero the rostam by ferdowsi on mountain damavand peak, art by greg rutkowski, dark fantasy art, high detail, trending on artstation, insane details, dramatic lighting,</text:p>
          </table:table-cell>
          <table:table-cell office:value-type="string" calcext:value-type="string">
            <text:p>yes</text:p>
          </table:table-cell>
        </table:table-row>
        <table:table-row table:style-name="ro1">
          <table:table-cell office:value-type="string" calcext:value-type="string">
            <text:p>an industrial design render of an advanced robotic armadillo curled up behind a snail, industrial, biomimetic, bionic, 3D octane render, 8K, artstation</text:p>
          </table:table-cell>
          <table:table-cell office:value-type="string" calcext:value-type="string">
            <text:p>no</text:p>
          </table:table-cell>
        </table:table-row>
        <table:table-row table:style-name="ro1">
          <table:table-cell office:value-type="string" calcext:value-type="string">
            <text:p>a beautiful artwork illustration, spaceship hyperdrive speed, high contrast, high contrast, high contrast, vibrant colors, vivid colors, high saturation, by Greg Rutkowski and Jesper Ejsing and Raymond Swanland, featured on artstation, wide angle, vertical orientation</text:p>
          </table:table-cell>
          <table:table-cell office:value-type="string" calcext:value-type="string">
            <text:p>no</text:p>
          </table:table-cell>
        </table:table-row>
        <table:table-row table:style-name="ro1">
          <table:table-cell office:value-type="string" calcext:value-type="string">
            <text:p>there was once a samurai who multiples 4 7 times. each time he multiplied parts of his body became a pepper. each finger held 4 7 cards and then each card was stolen by aliens who hitchhiked a ufo with christmas lights and laughed so hard that they fell off to planet mars! oil painting 1 5 0 mpx</text:p>
          </table:table-cell>
          <table:table-cell office:value-type="string" calcext:value-type="string">
            <text:p>yes</text:p>
          </table:table-cell>
        </table:table-row>
        <table:table-row table:style-name="ro1">
          <table:table-cell office:value-type="string" calcext:value-type="string">
            <text:p>creature sushi roots cactus elemental flush of force nature micro world fluo light deepdream illumination ray tracing hdr fanart arstation by sung choi and eric pfeiffer and gabriel garza and casper konefal</text:p>
          </table:table-cell>
          <table:table-cell office:value-type="string" calcext:value-type="string">
            <text:p>no</text:p>
          </table:table-cell>
        </table:table-row>
        <table:table-row table:style-name="ro1">
          <table:table-cell office:value-type="string" calcext:value-type="string">
            <text:p>A beautiful portrait of a Deepika Padukone as santanico pandemonium from the movie from dusk till dawn, movie still, vibrant color scheme, highly detailed, in the style of cinematic, artstation, Greg rutkowski UHD 8K</text:p>
          </table:table-cell>
          <table:table-cell office:value-type="string" calcext:value-type="string">
            <text:p>no</text:p>
          </table:table-cell>
        </table:table-row>
        <table:table-row table:style-name="ro1">
          <table:table-cell office:value-type="string" calcext:value-type="string">
            <text:p>an expansive view of a futuristic containment building in a rainforest valley with a futuristic city in the distance, tropical, national geographic, hyper realistic, 4 k, hazy light</text:p>
          </table:table-cell>
          <table:table-cell office:value-type="string" calcext:value-type="string">
            <text:p>no</text:p>
          </table:table-cell>
        </table:table-row>
        <table:table-row table:style-name="ro1">
          <table:table-cell office:value-type="string" calcext:value-type="string">
            <text:p>“a failed ICBM missile launch at night. The missile is spiraling 🌀 out of control and exploding spectacularly. The sky is raining down glowing burning pieces of debris. The smoke is intense.”</text:p>
          </table:table-cell>
          <table:table-cell office:value-type="string" calcext:value-type="string">
            <text:p>no</text:p>
          </table:table-cell>
        </table:table-row>
        <table:table-row table:style-name="ro1">
          <table:table-cell office:value-type="string" calcext:value-type="string">
            <text:p>3 / 4 view of a portrait of a girl with wings with wings, confident pose, digital painting, artstation, concept art, smooth, sharp focus, illustration, trending on artstation, highly detailed, concept art, marvel comic, disney, pixar, trending on artstation h 6 4 0</text:p>
          </table:table-cell>
          <table:table-cell office:value-type="string" calcext:value-type="string">
            <text:p>no</text:p>
          </table:table-cell>
        </table:table-row>
        <table:table-row table:style-name="ro1">
          <table:table-cell office:value-type="string" calcext:value-type="string">
            <text:p>retrofuturistic portrait of a woman in astronaut helmet, smooth transparent visor, reflective gradient, intricate space graphics in background, close up, quint buchholz, wlop, dan mumford, artgerm, liam brazier, peter mohrbacher, raw, featured on artstation, octane render, cinematic, elegant, intricate, 8 k</text:p>
          </table:table-cell>
          <table:table-cell office:value-type="string" calcext:value-type="string">
            <text:p>no</text:p>
          </table:table-cell>
        </table:table-row>
        <table:table-row table:style-name="ro1">
          <table:table-cell office:value-type="string" calcext:value-type="string">
            <text:p>humanity industrial spaceship, deep space exploration, ridley scott universe, mysterious, ultrarealistic, cinematic lighting, 4k, wide angle, trending on artstation, beksinski</text:p>
          </table:table-cell>
          <table:table-cell office:value-type="string" calcext:value-type="string">
            <text:p>no</text:p>
          </table:table-cell>
        </table:table-row>
        <table:table-row table:style-name="ro1">
          <table:table-cell office:value-type="string" calcext:value-type="string">
            <text:p>a photo of an empty hallway with brown carpet, fluorescent lights and walls with yellow wallpaper on them</text:p>
          </table:table-cell>
          <table:table-cell office:value-type="string" calcext:value-type="string">
            <text:p>no</text:p>
          </table:table-cell>
        </table:table-row>
        <table:table-row table:style-name="ro1">
          <table:table-cell office:value-type="string" calcext:value-type="string">
            <text:p>A monochrome, symmetrical, police sketch of the face of Hatsune Miku, 1980s, drawn on paper</text:p>
          </table:table-cell>
          <table:table-cell office:value-type="string" calcext:value-type="string">
            <text:p>no</text:p>
          </table:table-cell>
        </table:table-row>
        <table:table-row table:style-name="ro1">
          <table:table-cell office:value-type="string" calcext:value-type="string">
            <text:p>personification autistic feel in the world unreal engine 5</text:p>
          </table:table-cell>
          <table:table-cell office:value-type="string" calcext:value-type="string">
            <text:p>no</text:p>
          </table:table-cell>
        </table:table-row>
        <table:table-row table:style-name="ro1">
          <table:table-cell office:value-type="string" calcext:value-type="string">
            <text:p>female blacksmith, very burly. strawberry - blonde hair, many freckles. resembles natalia vodianova</text:p>
          </table:table-cell>
          <table:table-cell office:value-type="string" calcext:value-type="string">
            <text:p>no</text:p>
          </table:table-cell>
        </table:table-row>
        <table:table-row table:style-name="ro1">
          <table:table-cell office:value-type="string" calcext:value-type="string">
            <text:p>female blacksmith, very burly. strawberry - blonde hair, many freckles. resembles natalia vodianova</text:p>
          </table:table-cell>
          <table:table-cell office:value-type="string" calcext:value-type="string">
            <text:p>no</text:p>
          </table:table-cell>
        </table:table-row>
        <table:table-row table:style-name="ro1">
          <table:table-cell office:value-type="string" calcext:value-type="string">
            <text:p>homer simpson glowing, beautiful, highly detailed, digital art, sharp focus, trending on art station</text:p>
          </table:table-cell>
          <table:table-cell office:value-type="string" calcext:value-type="string">
            <text:p>no</text:p>
          </table:table-cell>
        </table:table-row>
        <table:table-row table:style-name="ro1">
          <table:table-cell office:value-type="string" calcext:value-type="string">
            <text:p>An epic fantasy pokemon anime style portrait painting of a long haired, red headed male sky-pirate in front of an airship</text:p>
          </table:table-cell>
          <table:table-cell office:value-type="string" calcext:value-type="string">
            <text:p>no</text:p>
          </table:table-cell>
        </table:table-row>
        <table:table-row table:style-name="ro1">
          <table:table-cell office:value-type="string" calcext:value-type="string">
            <text:p>strange giant insects, beetles, spiders and flies, swarming in a cornfield, oil painting by max ernst and anselm kiefer, decay, mixed media, textured, sharp focus, highly detailed, photographic emulsion cracked and peeling, rust, cinematic lighting, 8 k, hd</text:p>
          </table:table-cell>
          <table:table-cell office:value-type="string" calcext:value-type="string">
            <text:p>no</text:p>
          </table:table-cell>
        </table:table-row>
        <table:table-row table:style-name="ro1">
          <table:table-cell office:value-type="string" calcext:value-type="string">
            <text:p>field of skeletons, award winning horror photography</text:p>
          </table:table-cell>
          <table:table-cell office:value-type="string" calcext:value-type="string">
            <text:p>no</text:p>
          </table:table-cell>
        </table:table-row>
        <table:table-row table:style-name="ro1">
          <table:table-cell office:value-type="string" calcext:value-type="string">
            <text:p>Hearst Castle as a tiny home. Photographed with Leica Summilux-M 24 mm lens, ISO 100, f/8, Portra 400</text:p>
          </table:table-cell>
          <table:table-cell office:value-type="string" calcext:value-type="string">
            <text:p>no</text:p>
          </table:table-cell>
        </table:table-row>
        <table:table-row table:style-name="ro1">
          <table:table-cell office:value-type="string" calcext:value-type="string">
            <text:p>realistic photoshoot for a new vogue lookbook, color film photography, portrait of a beautiful person, in style of Campbell Addy, 35mm</text:p>
          </table:table-cell>
          <table:table-cell office:value-type="string" calcext:value-type="string">
            <text:p>no</text:p>
          </table:table-cell>
        </table:table-row>
        <table:table-row table:style-name="ro1">
          <table:table-cell office:value-type="string" calcext:value-type="string">
            <text:p>a beautiful and highly detailed matte painting of an ancient celtic elven temple, epic scale, insanely complex, hyperdetailed, sharp focus, hyperrealism, artstation, cgsociety, 8 k, by caspar friedrich, albert bierstadt, james gurney, brian froud,</text:p>
          </table:table-cell>
          <table:table-cell office:value-type="string" calcext:value-type="string">
            <text:p>yes</text:p>
          </table:table-cell>
        </table:table-row>
        <table:table-row table:style-name="ro1">
          <table:table-cell office:value-type="string" calcext:value-type="string">
            <text:p>city of god ( 2 0 0 2 ) directed by fernando meirelles, movie still frame</text:p>
          </table:table-cell>
          <table:table-cell office:value-type="string" calcext:value-type="string">
            <text:p>yes</text:p>
          </table:table-cell>
        </table:table-row>
        <table:table-row table:style-name="ro1">
          <table:table-cell office:value-type="string" calcext:value-type="string">
            <text:p>Jeff Bezos as villain. Emperor, evil grin. Fire in the background. Detailed face. Red eyes.</text:p>
          </table:table-cell>
          <table:table-cell office:value-type="string" calcext:value-type="string">
            <text:p>no</text:p>
          </table:table-cell>
        </table:table-row>
        <table:table-row table:style-name="ro1">
          <table:table-cell office:value-type="string" calcext:value-type="string">
            <text:p>portrait of a Shibari rope wrapped around the face and neck of an old cyborg merchant, mouth wired shut, headshot, insanely nice professional hair style, dramatic hair color, digital painting, of a old 17th century, amber jewels, baroque, ornate clothing, scifi, realistic, hyper detailed, chiaroscuro, concept art, art by Franz Hals and Jon Foster and Ayami Kojima and Amano and Karol Bak,</text:p>
          </table:table-cell>
          <table:table-cell office:value-type="string" calcext:value-type="string">
            <text:p>no</text:p>
          </table:table-cell>
        </table:table-row>
        <table:table-row table:style-name="ro1">
          <table:table-cell office:value-type="string" calcext:value-type="string">
            <text:p>iridescent sinewy smooth muscular male warframe sleek glossy black pearlescent scifi armor with smooth black featureless helmet, by greg rutkowski, mark brookes, jim burns, tom bagshaw, magali villeneuve, trending on artstation</text:p>
          </table:table-cell>
          <table:table-cell office:value-type="string" calcext:value-type="string">
            <text:p>no</text:p>
          </table:table-cell>
        </table:table-row>
        <table:table-row table:style-name="ro1">
          <table:table-cell office:value-type="string" calcext:value-type="string">
            <text:p>emma watson as supergirl, realistic, intricate, elegant, art by artgerm and wlop</text:p>
          </table:table-cell>
          <table:table-cell office:value-type="string" calcext:value-type="string">
            <text:p>no</text:p>
          </table:table-cell>
        </table:table-row>
        <table:table-row table:style-name="ro1">
          <table:table-cell office:value-type="string" calcext:value-type="string">
            <text:p>a psychedelic portrait of omin dran skeletal mind flayer psion goat skull politician, vibrant color scheme, highly detailed, in the style of romanticism, cinematic, artstation, moebius, greg rutkowski</text:p>
          </table:table-cell>
          <table:table-cell office:value-type="string" calcext:value-type="string">
            <text:p>no</text:p>
          </table:table-cell>
        </table:table-row>
        <table:table-row table:style-name="ro1">
          <table:table-cell office:value-type="string" calcext:value-type="string">
            <text:p>a glowing magical orb flickering with purple and green lightning, unreal engine, path tracing</text:p>
          </table:table-cell>
          <table:table-cell office:value-type="string" calcext:value-type="string">
            <text:p>no</text:p>
          </table:table-cell>
        </table:table-row>
        <table:table-row table:style-name="ro1">
          <table:table-cell office:value-type="string" calcext:value-type="string">
            <text:p>a brocolli eating a turnip with utensils</text:p>
          </table:table-cell>
          <table:table-cell office:value-type="string" calcext:value-type="string">
            <text:p>no</text:p>
          </table:table-cell>
        </table:table-row>
        <table:table-row table:style-name="ro1">
          <table:table-cell office:value-type="string" calcext:value-type="string">
            <text:p>Trump face on a 1 billion dollar bill</text:p>
          </table:table-cell>
          <table:table-cell office:value-type="string" calcext:value-type="string">
            <text:p>no</text:p>
          </table:table-cell>
        </table:table-row>
        <table:table-row table:style-name="ro1">
          <table:table-cell office:value-type="string" calcext:value-type="string">
            <text:p>what if we will never meet again detailed analogue mixed media collage with canvas texture in style of contemporary art, punk art, hyperrealistic beautiful face, photorealistic, expressionism, masterpiece, perfect composition, spectacular quality, intricate oil details, vivid broken glass, torn paper</text:p>
          </table:table-cell>
          <table:table-cell office:value-type="string" calcext:value-type="string">
            <text:p>no</text:p>
          </table:table-cell>
        </table:table-row>
        <table:table-row table:style-name="ro1">
          <table:table-cell office:value-type="string" calcext:value-type="string">
            <text:p>An epic fantastic realism comic book style portrait painting of a middle aged male aasimar hexblade warlock, massive angel wings, teal energy, silver hair, D&amp;D Concept Art, unreal 5, DAZ, trending on deviantart hyperrealistic, octane render, cosplay, RPG portrait, dynamic lighting</text:p>
          </table:table-cell>
          <table:table-cell office:value-type="string" calcext:value-type="string">
            <text:p>no</text:p>
          </table:table-cell>
        </table:table-row>
        <table:table-row table:style-name="ro1">
          <table:table-cell office:value-type="string" calcext:value-type="string">
            <text:p>dragon fire vs blue armor knight shield, close up, anime, green car hatchback, desert landscape, greg manchess, akehiko inoue and ross tran, Pyromallis Nekro Rene Margitte</text:p>
          </table:table-cell>
          <table:table-cell office:value-type="string" calcext:value-type="string">
            <text:p>no</text:p>
          </table:table-cell>
        </table:table-row>
        <table:table-row table:style-name="ro1">
          <table:table-cell office:value-type="string" calcext:value-type="string">
            <text:p>the batmobile caught in the flow of time. octane render. 8 k. dark. atmospheric. cinematic. spectacular. sense of awe. debris. mist. strong winds. super slowmotion. matte painting painted by sparth and craig mullins</text:p>
          </table:table-cell>
          <table:table-cell office:value-type="string" calcext:value-type="string">
            <text:p>no</text:p>
          </table:table-cell>
        </table:table-row>
        <table:table-row table:style-name="ro1">
          <table:table-cell office:value-type="string" calcext:value-type="string">
            <text:p>full samurai armor spiderman , muscle extremely detailed, fantastic details full face, mouth, trending on artstation, pixiv, cgsociety, hyperdetailed Unreal Engine 4k 8k ultra HD, WLOP</text:p>
          </table:table-cell>
          <table:table-cell office:value-type="string" calcext:value-type="string">
            <text:p>no</text:p>
          </table:table-cell>
        </table:table-row>
        <table:table-row table:style-name="ro1">
          <table:table-cell office:value-type="string" calcext:value-type="string">
            <text:p>epic stranger things poster</text:p>
          </table:table-cell>
          <table:table-cell office:value-type="string" calcext:value-type="string">
            <text:p>no</text:p>
          </table:table-cell>
        </table:table-row>
        <table:table-row table:style-name="ro1">
          <table:table-cell office:value-type="string" calcext:value-type="string">
            <text:p>portrait of a beautiful woman wearing a sari dress, holding a bouquet of flowing flowers, drenched body, wet dripping hair, emerging from the water, fantasy, regal, fractal crystal, fractal gems, by stanley artgerm lau, greg rutkowski, thomas kindkade, alphonse mucha, loish, norman rockwell</text:p>
          </table:table-cell>
          <table:table-cell office:value-type="string" calcext:value-type="string">
            <text:p>no</text:p>
          </table:table-cell>
        </table:table-row>
        <table:table-row table:style-name="ro1">
          <table:table-cell office:value-type="string" calcext:value-type="string">
            <text:p>screenshot of a smiling shirtless muscular senator matusz morawiecki wearing glasses from the game metal gear rising : revengeance ( 2 0 1 3 ), 4 k, high quality</text:p>
          </table:table-cell>
          <table:table-cell office:value-type="string" calcext:value-type="string">
            <text:p>yes</text:p>
          </table:table-cell>
        </table:table-row>
        <table:table-row table:style-name="ro1">
          <table:table-cell office:value-type="string" calcext:value-type="string">
            <text:p>a multiracial greek god following a watchful light through the streets of a city, sparse detail, by george luks, joan miro and moebius</text:p>
          </table:table-cell>
          <table:table-cell office:value-type="string" calcext:value-type="string">
            <text:p>no</text:p>
          </table:table-cell>
        </table:table-row>
        <table:table-row table:style-name="ro1">
          <table:table-cell office:value-type="string" calcext:value-type="string">
            <text:p>sphinx head in central park new york drone footage shot on arri alexa flat light high detail blue sky s - log </text:p>
          </table:table-cell>
          <table:table-cell office:value-type="string" calcext:value-type="string">
            <text:p>no</text:p>
          </table:table-cell>
        </table:table-row>
        <table:table-row table:style-name="ro1">
          <table:table-cell office:value-type="string" calcext:value-type="string">
            <text:p>sci-fi brutalism airport wall structure motherboard on the coronation of napoleon painting and digital billboard in the middle, unreal engine 5, keyshot, octane, artstation trending, ultra high detail, ultra realistic, cinematic, 8k, 16k, in style of zaha hadid, in style of nanospace Michael Menzelincev, in style of Lee SOUDER, colors in style of the Blade Runner 2049, in plastic, dark, tilt shift,</text:p>
          </table:table-cell>
          <table:table-cell office:value-type="string" calcext:value-type="string">
            <text:p>yes</text:p>
          </table:table-cell>
        </table:table-row>
        <table:table-row table:style-name="ro1">
          <table:table-cell office:value-type="string" calcext:value-type="string">
            <text:p>photo of homeless people, on the Moon, long shadows, in a Russian cyberpunk city called Neo Norilsk, pitch black sky with stunning bright stars, bright sun, high contrast, diverse outfits, lively, freaky, black sky full of stars, LEDs, holograms, blinding bright sun, sci-fi, cyberpunk outfits, photorealistic, grainy, 35mm, intricate, very very beautiful, elegant, smooth, cinematic, Unreal Engine 5, by Beeple</text:p>
          </table:table-cell>
          <table:table-cell office:value-type="string" calcext:value-type="string">
            <text:p>no</text:p>
          </table:table-cell>
        </table:table-row>
        <table:table-row table:style-name="ro1">
          <table:table-cell office:value-type="string" calcext:value-type="string">
            <text:p>high quality photo of a big gorilla working at a fast food restaurant</text:p>
          </table:table-cell>
          <table:table-cell office:value-type="string" calcext:value-type="string">
            <text:p>no</text:p>
          </table:table-cell>
        </table:table-row>
        <table:table-row table:style-name="ro1">
          <table:table-cell office:value-type="string" calcext:value-type="string">
            <text:p>ultradetailed sci-fi character portrait of a beautiful symmetric Medusa radiating a majestic glowing aura, ornate cyberpunk robes, intricate digital painting, artstation, concept art, smooth, sharp focus, illustration, deep vibrant colors, 3d rim light, hyperrealistic, photorealistic, Kodakchrome</text:p>
          </table:table-cell>
          <table:table-cell office:value-type="string" calcext:value-type="string">
            <text:p>no</text:p>
          </table:table-cell>
        </table:table-row>
        <table:table-row table:style-name="ro1">
          <table:table-cell office:value-type="string" calcext:value-type="string">
            <text:p>Die antwoord, digital art, trending on artstation</text:p>
          </table:table-cell>
          <table:table-cell office:value-type="string" calcext:value-type="string">
            <text:p>n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2003" meta:object-count="0"/>
    <meta:generator>LibreOffice/24.8.4.2$MacOSX_X86_64 LibreOffice_project/bb3cfa12c7b1bf994ecc5649a80400d06cd71002</meta:generator>
  </office:meta>
</office:document-meta>
</file>